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3768in" svg:height="7.4665in" svg:x="0.2055in" svg:y="0.6618in">
            <draw:object draw:notify-on-update-of-ranges="Sheet1.A2:Sheet1.A401 Sheet1.D1:Sheet1.D1 Sheet1.D2:Sheet1.D401 Sheet1.A2:Sheet1.A401 Sheet1.E1:Sheet1.E1 Sheet1.E2:Sheet1.E401 Sheet1.B1:Sheet1.B1 Sheet1.B2:Sheet1.B401 Sheet1.A2:Sheet1.A401 Sheet1.C1:Sheet1.C1 Sheet1.C2:Sheet1.C401 Sheet1.A2:Sheet1.A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ns_v</text:p>
          </table:table-cell>
          <table:table-cell office:value-type="string">
            <text:p>v</text:p>
          </table:table-cell>
          <table:table-cell office:value-type="string">
            <text:p>cons_vt</text:p>
          </table:table-cell>
          <table:table-cell office:value-type="string">
            <text:p>vt</text:p>
          </table:table-cell>
          <table:table-cell/>
          <table:table-cell office:value-type="string">
            <text:p>cons_vd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27453">
            <text:p>0.0027453</text:p>
          </table:table-cell>
          <table:table-cell office:value-type="float" office:value="0">
            <text:p>0</text:p>
          </table:table-cell>
          <table:table-cell office:value-type="float" office:value="-0.0066552726">
            <text:p>-0.0066552726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2">
            <text:p>0.02</text:p>
          </table:table-cell>
          <table:table-cell office:value-type="float" office:value="0.0036604002">
            <text:p>0.0036604002</text:p>
          </table:table-cell>
          <table:table-cell office:value-type="float" office:value="0.08">
            <text:p>0.08</text:p>
          </table:table-cell>
          <table:table-cell office:value-type="float" office:value="0.02662109">
            <text:p>0.02662109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24999999">
            <text:p>0.024999999</text:p>
          </table:table-cell>
          <table:table-cell office:value-type="float" office:value="0.0054906">
            <text:p>0.0054906</text:p>
          </table:table-cell>
          <table:table-cell office:value-type="float" office:value="0.099999994">
            <text:p>0.099999994</text:p>
          </table:table-cell>
          <table:table-cell office:value-type="float" office:value="0.039931636">
            <text:p>0.039931636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29999997">
            <text:p>0.029999997</text:p>
          </table:table-cell>
          <table:table-cell office:value-type="float" office:value="0.0109812">
            <text:p>0.0109812</text:p>
          </table:table-cell>
          <table:table-cell office:value-type="float" office:value="0.11999999">
            <text:p>0.11999999</text:p>
          </table:table-cell>
          <table:table-cell office:value-type="float" office:value="0.07986327">
            <text:p>0.07986327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34999996">
            <text:p>0.034999996</text:p>
          </table:table-cell>
          <table:table-cell office:value-type="float" office:value="0.0173869">
            <text:p>0.0173869</text:p>
          </table:table-cell>
          <table:table-cell office:value-type="float" office:value="0.13999999">
            <text:p>0.13999999</text:p>
          </table:table-cell>
          <table:table-cell office:value-type="float" office:value="0.12645018">
            <text:p>0.12645018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39999995">
            <text:p>0.039999995</text:p>
          </table:table-cell>
          <table:table-cell office:value-type="float" office:value="0.024707701">
            <text:p>0.024707701</text:p>
          </table:table-cell>
          <table:table-cell office:value-type="float" office:value="0.15999998">
            <text:p>0.15999998</text:p>
          </table:table-cell>
          <table:table-cell office:value-type="float" office:value="0.15307127">
            <text:p>0.15307127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44999994">
            <text:p>0.044999994</text:p>
          </table:table-cell>
          <table:table-cell office:value-type="float" office:value="0.036604002">
            <text:p>0.036604002</text:p>
          </table:table-cell>
          <table:table-cell office:value-type="float" office:value="0.17999998">
            <text:p>0.17999998</text:p>
          </table:table-cell>
          <table:table-cell office:value-type="float" office:value="0.21296872">
            <text:p>0.21296872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049999993">
            <text:p>0.049999993</text:p>
          </table:table-cell>
          <table:table-cell office:value-type="float" office:value="0.0402644">
            <text:p>0.0402644</text:p>
          </table:table-cell>
          <table:table-cell office:value-type="float" office:value="0.19999997">
            <text:p>0.19999997</text:p>
          </table:table-cell>
          <table:table-cell office:value-type="float" office:value="0.22627929">
            <text:p>0.22627929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054999992">
            <text:p>0.054999992</text:p>
          </table:table-cell>
          <table:table-cell office:value-type="float" office:value="0.043009702">
            <text:p>0.043009702</text:p>
          </table:table-cell>
          <table:table-cell office:value-type="float" office:value="0.21999997">
            <text:p>0.21999997</text:p>
          </table:table-cell>
          <table:table-cell office:value-type="float" office:value="0.21962401">
            <text:p>0.21962401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05999999">
            <text:p>0.05999999</text:p>
          </table:table-cell>
          <table:table-cell office:value-type="float" office:value="0.045755003">
            <text:p>0.045755003</text:p>
          </table:table-cell>
          <table:table-cell office:value-type="float" office:value="0.23999996">
            <text:p>0.23999996</text:p>
          </table:table-cell>
          <table:table-cell office:value-type="float" office:value="0.22627929">
            <text:p>0.22627929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06499999">
            <text:p>0.06499999</text:p>
          </table:table-cell>
          <table:table-cell office:value-type="float" office:value="0.044839904">
            <text:p>0.044839904</text:p>
          </table:table-cell>
          <table:table-cell office:value-type="float" office:value="0.25999996">
            <text:p>0.25999996</text:p>
          </table:table-cell>
          <table:table-cell office:value-type="float" office:value="0.21962401">
            <text:p>0.21962401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06999999">
            <text:p>0.06999999</text:p>
          </table:table-cell>
          <table:table-cell office:value-type="float" office:value="0.0503305">
            <text:p>0.0503305</text:p>
          </table:table-cell>
          <table:table-cell office:value-type="float" office:value="0.27999997">
            <text:p>0.27999997</text:p>
          </table:table-cell>
          <table:table-cell office:value-type="float" office:value="0.23293456">
            <text:p>0.23293456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074999996">
            <text:p>0.074999996</text:p>
          </table:table-cell>
          <table:table-cell office:value-type="float" office:value="0.058566403">
            <text:p>0.058566403</text:p>
          </table:table-cell>
          <table:table-cell office:value-type="float" office:value="0.29999998">
            <text:p>0.29999998</text:p>
          </table:table-cell>
          <table:table-cell office:value-type="float" office:value="0.292832">
            <text:p>0.292832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08">
            <text:p>0.08</text:p>
          </table:table-cell>
          <table:table-cell office:value-type="float" office:value="0.0668023">
            <text:p>0.0668023</text:p>
          </table:table-cell>
          <table:table-cell office:value-type="float" office:value="0.32">
            <text:p>0.32</text:p>
          </table:table-cell>
          <table:table-cell office:value-type="float" office:value="0.3127978">
            <text:p>0.3127978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085">
            <text:p>0.085</text:p>
          </table:table-cell>
          <table:table-cell office:value-type="float" office:value="0.07137781">
            <text:p>0.07137781</text:p>
          </table:table-cell>
          <table:table-cell office:value-type="float" office:value="0.34">
            <text:p>0.34</text:p>
          </table:table-cell>
          <table:table-cell office:value-type="float" office:value="0.35938472">
            <text:p>0.35938472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09">
            <text:p>0.09</text:p>
          </table:table-cell>
          <table:table-cell office:value-type="float" office:value="0.07137781">
            <text:p>0.07137781</text:p>
          </table:table-cell>
          <table:table-cell office:value-type="float" office:value="0.36">
            <text:p>0.36</text:p>
          </table:table-cell>
          <table:table-cell office:value-type="float" office:value="0.33276364">
            <text:p>0.33276364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95000006">
            <text:p>0.095000006</text:p>
          </table:table-cell>
          <table:table-cell office:value-type="float" office:value="0.07686841">
            <text:p>0.07686841</text:p>
          </table:table-cell>
          <table:table-cell office:value-type="float" office:value="0.38000003">
            <text:p>0.38000003</text:p>
          </table:table-cell>
          <table:table-cell office:value-type="float" office:value="0.34607416">
            <text:p>0.34607416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10000001">
            <text:p>0.10000001</text:p>
          </table:table-cell>
          <table:table-cell office:value-type="float" office:value="0.08235901">
            <text:p>0.08235901</text:p>
          </table:table-cell>
          <table:table-cell office:value-type="float" office:value="0.40000004">
            <text:p>0.40000004</text:p>
          </table:table-cell>
          <table:table-cell office:value-type="float" office:value="0.37269527">
            <text:p>0.37269527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10500001">
            <text:p>0.10500001</text:p>
          </table:table-cell>
          <table:table-cell office:value-type="float" office:value="0.08510431">
            <text:p>0.08510431</text:p>
          </table:table-cell>
          <table:table-cell office:value-type="float" office:value="0.42000005">
            <text:p>0.42000005</text:p>
          </table:table-cell>
          <table:table-cell office:value-type="float" office:value="0.37935054">
            <text:p>0.37935054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110000014">
            <text:p>0.110000014</text:p>
          </table:table-cell>
          <table:table-cell office:value-type="float" office:value="0.09517041">
            <text:p>0.09517041</text:p>
          </table:table-cell>
          <table:table-cell office:value-type="float" office:value="0.44000006">
            <text:p>0.44000006</text:p>
          </table:table-cell>
          <table:table-cell office:value-type="float" office:value="0.42593744">
            <text:p>0.42593744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11500002">
            <text:p>0.11500002</text:p>
          </table:table-cell>
          <table:table-cell office:value-type="float" office:value="0.1024912">
            <text:p>0.1024912</text:p>
          </table:table-cell>
          <table:table-cell office:value-type="float" office:value="0.46000007">
            <text:p>0.46000007</text:p>
          </table:table-cell>
          <table:table-cell office:value-type="float" office:value="0.45255858">
            <text:p>0.45255858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12000002">
            <text:p>0.12000002</text:p>
          </table:table-cell>
          <table:table-cell office:value-type="float" office:value="0.104321405">
            <text:p>0.104321405</text:p>
          </table:table-cell>
          <table:table-cell office:value-type="float" office:value="0.48000008">
            <text:p>0.48000008</text:p>
          </table:table-cell>
          <table:table-cell office:value-type="float" office:value="0.46586913">
            <text:p>0.46586913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12500001">
            <text:p>0.12500001</text:p>
          </table:table-cell>
          <table:table-cell office:value-type="float" office:value="0.1153026">
            <text:p>0.1153026</text:p>
          </table:table-cell>
          <table:table-cell office:value-type="float" office:value="0.50000006">
            <text:p>0.50000006</text:p>
          </table:table-cell>
          <table:table-cell office:value-type="float" office:value="0.5191113">
            <text:p>0.5191113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13000001">
            <text:p>0.13000001</text:p>
          </table:table-cell>
          <table:table-cell office:value-type="float" office:value="0.124453604">
            <text:p>0.124453604</text:p>
          </table:table-cell>
          <table:table-cell office:value-type="float" office:value="0.52000004">
            <text:p>0.52000004</text:p>
          </table:table-cell>
          <table:table-cell office:value-type="float" office:value="0.57235354">
            <text:p>0.57235354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135">
            <text:p>0.135</text:p>
          </table:table-cell>
          <table:table-cell office:value-type="float" office:value="0.1235385">
            <text:p>0.1235385</text:p>
          </table:table-cell>
          <table:table-cell office:value-type="float" office:value="0.54">
            <text:p>0.54</text:p>
          </table:table-cell>
          <table:table-cell office:value-type="float" office:value="0.5390771">
            <text:p>0.5390771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14">
            <text:p>0.14</text:p>
          </table:table-cell>
          <table:table-cell office:value-type="float" office:value="0.1235385">
            <text:p>0.1235385</text:p>
          </table:table-cell>
          <table:table-cell office:value-type="float" office:value="0.56">
            <text:p>0.56</text:p>
          </table:table-cell>
          <table:table-cell office:value-type="float" office:value="0.5390771">
            <text:p>0.5390771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145">
            <text:p>0.145</text:p>
          </table:table-cell>
          <table:table-cell office:value-type="float" office:value="0.1308593">
            <text:p>0.1308593</text:p>
          </table:table-cell>
          <table:table-cell office:value-type="float" office:value="0.58">
            <text:p>0.58</text:p>
          </table:table-cell>
          <table:table-cell office:value-type="float" office:value="0.5656982">
            <text:p>0.5656982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14999999">
            <text:p>0.14999999</text:p>
          </table:table-cell>
          <table:table-cell office:value-type="float" office:value="0.13451971">
            <text:p>0.13451971</text:p>
          </table:table-cell>
          <table:table-cell office:value-type="float" office:value="0.59999996">
            <text:p>0.59999996</text:p>
          </table:table-cell>
          <table:table-cell office:value-type="float" office:value="0.57900876">
            <text:p>0.57900876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15499999">
            <text:p>0.15499999</text:p>
          </table:table-cell>
          <table:table-cell office:value-type="float" office:value="0.1354348">
            <text:p>0.1354348</text:p>
          </table:table-cell>
          <table:table-cell office:value-type="float" office:value="0.61999995">
            <text:p>0.61999995</text:p>
          </table:table-cell>
          <table:table-cell office:value-type="float" office:value="0.5590429">
            <text:p>0.5590429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15999998">
            <text:p>0.15999998</text:p>
          </table:table-cell>
          <table:table-cell office:value-type="float" office:value="0.1390952">
            <text:p>0.1390952</text:p>
          </table:table-cell>
          <table:table-cell office:value-type="float" office:value="0.6399999">
            <text:p>0.6399999</text:p>
          </table:table-cell>
          <table:table-cell office:value-type="float" office:value="0.585664">
            <text:p>0.585664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16499998">
            <text:p>0.16499998</text:p>
          </table:table-cell>
          <table:table-cell office:value-type="float" office:value="0.14916131">
            <text:p>0.14916131</text:p>
          </table:table-cell>
          <table:table-cell office:value-type="float" office:value="0.6599999">
            <text:p>0.6599999</text:p>
          </table:table-cell>
          <table:table-cell office:value-type="float" office:value="0.60562986">
            <text:p>0.60562986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16999997">
            <text:p>0.16999997</text:p>
          </table:table-cell>
          <table:table-cell office:value-type="float" office:value="0.1610576">
            <text:p>0.1610576</text:p>
          </table:table-cell>
          <table:table-cell office:value-type="float" office:value="0.6799999">
            <text:p>0.6799999</text:p>
          </table:table-cell>
          <table:table-cell office:value-type="float" office:value="0.6655273">
            <text:p>0.6655273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17499997">
            <text:p>0.17499997</text:p>
          </table:table-cell>
          <table:table-cell office:value-type="float" office:value="0.1628878">
            <text:p>0.1628878</text:p>
          </table:table-cell>
          <table:table-cell office:value-type="float" office:value="0.69999987">
            <text:p>0.69999987</text:p>
          </table:table-cell>
          <table:table-cell office:value-type="float" office:value="0.6921483">
            <text:p>0.6921483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17999996">
            <text:p>0.17999996</text:p>
          </table:table-cell>
          <table:table-cell office:value-type="float" office:value="0.1711237">
            <text:p>0.1711237</text:p>
          </table:table-cell>
          <table:table-cell office:value-type="float" office:value="0.71999985">
            <text:p>0.71999985</text:p>
          </table:table-cell>
          <table:table-cell office:value-type="float" office:value="0.7121141">
            <text:p>0.7121141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18499996">
            <text:p>0.18499996</text:p>
          </table:table-cell>
          <table:table-cell office:value-type="float" office:value="0.16929351">
            <text:p>0.16929351</text:p>
          </table:table-cell>
          <table:table-cell office:value-type="float" office:value="0.73999983">
            <text:p>0.73999983</text:p>
          </table:table-cell>
          <table:table-cell office:value-type="float" office:value="0.7387353">
            <text:p>0.7387353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18999995">
            <text:p>0.18999995</text:p>
          </table:table-cell>
          <table:table-cell office:value-type="float" office:value="0.1775294">
            <text:p>0.1775294</text:p>
          </table:table-cell>
          <table:table-cell office:value-type="float" office:value="0.7599998">
            <text:p>0.7599998</text:p>
          </table:table-cell>
          <table:table-cell office:value-type="float" office:value="0.77201164">
            <text:p>0.77201164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19499995">
            <text:p>0.19499995</text:p>
          </table:table-cell>
          <table:table-cell office:value-type="float" office:value="0.1811898">
            <text:p>0.1811898</text:p>
          </table:table-cell>
          <table:table-cell office:value-type="float" office:value="0.7799998">
            <text:p>0.7799998</text:p>
          </table:table-cell>
          <table:table-cell office:value-type="float" office:value="0.77201164">
            <text:p>0.77201164</text:p>
          </table:table-cell>
          <table:table-cell table:number-columns-repeated="2"/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19999994">
            <text:p>0.19999994</text:p>
          </table:table-cell>
          <table:table-cell office:value-type="float" office:value="0.1875955">
            <text:p>0.1875955</text:p>
          </table:table-cell>
          <table:table-cell office:value-type="float" office:value="0.7999998">
            <text:p>0.7999998</text:p>
          </table:table-cell>
          <table:table-cell office:value-type="float" office:value="0.79197747">
            <text:p>0.79197747</text:p>
          </table:table-cell>
          <table:table-cell table:number-columns-repeated="2"/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20499994">
            <text:p>0.20499994</text:p>
          </table:table-cell>
          <table:table-cell office:value-type="float" office:value="0.1903408">
            <text:p>0.1903408</text:p>
          </table:table-cell>
          <table:table-cell office:value-type="float" office:value="0.81999975">
            <text:p>0.81999975</text:p>
          </table:table-cell>
          <table:table-cell office:value-type="float" office:value="0.78532225">
            <text:p>0.78532225</text:p>
          </table:table-cell>
          <table:table-cell table:number-columns-repeated="2"/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20999993">
            <text:p>0.20999993</text:p>
          </table:table-cell>
          <table:table-cell office:value-type="float" office:value="0.1930861">
            <text:p>0.1930861</text:p>
          </table:table-cell>
          <table:table-cell office:value-type="float" office:value="0.83999974">
            <text:p>0.83999974</text:p>
          </table:table-cell>
          <table:table-cell office:value-type="float" office:value="0.778667">
            <text:p>0.778667</text:p>
          </table:table-cell>
          <table:table-cell table:number-columns-repeated="2"/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21499993">
            <text:p>0.21499993</text:p>
          </table:table-cell>
          <table:table-cell office:value-type="float" office:value="0.19766161">
            <text:p>0.19766161</text:p>
          </table:table-cell>
          <table:table-cell office:value-type="float" office:value="0.8599997">
            <text:p>0.8599997</text:p>
          </table:table-cell>
          <table:table-cell office:value-type="float" office:value="0.7986328">
            <text:p>0.7986328</text:p>
          </table:table-cell>
          <table:table-cell table:number-columns-repeated="2"/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21999992">
            <text:p>0.21999992</text:p>
          </table:table-cell>
          <table:table-cell office:value-type="float" office:value="0.20681262">
            <text:p>0.20681262</text:p>
          </table:table-cell>
          <table:table-cell office:value-type="float" office:value="0.8799997">
            <text:p>0.8799997</text:p>
          </table:table-cell>
          <table:table-cell office:value-type="float" office:value="0.83856434">
            <text:p>0.83856434</text:p>
          </table:table-cell>
          <table:table-cell table:number-columns-repeated="2"/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22499992">
            <text:p>0.22499992</text:p>
          </table:table-cell>
          <table:table-cell office:value-type="float" office:value="0.2123032">
            <text:p>0.2123032</text:p>
          </table:table-cell>
          <table:table-cell office:value-type="float" office:value="0.8999997">
            <text:p>0.8999997</text:p>
          </table:table-cell>
          <table:table-cell office:value-type="float" office:value="0.86518544">
            <text:p>0.86518544</text:p>
          </table:table-cell>
          <table:table-cell table:number-columns-repeated="2"/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22999991">
            <text:p>0.22999991</text:p>
          </table:table-cell>
          <table:table-cell office:value-type="float" office:value="0.21870892">
            <text:p>0.21870892</text:p>
          </table:table-cell>
          <table:table-cell office:value-type="float" office:value="0.91999966">
            <text:p>0.91999966</text:p>
          </table:table-cell>
          <table:table-cell office:value-type="float" office:value="0.8984618">
            <text:p>0.8984618</text:p>
          </table:table-cell>
          <table:table-cell table:number-columns-repeated="2"/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23499991">
            <text:p>0.23499991</text:p>
          </table:table-cell>
          <table:table-cell office:value-type="float" office:value="0.22602971">
            <text:p>0.22602971</text:p>
          </table:table-cell>
          <table:table-cell office:value-type="float" office:value="0.93999964">
            <text:p>0.93999964</text:p>
          </table:table-cell>
          <table:table-cell office:value-type="float" office:value="0.95170397">
            <text:p>0.95170397</text:p>
          </table:table-cell>
          <table:table-cell table:number-columns-repeated="2"/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2399999">
            <text:p>0.2399999</text:p>
          </table:table-cell>
          <table:table-cell office:value-type="float" office:value="0.2278599">
            <text:p>0.2278599</text:p>
          </table:table-cell>
          <table:table-cell office:value-type="float" office:value="0.9599996">
            <text:p>0.9599996</text:p>
          </table:table-cell>
          <table:table-cell office:value-type="float" office:value="0.97832507">
            <text:p>0.97832507</text:p>
          </table:table-cell>
          <table:table-cell table:number-columns-repeated="2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2449999">
            <text:p>0.2449999</text:p>
          </table:table-cell>
          <table:table-cell office:value-type="float" office:value="0.2315203">
            <text:p>0.2315203</text:p>
          </table:table-cell>
          <table:table-cell office:value-type="float" office:value="0.9799996">
            <text:p>0.9799996</text:p>
          </table:table-cell>
          <table:table-cell office:value-type="float" office:value="0.9916357">
            <text:p>0.9916357</text:p>
          </table:table-cell>
          <table:table-cell table:number-columns-repeated="2"/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2499999">
            <text:p>0.2499999</text:p>
          </table:table-cell>
          <table:table-cell office:value-type="float" office:value="0.22969009">
            <text:p>0.22969009</text:p>
          </table:table-cell>
          <table:table-cell office:value-type="float" office:value="0.9999996">
            <text:p>0.9999996</text:p>
          </table:table-cell>
          <table:table-cell office:value-type="float" office:value="0.9383935">
            <text:p>0.9383935</text:p>
          </table:table-cell>
          <table:table-cell table:number-columns-repeated="2"/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2549999">
            <text:p>0.2549999</text:p>
          </table:table-cell>
          <table:table-cell office:value-type="float" office:value="0.2306052">
            <text:p>0.2306052</text:p>
          </table:table-cell>
          <table:table-cell office:value-type="float" office:value="1.0199996">
            <text:p>1.0199996</text:p>
          </table:table-cell>
          <table:table-cell office:value-type="float" office:value="0.90511703">
            <text:p>0.90511703</text:p>
          </table:table-cell>
          <table:table-cell table:number-columns-repeated="2"/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2599999">
            <text:p>0.2599999</text:p>
          </table:table-cell>
          <table:table-cell office:value-type="float" office:value="0.2388411">
            <text:p>0.2388411</text:p>
          </table:table-cell>
          <table:table-cell office:value-type="float" office:value="1.0399996">
            <text:p>1.0399996</text:p>
          </table:table-cell>
          <table:table-cell office:value-type="float" office:value="0.9916357">
            <text:p>0.9916357</text:p>
          </table:table-cell>
          <table:table-cell table:number-columns-repeated="2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2649999">
            <text:p>0.2649999</text:p>
          </table:table-cell>
          <table:table-cell office:value-type="float" office:value="0.24890721">
            <text:p>0.24890721</text:p>
          </table:table-cell>
          <table:table-cell office:value-type="float" office:value="1.0599996">
            <text:p>1.0599996</text:p>
          </table:table-cell>
          <table:table-cell office:value-type="float" office:value="1.024912">
            <text:p>1.024912</text:p>
          </table:table-cell>
          <table:table-cell table:number-columns-repeated="2"/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2699999">
            <text:p>0.2699999</text:p>
          </table:table-cell>
          <table:table-cell office:value-type="float" office:value="0.2598884">
            <text:p>0.2598884</text:p>
          </table:table-cell>
          <table:table-cell office:value-type="float" office:value="1.0799996">
            <text:p>1.0799996</text:p>
          </table:table-cell>
          <table:table-cell office:value-type="float" office:value="1.0781542">
            <text:p>1.0781542</text:p>
          </table:table-cell>
          <table:table-cell table:number-columns-repeated="2"/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2727274">
            <text:p>0.2727274</text:p>
          </table:table-cell>
          <table:table-cell office:value-type="float" office:value="0.26995453">
            <text:p>0.26995453</text:p>
          </table:table-cell>
          <table:table-cell office:value-type="float" office:value="1.0999995">
            <text:p>1.0999995</text:p>
          </table:table-cell>
          <table:table-cell office:value-type="float" office:value="1.0981201">
            <text:p>1.0981201</text:p>
          </table:table-cell>
          <table:table-cell table:number-columns-repeated="2"/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26785725">
            <text:p>0.26785725</text:p>
          </table:table-cell>
          <table:table-cell office:value-type="float" office:value="0.2690394">
            <text:p>0.2690394</text:p>
          </table:table-cell>
          <table:table-cell office:value-type="float" office:value="1.1199995">
            <text:p>1.1199995</text:p>
          </table:table-cell>
          <table:table-cell office:value-type="float" office:value="1.1180859">
            <text:p>1.1180859</text:p>
          </table:table-cell>
          <table:table-cell table:number-columns-repeated="2"/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26315802">
            <text:p>0.26315802</text:p>
          </table:table-cell>
          <table:table-cell office:value-type="float" office:value="0.2690394">
            <text:p>0.2690394</text:p>
          </table:table-cell>
          <table:table-cell office:value-type="float" office:value="1.1399995">
            <text:p>1.1399995</text:p>
          </table:table-cell>
          <table:table-cell office:value-type="float" office:value="1.1313964">
            <text:p>1.1313964</text:p>
          </table:table-cell>
          <table:table-cell table:number-columns-repeated="2"/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25862083">
            <text:p>0.25862083</text:p>
          </table:table-cell>
          <table:table-cell office:value-type="float" office:value="0.26812434">
            <text:p>0.26812434</text:p>
          </table:table-cell>
          <table:table-cell office:value-type="float" office:value="1.1599995">
            <text:p>1.1599995</text:p>
          </table:table-cell>
          <table:table-cell office:value-type="float" office:value="1.1646729">
            <text:p>1.1646729</text:p>
          </table:table-cell>
          <table:table-cell table:number-columns-repeated="2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2542374">
            <text:p>0.2542374</text:p>
          </table:table-cell>
          <table:table-cell office:value-type="float" office:value="0.2598884">
            <text:p>0.2598884</text:p>
          </table:table-cell>
          <table:table-cell office:value-type="float" office:value="1.1799995">
            <text:p>1.1799995</text:p>
          </table:table-cell>
          <table:table-cell office:value-type="float" office:value="1.1580174">
            <text:p>1.1580174</text:p>
          </table:table-cell>
          <table:table-cell table:number-columns-repeated="2"/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25000012">
            <text:p>0.25000012</text:p>
          </table:table-cell>
          <table:table-cell office:value-type="float" office:value="0.24524681">
            <text:p>0.24524681</text:p>
          </table:table-cell>
          <table:table-cell office:value-type="float" office:value="1.1999995">
            <text:p>1.1999995</text:p>
          </table:table-cell>
          <table:table-cell office:value-type="float" office:value="1.0914646">
            <text:p>1.0914646</text:p>
          </table:table-cell>
          <table:table-cell table:number-columns-repeated="2"/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24590176">
            <text:p>0.24590176</text:p>
          </table:table-cell>
          <table:table-cell office:value-type="float" office:value="0.2406713">
            <text:p>0.2406713</text:p>
          </table:table-cell>
          <table:table-cell office:value-type="float" office:value="1.2199994">
            <text:p>1.2199994</text:p>
          </table:table-cell>
          <table:table-cell office:value-type="float" office:value="1.1513623">
            <text:p>1.1513623</text:p>
          </table:table-cell>
          <table:table-cell table:number-columns-repeated="2"/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24193561">
            <text:p>0.24193561</text:p>
          </table:table-cell>
          <table:table-cell office:value-type="float" office:value="0.23975623">
            <text:p>0.23975623</text:p>
          </table:table-cell>
          <table:table-cell office:value-type="float" office:value="1.2399994">
            <text:p>1.2399994</text:p>
          </table:table-cell>
          <table:table-cell office:value-type="float" office:value="1.2645018">
            <text:p>1.2645018</text:p>
          </table:table-cell>
          <table:table-cell table:number-columns-repeated="2"/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23809536">
            <text:p>0.23809536</text:p>
          </table:table-cell>
          <table:table-cell office:value-type="float" office:value="0.24341659">
            <text:p>0.24341659</text:p>
          </table:table-cell>
          <table:table-cell office:value-type="float" office:value="1.2599994">
            <text:p>1.2599994</text:p>
          </table:table-cell>
          <table:table-cell office:value-type="float" office:value="1.2645018">
            <text:p>1.2645018</text:p>
          </table:table-cell>
          <table:table-cell table:number-columns-repeated="2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23437512">
            <text:p>0.23437512</text:p>
          </table:table-cell>
          <table:table-cell office:value-type="float" office:value="0.2425015">
            <text:p>0.2425015</text:p>
          </table:table-cell>
          <table:table-cell office:value-type="float" office:value="1.2799994">
            <text:p>1.2799994</text:p>
          </table:table-cell>
          <table:table-cell office:value-type="float" office:value="1.364331">
            <text:p>1.364331</text:p>
          </table:table-cell>
          <table:table-cell table:number-columns-repeated="2"/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23076935">
            <text:p>0.23076935</text:p>
          </table:table-cell>
          <table:table-cell office:value-type="float" office:value="0.23426561">
            <text:p>0.23426561</text:p>
          </table:table-cell>
          <table:table-cell office:value-type="float" office:value="1.2999994">
            <text:p>1.2999994</text:p>
          </table:table-cell>
          <table:table-cell office:value-type="float" office:value="1.3443651">
            <text:p>1.3443651</text:p>
          </table:table-cell>
          <table:table-cell table:number-columns-repeated="2"/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22727285">
            <text:p>0.22727285</text:p>
          </table:table-cell>
          <table:table-cell office:value-type="float" office:value="0.22602971">
            <text:p>0.22602971</text:p>
          </table:table-cell>
          <table:table-cell office:value-type="float" office:value="1.3199993">
            <text:p>1.3199993</text:p>
          </table:table-cell>
          <table:table-cell office:value-type="float" office:value="1.3110888">
            <text:p>1.3110888</text:p>
          </table:table-cell>
          <table:table-cell table:number-columns-repeated="2"/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22813554">
            <text:p>0.22813554</text:p>
          </table:table-cell>
          <table:table-cell office:value-type="float" office:value="0.22328441">
            <text:p>0.22328441</text:p>
          </table:table-cell>
          <table:table-cell office:value-type="float" office:value="1.3150078">
            <text:p>1.3150078</text:p>
          </table:table-cell>
          <table:table-cell office:value-type="float" office:value="1.3576757">
            <text:p>1.3576757</text:p>
          </table:table-cell>
          <table:table-cell table:number-columns-repeated="2"/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23165885">
            <text:p>0.23165885</text:p>
          </table:table-cell>
          <table:table-cell office:value-type="float" office:value="0.21870892">
            <text:p>0.21870892</text:p>
          </table:table-cell>
          <table:table-cell office:value-type="float" office:value="1.2950078">
            <text:p>1.2950078</text:p>
          </table:table-cell>
          <table:table-cell office:value-type="float" office:value="1.3243994">
            <text:p>1.3243994</text:p>
          </table:table-cell>
          <table:table-cell table:number-columns-repeated="2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23529267">
            <text:p>0.23529267</text:p>
          </table:table-cell>
          <table:table-cell office:value-type="float" office:value="0.2251146">
            <text:p>0.2251146</text:p>
          </table:table-cell>
          <table:table-cell office:value-type="float" office:value="1.2750078">
            <text:p>1.2750078</text:p>
          </table:table-cell>
          <table:table-cell office:value-type="float" office:value="1.3576757">
            <text:p>1.3576757</text:p>
          </table:table-cell>
          <table:table-cell table:number-columns-repeated="2"/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23904234">
            <text:p>0.23904234</text:p>
          </table:table-cell>
          <table:table-cell office:value-type="float" office:value="0.2269448">
            <text:p>0.2269448</text:p>
          </table:table-cell>
          <table:table-cell office:value-type="float" office:value="1.2550079">
            <text:p>1.2550079</text:p>
          </table:table-cell>
          <table:table-cell office:value-type="float" office:value="1.3310546">
            <text:p>1.3310546</text:p>
          </table:table-cell>
          <table:table-cell table:number-columns-repeated="2"/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24291344">
            <text:p>0.24291344</text:p>
          </table:table-cell>
          <table:table-cell office:value-type="float" office:value="0.23426561">
            <text:p>0.23426561</text:p>
          </table:table-cell>
          <table:table-cell office:value-type="float" office:value="1.2350079">
            <text:p>1.2350079</text:p>
          </table:table-cell>
          <table:table-cell office:value-type="float" office:value="1.2911229">
            <text:p>1.2911229</text:p>
          </table:table-cell>
          <table:table-cell table:number-columns-repeated="2"/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24691199">
            <text:p>0.24691199</text:p>
          </table:table-cell>
          <table:table-cell office:value-type="float" office:value="0.23701091">
            <text:p>0.23701091</text:p>
          </table:table-cell>
          <table:table-cell office:value-type="float" office:value="1.2150079">
            <text:p>1.2150079</text:p>
          </table:table-cell>
          <table:table-cell office:value-type="float" office:value="1.2445359">
            <text:p>1.2445359</text:p>
          </table:table-cell>
          <table:table-cell table:number-columns-repeated="2"/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25104436">
            <text:p>0.25104436</text:p>
          </table:table-cell>
          <table:table-cell office:value-type="float" office:value="0.2425015">
            <text:p>0.2425015</text:p>
          </table:table-cell>
          <table:table-cell office:value-type="float" office:value="1.1950079">
            <text:p>1.1950079</text:p>
          </table:table-cell>
          <table:table-cell office:value-type="float" office:value="1.2046044">
            <text:p>1.2046044</text:p>
          </table:table-cell>
          <table:table-cell table:number-columns-repeated="2"/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25531742">
            <text:p>0.25531742</text:p>
          </table:table-cell>
          <table:table-cell office:value-type="float" office:value="0.24890721">
            <text:p>0.24890721</text:p>
          </table:table-cell>
          <table:table-cell office:value-type="float" office:value="1.1750079">
            <text:p>1.1750079</text:p>
          </table:table-cell>
          <table:table-cell office:value-type="float" office:value="1.171328">
            <text:p>1.171328</text:p>
          </table:table-cell>
          <table:table-cell table:number-columns-repeated="2"/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25973848">
            <text:p>0.25973848</text:p>
          </table:table-cell>
          <table:table-cell office:value-type="float" office:value="0.2543978">
            <text:p>0.2543978</text:p>
          </table:table-cell>
          <table:table-cell office:value-type="float" office:value="1.155008">
            <text:p>1.155008</text:p>
          </table:table-cell>
          <table:table-cell office:value-type="float" office:value="1.1846386">
            <text:p>1.1846386</text:p>
          </table:table-cell>
          <table:table-cell table:number-columns-repeated="2"/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26431534">
            <text:p>0.26431534</text:p>
          </table:table-cell>
          <table:table-cell office:value-type="float" office:value="0.25256762">
            <text:p>0.25256762</text:p>
          </table:table-cell>
          <table:table-cell office:value-type="float" office:value="1.135008">
            <text:p>1.135008</text:p>
          </table:table-cell>
          <table:table-cell office:value-type="float" office:value="1.1846386">
            <text:p>1.1846386</text:p>
          </table:table-cell>
          <table:table-cell table:number-columns-repeated="2"/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26905638">
            <text:p>0.26905638</text:p>
          </table:table-cell>
          <table:table-cell office:value-type="float" office:value="0.25531292">
            <text:p>0.25531292</text:p>
          </table:table-cell>
          <table:table-cell office:value-type="float" office:value="1.115008">
            <text:p>1.115008</text:p>
          </table:table-cell>
          <table:table-cell office:value-type="float" office:value="1.1646727">
            <text:p>1.1646727</text:p>
          </table:table-cell>
          <table:table-cell table:number-columns-repeated="2"/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2739706">
            <text:p>0.2739706</text:p>
          </table:table-cell>
          <table:table-cell office:value-type="float" office:value="0.2644639">
            <text:p>0.2644639</text:p>
          </table:table-cell>
          <table:table-cell office:value-type="float" office:value="1.095008">
            <text:p>1.095008</text:p>
          </table:table-cell>
          <table:table-cell office:value-type="float" office:value="1.1380517">
            <text:p>1.1380517</text:p>
          </table:table-cell>
          <table:table-cell table:number-columns-repeated="2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2789706">
            <text:p>0.2789706</text:p>
          </table:table-cell>
          <table:table-cell office:value-type="float" office:value="0.2681243">
            <text:p>0.2681243</text:p>
          </table:table-cell>
          <table:table-cell office:value-type="float" office:value="1.075008">
            <text:p>1.075008</text:p>
          </table:table-cell>
          <table:table-cell office:value-type="float" office:value="1.0848094">
            <text:p>1.0848094</text:p>
          </table:table-cell>
          <table:table-cell table:number-columns-repeated="2"/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2839706">
            <text:p>0.2839706</text:p>
          </table:table-cell>
          <table:table-cell office:value-type="float" office:value="0.2754451">
            <text:p>0.2754451</text:p>
          </table:table-cell>
          <table:table-cell office:value-type="float" office:value="1.055008">
            <text:p>1.055008</text:p>
          </table:table-cell>
          <table:table-cell office:value-type="float" office:value="1.071499">
            <text:p>1.071499</text:p>
          </table:table-cell>
          <table:table-cell table:number-columns-repeated="2"/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2889706">
            <text:p>0.2889706</text:p>
          </table:table-cell>
          <table:table-cell office:value-type="float" office:value="0.2809357">
            <text:p>0.2809357</text:p>
          </table:table-cell>
          <table:table-cell office:value-type="float" office:value="1.0350081">
            <text:p>1.0350081</text:p>
          </table:table-cell>
          <table:table-cell office:value-type="float" office:value="1.1114305">
            <text:p>1.1114305</text:p>
          </table:table-cell>
          <table:table-cell table:number-columns-repeated="2"/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29397058">
            <text:p>0.29397058</text:p>
          </table:table-cell>
          <table:table-cell office:value-type="float" office:value="0.2845961">
            <text:p>0.2845961</text:p>
          </table:table-cell>
          <table:table-cell office:value-type="float" office:value="1.0150081">
            <text:p>1.0150081</text:p>
          </table:table-cell>
          <table:table-cell office:value-type="float" office:value="1.0848094">
            <text:p>1.0848094</text:p>
          </table:table-cell>
          <table:table-cell table:number-columns-repeated="2"/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29897058">
            <text:p>0.29897058</text:p>
          </table:table-cell>
          <table:table-cell office:value-type="float" office:value="0.2864263">
            <text:p>0.2864263</text:p>
          </table:table-cell>
          <table:table-cell office:value-type="float" office:value="0.9950081">
            <text:p>0.9950081</text:p>
          </table:table-cell>
          <table:table-cell office:value-type="float" office:value="1.0049461">
            <text:p>1.0049461</text:p>
          </table:table-cell>
          <table:table-cell table:number-columns-repeated="2"/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30397058">
            <text:p>0.30397058</text:p>
          </table:table-cell>
          <table:table-cell office:value-type="float" office:value="0.2946622">
            <text:p>0.2946622</text:p>
          </table:table-cell>
          <table:table-cell office:value-type="float" office:value="0.97500813">
            <text:p>0.97500813</text:p>
          </table:table-cell>
          <table:table-cell office:value-type="float" office:value="0.99829096">
            <text:p>0.99829096</text:p>
          </table:table-cell>
          <table:table-cell table:number-columns-repeated="2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30897057">
            <text:p>0.30897057</text:p>
          </table:table-cell>
          <table:table-cell office:value-type="float" office:value="0.29740754">
            <text:p>0.29740754</text:p>
          </table:table-cell>
          <table:table-cell office:value-type="float" office:value="0.95500815">
            <text:p>0.95500815</text:p>
          </table:table-cell>
          <table:table-cell office:value-type="float" office:value="1.0049462">
            <text:p>1.0049462</text:p>
          </table:table-cell>
          <table:table-cell table:number-columns-repeated="2"/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31397057">
            <text:p>0.31397057</text:p>
          </table:table-cell>
          <table:table-cell office:value-type="float" office:value="0.3056434">
            <text:p>0.3056434</text:p>
          </table:table-cell>
          <table:table-cell office:value-type="float" office:value="0.93500817">
            <text:p>0.93500817</text:p>
          </table:table-cell>
          <table:table-cell office:value-type="float" office:value="0.9450488">
            <text:p>0.9450488</text:p>
          </table:table-cell>
          <table:table-cell table:number-columns-repeated="2"/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31897056">
            <text:p>0.31897056</text:p>
          </table:table-cell>
          <table:table-cell office:value-type="float" office:value="0.30015278">
            <text:p>0.30015278</text:p>
          </table:table-cell>
          <table:table-cell office:value-type="float" office:value="0.9150082">
            <text:p>0.9150082</text:p>
          </table:table-cell>
          <table:table-cell office:value-type="float" office:value="0.86518544">
            <text:p>0.86518544</text:p>
          </table:table-cell>
          <table:table-cell table:number-columns-repeated="2"/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32397056">
            <text:p>0.32397056</text:p>
          </table:table-cell>
          <table:table-cell office:value-type="float" office:value="0.30106792">
            <text:p>0.30106792</text:p>
          </table:table-cell>
          <table:table-cell office:value-type="float" office:value="0.8950082">
            <text:p>0.8950082</text:p>
          </table:table-cell>
          <table:table-cell office:value-type="float" office:value="0.85853016">
            <text:p>0.85853016</text:p>
          </table:table-cell>
          <table:table-cell table:number-columns-repeated="2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32897055">
            <text:p>0.32897055</text:p>
          </table:table-cell>
          <table:table-cell office:value-type="float" office:value="0.30747363">
            <text:p>0.30747363</text:p>
          </table:table-cell>
          <table:table-cell office:value-type="float" office:value="0.8750082">
            <text:p>0.8750082</text:p>
          </table:table-cell>
          <table:table-cell office:value-type="float" office:value="0.83856434">
            <text:p>0.83856434</text:p>
          </table:table-cell>
          <table:table-cell table:number-columns-repeated="2"/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33397055">
            <text:p>0.33397055</text:p>
          </table:table-cell>
          <table:table-cell office:value-type="float" office:value="0.3157095">
            <text:p>0.3157095</text:p>
          </table:table-cell>
          <table:table-cell office:value-type="float" office:value="0.85500824">
            <text:p>0.85500824</text:p>
          </table:table-cell>
          <table:table-cell office:value-type="float" office:value="0.9117724">
            <text:p>0.9117724</text:p>
          </table:table-cell>
          <table:table-cell table:number-columns-repeated="2"/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33897054">
            <text:p>0.33897054</text:p>
          </table:table-cell>
          <table:table-cell office:value-type="float" office:value="0.33584172">
            <text:p>0.33584172</text:p>
          </table:table-cell>
          <table:table-cell office:value-type="float" office:value="0.83500826">
            <text:p>0.83500826</text:p>
          </table:table-cell>
          <table:table-cell office:value-type="float" office:value="0.8851513">
            <text:p>0.8851513</text:p>
          </table:table-cell>
          <table:table-cell table:number-columns-repeated="2"/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34397054">
            <text:p>0.34397054</text:p>
          </table:table-cell>
          <table:table-cell office:value-type="float" office:value="0.3276058">
            <text:p>0.3276058</text:p>
          </table:table-cell>
          <table:table-cell office:value-type="float" office:value="0.8150083">
            <text:p>0.8150083</text:p>
          </table:table-cell>
          <table:table-cell office:value-type="float" office:value="0.89180666">
            <text:p>0.89180666</text:p>
          </table:table-cell>
          <table:table-cell table:number-columns-repeated="2"/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34897053">
            <text:p>0.34897053</text:p>
          </table:table-cell>
          <table:table-cell office:value-type="float" office:value="0.34316254">
            <text:p>0.34316254</text:p>
          </table:table-cell>
          <table:table-cell office:value-type="float" office:value="0.7950083">
            <text:p>0.7950083</text:p>
          </table:table-cell>
          <table:table-cell office:value-type="float" office:value="0.79197747">
            <text:p>0.79197747</text:p>
          </table:table-cell>
          <table:table-cell table:number-columns-repeated="2"/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35397053">
            <text:p>0.35397053</text:p>
          </table:table-cell>
          <table:table-cell office:value-type="float" office:value="0.3440776">
            <text:p>0.3440776</text:p>
          </table:table-cell>
          <table:table-cell office:value-type="float" office:value="0.7750083">
            <text:p>0.7750083</text:p>
          </table:table-cell>
          <table:table-cell office:value-type="float" office:value="0.74539053">
            <text:p>0.74539053</text:p>
          </table:table-cell>
          <table:table-cell table:number-columns-repeated="2"/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35897052">
            <text:p>0.35897052</text:p>
          </table:table-cell>
          <table:table-cell office:value-type="float" office:value="0.3559739">
            <text:p>0.3559739</text:p>
          </table:table-cell>
          <table:table-cell office:value-type="float" office:value="0.75500834">
            <text:p>0.75500834</text:p>
          </table:table-cell>
          <table:table-cell office:value-type="float" office:value="0.6721825">
            <text:p>0.6721825</text:p>
          </table:table-cell>
          <table:table-cell table:number-columns-repeated="2"/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36397052">
            <text:p>0.36397052</text:p>
          </table:table-cell>
          <table:table-cell office:value-type="float" office:value="0.34773803">
            <text:p>0.34773803</text:p>
          </table:table-cell>
          <table:table-cell office:value-type="float" office:value="0.73500836">
            <text:p>0.73500836</text:p>
          </table:table-cell>
          <table:table-cell office:value-type="float" office:value="0.705459">
            <text:p>0.705459</text:p>
          </table:table-cell>
          <table:table-cell table:number-columns-repeated="2"/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3689705">
            <text:p>0.3689705</text:p>
          </table:table-cell>
          <table:table-cell office:value-type="float" office:value="0.3587192">
            <text:p>0.3587192</text:p>
          </table:table-cell>
          <table:table-cell office:value-type="float" office:value="0.7150084">
            <text:p>0.7150084</text:p>
          </table:table-cell>
          <table:table-cell office:value-type="float" office:value="0.6921483">
            <text:p>0.6921483</text:p>
          </table:table-cell>
          <table:table-cell table:number-columns-repeated="2"/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3739705">
            <text:p>0.3739705</text:p>
          </table:table-cell>
          <table:table-cell office:value-type="float" office:value="0.35871923">
            <text:p>0.35871923</text:p>
          </table:table-cell>
          <table:table-cell office:value-type="float" office:value="0.6950084">
            <text:p>0.6950084</text:p>
          </table:table-cell>
          <table:table-cell office:value-type="float" office:value="0.7720117">
            <text:p>0.7720117</text:p>
          </table:table-cell>
          <table:table-cell table:number-columns-repeated="2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3789705">
            <text:p>0.3789705</text:p>
          </table:table-cell>
          <table:table-cell office:value-type="float" office:value="0.3678702">
            <text:p>0.3678702</text:p>
          </table:table-cell>
          <table:table-cell office:value-type="float" office:value="0.6750084">
            <text:p>0.6750084</text:p>
          </table:table-cell>
          <table:table-cell office:value-type="float" office:value="0.73208">
            <text:p>0.73208</text:p>
          </table:table-cell>
          <table:table-cell table:number-columns-repeated="2"/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3839705">
            <text:p>0.3839705</text:p>
          </table:table-cell>
          <table:table-cell office:value-type="float" office:value="0.37061548">
            <text:p>0.37061548</text:p>
          </table:table-cell>
          <table:table-cell office:value-type="float" office:value="0.65500844">
            <text:p>0.65500844</text:p>
          </table:table-cell>
          <table:table-cell office:value-type="float" office:value="0.7121142">
            <text:p>0.7121142</text:p>
          </table:table-cell>
          <table:table-cell table:number-columns-repeated="2"/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3889705">
            <text:p>0.3889705</text:p>
          </table:table-cell>
          <table:table-cell office:value-type="float" office:value="0.36878532">
            <text:p>0.36878532</text:p>
          </table:table-cell>
          <table:table-cell office:value-type="float" office:value="0.63500845">
            <text:p>0.63500845</text:p>
          </table:table-cell>
          <table:table-cell office:value-type="float" office:value="0.60562986">
            <text:p>0.60562986</text:p>
          </table:table-cell>
          <table:table-cell table:number-columns-repeated="2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3939705">
            <text:p>0.3939705</text:p>
          </table:table-cell>
          <table:table-cell office:value-type="float" office:value="0.3815967">
            <text:p>0.3815967</text:p>
          </table:table-cell>
          <table:table-cell office:value-type="float" office:value="0.6150085">
            <text:p>0.6150085</text:p>
          </table:table-cell>
          <table:table-cell office:value-type="float" office:value="0.5656982">
            <text:p>0.5656982</text:p>
          </table:table-cell>
          <table:table-cell table:number-columns-repeated="2"/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39897048">
            <text:p>0.39897048</text:p>
          </table:table-cell>
          <table:table-cell office:value-type="float" office:value="0.38525712">
            <text:p>0.38525712</text:p>
          </table:table-cell>
          <table:table-cell office:value-type="float" office:value="0.5950085">
            <text:p>0.5950085</text:p>
          </table:table-cell>
          <table:table-cell office:value-type="float" office:value="0.5790088">
            <text:p>0.5790088</text:p>
          </table:table-cell>
          <table:table-cell table:number-columns-repeated="2"/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40397048">
            <text:p>0.40397048</text:p>
          </table:table-cell>
          <table:table-cell office:value-type="float" office:value="0.39440808">
            <text:p>0.39440808</text:p>
          </table:table-cell>
          <table:table-cell office:value-type="float" office:value="0.5750085">
            <text:p>0.5750085</text:p>
          </table:table-cell>
          <table:table-cell office:value-type="float" office:value="0.5656981">
            <text:p>0.5656981</text:p>
          </table:table-cell>
          <table:table-cell table:number-columns-repeated="2"/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40897048">
            <text:p>0.40897048</text:p>
          </table:table-cell>
          <table:table-cell office:value-type="float" office:value="0.4053893">
            <text:p>0.4053893</text:p>
          </table:table-cell>
          <table:table-cell office:value-type="float" office:value="0.55500853">
            <text:p>0.55500853</text:p>
          </table:table-cell>
          <table:table-cell office:value-type="float" office:value="0.55238765">
            <text:p>0.55238765</text:p>
          </table:table-cell>
          <table:table-cell table:number-columns-repeated="2"/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41397047">
            <text:p>0.41397047</text:p>
          </table:table-cell>
          <table:table-cell office:value-type="float" office:value="0.4081346">
            <text:p>0.4081346</text:p>
          </table:table-cell>
          <table:table-cell office:value-type="float" office:value="0.53500855">
            <text:p>0.53500855</text:p>
          </table:table-cell>
          <table:table-cell office:value-type="float" office:value="0.5590429">
            <text:p>0.5590429</text:p>
          </table:table-cell>
          <table:table-cell table:number-columns-repeated="2"/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41897047">
            <text:p>0.41897047</text:p>
          </table:table-cell>
          <table:table-cell office:value-type="float" office:value="0.4108799">
            <text:p>0.4108799</text:p>
          </table:table-cell>
          <table:table-cell office:value-type="float" office:value="0.51500857">
            <text:p>0.51500857</text:p>
          </table:table-cell>
          <table:table-cell office:value-type="float" office:value="0.52576655">
            <text:p>0.52576655</text:p>
          </table:table-cell>
          <table:table-cell table:number-columns-repeated="2"/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42397046">
            <text:p>0.42397046</text:p>
          </table:table-cell>
          <table:table-cell office:value-type="float" office:value="0.4218611">
            <text:p>0.4218611</text:p>
          </table:table-cell>
          <table:table-cell office:value-type="float" office:value="0.49500856">
            <text:p>0.49500856</text:p>
          </table:table-cell>
          <table:table-cell office:value-type="float" office:value="0.47252432">
            <text:p>0.47252432</text:p>
          </table:table-cell>
          <table:table-cell table:number-columns-repeated="2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42897046">
            <text:p>0.42897046</text:p>
          </table:table-cell>
          <table:table-cell office:value-type="float" office:value="0.4255215">
            <text:p>0.4255215</text:p>
          </table:table-cell>
          <table:table-cell office:value-type="float" office:value="0.47500855">
            <text:p>0.47500855</text:p>
          </table:table-cell>
          <table:table-cell office:value-type="float" office:value="0.43259272">
            <text:p>0.43259272</text:p>
          </table:table-cell>
          <table:table-cell table:number-columns-repeated="2"/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43397045">
            <text:p>0.43397045</text:p>
          </table:table-cell>
          <table:table-cell office:value-type="float" office:value="0.42826682">
            <text:p>0.42826682</text:p>
          </table:table-cell>
          <table:table-cell office:value-type="float" office:value="0.45500854">
            <text:p>0.45500854</text:p>
          </table:table-cell>
          <table:table-cell office:value-type="float" office:value="0.4525586">
            <text:p>0.4525586</text:p>
          </table:table-cell>
          <table:table-cell table:number-columns-repeated="2"/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43897045">
            <text:p>0.43897045</text:p>
          </table:table-cell>
          <table:table-cell office:value-type="float" office:value="0.4346725">
            <text:p>0.4346725</text:p>
          </table:table-cell>
          <table:table-cell office:value-type="float" office:value="0.43500853">
            <text:p>0.43500853</text:p>
          </table:table-cell>
          <table:table-cell office:value-type="float" office:value="0.45921385">
            <text:p>0.45921385</text:p>
          </table:table-cell>
          <table:table-cell table:number-columns-repeated="2"/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44397044">
            <text:p>0.44397044</text:p>
          </table:table-cell>
          <table:table-cell office:value-type="float" office:value="0.43558764">
            <text:p>0.43558764</text:p>
          </table:table-cell>
          <table:table-cell office:value-type="float" office:value="0.41500852">
            <text:p>0.41500852</text:p>
          </table:table-cell>
          <table:table-cell office:value-type="float" office:value="0.43924806">
            <text:p>0.43924806</text:p>
          </table:table-cell>
          <table:table-cell table:number-columns-repeated="2"/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44897044">
            <text:p>0.44897044</text:p>
          </table:table-cell>
          <table:table-cell office:value-type="float" office:value="0.4410782">
            <text:p>0.4410782</text:p>
          </table:table-cell>
          <table:table-cell office:value-type="float" office:value="0.3950085">
            <text:p>0.3950085</text:p>
          </table:table-cell>
          <table:table-cell office:value-type="float" office:value="0.38600576">
            <text:p>0.38600576</text:p>
          </table:table-cell>
          <table:table-cell table:number-columns-repeated="2"/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45397043">
            <text:p>0.45397043</text:p>
          </table:table-cell>
          <table:table-cell office:value-type="float" office:value="0.4456537">
            <text:p>0.4456537</text:p>
          </table:table-cell>
          <table:table-cell office:value-type="float" office:value="0.3750085">
            <text:p>0.3750085</text:p>
          </table:table-cell>
          <table:table-cell office:value-type="float" office:value="0.4459033">
            <text:p>0.4459033</text:p>
          </table:table-cell>
          <table:table-cell table:number-columns-repeated="2"/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45897043">
            <text:p>0.45897043</text:p>
          </table:table-cell>
          <table:table-cell office:value-type="float" office:value="0.4538896">
            <text:p>0.4538896</text:p>
          </table:table-cell>
          <table:table-cell office:value-type="float" office:value="0.35500848">
            <text:p>0.35500848</text:p>
          </table:table-cell>
          <table:table-cell office:value-type="float" office:value="0.41262704">
            <text:p>0.41262704</text:p>
          </table:table-cell>
          <table:table-cell table:number-columns-repeated="2"/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46397042">
            <text:p>0.46397042</text:p>
          </table:table-cell>
          <table:table-cell office:value-type="float" office:value="0.4502292">
            <text:p>0.4502292</text:p>
          </table:table-cell>
          <table:table-cell office:value-type="float" office:value="0.33500847">
            <text:p>0.33500847</text:p>
          </table:table-cell>
          <table:table-cell office:value-type="float" office:value="0.34607422">
            <text:p>0.34607422</text:p>
          </table:table-cell>
          <table:table-cell table:number-columns-repeated="2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46897042">
            <text:p>0.46897042</text:p>
          </table:table-cell>
          <table:table-cell office:value-type="float" office:value="0.45480472">
            <text:p>0.45480472</text:p>
          </table:table-cell>
          <table:table-cell office:value-type="float" office:value="0.31500846">
            <text:p>0.31500846</text:p>
          </table:table-cell>
          <table:table-cell office:value-type="float" office:value="0.24624507">
            <text:p>0.24624507</text:p>
          </table:table-cell>
          <table:table-cell table:number-columns-repeated="2"/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4739704">
            <text:p>0.4739704</text:p>
          </table:table-cell>
          <table:table-cell office:value-type="float" office:value="0.46578592">
            <text:p>0.46578592</text:p>
          </table:table-cell>
          <table:table-cell office:value-type="float" office:value="0.29500845">
            <text:p>0.29500845</text:p>
          </table:table-cell>
          <table:table-cell office:value-type="float" office:value="0.29948726">
            <text:p>0.29948726</text:p>
          </table:table-cell>
          <table:table-cell table:number-columns-repeated="2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4789704">
            <text:p>0.4789704</text:p>
          </table:table-cell>
          <table:table-cell office:value-type="float" office:value="0.45938024">
            <text:p>0.45938024</text:p>
          </table:table-cell>
          <table:table-cell office:value-type="float" office:value="0.27500844">
            <text:p>0.27500844</text:p>
          </table:table-cell>
          <table:table-cell office:value-type="float" office:value="0.21296875">
            <text:p>0.21296875</text:p>
          </table:table-cell>
          <table:table-cell table:number-columns-repeated="2"/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4839704">
            <text:p>0.4839704</text:p>
          </table:table-cell>
          <table:table-cell office:value-type="float" office:value="0.46670103">
            <text:p>0.46670103</text:p>
          </table:table-cell>
          <table:table-cell office:value-type="float" office:value="0.25500843">
            <text:p>0.25500843</text:p>
          </table:table-cell>
          <table:table-cell office:value-type="float" office:value="0.23958984">
            <text:p>0.23958984</text:p>
          </table:table-cell>
          <table:table-cell table:number-columns-repeated="2"/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4889704">
            <text:p>0.4889704</text:p>
          </table:table-cell>
          <table:table-cell office:value-type="float" office:value="0.4785973">
            <text:p>0.4785973</text:p>
          </table:table-cell>
          <table:table-cell office:value-type="float" office:value="0.23500843">
            <text:p>0.23500843</text:p>
          </table:table-cell>
          <table:table-cell office:value-type="float" office:value="0.33941898">
            <text:p>0.33941898</text:p>
          </table:table-cell>
          <table:table-cell table:number-columns-repeated="2"/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4939704">
            <text:p>0.4939704</text:p>
          </table:table-cell>
          <table:table-cell office:value-type="float" office:value="0.49872953">
            <text:p>0.49872953</text:p>
          </table:table-cell>
          <table:table-cell office:value-type="float" office:value="0.21500844">
            <text:p>0.21500844</text:p>
          </table:table-cell>
          <table:table-cell office:value-type="float" office:value="0.24624507">
            <text:p>0.24624507</text:p>
          </table:table-cell>
          <table:table-cell table:number-columns-repeated="2"/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4989704">
            <text:p>0.4989704</text:p>
          </table:table-cell>
          <table:table-cell office:value-type="float" office:value="0.49689934">
            <text:p>0.49689934</text:p>
          </table:table-cell>
          <table:table-cell office:value-type="float" office:value="0.19500844">
            <text:p>0.19500844</text:p>
          </table:table-cell>
          <table:table-cell office:value-type="float" office:value="0.21962398">
            <text:p>0.21962398</text:p>
          </table:table-cell>
          <table:table-cell table:number-columns-repeated="2"/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5">
            <text:p>0.5</text:p>
          </table:table-cell>
          <table:table-cell office:value-type="float" office:value="0.4968993">
            <text:p>0.4968993</text:p>
          </table:table-cell>
          <table:table-cell office:value-type="float" office:value="0.17848492">
            <text:p>0.17848492</text:p>
          </table:table-cell>
          <table:table-cell office:value-type="float" office:value="0.19300288">
            <text:p>0.19300288</text:p>
          </table:table-cell>
          <table:table-cell table:number-columns-repeated="2"/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.5">
            <text:p>0.5</text:p>
          </table:table-cell>
          <table:table-cell office:value-type="float" office:value="0.5078805">
            <text:p>0.5078805</text:p>
          </table:table-cell>
          <table:table-cell office:value-type="float" office:value="0.17472911">
            <text:p>0.17472911</text:p>
          </table:table-cell>
          <table:table-cell office:value-type="float" office:value="0.15307133">
            <text:p>0.15307133</text:p>
          </table:table-cell>
          <table:table-cell table:number-columns-repeated="2"/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5">
            <text:p>0.5</text:p>
          </table:table-cell>
          <table:table-cell office:value-type="float" office:value="0.51520133">
            <text:p>0.51520133</text:p>
          </table:table-cell>
          <table:table-cell office:value-type="float" office:value="0.17220354">
            <text:p>0.17220354</text:p>
          </table:table-cell>
          <table:table-cell office:value-type="float" office:value="0.099829145">
            <text:p>0.099829145</text:p>
          </table:table-cell>
          <table:table-cell table:number-columns-repeated="2"/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5">
            <text:p>0.5</text:p>
          </table:table-cell>
          <table:table-cell office:value-type="float" office:value="0.50330496">
            <text:p>0.50330496</text:p>
          </table:table-cell>
          <table:table-cell office:value-type="float" office:value="0.17130964">
            <text:p>0.17130964</text:p>
          </table:table-cell>
          <table:table-cell office:value-type="float" office:value="0.11979501">
            <text:p>0.11979501</text:p>
          </table:table-cell>
          <table:table-cell table:number-columns-repeated="2"/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.5">
            <text:p>0.5</text:p>
          </table:table-cell>
          <table:table-cell office:value-type="float" office:value="0.5023899">
            <text:p>0.5023899</text:p>
          </table:table-cell>
          <table:table-cell office:value-type="float" office:value="0.16977847">
            <text:p>0.16977847</text:p>
          </table:table-cell>
          <table:table-cell office:value-type="float" office:value="0.16638197">
            <text:p>0.16638197</text:p>
          </table:table-cell>
          <table:table-cell table:number-columns-repeated="2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5">
            <text:p>0.5</text:p>
          </table:table-cell>
          <table:table-cell office:value-type="float" office:value="0.50147486">
            <text:p>0.50147486</text:p>
          </table:table-cell>
          <table:table-cell office:value-type="float" office:value="0.16684395">
            <text:p>0.16684395</text:p>
          </table:table-cell>
          <table:table-cell office:value-type="float" office:value="0.17303719">
            <text:p>0.17303719</text:p>
          </table:table-cell>
          <table:table-cell table:number-columns-repeated="2"/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5">
            <text:p>0.5</text:p>
          </table:table-cell>
          <table:table-cell office:value-type="float" office:value="0.5078805">
            <text:p>0.5078805</text:p>
          </table:table-cell>
          <table:table-cell office:value-type="float" office:value="0.1636938">
            <text:p>0.1636938</text:p>
          </table:table-cell>
          <table:table-cell office:value-type="float" office:value="0.15307133">
            <text:p>0.15307133</text:p>
          </table:table-cell>
          <table:table-cell table:number-columns-repeated="2"/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 office:value-type="float" office:value="0.16115873">
            <text:p>0.16115873</text:p>
          </table:table-cell>
          <table:table-cell office:value-type="float" office:value="0.13310546">
            <text:p>0.13310546</text:p>
          </table:table-cell>
          <table:table-cell table:number-columns-repeated="2"/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5">
            <text:p>0.5</text:p>
          </table:table-cell>
          <table:table-cell office:value-type="float" office:value="0.4968993">
            <text:p>0.4968993</text:p>
          </table:table-cell>
          <table:table-cell office:value-type="float" office:value="0.1591714">
            <text:p>0.1591714</text:p>
          </table:table-cell>
          <table:table-cell office:value-type="float" office:value="0.13976069">
            <text:p>0.13976069</text:p>
          </table:table-cell>
          <table:table-cell table:number-columns-repeated="2"/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5">
            <text:p>0.5</text:p>
          </table:table-cell>
          <table:table-cell office:value-type="float" office:value="0.5023899">
            <text:p>0.5023899</text:p>
          </table:table-cell>
          <table:table-cell office:value-type="float" office:value="0.15698737">
            <text:p>0.15698737</text:p>
          </table:table-cell>
          <table:table-cell office:value-type="float" office:value="0.099828966">
            <text:p>0.099828966</text:p>
          </table:table-cell>
          <table:table-cell table:number-columns-repeated="2"/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5">
            <text:p>0.5</text:p>
          </table:table-cell>
          <table:table-cell office:value-type="float" office:value="0.5078805">
            <text:p>0.5078805</text:p>
          </table:table-cell>
          <table:table-cell office:value-type="float" office:value="0.1560293">
            <text:p>0.1560293</text:p>
          </table:table-cell>
          <table:table-cell office:value-type="float" office:value="0.05989742">
            <text:p>0.05989742</text:p>
          </table:table-cell>
          <table:table-cell table:number-columns-repeated="2"/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5">
            <text:p>0.5</text:p>
          </table:table-cell>
          <table:table-cell office:value-type="float" office:value="0.50147486">
            <text:p>0.50147486</text:p>
          </table:table-cell>
          <table:table-cell office:value-type="float" office:value="0.15631413">
            <text:p>0.15631413</text:p>
          </table:table-cell>
          <table:table-cell office:value-type="float" office:value="0.17303719">
            <text:p>0.17303719</text:p>
          </table:table-cell>
          <table:table-cell table:number-columns-repeated="2"/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 office:value-type="float" office:value="0.15318704">
            <text:p>0.15318704</text:p>
          </table:table-cell>
          <table:table-cell office:value-type="float" office:value="0.21296875">
            <text:p>0.21296875</text:p>
          </table:table-cell>
          <table:table-cell table:number-columns-repeated="2"/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5">
            <text:p>0.5</text:p>
          </table:table-cell>
          <table:table-cell office:value-type="float" office:value="0.4987295">
            <text:p>0.4987295</text:p>
          </table:table-cell>
          <table:table-cell office:value-type="float" office:value="0.148817">
            <text:p>0.148817</text:p>
          </table:table-cell>
          <table:table-cell office:value-type="float" office:value="0.15307133">
            <text:p>0.15307133</text:p>
          </table:table-cell>
          <table:table-cell table:number-columns-repeated="2"/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5">
            <text:p>0.5</text:p>
          </table:table-cell>
          <table:table-cell office:value-type="float" office:value="0.49506912">
            <text:p>0.49506912</text:p>
          </table:table-cell>
          <table:table-cell office:value-type="float" office:value="0.14623529">
            <text:p>0.14623529</text:p>
          </table:table-cell>
          <table:table-cell office:value-type="float" office:value="0.11313978">
            <text:p>0.11313978</text:p>
          </table:table-cell>
          <table:table-cell table:number-columns-repeated="2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.5">
            <text:p>0.5</text:p>
          </table:table-cell>
          <table:table-cell office:value-type="float" office:value="0.4822577">
            <text:p>0.4822577</text:p>
          </table:table-cell>
          <table:table-cell office:value-type="float" office:value="0.1448368">
            <text:p>0.1448368</text:p>
          </table:table-cell>
          <table:table-cell office:value-type="float" office:value="0.13976069">
            <text:p>0.13976069</text:p>
          </table:table-cell>
          <table:table-cell table:number-columns-repeated="2"/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0.5">
            <text:p>0.5</text:p>
          </table:table-cell>
          <table:table-cell office:value-type="float" office:value="0.4831728">
            <text:p>0.4831728</text:p>
          </table:table-cell>
          <table:table-cell office:value-type="float" office:value="0.14259017">
            <text:p>0.14259017</text:p>
          </table:table-cell>
          <table:table-cell office:value-type="float" office:value="0.18634748">
            <text:p>0.18634748</text:p>
          </table:table-cell>
          <table:table-cell table:number-columns-repeated="2"/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0.5">
            <text:p>0.5</text:p>
          </table:table-cell>
          <table:table-cell office:value-type="float" office:value="0.49049363">
            <text:p>0.49049363</text:p>
          </table:table-cell>
          <table:table-cell office:value-type="float" office:value="0.13893576">
            <text:p>0.13893576</text:p>
          </table:table-cell>
          <table:table-cell office:value-type="float" office:value="0.17303702">
            <text:p>0.17303702</text:p>
          </table:table-cell>
          <table:table-cell table:number-columns-repeated="2"/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0.5">
            <text:p>0.5</text:p>
          </table:table-cell>
          <table:table-cell office:value-type="float" office:value="0.49140874">
            <text:p>0.49140874</text:p>
          </table:table-cell>
          <table:table-cell office:value-type="float" office:value="0.13568865">
            <text:p>0.13568865</text:p>
          </table:table-cell>
          <table:table-cell office:value-type="float" office:value="0.16638179">
            <text:p>0.16638179</text:p>
          </table:table-cell>
          <table:table-cell table:number-columns-repeated="2"/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0.5">
            <text:p>0.5</text:p>
          </table:table-cell>
          <table:table-cell office:value-type="float" office:value="0.49232385">
            <text:p>0.49232385</text:p>
          </table:table-cell>
          <table:table-cell office:value-type="float" office:value="0.13262755">
            <text:p>0.13262755</text:p>
          </table:table-cell>
          <table:table-cell office:value-type="float" office:value="0.2529003">
            <text:p>0.2529003</text:p>
          </table:table-cell>
          <table:table-cell table:number-columns-repeated="2"/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0.5">
            <text:p>0.5</text:p>
          </table:table-cell>
          <table:table-cell office:value-type="float" office:value="0.4895785">
            <text:p>0.4895785</text:p>
          </table:table-cell>
          <table:table-cell office:value-type="float" office:value="0.12693876">
            <text:p>0.12693876</text:p>
          </table:table-cell>
          <table:table-cell office:value-type="float" office:value="0.21962398">
            <text:p>0.21962398</text:p>
          </table:table-cell>
          <table:table-cell table:number-columns-repeated="2"/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0.495">
            <text:p>0.495</text:p>
          </table:table-cell>
          <table:table-cell office:value-type="float" office:value="0.4895785">
            <text:p>0.4895785</text:p>
          </table:table-cell>
          <table:table-cell office:value-type="float" office:value="0.12218838">
            <text:p>0.12218838</text:p>
          </table:table-cell>
          <table:table-cell office:value-type="float" office:value="0.16638179">
            <text:p>0.16638179</text:p>
          </table:table-cell>
          <table:table-cell table:number-columns-repeated="2"/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0.49">
            <text:p>0.49</text:p>
          </table:table-cell>
          <table:table-cell office:value-type="float" office:value="0.49598423">
            <text:p>0.49598423</text:p>
          </table:table-cell>
          <table:table-cell office:value-type="float" office:value="0.11900389">
            <text:p>0.11900389</text:p>
          </table:table-cell>
          <table:table-cell office:value-type="float" office:value="0.106484376">
            <text:p>0.106484376</text:p>
          </table:table-cell>
          <table:table-cell table:number-columns-repeated="2"/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0.485">
            <text:p>0.485</text:p>
          </table:table-cell>
          <table:table-cell office:value-type="float" office:value="0.4813426">
            <text:p>0.4813426</text:p>
          </table:table-cell>
          <table:table-cell office:value-type="float" office:value="0.11763257">
            <text:p>0.11763257</text:p>
          </table:table-cell>
          <table:table-cell office:value-type="float" office:value="0.18634765">
            <text:p>0.18634765</text:p>
          </table:table-cell>
          <table:table-cell table:number-columns-repeated="2"/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0.48000002">
            <text:p>0.48000002</text:p>
          </table:table-cell>
          <table:table-cell office:value-type="float" office:value="0.46853122">
            <text:p>0.46853122</text:p>
          </table:table-cell>
          <table:table-cell office:value-type="float" office:value="0.11379933">
            <text:p>0.11379933</text:p>
          </table:table-cell>
          <table:table-cell office:value-type="float" office:value="0.15972656">
            <text:p>0.15972656</text:p>
          </table:table-cell>
          <table:table-cell table:number-columns-repeated="2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0.47500002">
            <text:p>0.47500002</text:p>
          </table:table-cell>
          <table:table-cell office:value-type="float" office:value="0.46578592">
            <text:p>0.46578592</text:p>
          </table:table-cell>
          <table:table-cell office:value-type="float" office:value="0.110691905">
            <text:p>0.110691905</text:p>
          </table:table-cell>
          <table:table-cell office:value-type="float" office:value="0.15307115">
            <text:p>0.15307115</text:p>
          </table:table-cell>
          <table:table-cell table:number-columns-repeated="2"/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0.47000003">
            <text:p>0.47000003</text:p>
          </table:table-cell>
          <table:table-cell office:value-type="float" office:value="0.47127652">
            <text:p>0.47127652</text:p>
          </table:table-cell>
          <table:table-cell office:value-type="float" office:value="0.10775399">
            <text:p>0.10775399</text:p>
          </table:table-cell>
          <table:table-cell office:value-type="float" office:value="0.13976069">
            <text:p>0.13976069</text:p>
          </table:table-cell>
          <table:table-cell table:number-columns-repeated="2"/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0.46500003">
            <text:p>0.46500003</text:p>
          </table:table-cell>
          <table:table-cell office:value-type="float" office:value="0.46212554">
            <text:p>0.46212554</text:p>
          </table:table-cell>
          <table:table-cell office:value-type="float" office:value="0.10521823">
            <text:p>0.10521823</text:p>
          </table:table-cell>
          <table:table-cell office:value-type="float" office:value="0.20631352">
            <text:p>0.20631352</text:p>
          </table:table-cell>
          <table:table-cell table:number-columns-repeated="2"/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0.46000004">
            <text:p>0.46000004</text:p>
          </table:table-cell>
          <table:table-cell office:value-type="float" office:value="0.4602953">
            <text:p>0.4602953</text:p>
          </table:table-cell>
          <table:table-cell office:value-type="float" office:value="0.10062379">
            <text:p>0.10062379</text:p>
          </table:table-cell>
          <table:table-cell office:value-type="float" office:value="0.20631352">
            <text:p>0.20631352</text:p>
          </table:table-cell>
          <table:table-cell table:number-columns-repeated="2"/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0.45500004">
            <text:p>0.45500004</text:p>
          </table:table-cell>
          <table:table-cell office:value-type="float" office:value="0.4511443">
            <text:p>0.4511443</text:p>
          </table:table-cell>
          <table:table-cell office:value-type="float" office:value="0.095975704">
            <text:p>0.095975704</text:p>
          </table:table-cell>
          <table:table-cell office:value-type="float" office:value="0.23293461">
            <text:p>0.23293461</text:p>
          </table:table-cell>
          <table:table-cell table:number-columns-repeated="2"/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0.45000005">
            <text:p>0.45000005</text:p>
          </table:table-cell>
          <table:table-cell office:value-type="float" office:value="0.4584651">
            <text:p>0.4584651</text:p>
          </table:table-cell>
          <table:table-cell office:value-type="float" office:value="0.09044266">
            <text:p>0.09044266</text:p>
          </table:table-cell>
          <table:table-cell office:value-type="float" office:value="0.13976069">
            <text:p>0.13976069</text:p>
          </table:table-cell>
          <table:table-cell table:number-columns-repeated="2"/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0.44500005">
            <text:p>0.44500005</text:p>
          </table:table-cell>
          <table:table-cell office:value-type="float" office:value="0.44931412">
            <text:p>0.44931412</text:p>
          </table:table-cell>
          <table:table-cell office:value-type="float" office:value="0.08768517">
            <text:p>0.08768517</text:p>
          </table:table-cell>
          <table:table-cell office:value-type="float" office:value="0.13976069">
            <text:p>0.13976069</text:p>
          </table:table-cell>
          <table:table-cell table:number-columns-repeated="2"/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0.44000006">
            <text:p>0.44000006</text:p>
          </table:table-cell>
          <table:table-cell office:value-type="float" office:value="0.4511443">
            <text:p>0.4511443</text:p>
          </table:table-cell>
          <table:table-cell office:value-type="float" office:value="0.08487726">
            <text:p>0.08487726</text:p>
          </table:table-cell>
          <table:table-cell office:value-type="float" office:value="0.05989742">
            <text:p>0.05989742</text:p>
          </table:table-cell>
          <table:table-cell table:number-columns-repeated="2"/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0.43500006">
            <text:p>0.43500006</text:p>
          </table:table-cell>
          <table:table-cell office:value-type="float" office:value="0.44290844">
            <text:p>0.44290844</text:p>
          </table:table-cell>
          <table:table-cell office:value-type="float" office:value="0.08446723">
            <text:p>0.08446723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0.43000007">
            <text:p>0.43000007</text:p>
          </table:table-cell>
          <table:table-cell office:value-type="float" office:value="0.44382352">
            <text:p>0.44382352</text:p>
          </table:table-cell>
          <table:table-cell office:value-type="float" office:value="0.08424872">
            <text:p>0.08424872</text:p>
          </table:table-cell>
          <table:table-cell office:value-type="float" office:value="0.07320805">
            <text:p>0.07320805</text:p>
          </table:table-cell>
          <table:table-cell table:number-columns-repeated="2"/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0.42500007">
            <text:p>0.42500007</text:p>
          </table:table-cell>
          <table:table-cell office:value-type="float" office:value="0.44656882">
            <text:p>0.44656882</text:p>
          </table:table-cell>
          <table:table-cell office:value-type="float" office:value="0.08344889">
            <text:p>0.08344889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0.42000008">
            <text:p>0.42000008</text:p>
          </table:table-cell>
          <table:table-cell office:value-type="float" office:value="0.44290844">
            <text:p>0.44290844</text:p>
          </table:table-cell>
          <table:table-cell office:value-type="float" office:value="0.08327222">
            <text:p>0.08327222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0.41500008">
            <text:p>0.41500008</text:p>
          </table:table-cell>
          <table:table-cell office:value-type="float" office:value="0.430097">
            <text:p>0.430097</text:p>
          </table:table-cell>
          <table:table-cell office:value-type="float" office:value="0.0822993">
            <text:p>0.0822993</text:p>
          </table:table-cell>
          <table:table-cell office:value-type="float" office:value="-0.013310462">
            <text:p>-0.013310462</text:p>
          </table:table-cell>
          <table:table-cell table:number-columns-repeated="2"/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0.4100001">
            <text:p>0.4100001</text:p>
          </table:table-cell>
          <table:table-cell office:value-type="float" office:value="0.4273517">
            <text:p>0.4273517</text:p>
          </table:table-cell>
          <table:table-cell office:value-type="float" office:value="0.08411193">
            <text:p>0.08411193</text:p>
          </table:table-cell>
          <table:table-cell office:value-type="float" office:value="-0.019965863">
            <text:p>-0.019965863</text:p>
          </table:table-cell>
          <table:table-cell table:number-columns-repeated="2"/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0.4050001">
            <text:p>0.4050001</text:p>
          </table:table-cell>
          <table:table-cell office:value-type="float" office:value="0.41545543">
            <text:p>0.41545543</text:p>
          </table:table-cell>
          <table:table-cell office:value-type="float" office:value="0.08617222">
            <text:p>0.08617222</text:p>
          </table:table-cell>
          <table:table-cell office:value-type="float" office:value="0.039931726">
            <text:p>0.039931726</text:p>
          </table:table-cell>
          <table:table-cell table:number-columns-repeated="2"/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.4000001">
            <text:p>0.4000001</text:p>
          </table:table-cell>
          <table:table-cell office:value-type="float" office:value="0.4099648">
            <text:p>0.4099648</text:p>
          </table:table-cell>
          <table:table-cell office:value-type="float" office:value="0.0864392">
            <text:p>0.0864392</text:p>
          </table:table-cell>
          <table:table-cell office:value-type="float" office:value="0.106484376">
            <text:p>0.106484376</text:p>
          </table:table-cell>
          <table:table-cell table:number-columns-repeated="2"/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0.3950001">
            <text:p>0.3950001</text:p>
          </table:table-cell>
          <table:table-cell office:value-type="float" office:value="0.4108799">
            <text:p>0.4108799</text:p>
          </table:table-cell>
          <table:table-cell office:value-type="float" office:value="0.08470273">
            <text:p>0.08470273</text:p>
          </table:table-cell>
          <table:table-cell office:value-type="float" office:value="0.07320805">
            <text:p>0.07320805</text:p>
          </table:table-cell>
          <table:table-cell table:number-columns-repeated="2"/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0.3900001">
            <text:p>0.3900001</text:p>
          </table:table-cell>
          <table:table-cell office:value-type="float" office:value="0.4127101">
            <text:p>0.4127101</text:p>
          </table:table-cell>
          <table:table-cell office:value-type="float" office:value="0.08397156">
            <text:p>0.08397156</text:p>
          </table:table-cell>
          <table:table-cell office:value-type="float" office:value="0.059897587">
            <text:p>0.059897587</text:p>
          </table:table-cell>
          <table:table-cell table:number-columns-repeated="2"/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0.3850001">
            <text:p>0.3850001</text:p>
          </table:table-cell>
          <table:table-cell office:value-type="float" office:value="0.4108799">
            <text:p>0.4108799</text:p>
          </table:table-cell>
          <table:table-cell office:value-type="float" office:value="0.083663106">
            <text:p>0.083663106</text:p>
          </table:table-cell>
          <table:table-cell office:value-type="float" office:value="-0.08651851">
            <text:p>-0.08651851</text:p>
          </table:table-cell>
          <table:table-cell table:number-columns-repeated="2"/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0.3800001">
            <text:p>0.3800001</text:p>
          </table:table-cell>
          <table:table-cell office:value-type="float" office:value="0.39166284">
            <text:p>0.39166284</text:p>
          </table:table-cell>
          <table:table-cell office:value-type="float" office:value="0.087801576">
            <text:p>0.087801576</text:p>
          </table:table-cell>
          <table:table-cell office:value-type="float" office:value="-0.10648446">
            <text:p>-0.10648446</text:p>
          </table:table-cell>
          <table:table-cell table:number-columns-repeated="2"/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0.37500012">
            <text:p>0.37500012</text:p>
          </table:table-cell>
          <table:table-cell office:value-type="float" office:value="0.38891754">
            <text:p>0.38891754</text:p>
          </table:table-cell>
          <table:table-cell office:value-type="float" office:value="0.0925709">
            <text:p>0.0925709</text:p>
          </table:table-cell>
          <table:table-cell office:value-type="float" office:value="0.09982906">
            <text:p>0.09982906</text:p>
          </table:table-cell>
          <table:table-cell table:number-columns-repeated="2"/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0.37000012">
            <text:p>0.37000012</text:p>
          </table:table-cell>
          <table:table-cell office:value-type="float" office:value="0.3779363">
            <text:p>0.3779363</text:p>
          </table:table-cell>
          <table:table-cell office:value-type="float" office:value="0.09119725">
            <text:p>0.09119725</text:p>
          </table:table-cell>
          <table:table-cell office:value-type="float" office:value="0.13976069">
            <text:p>0.13976069</text:p>
          </table:table-cell>
          <table:table-cell table:number-columns-repeated="2"/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0.36500013">
            <text:p>0.36500013</text:p>
          </table:table-cell>
          <table:table-cell office:value-type="float" office:value="0.375191">
            <text:p>0.375191</text:p>
          </table:table-cell>
          <table:table-cell office:value-type="float" office:value="0.088573344">
            <text:p>0.088573344</text:p>
          </table:table-cell>
          <table:table-cell office:value-type="float" office:value="0.11979501">
            <text:p>0.11979501</text:p>
          </table:table-cell>
          <table:table-cell table:number-columns-repeated="2"/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0.36000013">
            <text:p>0.36000013</text:p>
          </table:table-cell>
          <table:table-cell office:value-type="float" office:value="0.3834269">
            <text:p>0.3834269</text:p>
          </table:table-cell>
          <table:table-cell office:value-type="float" office:value="0.086523235">
            <text:p>0.086523235</text:p>
          </table:table-cell>
          <table:table-cell office:value-type="float" office:value="0.13976069">
            <text:p>0.13976069</text:p>
          </table:table-cell>
          <table:table-cell table:number-columns-repeated="2"/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0.35500014">
            <text:p>0.35500014</text:p>
          </table:table-cell>
          <table:table-cell office:value-type="float" office:value="0.3761061">
            <text:p>0.3761061</text:p>
          </table:table-cell>
          <table:table-cell office:value-type="float" office:value="0.083893776">
            <text:p>0.083893776</text:p>
          </table:table-cell>
          <table:table-cell office:value-type="float" office:value="0.11313969">
            <text:p>0.11313969</text:p>
          </table:table-cell>
          <table:table-cell table:number-columns-repeated="2"/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0.35000014">
            <text:p>0.35000014</text:p>
          </table:table-cell>
          <table:table-cell office:value-type="float" office:value="0.3632947">
            <text:p>0.3632947</text:p>
          </table:table-cell>
          <table:table-cell office:value-type="float" office:value="0.082020156">
            <text:p>0.082020156</text:p>
          </table:table-cell>
          <table:table-cell office:value-type="float" office:value="0.12645015">
            <text:p>0.12645015</text:p>
          </table:table-cell>
          <table:table-cell table:number-columns-repeated="2"/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0.34500015">
            <text:p>0.34500015</text:p>
          </table:table-cell>
          <table:table-cell office:value-type="float" office:value="0.3532286">
            <text:p>0.3532286</text:p>
          </table:table-cell>
          <table:table-cell office:value-type="float" office:value="0.079684496">
            <text:p>0.079684496</text:p>
          </table:table-cell>
          <table:table-cell office:value-type="float" office:value="0.09317374">
            <text:p>0.09317374</text:p>
          </table:table-cell>
          <table:table-cell table:number-columns-repeated="2"/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0.34000015">
            <text:p>0.34000015</text:p>
          </table:table-cell>
          <table:table-cell office:value-type="float" office:value="0.35231352">
            <text:p>0.35231352</text:p>
          </table:table-cell>
          <table:table-cell office:value-type="float" office:value="0.07829922">
            <text:p>0.07829922</text:p>
          </table:table-cell>
          <table:table-cell office:value-type="float" office:value="0.05989742">
            <text:p>0.05989742</text:p>
          </table:table-cell>
          <table:table-cell table:number-columns-repeated="2"/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0.33500016">
            <text:p>0.33500016</text:p>
          </table:table-cell>
          <table:table-cell office:value-type="float" office:value="0.3513984">
            <text:p>0.3513984</text:p>
          </table:table-cell>
          <table:table-cell office:value-type="float" office:value="0.077917986">
            <text:p>0.077917986</text:p>
          </table:table-cell>
          <table:table-cell office:value-type="float" office:value="0.11979492">
            <text:p>0.11979492</text:p>
          </table:table-cell>
          <table:table-cell table:number-columns-repeated="2"/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0.33000016">
            <text:p>0.33000016</text:p>
          </table:table-cell>
          <table:table-cell office:value-type="float" office:value="0.34773803">
            <text:p>0.34773803</text:p>
          </table:table-cell>
          <table:table-cell office:value-type="float" office:value="0.07573879">
            <text:p>0.07573879</text:p>
          </table:table-cell>
          <table:table-cell office:value-type="float" office:value="0.06655273">
            <text:p>0.06655273</text:p>
          </table:table-cell>
          <table:table-cell table:number-columns-repeated="2"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0.32500017">
            <text:p>0.32500017</text:p>
          </table:table-cell>
          <table:table-cell office:value-type="float" office:value="0.3431625">
            <text:p>0.3431625</text:p>
          </table:table-cell>
          <table:table-cell office:value-type="float" office:value="0.075142264">
            <text:p>0.075142264</text:p>
          </table:table-cell>
          <table:table-cell office:value-type="float" office:value="0.08651851">
            <text:p>0.08651851</text:p>
          </table:table-cell>
          <table:table-cell table:number-columns-repeated="2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0.32000017">
            <text:p>0.32000017</text:p>
          </table:table-cell>
          <table:table-cell office:value-type="float" office:value="0.3321813">
            <text:p>0.3321813</text:p>
          </table:table-cell>
          <table:table-cell office:value-type="float" office:value="0.0739376">
            <text:p>0.0739376</text:p>
          </table:table-cell>
          <table:table-cell office:value-type="float" office:value="0.09982906">
            <text:p>0.09982906</text:p>
          </table:table-cell>
          <table:table-cell table:number-columns-repeated="2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0.31500018">
            <text:p>0.31500018</text:p>
          </table:table-cell>
          <table:table-cell office:value-type="float" office:value="0.3248605">
            <text:p>0.3248605</text:p>
          </table:table-cell>
          <table:table-cell office:value-type="float" office:value="0.07228803">
            <text:p>0.07228803</text:p>
          </table:table-cell>
          <table:table-cell office:value-type="float" office:value="0.09982906">
            <text:p>0.09982906</text:p>
          </table:table-cell>
          <table:table-cell table:number-columns-repeated="2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0.31000018">
            <text:p>0.31000018</text:p>
          </table:table-cell>
          <table:table-cell office:value-type="float" office:value="0.32211518">
            <text:p>0.32211518</text:p>
          </table:table-cell>
          <table:table-cell office:value-type="float" office:value="0.07060253">
            <text:p>0.07060253</text:p>
          </table:table-cell>
          <table:table-cell office:value-type="float" office:value="0.093173824">
            <text:p>0.093173824</text:p>
          </table:table-cell>
          <table:table-cell table:number-columns-repeated="2"/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0.3050002">
            <text:p>0.3050002</text:p>
          </table:table-cell>
          <table:table-cell office:value-type="float" office:value="0.3157095">
            <text:p>0.3157095</text:p>
          </table:table-cell>
          <table:table-cell office:value-type="float" office:value="0.06910049">
            <text:p>0.06910049</text:p>
          </table:table-cell>
          <table:table-cell office:value-type="float" office:value="0.046586957">
            <text:p>0.046586957</text:p>
          </table:table-cell>
          <table:table-cell table:number-columns-repeated="2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0.3000002">
            <text:p>0.3000002</text:p>
          </table:table-cell>
          <table:table-cell office:value-type="float" office:value="0.311134">
            <text:p>0.311134</text:p>
          </table:table-cell>
          <table:table-cell office:value-type="float" office:value="0.068978734">
            <text:p>0.06897873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0.2950002">
            <text:p>0.2950002</text:p>
          </table:table-cell>
          <table:table-cell office:value-type="float" office:value="0.3028981">
            <text:p>0.3028981</text:p>
          </table:table-cell>
          <table:table-cell office:value-type="float" office:value="0.07027048">
            <text:p>0.07027048</text:p>
          </table:table-cell>
          <table:table-cell office:value-type="float" office:value="0.006655316">
            <text:p>0.006655316</text:p>
          </table:table-cell>
          <table:table-cell table:number-columns-repeated="2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0.2900002">
            <text:p>0.2900002</text:p>
          </table:table-cell>
          <table:table-cell office:value-type="float" office:value="0.2910018">
            <text:p>0.2910018</text:p>
          </table:table-cell>
          <table:table-cell office:value-type="float" office:value="0.07137412">
            <text:p>0.07137412</text:p>
          </table:table-cell>
          <table:table-cell office:value-type="float" office:value="0.06655273">
            <text:p>0.06655273</text:p>
          </table:table-cell>
          <table:table-cell table:number-columns-repeated="2"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0.2850002">
            <text:p>0.2850002</text:p>
          </table:table-cell>
          <table:table-cell office:value-type="float" office:value="0.2891716">
            <text:p>0.2891716</text:p>
          </table:table-cell>
          <table:table-cell office:value-type="float" office:value="0.070655644">
            <text:p>0.070655644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0.2800002">
            <text:p>0.2800002</text:p>
          </table:table-cell>
          <table:table-cell office:value-type="float" office:value="0.28734142">
            <text:p>0.28734142</text:p>
          </table:table-cell>
          <table:table-cell office:value-type="float" office:value="0.06953627">
            <text:p>0.06953627</text:p>
          </table:table-cell>
          <table:table-cell office:value-type="float" office:value="0.093173824">
            <text:p>0.093173824</text:p>
          </table:table-cell>
          <table:table-cell table:number-columns-repeated="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2750002">
            <text:p>0.2750002</text:p>
          </table:table-cell>
          <table:table-cell office:value-type="float" office:value="0.283681">
            <text:p>0.283681</text:p>
          </table:table-cell>
          <table:table-cell office:value-type="float" office:value="0.06800848">
            <text:p>0.06800848</text:p>
          </table:table-cell>
          <table:table-cell office:value-type="float" office:value="0.093173824">
            <text:p>0.093173824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0.27000022">
            <text:p>0.27000022</text:p>
          </table:table-cell>
          <table:table-cell office:value-type="float" office:value="0.2864263">
            <text:p>0.2864263</text:p>
          </table:table-cell>
          <table:table-cell office:value-type="float" office:value="0.06645959">
            <text:p>0.06645959</text:p>
          </table:table-cell>
          <table:table-cell office:value-type="float" office:value="0.05989742">
            <text:p>0.05989742</text:p>
          </table:table-cell>
          <table:table-cell table:number-columns-repeated="2"/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0.26500022">
            <text:p>0.26500022</text:p>
          </table:table-cell>
          <table:table-cell office:value-type="float" office:value="0.27361488">
            <text:p>0.27361488</text:p>
          </table:table-cell>
          <table:table-cell office:value-type="float" office:value="0.06592512">
            <text:p>0.06592512</text:p>
          </table:table-cell>
          <table:table-cell office:value-type="float" office:value="0.07320796">
            <text:p>0.07320796</text:p>
          </table:table-cell>
          <table:table-cell table:number-columns-repeated="2"/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0.26000023">
            <text:p>0.26000023</text:p>
          </table:table-cell>
          <table:table-cell office:value-type="float" office:value="0.2717847">
            <text:p>0.2717847</text:p>
          </table:table-cell>
          <table:table-cell office:value-type="float" office:value="0.06494415">
            <text:p>0.06494415</text:p>
          </table:table-cell>
          <table:table-cell office:value-type="float" office:value="0.07320805">
            <text:p>0.07320805</text:p>
          </table:table-cell>
          <table:table-cell table:number-columns-repeated="2"/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0.25500023">
            <text:p>0.25500023</text:p>
          </table:table-cell>
          <table:table-cell office:value-type="float" office:value="0.2626337">
            <text:p>0.2626337</text:p>
          </table:table-cell>
          <table:table-cell office:value-type="float" office:value="0.06395888">
            <text:p>0.06395888</text:p>
          </table:table-cell>
          <table:table-cell office:value-type="float" office:value="0.04658687">
            <text:p>0.04658687</text:p>
          </table:table-cell>
          <table:table-cell table:number-columns-repeated="2"/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0.25000024">
            <text:p>0.25000024</text:p>
          </table:table-cell>
          <table:table-cell office:value-type="float" office:value="0.2571431">
            <text:p>0.2571431</text:p>
          </table:table-cell>
          <table:table-cell office:value-type="float" office:value="0.06374198">
            <text:p>0.06374198</text:p>
          </table:table-cell>
          <table:table-cell office:value-type="float" office:value="0.05989742">
            <text:p>0.05989742</text:p>
          </table:table-cell>
          <table:table-cell table:number-columns-repeated="2"/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0.24500024">
            <text:p>0.24500024</text:p>
          </table:table-cell>
          <table:table-cell office:value-type="float" office:value="0.2498223">
            <text:p>0.2498223</text:p>
          </table:table-cell>
          <table:table-cell office:value-type="float" office:value="0.06311559">
            <text:p>0.06311559</text:p>
          </table:table-cell>
          <table:table-cell office:value-type="float" office:value="0.11313961">
            <text:p>0.11313961</text:p>
          </table:table-cell>
          <table:table-cell table:number-columns-repeated="2"/>
        </table:table-row>
        <table:table-row table:style-name="ro2">
          <table:table-cell office:value-type="float" office:value="2070">
            <text:p>2070</text:p>
          </table:table-cell>
          <table:table-cell office:value-type="float" office:value="0.24000025">
            <text:p>0.24000025</text:p>
          </table:table-cell>
          <table:table-cell office:value-type="float" office:value="0.24524681">
            <text:p>0.24524681</text:p>
          </table:table-cell>
          <table:table-cell office:value-type="float" office:value="0.060852885">
            <text:p>0.060852885</text:p>
          </table:table-cell>
          <table:table-cell office:value-type="float" office:value="0.09317374">
            <text:p>0.09317374</text:p>
          </table:table-cell>
          <table:table-cell table:number-columns-repeated="2"/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0.23500025">
            <text:p>0.23500025</text:p>
          </table:table-cell>
          <table:table-cell office:value-type="float" office:value="0.25073743">
            <text:p>0.25073743</text:p>
          </table:table-cell>
          <table:table-cell office:value-type="float" office:value="0.05915308">
            <text:p>0.05915308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2090">
            <text:p>2090</text:p>
          </table:table-cell>
          <table:table-cell office:value-type="float" office:value="0.23000026">
            <text:p>0.23000026</text:p>
          </table:table-cell>
          <table:table-cell office:value-type="float" office:value="0.2415864">
            <text:p>0.2415864</text:p>
          </table:table-cell>
          <table:table-cell office:value-type="float" office:value="0.059079226">
            <text:p>0.0590792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0.22500026">
            <text:p>0.22500026</text:p>
          </table:table-cell>
          <table:table-cell office:value-type="float" office:value="0.23243539">
            <text:p>0.23243539</text:p>
          </table:table-cell>
          <table:table-cell office:value-type="float" office:value="0.060192343">
            <text:p>0.060192343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0.22000027">
            <text:p>0.22000027</text:p>
          </table:table-cell>
          <table:table-cell office:value-type="float" office:value="0.22328441">
            <text:p>0.22328441</text:p>
          </table:table-cell>
          <table:table-cell office:value-type="float" office:value="0.060900982">
            <text:p>0.060900982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2120">
            <text:p>2120</text:p>
          </table:table-cell>
          <table:table-cell office:value-type="float" office:value="0.21500027">
            <text:p>0.21500027</text:p>
          </table:table-cell>
          <table:table-cell office:value-type="float" office:value="0.2205391">
            <text:p>0.2205391</text:p>
          </table:table-cell>
          <table:table-cell office:value-type="float" office:value="0.06038868">
            <text:p>0.06038868</text:p>
          </table:table-cell>
          <table:table-cell office:value-type="float" office:value="0.059897505">
            <text:p>0.059897505</text:p>
          </table:table-cell>
          <table:table-cell table:number-columns-repeated="2"/>
        </table:table-row>
        <table:table-row table:style-name="ro2">
          <table:table-cell office:value-type="float" office:value="2130">
            <text:p>2130</text:p>
          </table:table-cell>
          <table:table-cell office:value-type="float" office:value="0.21000028">
            <text:p>0.21000028</text:p>
          </table:table-cell>
          <table:table-cell office:value-type="float" office:value="0.21687873">
            <text:p>0.21687873</text:p>
          </table:table-cell>
          <table:table-cell office:value-type="float" office:value="0.059672534">
            <text:p>0.059672534</text:p>
          </table:table-cell>
          <table:table-cell office:value-type="float" office:value="0.059897505">
            <text:p>0.059897505</text:p>
          </table:table-cell>
          <table:table-cell table:number-columns-repeated="2"/>
        </table:table-row>
        <table:table-row table:style-name="ro2">
          <table:table-cell office:value-type="float" office:value="2140">
            <text:p>2140</text:p>
          </table:table-cell>
          <table:table-cell office:value-type="float" office:value="0.20500028">
            <text:p>0.20500028</text:p>
          </table:table-cell>
          <table:table-cell office:value-type="float" office:value="0.2159636">
            <text:p>0.2159636</text:p>
          </table:table-cell>
          <table:table-cell office:value-type="float" office:value="0.05894422">
            <text:p>0.05894422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0.20000029">
            <text:p>0.20000029</text:p>
          </table:table-cell>
          <table:table-cell office:value-type="float" office:value="0.20681262">
            <text:p>0.20681262</text:p>
          </table:table-cell>
          <table:table-cell office:value-type="float" office:value="0.058419228">
            <text:p>0.058419228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0.19500029">
            <text:p>0.19500029</text:p>
          </table:table-cell>
          <table:table-cell office:value-type="float" office:value="0.20315221">
            <text:p>0.20315221</text:p>
          </table:table-cell>
          <table:table-cell office:value-type="float" office:value="0.05785811">
            <text:p>0.05785811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0.1900003">
            <text:p>0.1900003</text:p>
          </table:table-cell>
          <table:table-cell office:value-type="float" office:value="0.20040691">
            <text:p>0.20040691</text:p>
          </table:table-cell>
          <table:table-cell office:value-type="float" office:value="0.058092356">
            <text:p>0.058092356</text:p>
          </table:table-cell>
          <table:table-cell office:value-type="float" office:value="0.046586957">
            <text:p>0.046586957</text:p>
          </table:table-cell>
          <table:table-cell table:number-columns-repeated="2"/>
        </table:table-row>
        <table:table-row table:style-name="ro2">
          <table:table-cell office:value-type="float" office:value="2180">
            <text:p>2180</text:p>
          </table:table-cell>
          <table:table-cell office:value-type="float" office:value="0.1850003">
            <text:p>0.1850003</text:p>
          </table:table-cell>
          <table:table-cell office:value-type="float" office:value="0.1894257">
            <text:p>0.1894257</text:p>
          </table:table-cell>
          <table:table-cell office:value-type="float" office:value="0.05773079">
            <text:p>0.05773079</text:p>
          </table:table-cell>
          <table:table-cell office:value-type="float" office:value="0.0066552735">
            <text:p>0.0066552735</text:p>
          </table:table-cell>
          <table:table-cell table:number-columns-repeated="2"/>
        </table:table-row>
        <table:table-row table:style-name="ro2">
          <table:table-cell office:value-type="float" office:value="2190">
            <text:p>2190</text:p>
          </table:table-cell>
          <table:table-cell office:value-type="float" office:value="0.1800003">
            <text:p>0.1800003</text:p>
          </table:table-cell>
          <table:table-cell office:value-type="float" office:value="0.1802747">
            <text:p>0.1802747</text:p>
          </table:table-cell>
          <table:table-cell office:value-type="float" office:value="0.05853117">
            <text:p>0.05853117</text:p>
          </table:table-cell>
          <table:table-cell office:value-type="float" office:value="0.033276364">
            <text:p>0.033276364</text:p>
          </table:table-cell>
          <table:table-cell table:number-columns-repeated="2"/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0.17500031">
            <text:p>0.17500031</text:p>
          </table:table-cell>
          <table:table-cell office:value-type="float" office:value="0.1766143">
            <text:p>0.1766143</text:p>
          </table:table-cell>
          <table:table-cell office:value-type="float" office:value="0.05850756">
            <text:p>0.05850756</text:p>
          </table:table-cell>
          <table:table-cell office:value-type="float" office:value="0.05989742">
            <text:p>0.05989742</text:p>
          </table:table-cell>
          <table:table-cell table:number-columns-repeated="2"/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0.17000031">
            <text:p>0.17000031</text:p>
          </table:table-cell>
          <table:table-cell office:value-type="float" office:value="0.17020862">
            <text:p>0.17020862</text:p>
          </table:table-cell>
          <table:table-cell office:value-type="float" office:value="0.05767465">
            <text:p>0.05767465</text:p>
          </table:table-cell>
          <table:table-cell office:value-type="float" office:value="0.07986324">
            <text:p>0.07986324</text:p>
          </table:table-cell>
          <table:table-cell table:number-columns-repeated="2"/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0.16500032">
            <text:p>0.16500032</text:p>
          </table:table-cell>
          <table:table-cell office:value-type="float" office:value="0.1674633">
            <text:p>0.1674633</text:p>
          </table:table-cell>
          <table:table-cell office:value-type="float" office:value="0.05620408">
            <text:p>0.05620408</text:p>
          </table:table-cell>
          <table:table-cell office:value-type="float" office:value="0.07320796">
            <text:p>0.07320796</text:p>
          </table:table-cell>
          <table:table-cell table:number-columns-repeated="2"/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0.16000032">
            <text:p>0.16000032</text:p>
          </table:table-cell>
          <table:table-cell office:value-type="float" office:value="0.1638029">
            <text:p>0.1638029</text:p>
          </table:table-cell>
          <table:table-cell office:value-type="float" office:value="0.054910894">
            <text:p>0.054910894</text:p>
          </table:table-cell>
          <table:table-cell office:value-type="float" office:value="0.07320801">
            <text:p>0.07320801</text:p>
          </table:table-cell>
          <table:table-cell table:number-columns-repeated="2"/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0.15500033">
            <text:p>0.15500033</text:p>
          </table:table-cell>
          <table:table-cell office:value-type="float" office:value="0.1619727">
            <text:p>0.1619727</text:p>
          </table:table-cell>
          <table:table-cell office:value-type="float" office:value="0.05359125">
            <text:p>0.05359125</text:p>
          </table:table-cell>
          <table:table-cell office:value-type="float" office:value="0.09982906">
            <text:p>0.09982906</text:p>
          </table:table-cell>
          <table:table-cell table:number-columns-repeated="2"/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0.15000033">
            <text:p>0.15000033</text:p>
          </table:table-cell>
          <table:table-cell office:value-type="float" office:value="0.15373681">
            <text:p>0.15373681</text:p>
          </table:table-cell>
          <table:table-cell office:value-type="float" office:value="0.05144924">
            <text:p>0.05144924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0.14607234">
            <text:p>0.14607234</text:p>
          </table:table-cell>
          <table:table-cell office:value-type="float" office:value="0.15190661">
            <text:p>0.15190661</text:p>
          </table:table-cell>
          <table:table-cell office:value-type="float" office:value="0.04984635">
            <text:p>0.04984635</text:p>
          </table:table-cell>
          <table:table-cell office:value-type="float" office:value="0.106484376">
            <text:p>0.106484376</text:p>
          </table:table-cell>
          <table:table-cell table:number-columns-repeated="2"/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0.14379403">
            <text:p>0.14379403</text:p>
          </table:table-cell>
          <table:table-cell office:value-type="float" office:value="0.14641601">
            <text:p>0.14641601</text:p>
          </table:table-cell>
          <table:table-cell office:value-type="float" office:value="0.047416627">
            <text:p>0.047416627</text:p>
          </table:table-cell>
          <table:table-cell office:value-type="float" office:value="0.06655273">
            <text:p>0.06655273</text:p>
          </table:table-cell>
          <table:table-cell table:number-columns-repeated="2"/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0.14159805">
            <text:p>0.14159805</text:p>
          </table:table-cell>
          <table:table-cell office:value-type="float" office:value="0.14001031">
            <text:p>0.14001031</text:p>
          </table:table-cell>
          <table:table-cell office:value-type="float" office:value="0.04613954">
            <text:p>0.04613954</text:p>
          </table:table-cell>
          <table:table-cell office:value-type="float" office:value="0.05989746">
            <text:p>0.05989746</text:p>
          </table:table-cell>
          <table:table-cell table:number-columns-repeated="2"/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0.13949814">
            <text:p>0.13949814</text:p>
          </table:table-cell>
          <table:table-cell office:value-type="float" office:value="0.1390952">
            <text:p>0.1390952</text:p>
          </table:table-cell>
          <table:table-cell office:value-type="float" office:value="0.045023922">
            <text:p>0.045023922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0.13741194">
            <text:p>0.13741194</text:p>
          </table:table-cell>
          <table:table-cell office:value-type="float" office:value="0.14001031">
            <text:p>0.14001031</text:p>
          </table:table-cell>
          <table:table-cell office:value-type="float" office:value="0.044098556">
            <text:p>0.044098556</text:p>
          </table:table-cell>
          <table:table-cell office:value-type="float" office:value="0.01996582">
            <text:p>0.01996582</text:p>
          </table:table-cell>
          <table:table-cell table:number-columns-repeated="2"/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0.135312">
            <text:p>0.135312</text:p>
          </table:table-cell>
          <table:table-cell office:value-type="float" office:value="0.1336046">
            <text:p>0.1336046</text:p>
          </table:table-cell>
          <table:table-cell office:value-type="float" office:value="0.04417974">
            <text:p>0.04417974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0.13330816">
            <text:p>0.13330816</text:p>
          </table:table-cell>
          <table:table-cell office:value-type="float" office:value="0.12628381">
            <text:p>0.12628381</text:p>
          </table:table-cell>
          <table:table-cell office:value-type="float" office:value="0.0424304">
            <text:p>0.0424304</text:p>
          </table:table-cell>
          <table:table-cell office:value-type="float" office:value="0.093173824">
            <text:p>0.093173824</text:p>
          </table:table-cell>
          <table:table-cell table:number-columns-repeated="2"/>
        </table:table-row>
        <table:table-row table:style-name="ro2">
          <table:table-cell office:value-type="float" office:value="2330">
            <text:p>2330</text:p>
          </table:table-cell>
          <table:table-cell office:value-type="float" office:value="0.13141406">
            <text:p>0.13141406</text:p>
          </table:table-cell>
          <table:table-cell office:value-type="float" office:value="0.1299442">
            <text:p>0.1299442</text:p>
          </table:table-cell>
          <table:table-cell office:value-type="float" office:value="0.04022706">
            <text:p>0.04022706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2340">
            <text:p>2340</text:p>
          </table:table-cell>
          <table:table-cell office:value-type="float" office:value="0.12946504">
            <text:p>0.12946504</text:p>
          </table:table-cell>
          <table:table-cell office:value-type="float" office:value="0.1299442">
            <text:p>0.1299442</text:p>
          </table:table-cell>
          <table:table-cell office:value-type="float" office:value="0.03841889">
            <text:p>0.03841889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0.12751603">
            <text:p>0.12751603</text:p>
          </table:table-cell>
          <table:table-cell office:value-type="float" office:value="0.12170831">
            <text:p>0.12170831</text:p>
          </table:table-cell>
          <table:table-cell office:value-type="float" office:value="0.036591943">
            <text:p>0.036591943</text:p>
          </table:table-cell>
          <table:table-cell office:value-type="float" office:value="0.086518556">
            <text:p>0.086518556</text:p>
          </table:table-cell>
          <table:table-cell table:number-columns-repeated="2"/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0.12569053">
            <text:p>0.12569053</text:p>
          </table:table-cell>
          <table:table-cell office:value-type="float" office:value="0.12262341">
            <text:p>0.12262341</text:p>
          </table:table-cell>
          <table:table-cell office:value-type="float" office:value="0.034509122">
            <text:p>0.034509122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0.123851314">
            <text:p>0.123851314</text:p>
          </table:table-cell>
          <table:table-cell office:value-type="float" office:value="0.12536871">
            <text:p>0.12536871</text:p>
          </table:table-cell>
          <table:table-cell office:value-type="float" office:value="0.033411562">
            <text:p>0.033411562</text:p>
          </table:table-cell>
          <table:table-cell office:value-type="float" office:value="0.046586912">
            <text:p>0.046586912</text:p>
          </table:table-cell>
          <table:table-cell table:number-columns-repeated="2"/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0.12197092">
            <text:p>0.12197092</text:p>
          </table:table-cell>
          <table:table-cell office:value-type="float" office:value="0.1235385">
            <text:p>0.1235385</text:p>
          </table:table-cell>
          <table:table-cell office:value-type="float" office:value="0.032518566">
            <text:p>0.032518566</text:p>
          </table:table-cell>
          <table:table-cell office:value-type="float" office:value="0.033276364">
            <text:p>0.033276364</text:p>
          </table:table-cell>
          <table:table-cell table:number-columns-repeated="2"/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0.12011793">
            <text:p>0.12011793</text:p>
          </table:table-cell>
          <table:table-cell office:value-type="float" office:value="0.117132805">
            <text:p>0.117132805</text:p>
          </table:table-cell>
          <table:table-cell office:value-type="float" office:value="0.03201431">
            <text:p>0.03201431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0.11836104">
            <text:p>0.11836104</text:p>
          </table:table-cell>
          <table:table-cell office:value-type="float" office:value="0.117132805">
            <text:p>0.117132805</text:p>
          </table:table-cell>
          <table:table-cell office:value-type="float" office:value="0.030880988">
            <text:p>0.030880988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2410">
            <text:p>2410</text:p>
          </table:table-cell>
          <table:table-cell office:value-type="float" office:value="0.11660415">
            <text:p>0.11660415</text:p>
          </table:table-cell>
          <table:table-cell office:value-type="float" office:value="0.1207932">
            <text:p>0.1207932</text:p>
          </table:table-cell>
          <table:table-cell office:value-type="float" office:value="0.028932273">
            <text:p>0.028932273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2420">
            <text:p>2420</text:p>
          </table:table-cell>
          <table:table-cell office:value-type="float" office:value="0.11479233">
            <text:p>0.11479233</text:p>
          </table:table-cell>
          <table:table-cell office:value-type="float" office:value="0.1153026">
            <text:p>0.1153026</text:p>
          </table:table-cell>
          <table:table-cell office:value-type="float" office:value="0.028181434">
            <text:p>0.028181434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2430">
            <text:p>2430</text:p>
          </table:table-cell>
          <table:table-cell office:value-type="float" office:value="0.11306287">
            <text:p>0.11306287</text:p>
          </table:table-cell>
          <table:table-cell office:value-type="float" office:value="0.111642204">
            <text:p>0.111642204</text:p>
          </table:table-cell>
          <table:table-cell office:value-type="float" office:value="0.027405022">
            <text:p>0.027405022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2440">
            <text:p>2440</text:p>
          </table:table-cell>
          <table:table-cell office:value-type="float" office:value="0.11138832">
            <text:p>0.11138832</text:p>
          </table:table-cell>
          <table:table-cell office:value-type="float" office:value="0.10981201">
            <text:p>0.10981201</text:p>
          </table:table-cell>
          <table:table-cell office:value-type="float" office:value="0.026207685">
            <text:p>0.026207685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0.10974121">
            <text:p>0.10974121</text:p>
          </table:table-cell>
          <table:table-cell office:value-type="float" office:value="0.107066706">
            <text:p>0.107066706</text:p>
          </table:table-cell>
          <table:table-cell office:value-type="float" office:value="0.024187803">
            <text:p>0.024187803</text:p>
          </table:table-cell>
          <table:table-cell office:value-type="float" office:value="0.05989746">
            <text:p>0.05989746</text:p>
          </table:table-cell>
          <table:table-cell table:number-columns-repeated="2"/>
        </table:table-row>
        <table:table-row table:style-name="ro2">
          <table:table-cell office:value-type="float" office:value="2460">
            <text:p>2460</text:p>
          </table:table-cell>
          <table:table-cell office:value-type="float" office:value="0.10813528">
            <text:p>0.10813528</text:p>
          </table:table-cell>
          <table:table-cell office:value-type="float" office:value="0.10981201">
            <text:p>0.10981201</text:p>
          </table:table-cell>
          <table:table-cell office:value-type="float" office:value="0.022736909">
            <text:p>0.022736909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2470">
            <text:p>2470</text:p>
          </table:table-cell>
          <table:table-cell office:value-type="float" office:value="0.10648817">
            <text:p>0.10648817</text:p>
          </table:table-cell>
          <table:table-cell office:value-type="float" office:value="0.10523649">
            <text:p>0.10523649</text:p>
          </table:table-cell>
          <table:table-cell office:value-type="float" office:value="0.021881282">
            <text:p>0.021881282</text:p>
          </table:table-cell>
          <table:table-cell office:value-type="float" office:value="0.033276364">
            <text:p>0.033276364</text:p>
          </table:table-cell>
          <table:table-cell table:number-columns-repeated="2"/>
        </table:table-row>
        <table:table-row table:style-name="ro2">
          <table:table-cell office:value-type="float" office:value="2480">
            <text:p>2480</text:p>
          </table:table-cell>
          <table:table-cell office:value-type="float" office:value="0.104909666">
            <text:p>0.104909666</text:p>
          </table:table-cell>
          <table:table-cell office:value-type="float" office:value="0.100661">
            <text:p>0.100661</text:p>
          </table:table-cell>
          <table:table-cell office:value-type="float" office:value="0.021205366">
            <text:p>0.021205366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0.10339977">
            <text:p>0.10339977</text:p>
          </table:table-cell>
          <table:table-cell office:value-type="float" office:value="0.09974591">
            <text:p>0.09974591</text:p>
          </table:table-cell>
          <table:table-cell office:value-type="float" office:value="0.019101262">
            <text:p>0.019101262</text:p>
          </table:table-cell>
          <table:table-cell office:value-type="float" office:value="0.086518556">
            <text:p>0.086518556</text:p>
          </table:table-cell>
          <table:table-cell table:number-columns-repeated="2"/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0.1019036">
            <text:p>0.1019036</text:p>
          </table:table-cell>
          <table:table-cell office:value-type="float" office:value="0.0970006">
            <text:p>0.0970006</text:p>
          </table:table-cell>
          <table:table-cell office:value-type="float" office:value="0.016767383">
            <text:p>0.016767383</text:p>
          </table:table-cell>
          <table:table-cell office:value-type="float" office:value="0.06655273">
            <text:p>0.06655273</text:p>
          </table:table-cell>
          <table:table-cell table:number-columns-repeated="2"/>
        </table:table-row>
        <table:table-row table:style-name="ro2">
          <table:table-cell office:value-type="float" office:value="2510">
            <text:p>2510</text:p>
          </table:table-cell>
          <table:table-cell office:value-type="float" office:value="0.100448616">
            <text:p>0.100448616</text:p>
          </table:table-cell>
          <table:table-cell office:value-type="float" office:value="0.100661">
            <text:p>0.100661</text:p>
          </table:table-cell>
          <table:table-cell office:value-type="float" office:value="0.014999987">
            <text:p>0.014999987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520">
            <text:p>2520</text:p>
          </table:table-cell>
          <table:table-cell office:value-type="float" office:value="0.09893871">
            <text:p>0.09893871</text:p>
          </table:table-cell>
          <table:table-cell office:value-type="float" office:value="0.09974591">
            <text:p>0.09974591</text:p>
          </table:table-cell>
          <table:table-cell office:value-type="float" office:value="0.014825642">
            <text:p>0.014825642</text:p>
          </table:table-cell>
          <table:table-cell office:value-type="float" office:value="0.046586912">
            <text:p>0.046586912</text:p>
          </table:table-cell>
          <table:table-cell table:number-columns-repeated="2"/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0.09744253">
            <text:p>0.09744253</text:p>
          </table:table-cell>
          <table:table-cell office:value-type="float" office:value="0.094255306">
            <text:p>0.094255306</text:p>
          </table:table-cell>
          <table:table-cell office:value-type="float" office:value="0.013644396">
            <text:p>0.013644396</text:p>
          </table:table-cell>
          <table:table-cell office:value-type="float" office:value="0.07320799">
            <text:p>0.07320799</text:p>
          </table:table-cell>
          <table:table-cell table:number-columns-repeated="2"/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0.096028715">
            <text:p>0.096028715</text:p>
          </table:table-cell>
          <table:table-cell office:value-type="float" office:value="0.0905949">
            <text:p>0.0905949</text:p>
          </table:table-cell>
          <table:table-cell office:value-type="float" office:value="0.011633456">
            <text:p>0.011633456</text:p>
          </table:table-cell>
          <table:table-cell office:value-type="float" office:value="0.07320799">
            <text:p>0.07320799</text:p>
          </table:table-cell>
          <table:table-cell table:number-columns-repeated="2"/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0.0946698">
            <text:p>0.0946698</text:p>
          </table:table-cell>
          <table:table-cell office:value-type="float" office:value="0.0896798">
            <text:p>0.0896798</text:p>
          </table:table-cell>
          <table:table-cell office:value-type="float" office:value="0.009588897">
            <text:p>0.009588897</text:p>
          </table:table-cell>
          <table:table-cell office:value-type="float" office:value="0.026621073">
            <text:p>0.026621073</text:p>
          </table:table-cell>
          <table:table-cell table:number-columns-repeated="2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0.09332459">
            <text:p>0.09332459</text:p>
          </table:table-cell>
          <table:table-cell office:value-type="float" office:value="0.0951704">
            <text:p>0.0951704</text:p>
          </table:table-cell>
          <table:table-cell office:value-type="float" office:value="0.0089226365">
            <text:p>0.0089226365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570">
            <text:p>2570</text:p>
          </table:table-cell>
          <table:table-cell office:value-type="float" office:value="0.091897026">
            <text:p>0.091897026</text:p>
          </table:table-cell>
          <table:table-cell office:value-type="float" office:value="0.0933402">
            <text:p>0.0933402</text:p>
          </table:table-cell>
          <table:table-cell office:value-type="float" office:value="0.008659244">
            <text:p>0.008659244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580">
            <text:p>2580</text:p>
          </table:table-cell>
          <table:table-cell office:value-type="float" office:value="0.09049691">
            <text:p>0.09049691</text:p>
          </table:table-cell>
          <table:table-cell office:value-type="float" office:value="0.0896798">
            <text:p>0.0896798</text:p>
          </table:table-cell>
          <table:table-cell office:value-type="float" office:value="0.00839138">
            <text:p>0.00839138</text:p>
          </table:table-cell>
          <table:table-cell office:value-type="float" office:value="0.053242166">
            <text:p>0.053242166</text:p>
          </table:table-cell>
          <table:table-cell table:number-columns-repeated="2"/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0.08915172">
            <text:p>0.08915172</text:p>
          </table:table-cell>
          <table:table-cell office:value-type="float" office:value="0.081443906">
            <text:p>0.081443906</text:p>
          </table:table-cell>
          <table:table-cell office:value-type="float" office:value="0.006908119">
            <text:p>0.006908119</text:p>
          </table:table-cell>
          <table:table-cell office:value-type="float" office:value="0.05989744">
            <text:p>0.05989744</text:p>
          </table:table-cell>
          <table:table-cell table:number-columns-repeated="2"/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0.08793007">
            <text:p>0.08793007</text:p>
          </table:table-cell>
          <table:table-cell office:value-type="float" office:value="0.0832741">
            <text:p>0.0832741</text:p>
          </table:table-cell>
          <table:table-cell office:value-type="float" office:value="0.0051952605">
            <text:p>0.0051952605</text:p>
          </table:table-cell>
          <table:table-cell office:value-type="float" office:value="0.046586893">
            <text:p>0.046586893</text:p>
          </table:table-cell>
          <table:table-cell table:number-columns-repeated="2"/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0.08668095">
            <text:p>0.08668095</text:p>
          </table:table-cell>
          <table:table-cell office:value-type="float" office:value="0.0832741">
            <text:p>0.0832741</text:p>
          </table:table-cell>
          <table:table-cell office:value-type="float" office:value="0.0038630962">
            <text:p>0.0038630962</text:p>
          </table:table-cell>
          <table:table-cell office:value-type="float" office:value="0.01996582">
            <text:p>0.01996582</text:p>
          </table:table-cell>
          <table:table-cell table:number-columns-repeated="2"/>
        </table:table-row>
        <table:table-row table:style-name="ro2">
          <table:table-cell office:value-type="float" office:value="2620">
            <text:p>2620</text:p>
          </table:table-cell>
          <table:table-cell office:value-type="float" office:value="0.08543186">
            <text:p>0.08543186</text:p>
          </table:table-cell>
          <table:table-cell office:value-type="float" office:value="0.0878496">
            <text:p>0.0878496</text:p>
          </table:table-cell>
          <table:table-cell office:value-type="float" office:value="0.0033168194">
            <text:p>0.003316819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0.084114105">
            <text:p>0.084114105</text:p>
          </table:table-cell>
          <table:table-cell office:value-type="float" office:value="0.08418921">
            <text:p>0.08418921</text:p>
          </table:table-cell>
          <table:table-cell office:value-type="float" office:value="0.0033677816">
            <text:p>0.00336778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0.08285126">
            <text:p>0.08285126</text:p>
          </table:table-cell>
          <table:table-cell office:value-type="float" office:value="0.07961371">
            <text:p>0.07961371</text:p>
          </table:table-cell>
          <table:table-cell office:value-type="float" office:value="0.003418386">
            <text:p>0.003418386</text:p>
          </table:table-cell>
          <table:table-cell office:value-type="float" office:value="0.033276364">
            <text:p>0.033276364</text:p>
          </table:table-cell>
          <table:table-cell table:number-columns-repeated="2"/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0.08165703">
            <text:p>0.08165703</text:p>
          </table:table-cell>
          <table:table-cell office:value-type="float" office:value="0.078698605">
            <text:p>0.078698605</text:p>
          </table:table-cell>
          <table:table-cell office:value-type="float" office:value="0.0024626255">
            <text:p>0.0024626255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660">
            <text:p>2660</text:p>
          </table:table-cell>
          <table:table-cell office:value-type="float" office:value="0.08047658">
            <text:p>0.08047658</text:p>
          </table:table-cell>
          <table:table-cell office:value-type="float" office:value="0.078698605">
            <text:p>0.078698605</text:p>
          </table:table-cell>
          <table:table-cell office:value-type="float" office:value="0.0016940832">
            <text:p>0.0016940832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0.07929611">
            <text:p>0.07929611</text:p>
          </table:table-cell>
          <table:table-cell office:value-type="float" office:value="0.075953305">
            <text:p>0.075953305</text:p>
          </table:table-cell>
          <table:table-cell office:value-type="float" office:value="0.00051265955">
            <text:p>0.0005126596</text:p>
          </table:table-cell>
          <table:table-cell office:value-type="float" office:value="0.033276364">
            <text:p>0.033276364</text:p>
          </table:table-cell>
          <table:table-cell table:number-columns-repeated="2"/>
        </table:table-row>
        <table:table-row table:style-name="ro2">
          <table:table-cell office:value-type="float" office:value="2680">
            <text:p>2680</text:p>
          </table:table-cell>
          <table:table-cell office:value-type="float" office:value="0.078156784">
            <text:p>0.078156784</text:p>
          </table:table-cell>
          <table:table-cell office:value-type="float" office:value="0.078698605">
            <text:p>0.078698605</text:p>
          </table:table-cell>
          <table:table-cell office:value-type="float" office:value="-0.0004854798">
            <text:p>-0.0004854798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0.076976314">
            <text:p>0.076976314</text:p>
          </table:table-cell>
          <table:table-cell office:value-type="float" office:value="0.075953305">
            <text:p>0.075953305</text:p>
          </table:table-cell>
          <table:table-cell office:value-type="float" office:value="-0.00089514256">
            <text:p>-0.0008951426</text:p>
          </table:table-cell>
          <table:table-cell office:value-type="float" office:value="0.046586912">
            <text:p>0.046586912</text:p>
          </table:table-cell>
          <table:table-cell table:number-columns-repeated="2"/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0.07583703">
            <text:p>0.07583703</text:p>
          </table:table-cell>
          <table:table-cell office:value-type="float" office:value="0.07412311">
            <text:p>0.07412311</text:p>
          </table:table-cell>
          <table:table-cell office:value-type="float" office:value="-0.0023172498">
            <text:p>-0.0023172498</text:p>
          </table:table-cell>
          <table:table-cell office:value-type="float" office:value="0.033276364">
            <text:p>0.033276364</text:p>
          </table:table-cell>
          <table:table-cell table:number-columns-repeated="2"/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0.0747252">
            <text:p>0.0747252</text:p>
          </table:table-cell>
          <table:table-cell office:value-type="float" office:value="0.0722929">
            <text:p>0.0722929</text:p>
          </table:table-cell>
          <table:table-cell office:value-type="float" office:value="-0.003357768">
            <text:p>-0.003357768</text:p>
          </table:table-cell>
          <table:table-cell office:value-type="float" office:value="0.046586912">
            <text:p>0.046586912</text:p>
          </table:table-cell>
          <table:table-cell table:number-columns-repeated="2"/>
        </table:table-row>
        <table:table-row table:style-name="ro2">
          <table:table-cell office:value-type="float" office:value="2720">
            <text:p>2720</text:p>
          </table:table-cell>
          <table:table-cell office:value-type="float" office:value="0.07364079">
            <text:p>0.07364079</text:p>
          </table:table-cell>
          <table:table-cell office:value-type="float" office:value="0.068632506">
            <text:p>0.068632506</text:p>
          </table:table-cell>
          <table:table-cell office:value-type="float" office:value="-0.0048152804">
            <text:p>-0.0048152804</text:p>
          </table:table-cell>
          <table:table-cell office:value-type="float" office:value="0.033276364">
            <text:p>0.033276364</text:p>
          </table:table-cell>
          <table:table-cell table:number-columns-repeated="2"/>
        </table:table-row>
        <table:table-row table:style-name="ro2">
          <table:table-cell office:value-type="float" office:value="2730">
            <text:p>2730</text:p>
          </table:table-cell>
          <table:table-cell office:value-type="float" office:value="0.07261131">
            <text:p>0.07261131</text:p>
          </table:table-cell>
          <table:table-cell office:value-type="float" office:value="0.0677174">
            <text:p>0.0677174</text:p>
          </table:table-cell>
          <table:table-cell office:value-type="float" office:value="-0.005888164">
            <text:p>-0.005888164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740">
            <text:p>2740</text:p>
          </table:table-cell>
          <table:table-cell office:value-type="float" office:value="0.07159555">
            <text:p>0.07159555</text:p>
          </table:table-cell>
          <table:table-cell office:value-type="float" office:value="0.0704627">
            <text:p>0.0704627</text:p>
          </table:table-cell>
          <table:table-cell office:value-type="float" office:value="-0.0067759757">
            <text:p>-0.0067759757</text:p>
          </table:table-cell>
          <table:table-cell office:value-type="float" office:value="0.046586912">
            <text:p>0.046586912</text:p>
          </table:table-cell>
          <table:table-cell table:number-columns-repeated="2"/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0.070538595">
            <text:p>0.070538595</text:p>
          </table:table-cell>
          <table:table-cell office:value-type="float" office:value="0.068632506">
            <text:p>0.068632506</text:p>
          </table:table-cell>
          <table:table-cell office:value-type="float" office:value="-0.008285164">
            <text:p>-0.008285164</text:p>
          </table:table-cell>
          <table:table-cell office:value-type="float" office:value="0.01996582">
            <text:p>0.01996582</text:p>
          </table:table-cell>
          <table:table-cell table:number-columns-repeated="2"/>
        </table:table-row>
        <table:table-row table:style-name="ro2">
          <table:table-cell office:value-type="float" office:value="2760">
            <text:p>2760</text:p>
          </table:table-cell>
          <table:table-cell office:value-type="float" office:value="0.069509104">
            <text:p>0.069509104</text:p>
          </table:table-cell>
          <table:table-cell office:value-type="float" office:value="0.0704627">
            <text:p>0.0704627</text:p>
          </table:table-cell>
          <table:table-cell office:value-type="float" office:value="-0.009010613">
            <text:p>-0.009010613</text:p>
          </table:table-cell>
          <table:table-cell office:value-type="float" office:value="0.01996582">
            <text:p>0.01996582</text:p>
          </table:table-cell>
          <table:table-cell table:number-columns-repeated="2"/>
        </table:table-row>
        <table:table-row table:style-name="ro2">
          <table:table-cell office:value-type="float" office:value="2770">
            <text:p>2770</text:p>
          </table:table-cell>
          <table:table-cell office:value-type="float" office:value="0.06845217">
            <text:p>0.06845217</text:p>
          </table:table-cell>
          <table:table-cell office:value-type="float" office:value="0.0677174">
            <text:p>0.0677174</text:p>
          </table:table-cell>
          <table:table-cell office:value-type="float" office:value="-0.0097539425">
            <text:p>-0.00975394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0.067436405">
            <text:p>0.067436405</text:p>
          </table:table-cell>
          <table:table-cell office:value-type="float" office:value="0.0649721">
            <text:p>0.0649721</text:p>
          </table:table-cell>
          <table:table-cell office:value-type="float" office:value="-0.009901464">
            <text:p>-0.009901464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2790">
            <text:p>2790</text:p>
          </table:table-cell>
          <table:table-cell office:value-type="float" office:value="0.06646183">
            <text:p>0.06646183</text:p>
          </table:table-cell>
          <table:table-cell office:value-type="float" office:value="0.064057">
            <text:p>0.064057</text:p>
          </table:table-cell>
          <table:table-cell office:value-type="float" office:value="-0.0098442435">
            <text:p>-0.0098442435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0.06550098">
            <text:p>0.06550098</text:p>
          </table:table-cell>
          <table:table-cell office:value-type="float" office:value="0.063141905">
            <text:p>0.063141905</text:p>
          </table:table-cell>
          <table:table-cell office:value-type="float" office:value="-0.010391773">
            <text:p>-0.010391773</text:p>
          </table:table-cell>
          <table:table-cell office:value-type="float" office:value="0.0066552735">
            <text:p>0.0066552735</text:p>
          </table:table-cell>
          <table:table-cell table:number-columns-repeated="2"/>
        </table:table-row>
        <table:table-row table:style-name="ro2">
          <table:table-cell office:value-type="float" office:value="2810">
            <text:p>2810</text:p>
          </table:table-cell>
          <table:table-cell office:value-type="float" office:value="0.064553834">
            <text:p>0.064553834</text:p>
          </table:table-cell>
          <table:table-cell office:value-type="float" office:value="0.064057">
            <text:p>0.064057</text:p>
          </table:table-cell>
          <table:table-cell office:value-type="float" office:value="-0.010745286">
            <text:p>-0.010745286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0.063593">
            <text:p>0.063593</text:p>
          </table:table-cell>
          <table:table-cell office:value-type="float" office:value="0.063141905">
            <text:p>0.063141905</text:p>
          </table:table-cell>
          <table:table-cell office:value-type="float" office:value="-0.011713208">
            <text:p>-0.011713208</text:p>
          </table:table-cell>
          <table:table-cell office:value-type="float" office:value="0.0066552735">
            <text:p>0.0066552735</text:p>
          </table:table-cell>
          <table:table-cell table:number-columns-repeated="2"/>
        </table:table-row>
        <table:table-row table:style-name="ro2">
          <table:table-cell office:value-type="float" office:value="2830">
            <text:p>2830</text:p>
          </table:table-cell>
          <table:table-cell office:value-type="float" office:value="0.06264585">
            <text:p>0.06264585</text:p>
          </table:table-cell>
          <table:table-cell office:value-type="float" office:value="0.064057">
            <text:p>0.064057</text:p>
          </table:table-cell>
          <table:table-cell office:value-type="float" office:value="-0.012091935">
            <text:p>-0.012091935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0.061685026">
            <text:p>0.061685026</text:p>
          </table:table-cell>
          <table:table-cell office:value-type="float" office:value="0.0594815">
            <text:p>0.0594815</text:p>
          </table:table-cell>
          <table:table-cell office:value-type="float" office:value="-0.011877538">
            <text:p>-0.011877538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2850">
            <text:p>2850</text:p>
          </table:table-cell>
          <table:table-cell office:value-type="float" office:value="0.060792796">
            <text:p>0.060792796</text:p>
          </table:table-cell>
          <table:table-cell office:value-type="float" office:value="0.058566403">
            <text:p>0.058566403</text:p>
          </table:table-cell>
          <table:table-cell office:value-type="float" office:value="-0.011850357">
            <text:p>-0.0118503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60">
            <text:p>2860</text:p>
          </table:table-cell>
          <table:table-cell office:value-type="float" office:value="0.059914306">
            <text:p>0.059914306</text:p>
          </table:table-cell>
          <table:table-cell office:value-type="float" office:value="0.0576513">
            <text:p>0.0576513</text:p>
          </table:table-cell>
          <table:table-cell office:value-type="float" office:value="-0.012022912">
            <text:p>-0.012022912</text:p>
          </table:table-cell>
          <table:table-cell office:value-type="float" office:value="0.0066552735">
            <text:p>0.0066552735</text:p>
          </table:table-cell>
          <table:table-cell table:number-columns-repeated="2"/>
        </table:table-row>
        <table:table-row table:style-name="ro2">
          <table:table-cell office:value-type="float" office:value="2870">
            <text:p>2870</text:p>
          </table:table-cell>
          <table:table-cell office:value-type="float" office:value="0.05904957">
            <text:p>0.05904957</text:p>
          </table:table-cell>
          <table:table-cell office:value-type="float" office:value="0.055821102">
            <text:p>0.055821102</text:p>
          </table:table-cell>
          <table:table-cell office:value-type="float" office:value="-0.012400389">
            <text:p>-0.012400389</text:p>
          </table:table-cell>
          <table:table-cell office:value-type="float" office:value="0.01996582">
            <text:p>0.01996582</text:p>
          </table:table-cell>
          <table:table-cell table:number-columns-repeated="2"/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0.058212265">
            <text:p>0.058212265</text:p>
          </table:table-cell>
          <table:table-cell office:value-type="float" office:value="0.055821102">
            <text:p>0.055821102</text:p>
          </table:table-cell>
          <table:table-cell office:value-type="float" office:value="-0.013182163">
            <text:p>-0.013182163</text:p>
          </table:table-cell>
          <table:table-cell office:value-type="float" office:value="0.0066552735">
            <text:p>0.0066552735</text:p>
          </table:table-cell>
          <table:table-cell table:number-columns-repeated="2"/>
        </table:table-row>
        <table:table-row table:style-name="ro2">
          <table:table-cell office:value-type="float" office:value="2890">
            <text:p>2890</text:p>
          </table:table-cell>
          <table:table-cell office:value-type="float" office:value="0.05737494">
            <text:p>0.05737494</text:p>
          </table:table-cell>
          <table:table-cell office:value-type="float" office:value="0.0576513">
            <text:p>0.0576513</text:p>
          </table:table-cell>
          <table:table-cell office:value-type="float" office:value="-0.013576091">
            <text:p>-0.013576091</text:p>
          </table:table-cell>
          <table:table-cell office:value-type="float" office:value="0.0066552735">
            <text:p>0.0066552735</text:p>
          </table:table-cell>
          <table:table-cell table:number-columns-repeated="2"/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0.056510177">
            <text:p>0.056510177</text:p>
          </table:table-cell>
          <table:table-cell office:value-type="float" office:value="0.055821102">
            <text:p>0.055821102</text:p>
          </table:table-cell>
          <table:table-cell office:value-type="float" office:value="-0.013985395">
            <text:p>-0.013985395</text:p>
          </table:table-cell>
          <table:table-cell office:value-type="float" office:value="0.0066552735">
            <text:p>0.0066552735</text:p>
          </table:table-cell>
          <table:table-cell table:number-columns-repeated="2"/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0.05567286">
            <text:p>0.05567286</text:p>
          </table:table-cell>
          <table:table-cell office:value-type="float" office:value="0.0567362">
            <text:p>0.0567362</text:p>
          </table:table-cell>
          <table:table-cell office:value-type="float" office:value="-0.014396846">
            <text:p>-0.014396846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920">
            <text:p>2920</text:p>
          </table:table-cell>
          <table:table-cell office:value-type="float" office:value="0.054821838">
            <text:p>0.054821838</text:p>
          </table:table-cell>
          <table:table-cell office:value-type="float" office:value="0.054906003">
            <text:p>0.054906003</text:p>
          </table:table-cell>
          <table:table-cell office:value-type="float" office:value="-0.013815164">
            <text:p>-0.013815164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930">
            <text:p>2930</text:p>
          </table:table-cell>
          <table:table-cell office:value-type="float" office:value="0.05399824">
            <text:p>0.05399824</text:p>
          </table:table-cell>
          <table:table-cell office:value-type="float" office:value="0.0512456">
            <text:p>0.0512456</text:p>
          </table:table-cell>
          <table:table-cell office:value-type="float" office:value="-0.013624191">
            <text:p>-0.01362419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40">
            <text:p>2940</text:p>
          </table:table-cell>
          <table:table-cell office:value-type="float" office:value="0.053229563">
            <text:p>0.053229563</text:p>
          </table:table-cell>
          <table:table-cell office:value-type="float" office:value="0.0512456">
            <text:p>0.0512456</text:p>
          </table:table-cell>
          <table:table-cell office:value-type="float" office:value="-0.013822139">
            <text:p>-0.0138221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0.052460887">
            <text:p>0.052460887</text:p>
          </table:table-cell>
          <table:table-cell office:value-type="float" office:value="0.0503305">
            <text:p>0.0503305</text:p>
          </table:table-cell>
          <table:table-cell office:value-type="float" office:value="-0.014025808">
            <text:p>-0.014025808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2960">
            <text:p>2960</text:p>
          </table:table-cell>
          <table:table-cell office:value-type="float" office:value="0.05170595">
            <text:p>0.05170595</text:p>
          </table:table-cell>
          <table:table-cell office:value-type="float" office:value="0.052160703">
            <text:p>0.052160703</text:p>
          </table:table-cell>
          <table:table-cell office:value-type="float" office:value="-0.014029921">
            <text:p>-0.014029921</text:p>
          </table:table-cell>
          <table:table-cell office:value-type="float" office:value="-0.01996582">
            <text:p>-0.01996582</text:p>
          </table:table-cell>
          <table:table-cell table:number-columns-repeated="2"/>
        </table:table-row>
        <table:table-row table:style-name="ro2">
          <table:table-cell office:value-type="float" office:value="2970">
            <text:p>2970</text:p>
          </table:table-cell>
          <table:table-cell office:value-type="float" office:value="0.05092357">
            <text:p>0.05092357</text:p>
          </table:table-cell>
          <table:table-cell office:value-type="float" office:value="0.052160703">
            <text:p>0.052160703</text:p>
          </table:table-cell>
          <table:table-cell office:value-type="float" office:value="-0.0136422515">
            <text:p>-0.0136422515</text:p>
          </table:table-cell>
          <table:table-cell office:value-type="float" office:value="-0.01996582">
            <text:p>-0.01996582</text:p>
          </table:table-cell>
          <table:table-cell table:number-columns-repeated="2"/>
        </table:table-row>
        <table:table-row table:style-name="ro2">
          <table:table-cell office:value-type="float" office:value="2980">
            <text:p>2980</text:p>
          </table:table-cell>
          <table:table-cell office:value-type="float" office:value="0.0501412">
            <text:p>0.0501412</text:p>
          </table:table-cell>
          <table:table-cell office:value-type="float" office:value="0.0503305">
            <text:p>0.0503305</text:p>
          </table:table-cell>
          <table:table-cell office:value-type="float" office:value="-0.013251723">
            <text:p>-0.013251723</text:p>
          </table:table-cell>
          <table:table-cell office:value-type="float" office:value="-0.01996582">
            <text:p>-0.01996582</text:p>
          </table:table-cell>
          <table:table-cell table:number-columns-repeated="2"/>
        </table:table-row>
        <table:table-row table:style-name="ro2">
          <table:table-cell office:value-type="float" office:value="2990">
            <text:p>2990</text:p>
          </table:table-cell>
          <table:table-cell office:value-type="float" office:value="0.04938624">
            <text:p>0.04938624</text:p>
          </table:table-cell>
          <table:table-cell office:value-type="float" office:value="0.049415402">
            <text:p>0.049415402</text:p>
          </table:table-cell>
          <table:table-cell office:value-type="float" office:value="-0.012850105">
            <text:p>-0.012850105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04864502">
            <text:p>0.04864502</text:p>
          </table:table-cell>
          <table:table-cell office:value-type="float" office:value="0.0503305">
            <text:p>0.0503305</text:p>
          </table:table-cell>
          <table:table-cell office:value-type="float" office:value="-0.012241782">
            <text:p>-0.012241782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3010">
            <text:p>3010</text:p>
          </table:table-cell>
          <table:table-cell office:value-type="float" office:value="0.04789009">
            <text:p>0.04789009</text:p>
          </table:table-cell>
          <table:table-cell office:value-type="float" office:value="0.0466701">
            <text:p>0.0466701</text:p>
          </table:table-cell>
          <table:table-cell office:value-type="float" office:value="-0.012233735">
            <text:p>-0.012233735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3020">
            <text:p>3020</text:p>
          </table:table-cell>
          <table:table-cell office:value-type="float" office:value="0.047190048">
            <text:p>0.047190048</text:p>
          </table:table-cell>
          <table:table-cell office:value-type="float" office:value="0.0439248">
            <text:p>0.0439248</text:p>
          </table:table-cell>
          <table:table-cell office:value-type="float" office:value="-0.012212813">
            <text:p>-0.0122128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0.046531178">
            <text:p>0.046531178</text:p>
          </table:table-cell>
          <table:table-cell office:value-type="float" office:value="0.0448399">
            <text:p>0.0448399</text:p>
          </table:table-cell>
          <table:table-cell office:value-type="float" office:value="-0.012386977">
            <text:p>-0.012386977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0.045858566">
            <text:p>0.045858566</text:p>
          </table:table-cell>
          <table:table-cell office:value-type="float" office:value="0.0439248">
            <text:p>0.0439248</text:p>
          </table:table-cell>
          <table:table-cell office:value-type="float" office:value="-0.012367488">
            <text:p>-0.01236748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50">
            <text:p>3050</text:p>
          </table:table-cell>
          <table:table-cell office:value-type="float" office:value="0.04519971">
            <text:p>0.04519971</text:p>
          </table:table-cell>
          <table:table-cell office:value-type="float" office:value="0.0430097">
            <text:p>0.0430097</text:p>
          </table:table-cell>
          <table:table-cell office:value-type="float" office:value="-0.012547909">
            <text:p>-0.012547909</text:p>
          </table:table-cell>
          <table:table-cell office:value-type="float" office:value="-0.006655263">
            <text:p>-0.006655263</text:p>
          </table:table-cell>
          <table:table-cell table:number-columns-repeated="2"/>
        </table:table-row>
        <table:table-row table:style-name="ro2">
          <table:table-cell office:value-type="float" office:value="3060">
            <text:p>3060</text:p>
          </table:table-cell>
          <table:table-cell office:value-type="float" office:value="0.04455456">
            <text:p>0.04455456</text:p>
          </table:table-cell>
          <table:table-cell office:value-type="float" office:value="0.0439248">
            <text:p>0.0439248</text:p>
          </table:table-cell>
          <table:table-cell office:value-type="float" office:value="-0.012527883">
            <text:p>-0.012527883</text:p>
          </table:table-cell>
          <table:table-cell office:value-type="float" office:value="-0.026621083">
            <text:p>-0.026621083</text:p>
          </table:table-cell>
          <table:table-cell table:number-columns-repeated="2"/>
        </table:table-row>
        <table:table-row table:style-name="ro2">
          <table:table-cell office:value-type="float" office:value="3070">
            <text:p>3070</text:p>
          </table:table-cell>
          <table:table-cell office:value-type="float" office:value="0.04389567">
            <text:p>0.04389567</text:p>
          </table:table-cell>
          <table:table-cell office:value-type="float" office:value="0.0448399">
            <text:p>0.0448399</text:p>
          </table:table-cell>
          <table:table-cell office:value-type="float" office:value="-0.0119115105">
            <text:p>-0.0119115105</text:p>
          </table:table-cell>
          <table:table-cell office:value-type="float" office:value="-0.033276357">
            <text:p>-0.033276357</text:p>
          </table:table-cell>
          <table:table-cell table:number-columns-repeated="2"/>
        </table:table-row>
        <table:table-row table:style-name="ro2">
          <table:table-cell office:value-type="float" office:value="3080">
            <text:p>3080</text:p>
          </table:table-cell>
          <table:table-cell office:value-type="float" office:value="0.04322309">
            <text:p>0.04322309</text:p>
          </table:table-cell>
          <table:table-cell office:value-type="float" office:value="0.045755">
            <text:p>0.045755</text:p>
          </table:table-cell>
          <table:table-cell office:value-type="float" office:value="-0.011091471">
            <text:p>-0.011091471</text:p>
          </table:table-cell>
          <table:table-cell office:value-type="float" office:value="-0.026621083">
            <text:p>-0.026621083</text:p>
          </table:table-cell>
          <table:table-cell table:number-columns-repeated="2"/>
        </table:table-row>
        <table:table-row table:style-name="ro2">
          <table:table-cell office:value-type="float" office:value="3090">
            <text:p>3090</text:p>
          </table:table-cell>
          <table:table-cell office:value-type="float" office:value="0.042536758">
            <text:p>0.042536758</text:p>
          </table:table-cell>
          <table:table-cell office:value-type="float" office:value="0.045755">
            <text:p>0.045755</text:p>
          </table:table-cell>
          <table:table-cell office:value-type="float" office:value="-0.010466874">
            <text:p>-0.010466874</text:p>
          </table:table-cell>
          <table:table-cell office:value-type="float" office:value="-0.026621083">
            <text:p>-0.026621083</text:p>
          </table:table-cell>
          <table:table-cell table:number-columns-repeated="2"/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0.041850436">
            <text:p>0.041850436</text:p>
          </table:table-cell>
          <table:table-cell office:value-type="float" office:value="0.0439248">
            <text:p>0.0439248</text:p>
          </table:table-cell>
          <table:table-cell office:value-type="float" office:value="-0.009832083">
            <text:p>-0.009832083</text:p>
          </table:table-cell>
          <table:table-cell office:value-type="float" office:value="-0.026621083">
            <text:p>-0.026621083</text:p>
          </table:table-cell>
          <table:table-cell table:number-columns-repeated="2"/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0.041191567">
            <text:p>0.041191567</text:p>
          </table:table-cell>
          <table:table-cell office:value-type="float" office:value="0.0411795">
            <text:p>0.0411795</text:p>
          </table:table-cell>
          <table:table-cell office:value-type="float" office:value="-0.009182453">
            <text:p>-0.009182453</text:p>
          </table:table-cell>
          <table:table-cell office:value-type="float" office:value="-0.01996581">
            <text:p>-0.01996581</text:p>
          </table:table-cell>
          <table:table-cell table:number-columns-repeated="2"/>
        </table:table-row>
        <table:table-row table:style-name="ro2">
          <table:table-cell office:value-type="float" office:value="3120">
            <text:p>3120</text:p>
          </table:table-cell>
          <table:table-cell office:value-type="float" office:value="0.04057388">
            <text:p>0.04057388</text:p>
          </table:table-cell>
          <table:table-cell office:value-type="float" office:value="0.0402644">
            <text:p>0.0402644</text:p>
          </table:table-cell>
          <table:table-cell office:value-type="float" office:value="-0.008720039">
            <text:p>-0.0087200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30">
            <text:p>3130</text:p>
          </table:table-cell>
          <table:table-cell office:value-type="float" office:value="0.039969936">
            <text:p>0.039969936</text:p>
          </table:table-cell>
          <table:table-cell office:value-type="float" office:value="0.039349303">
            <text:p>0.039349303</text:p>
          </table:table-cell>
          <table:table-cell office:value-type="float" office:value="-0.008851826">
            <text:p>-0.008851826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3140">
            <text:p>3140</text:p>
          </table:table-cell>
          <table:table-cell office:value-type="float" office:value="0.039379716">
            <text:p>0.039379716</text:p>
          </table:table-cell>
          <table:table-cell office:value-type="float" office:value="0.0375191">
            <text:p>0.0375191</text:p>
          </table:table-cell>
          <table:table-cell office:value-type="float" office:value="-0.008783162">
            <text:p>-0.008783162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3150">
            <text:p>3150</text:p>
          </table:table-cell>
          <table:table-cell office:value-type="float" office:value="0.038816944">
            <text:p>0.038816944</text:p>
          </table:table-cell>
          <table:table-cell office:value-type="float" office:value="0.0375191">
            <text:p>0.0375191</text:p>
          </table:table-cell>
          <table:table-cell office:value-type="float" office:value="-0.008709669">
            <text:p>-0.008709669</text:p>
          </table:table-cell>
          <table:table-cell office:value-type="float" office:value="-0.01996582">
            <text:p>-0.01996582</text:p>
          </table:table-cell>
          <table:table-cell table:number-columns-repeated="2"/>
        </table:table-row>
        <table:table-row table:style-name="ro2">
          <table:table-cell office:value-type="float" office:value="3160">
            <text:p>3160</text:p>
          </table:table-cell>
          <table:table-cell office:value-type="float" office:value="0.03825416">
            <text:p>0.03825416</text:p>
          </table:table-cell>
          <table:table-cell office:value-type="float" office:value="0.0375191">
            <text:p>0.0375191</text:p>
          </table:table-cell>
          <table:table-cell office:value-type="float" office:value="-0.008232772">
            <text:p>-0.008232772</text:p>
          </table:table-cell>
          <table:table-cell office:value-type="float" office:value="-0.01996582">
            <text:p>-0.01996582</text:p>
          </table:table-cell>
          <table:table-cell table:number-columns-repeated="2"/>
        </table:table-row>
        <table:table-row table:style-name="ro2">
          <table:table-cell office:value-type="float" office:value="3170">
            <text:p>3170</text:p>
          </table:table-cell>
          <table:table-cell office:value-type="float" office:value="0.037691362">
            <text:p>0.037691362</text:p>
          </table:table-cell>
          <table:table-cell office:value-type="float" office:value="0.0375191">
            <text:p>0.0375191</text:p>
          </table:table-cell>
          <table:table-cell office:value-type="float" office:value="-0.0077514052">
            <text:p>-0.0077514052</text:p>
          </table:table-cell>
          <table:table-cell office:value-type="float" office:value="-0.01996582">
            <text:p>-0.01996582</text:p>
          </table:table-cell>
          <table:table-cell table:number-columns-repeated="2"/>
        </table:table-row>
        <table:table-row table:style-name="ro2">
          <table:table-cell office:value-type="float" office:value="3180">
            <text:p>3180</text:p>
          </table:table-cell>
          <table:table-cell office:value-type="float" office:value="0.03712859">
            <text:p>0.03712859</text:p>
          </table:table-cell>
          <table:table-cell office:value-type="float" office:value="0.038434204">
            <text:p>0.038434204</text:p>
          </table:table-cell>
          <table:table-cell office:value-type="float" office:value="-0.0072637796">
            <text:p>-0.0072637796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0.03655208">
            <text:p>0.03655208</text:p>
          </table:table-cell>
          <table:table-cell office:value-type="float" office:value="0.0375191">
            <text:p>0.0375191</text:p>
          </table:table-cell>
          <table:table-cell office:value-type="float" office:value="-0.006976068">
            <text:p>-0.006976068</text:p>
          </table:table-cell>
          <table:table-cell office:value-type="float" office:value="-0.01996582">
            <text:p>-0.01996582</text:p>
          </table:table-cell>
          <table:table-cell table:number-columns-repeated="2"/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0.035989307">
            <text:p>0.035989307</text:p>
          </table:table-cell>
          <table:table-cell office:value-type="float" office:value="0.039349303">
            <text:p>0.039349303</text:p>
          </table:table-cell>
          <table:table-cell office:value-type="float" office:value="-0.0064820056">
            <text:p>-0.0064820056</text:p>
          </table:table-cell>
          <table:table-cell office:value-type="float" office:value="-0.01996582">
            <text:p>-0.01996582</text:p>
          </table:table-cell>
          <table:table-cell table:number-columns-repeated="2"/>
        </table:table-row>
        <table:table-row table:style-name="ro2">
          <table:table-cell office:value-type="float" office:value="3210">
            <text:p>3210</text:p>
          </table:table-cell>
          <table:table-cell office:value-type="float" office:value="0.035399053">
            <text:p>0.035399053</text:p>
          </table:table-cell>
          <table:table-cell office:value-type="float" office:value="0.0375191">
            <text:p>0.0375191</text:p>
          </table:table-cell>
          <table:table-cell office:value-type="float" office:value="-0.005985081">
            <text:p>-0.005985081</text:p>
          </table:table-cell>
          <table:table-cell office:value-type="float" office:value="-0.01996582">
            <text:p>-0.01996582</text:p>
          </table:table-cell>
          <table:table-cell table:number-columns-repeated="2"/>
        </table:table-row>
        <table:table-row table:style-name="ro2">
          <table:table-cell office:value-type="float" office:value="3220">
            <text:p>3220</text:p>
          </table:table-cell>
          <table:table-cell office:value-type="float" office:value="0.034836292">
            <text:p>0.034836292</text:p>
          </table:table-cell>
          <table:table-cell office:value-type="float" office:value="0.036604002">
            <text:p>0.036604002</text:p>
          </table:table-cell>
          <table:table-cell office:value-type="float" office:value="-0.0054783225">
            <text:p>-0.0054783225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230">
            <text:p>3230</text:p>
          </table:table-cell>
          <table:table-cell office:value-type="float" office:value="0.03428723">
            <text:p>0.03428723</text:p>
          </table:table-cell>
          <table:table-cell office:value-type="float" office:value="0.035688903">
            <text:p>0.035688903</text:p>
          </table:table-cell>
          <table:table-cell office:value-type="float" office:value="-0.005166114">
            <text:p>-0.005166114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3240">
            <text:p>3240</text:p>
          </table:table-cell>
          <table:table-cell office:value-type="float" office:value="0.0337519">
            <text:p>0.0337519</text:p>
          </table:table-cell>
          <table:table-cell office:value-type="float" office:value="0.032943603">
            <text:p>0.032943603</text:p>
          </table:table-cell>
          <table:table-cell office:value-type="float" office:value="-0.00504452">
            <text:p>-0.0050445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0.033257727">
            <text:p>0.033257727</text:p>
          </table:table-cell>
          <table:table-cell office:value-type="float" office:value="0.0338587">
            <text:p>0.0338587</text:p>
          </table:table-cell>
          <table:table-cell office:value-type="float" office:value="-0.005119264">
            <text:p>-0.005119264</text:p>
          </table:table-cell>
          <table:table-cell office:value-type="float" office:value="0.0066552735">
            <text:p>0.0066552735</text:p>
          </table:table-cell>
          <table:table-cell table:number-columns-repeated="2"/>
        </table:table-row>
        <table:table-row table:style-name="ro2">
          <table:table-cell office:value-type="float" office:value="3260">
            <text:p>3260</text:p>
          </table:table-cell>
          <table:table-cell office:value-type="float" office:value="0.032749865">
            <text:p>0.032749865</text:p>
          </table:table-cell>
          <table:table-cell office:value-type="float" office:value="0.032943603">
            <text:p>0.032943603</text:p>
          </table:table-cell>
          <table:table-cell office:value-type="float" office:value="-0.0053996444">
            <text:p>-0.0053996444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270">
            <text:p>3270</text:p>
          </table:table-cell>
          <table:table-cell office:value-type="float" office:value="0.03225569">
            <text:p>0.03225569</text:p>
          </table:table-cell>
          <table:table-cell office:value-type="float" office:value="0.032943603">
            <text:p>0.032943603</text:p>
          </table:table-cell>
          <table:table-cell office:value-type="float" office:value="-0.005079925">
            <text:p>-0.005079925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280">
            <text:p>3280</text:p>
          </table:table-cell>
          <table:table-cell office:value-type="float" office:value="0.031761527">
            <text:p>0.031761527</text:p>
          </table:table-cell>
          <table:table-cell office:value-type="float" office:value="0.031113401">
            <text:p>0.031113401</text:p>
          </table:table-cell>
          <table:table-cell office:value-type="float" office:value="-0.0047568087">
            <text:p>-0.0047568087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3290">
            <text:p>3290</text:p>
          </table:table-cell>
          <table:table-cell office:value-type="float" office:value="0.031294815">
            <text:p>0.031294815</text:p>
          </table:table-cell>
          <table:table-cell office:value-type="float" office:value="0.0338587">
            <text:p>0.0338587</text:p>
          </table:table-cell>
          <table:table-cell office:value-type="float" office:value="-0.004024208">
            <text:p>-0.004024208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0.030786937">
            <text:p>0.030786937</text:p>
          </table:table-cell>
          <table:table-cell office:value-type="float" office:value="0.0320285">
            <text:p>0.0320285</text:p>
          </table:table-cell>
          <table:table-cell office:value-type="float" office:value="-0.0038897395">
            <text:p>-0.0038897395</text:p>
          </table:table-cell>
          <table:table-cell office:value-type="float" office:value="-0.01996582">
            <text:p>-0.01996582</text:p>
          </table:table-cell>
          <table:table-cell table:number-columns-repeated="2"/>
        </table:table-row>
        <table:table-row table:style-name="ro2">
          <table:table-cell office:value-type="float" office:value="3310">
            <text:p>3310</text:p>
          </table:table-cell>
          <table:table-cell office:value-type="float" office:value="0.030306509">
            <text:p>0.030306509</text:p>
          </table:table-cell>
          <table:table-cell office:value-type="float" office:value="0.0338587">
            <text:p>0.0338587</text:p>
          </table:table-cell>
          <table:table-cell office:value-type="float" office:value="-0.003345251">
            <text:p>-0.003345251</text:p>
          </table:table-cell>
          <table:table-cell office:value-type="float" office:value="-0.01996582">
            <text:p>-0.01996582</text:p>
          </table:table-cell>
          <table:table-cell table:number-columns-repeated="2"/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0.02979863">
            <text:p>0.02979863</text:p>
          </table:table-cell>
          <table:table-cell office:value-type="float" office:value="0.0338587">
            <text:p>0.0338587</text:p>
          </table:table-cell>
          <table:table-cell office:value-type="float" office:value="-0.0027996898">
            <text:p>-0.0027996898</text:p>
          </table:table-cell>
          <table:table-cell office:value-type="float" office:value="-0.01996582">
            <text:p>-0.01996582</text:p>
          </table:table-cell>
          <table:table-cell table:number-columns-repeated="2"/>
        </table:table-row>
        <table:table-row table:style-name="ro2">
          <table:table-cell office:value-type="float" office:value="3330">
            <text:p>3330</text:p>
          </table:table-cell>
          <table:table-cell office:value-type="float" office:value="0.02929074">
            <text:p>0.02929074</text:p>
          </table:table-cell>
          <table:table-cell office:value-type="float" office:value="0.0338587">
            <text:p>0.0338587</text:p>
          </table:table-cell>
          <table:table-cell office:value-type="float" office:value="-0.0022457242">
            <text:p>-0.0022457242</text:p>
          </table:table-cell>
          <table:table-cell office:value-type="float" office:value="-0.01996582">
            <text:p>-0.01996582</text:p>
          </table:table-cell>
          <table:table-cell table:number-columns-repeated="2"/>
        </table:table-row>
        <table:table-row table:style-name="ro2">
          <table:table-cell office:value-type="float" office:value="3340">
            <text:p>3340</text:p>
          </table:table-cell>
          <table:table-cell office:value-type="float" office:value="0.02878287">
            <text:p>0.02878287</text:p>
          </table:table-cell>
          <table:table-cell office:value-type="float" office:value="0.0320285">
            <text:p>0.0320285</text:p>
          </table:table-cell>
          <table:table-cell office:value-type="float" office:value="-0.0016804932">
            <text:p>-0.0016804932</text:p>
          </table:table-cell>
          <table:table-cell office:value-type="float" office:value="-0.01996582">
            <text:p>-0.01996582</text:p>
          </table:table-cell>
          <table:table-cell table:number-columns-repeated="2"/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0.028302453">
            <text:p>0.028302453</text:p>
          </table:table-cell>
          <table:table-cell office:value-type="float" office:value="0.032943603">
            <text:p>0.032943603</text:p>
          </table:table-cell>
          <table:table-cell office:value-type="float" office:value="-0.001102209">
            <text:p>-0.001102209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0.0278083">
            <text:p>0.0278083</text:p>
          </table:table-cell>
          <table:table-cell office:value-type="float" office:value="0.029283201">
            <text:p>0.029283201</text:p>
          </table:table-cell>
          <table:table-cell office:value-type="float" office:value="-0.0007211566">
            <text:p>-0.0007211566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370">
            <text:p>3370</text:p>
          </table:table-cell>
          <table:table-cell office:value-type="float" office:value="0.027369045">
            <text:p>0.027369045</text:p>
          </table:table-cell>
          <table:table-cell office:value-type="float" office:value="0.0301983">
            <text:p>0.0301983</text:p>
          </table:table-cell>
          <table:table-cell office:value-type="float" office:value="-0.00032901764">
            <text:p>-0.0003290176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0.026916051">
            <text:p>0.026916051</text:p>
          </table:table-cell>
          <table:table-cell office:value-type="float" office:value="0.027453002">
            <text:p>0.027453002</text:p>
          </table:table-cell>
          <table:table-cell office:value-type="float" office:value="-0.00013285875">
            <text:p>-0.000132858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90">
            <text:p>3390</text:p>
          </table:table-cell>
          <table:table-cell office:value-type="float" office:value="0.026504263">
            <text:p>0.026504263</text:p>
          </table:table-cell>
          <table:table-cell office:value-type="float" office:value="0.027453002">
            <text:p>0.027453002</text:p>
          </table:table-cell>
          <table:table-cell office:value-type="float" office:value="-0.00013643503">
            <text:p>-0.000136435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0.026092445">
            <text:p>0.026092445</text:p>
          </table:table-cell>
          <table:table-cell office:value-type="float" office:value="0.0283681">
            <text:p>0.0283681</text:p>
          </table:table-cell>
          <table:table-cell office:value-type="float" office:value="0.00026339293">
            <text:p>0.0002633929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3410">
            <text:p>3410</text:p>
          </table:table-cell>
          <table:table-cell office:value-type="float" office:value="0.025666926">
            <text:p>0.025666926</text:p>
          </table:table-cell>
          <table:table-cell office:value-type="float" office:value="0.0283681">
            <text:p>0.0283681</text:p>
          </table:table-cell>
          <table:table-cell office:value-type="float" office:value="0.00047045946">
            <text:p>0.0004704595</text:p>
          </table:table-cell>
          <table:table-cell office:value-type="float" office:value="-0.01996582">
            <text:p>-0.01996582</text:p>
          </table:table-cell>
          <table:table-cell table:number-columns-repeated="2"/>
        </table:table-row>
        <table:table-row table:style-name="ro2">
          <table:table-cell office:value-type="float" office:value="3420">
            <text:p>3420</text:p>
          </table:table-cell>
          <table:table-cell office:value-type="float" office:value="0.025241423">
            <text:p>0.025241423</text:p>
          </table:table-cell>
          <table:table-cell office:value-type="float" office:value="0.027453002">
            <text:p>0.027453002</text:p>
          </table:table-cell>
          <table:table-cell office:value-type="float" office:value="0.0010843277">
            <text:p>0.0010843277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430">
            <text:p>3430</text:p>
          </table:table-cell>
          <table:table-cell office:value-type="float" office:value="0.024829641">
            <text:p>0.024829641</text:p>
          </table:table-cell>
          <table:table-cell office:value-type="float" office:value="0.027453002">
            <text:p>0.027453002</text:p>
          </table:table-cell>
          <table:table-cell office:value-type="float" office:value="0.0015070437">
            <text:p>0.0015070437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440">
            <text:p>3440</text:p>
          </table:table-cell>
          <table:table-cell office:value-type="float" office:value="0.024417836">
            <text:p>0.024417836</text:p>
          </table:table-cell>
          <table:table-cell office:value-type="float" office:value="0.027453002">
            <text:p>0.027453002</text:p>
          </table:table-cell>
          <table:table-cell office:value-type="float" office:value="0.0019351244">
            <text:p>0.0019351244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450">
            <text:p>3450</text:p>
          </table:table-cell>
          <table:table-cell office:value-type="float" office:value="0.024006043">
            <text:p>0.024006043</text:p>
          </table:table-cell>
          <table:table-cell office:value-type="float" office:value="0.027453002">
            <text:p>0.027453002</text:p>
          </table:table-cell>
          <table:table-cell office:value-type="float" office:value="0.002371967">
            <text:p>0.002371967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0.02359426">
            <text:p>0.02359426</text:p>
          </table:table-cell>
          <table:table-cell office:value-type="float" office:value="0.027453002">
            <text:p>0.027453002</text:p>
          </table:table-cell>
          <table:table-cell office:value-type="float" office:value="0.0028179288">
            <text:p>0.0028179288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470">
            <text:p>3470</text:p>
          </table:table-cell>
          <table:table-cell office:value-type="float" office:value="0.023182455">
            <text:p>0.023182455</text:p>
          </table:table-cell>
          <table:table-cell office:value-type="float" office:value="0.0256228">
            <text:p>0.0256228</text:p>
          </table:table-cell>
          <table:table-cell office:value-type="float" office:value="0.0032705066">
            <text:p>0.0032705066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480">
            <text:p>3480</text:p>
          </table:table-cell>
          <table:table-cell office:value-type="float" office:value="0.022798112">
            <text:p>0.022798112</text:p>
          </table:table-cell>
          <table:table-cell office:value-type="float" office:value="0.0256228">
            <text:p>0.0256228</text:p>
          </table:table-cell>
          <table:table-cell office:value-type="float" office:value="0.003728986">
            <text:p>0.003728986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490">
            <text:p>3490</text:p>
          </table:table-cell>
          <table:table-cell office:value-type="float" office:value="0.02241378">
            <text:p>0.02241378</text:p>
          </table:table-cell>
          <table:table-cell office:value-type="float" office:value="0.0265379">
            <text:p>0.0265379</text:p>
          </table:table-cell>
          <table:table-cell office:value-type="float" office:value="0.0041980147">
            <text:p>0.0041980147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0.02201571">
            <text:p>0.02201571</text:p>
          </table:table-cell>
          <table:table-cell office:value-type="float" office:value="0.0256228">
            <text:p>0.0256228</text:p>
          </table:table-cell>
          <table:table-cell office:value-type="float" office:value="0.00447464">
            <text:p>0.00447464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510">
            <text:p>3510</text:p>
          </table:table-cell>
          <table:table-cell office:value-type="float" office:value="0.021631392">
            <text:p>0.021631392</text:p>
          </table:table-cell>
          <table:table-cell office:value-type="float" office:value="0.024707701">
            <text:p>0.024707701</text:p>
          </table:table-cell>
          <table:table-cell office:value-type="float" office:value="0.0049572587">
            <text:p>0.0049572587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0.021260785">
            <text:p>0.021260785</text:p>
          </table:table-cell>
          <table:table-cell office:value-type="float" office:value="0.0237926">
            <text:p>0.0237926</text:p>
          </table:table-cell>
          <table:table-cell office:value-type="float" office:value="0.0052437186">
            <text:p>0.005243718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30">
            <text:p>3530</text:p>
          </table:table-cell>
          <table:table-cell office:value-type="float" office:value="0.020903891">
            <text:p>0.020903891</text:p>
          </table:table-cell>
          <table:table-cell office:value-type="float" office:value="0.0237926">
            <text:p>0.0237926</text:p>
          </table:table-cell>
          <table:table-cell office:value-type="float" office:value="0.005333662">
            <text:p>0.005333662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540">
            <text:p>3540</text:p>
          </table:table-cell>
          <table:table-cell office:value-type="float" office:value="0.020546999">
            <text:p>0.020546999</text:p>
          </table:table-cell>
          <table:table-cell office:value-type="float" office:value="0.0228775">
            <text:p>0.0228775</text:p>
          </table:table-cell>
          <table:table-cell office:value-type="float" office:value="0.005826116">
            <text:p>0.005826116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3550">
            <text:p>3550</text:p>
          </table:table-cell>
          <table:table-cell office:value-type="float" office:value="0.020203855">
            <text:p>0.020203855</text:p>
          </table:table-cell>
          <table:table-cell office:value-type="float" office:value="0.024707701">
            <text:p>0.024707701</text:p>
          </table:table-cell>
          <table:table-cell office:value-type="float" office:value="0.0061261654">
            <text:p>0.0061261654</text:p>
          </table:table-cell>
          <table:table-cell office:value-type="float" office:value="-0.01996582">
            <text:p>-0.01996582</text:p>
          </table:table-cell>
          <table:table-cell table:number-columns-repeated="2"/>
        </table:table-row>
        <table:table-row table:style-name="ro2">
          <table:table-cell office:value-type="float" office:value="3560">
            <text:p>3560</text:p>
          </table:table-cell>
          <table:table-cell office:value-type="float" office:value="0.019833248">
            <text:p>0.019833248</text:p>
          </table:table-cell>
          <table:table-cell office:value-type="float" office:value="0.0228775">
            <text:p>0.0228775</text:p>
          </table:table-cell>
          <table:table-cell office:value-type="float" office:value="0.0068492885">
            <text:p>0.0068492885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3570">
            <text:p>3570</text:p>
          </table:table-cell>
          <table:table-cell office:value-type="float" office:value="0.019490091">
            <text:p>0.019490091</text:p>
          </table:table-cell>
          <table:table-cell office:value-type="float" office:value="0.0219624">
            <text:p>0.0219624</text:p>
          </table:table-cell>
          <table:table-cell office:value-type="float" office:value="0.007172227">
            <text:p>0.007172227</text:p>
          </table:table-cell>
          <table:table-cell office:value-type="float" office:value="-0.013310541">
            <text:p>-0.013310541</text:p>
          </table:table-cell>
          <table:table-cell table:number-columns-repeated="2"/>
        </table:table-row>
        <table:table-row table:style-name="ro2">
          <table:table-cell office:value-type="float" office:value="3580">
            <text:p>3580</text:p>
          </table:table-cell>
          <table:table-cell office:value-type="float" office:value="0.019160649">
            <text:p>0.019160649</text:p>
          </table:table-cell>
          <table:table-cell office:value-type="float" office:value="0.0228775">
            <text:p>0.0228775</text:p>
          </table:table-cell>
          <table:table-cell office:value-type="float" office:value="0.007698834">
            <text:p>0.007698834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3590">
            <text:p>3590</text:p>
          </table:table-cell>
          <table:table-cell office:value-type="float" office:value="0.018817503">
            <text:p>0.018817503</text:p>
          </table:table-cell>
          <table:table-cell office:value-type="float" office:value="0.0219624">
            <text:p>0.0219624</text:p>
          </table:table-cell>
          <table:table-cell office:value-type="float" office:value="0.008040726">
            <text:p>0.008040726</text:p>
          </table:table-cell>
          <table:table-cell office:value-type="float" office:value="-0.013310541">
            <text:p>-0.013310541</text:p>
          </table:table-cell>
          <table:table-cell table:number-columns-repeated="2"/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0.018488074">
            <text:p>0.018488074</text:p>
          </table:table-cell>
          <table:table-cell office:value-type="float" office:value="0.0219624">
            <text:p>0.0219624</text:p>
          </table:table-cell>
          <table:table-cell office:value-type="float" office:value="0.008586824">
            <text:p>0.008586824</text:p>
          </table:table-cell>
          <table:table-cell office:value-type="float" office:value="-0.013310541">
            <text:p>-0.013310541</text:p>
          </table:table-cell>
          <table:table-cell table:number-columns-repeated="2"/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0.018158618">
            <text:p>0.018158618</text:p>
          </table:table-cell>
          <table:table-cell office:value-type="float" office:value="0.0219624">
            <text:p>0.0219624</text:p>
          </table:table-cell>
          <table:table-cell office:value-type="float" office:value="0.009144545">
            <text:p>0.00914454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20">
            <text:p>3620</text:p>
          </table:table-cell>
          <table:table-cell office:value-type="float" office:value="0.017829198">
            <text:p>0.017829198</text:p>
          </table:table-cell>
          <table:table-cell office:value-type="float" office:value="0.0219624">
            <text:p>0.0219624</text:p>
          </table:table-cell>
          <table:table-cell office:value-type="float" office:value="0.009312986">
            <text:p>0.009312986</text:p>
          </table:table-cell>
          <table:table-cell office:value-type="float" office:value="-0.013310541">
            <text:p>-0.013310541</text:p>
          </table:table-cell>
          <table:table-cell table:number-columns-repeated="2"/>
        </table:table-row>
        <table:table-row table:style-name="ro2">
          <table:table-cell office:value-type="float" office:value="3630">
            <text:p>3630</text:p>
          </table:table-cell>
          <table:table-cell office:value-type="float" office:value="0.017499754">
            <text:p>0.017499754</text:p>
          </table:table-cell>
          <table:table-cell office:value-type="float" office:value="0.0210473">
            <text:p>0.0210473</text:p>
          </table:table-cell>
          <table:table-cell office:value-type="float" office:value="0.009893417">
            <text:p>0.009893417</text:p>
          </table:table-cell>
          <table:table-cell office:value-type="float" office:value="-0.019965814">
            <text:p>-0.019965814</text:p>
          </table:table-cell>
          <table:table-cell table:number-columns-repeated="2"/>
        </table:table-row>
        <table:table-row table:style-name="ro2">
          <table:table-cell office:value-type="float" office:value="3640">
            <text:p>3640</text:p>
          </table:table-cell>
          <table:table-cell office:value-type="float" office:value="0.017184025">
            <text:p>0.017184025</text:p>
          </table:table-cell>
          <table:table-cell office:value-type="float" office:value="0.0210473">
            <text:p>0.0210473</text:p>
          </table:table-cell>
          <table:table-cell office:value-type="float" office:value="0.010679483">
            <text:p>0.010679483</text:p>
          </table:table-cell>
          <table:table-cell office:value-type="float" office:value="-0.0066552684">
            <text:p>-0.0066552684</text:p>
          </table:table-cell>
          <table:table-cell table:number-columns-repeated="2"/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0.016868306">
            <text:p>0.016868306</text:p>
          </table:table-cell>
          <table:table-cell office:value-type="float" office:value="0.020132199">
            <text:p>0.020132199</text:p>
          </table:table-cell>
          <table:table-cell office:value-type="float" office:value="0.011084318">
            <text:p>0.011084318</text:p>
          </table:table-cell>
          <table:table-cell office:value-type="float" office:value="-0.013310541">
            <text:p>-0.013310541</text:p>
          </table:table-cell>
          <table:table-cell table:number-columns-repeated="2"/>
        </table:table-row>
        <table:table-row table:style-name="ro2">
          <table:table-cell office:value-type="float" office:value="3660">
            <text:p>3660</text:p>
          </table:table-cell>
          <table:table-cell office:value-type="float" office:value="0.016566325">
            <text:p>0.016566325</text:p>
          </table:table-cell>
          <table:table-cell office:value-type="float" office:value="0.0210473">
            <text:p>0.0210473</text:p>
          </table:table-cell>
          <table:table-cell office:value-type="float" office:value="0.0116885295">
            <text:p>0.0116885295</text:p>
          </table:table-cell>
          <table:table-cell office:value-type="float" office:value="-0.0066552684">
            <text:p>-0.0066552684</text:p>
          </table:table-cell>
          <table:table-cell table:number-columns-repeated="2"/>
        </table:table-row>
        <table:table-row table:style-name="ro2">
          <table:table-cell office:value-type="float" office:value="3670">
            <text:p>3670</text:p>
          </table:table-cell>
          <table:table-cell office:value-type="float" office:value="0.016250618">
            <text:p>0.016250618</text:p>
          </table:table-cell>
          <table:table-cell office:value-type="float" office:value="0.019217102">
            <text:p>0.019217102</text:p>
          </table:table-cell>
          <table:table-cell office:value-type="float" office:value="0.012120723">
            <text:p>0.012120723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0.015962353">
            <text:p>0.015962353</text:p>
          </table:table-cell>
          <table:table-cell office:value-type="float" office:value="0.020132199">
            <text:p>0.020132199</text:p>
          </table:table-cell>
          <table:table-cell office:value-type="float" office:value="0.012539685">
            <text:p>0.012539685</text:p>
          </table:table-cell>
          <table:table-cell office:value-type="float" office:value="-0.013310541">
            <text:p>-0.013310541</text:p>
          </table:table-cell>
          <table:table-cell table:number-columns-repeated="2"/>
        </table:table-row>
        <table:table-row table:style-name="ro2">
          <table:table-cell office:value-type="float" office:value="3690">
            <text:p>3690</text:p>
          </table:table-cell>
          <table:table-cell office:value-type="float" office:value="0.01566036">
            <text:p>0.01566036</text:p>
          </table:table-cell>
          <table:table-cell office:value-type="float" office:value="0.019217102">
            <text:p>0.019217102</text:p>
          </table:table-cell>
          <table:table-cell office:value-type="float" office:value="0.01318735">
            <text:p>0.01318735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0.015372103">
            <text:p>0.015372103</text:p>
          </table:table-cell>
          <table:table-cell office:value-type="float" office:value="0.019217102">
            <text:p>0.019217102</text:p>
          </table:table-cell>
          <table:table-cell office:value-type="float" office:value="0.013635814">
            <text:p>0.013635814</text:p>
          </table:table-cell>
          <table:table-cell office:value-type="float" office:value="-0.0066552735">
            <text:p>-0.0066552735</text:p>
          </table:table-cell>
          <table:table-cell table:number-columns-repeated="2"/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0.015083849">
            <text:p>0.015083849</text:p>
          </table:table-cell>
          <table:table-cell office:value-type="float" office:value="0.018302001">
            <text:p>0.018302001</text:p>
          </table:table-cell>
          <table:table-cell office:value-type="float" office:value="0.014093757">
            <text:p>0.014093757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0.015083849">
            <text:p>0.015083849</text:p>
          </table:table-cell>
          <table:table-cell office:value-type="float" office:value="0.018302001">
            <text:p>0.018302001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30">
            <text:p>3730</text:p>
          </table:table-cell>
          <table:table-cell office:value-type="float" office:value="0.015083849">
            <text:p>0.015083849</text:p>
          </table:table-cell>
          <table:table-cell office:value-type="float" office:value="0.0109812">
            <text:p>0.0109812</text:p>
          </table:table-cell>
          <table:table-cell office:value-type="float" office:value="0.014093757">
            <text:p>0.014093757</text:p>
          </table:table-cell>
          <table:table-cell office:value-type="float" office:value="-0.013310544">
            <text:p>-0.013310544</text:p>
          </table:table-cell>
          <table:table-cell table:number-columns-repeated="2"/>
        </table:table-row>
        <table:table-row table:style-name="ro2">
          <table:table-cell office:value-type="float" office:value="3740">
            <text:p>3740</text:p>
          </table:table-cell>
          <table:table-cell office:value-type="float" office:value="0.015083849">
            <text:p>0.015083849</text:p>
          </table:table-cell>
          <table:table-cell office:value-type="float" office:value="0.009151">
            <text:p>0.009151</text:p>
          </table:table-cell>
          <table:table-cell office:value-type="float" office:value="0.014093757">
            <text:p>0.014093757</text:p>
          </table:table-cell>
          <table:table-cell office:value-type="float" office:value="-0.013310544">
            <text:p>-0.013310544</text:p>
          </table:table-cell>
          <table:table-cell table:number-columns-repeated="2"/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0.015083849">
            <text:p>0.015083849</text:p>
          </table:table-cell>
          <table:table-cell office:value-type="float" office:value="0.0045755003">
            <text:p>0.0045755003</text:p>
          </table:table-cell>
          <table:table-cell office:value-type="float" office:value="0.014093757">
            <text:p>0.014093757</text:p>
          </table:table-cell>
          <table:table-cell office:value-type="float" office:value="-0.019965818">
            <text:p>-0.019965818</text:p>
          </table:table-cell>
          <table:table-cell table:number-columns-repeated="2"/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0.015083849">
            <text:p>0.015083849</text:p>
          </table:table-cell>
          <table:table-cell office:value-type="float" office:value="0.0018302001">
            <text:p>0.0018302001</text:p>
          </table:table-cell>
          <table:table-cell office:value-type="float" office:value="0.014093757">
            <text:p>0.014093757</text:p>
          </table:table-cell>
          <table:table-cell office:value-type="float" office:value="-0.013310545">
            <text:p>-0.013310545</text:p>
          </table:table-cell>
          <table:table-cell table:number-columns-repeated="2"/>
        </table:table-row>
        <table:table-row table:style-name="ro2">
          <table:table-cell office:value-type="float" office:value="3770">
            <text:p>3770</text:p>
          </table:table-cell>
          <table:table-cell office:value-type="float" office:value="0.015083849">
            <text:p>0.015083849</text:p>
          </table:table-cell>
          <table:table-cell office:value-type="float" office:value="0.00091510004">
            <text:p>0.0009151</text:p>
          </table:table-cell>
          <table:table-cell office:value-type="float" office:value="0.014093757">
            <text:p>0.014093757</text:p>
          </table:table-cell>
          <table:table-cell office:value-type="float" office:value="-0.0066552726">
            <text:p>-0.0066552726</text:p>
          </table:table-cell>
          <table:table-cell table:number-columns-repeated="2"/>
        </table:table-row>
        <table:table-row table:style-name="ro2">
          <table:table-cell office:value-type="float" office:value="3780">
            <text:p>378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10">
            <text:p>381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20">
            <text:p>382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30">
            <text:p>383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50">
            <text:p>385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60">
            <text:p>386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70">
            <text:p>387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80">
            <text:p>388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90">
            <text:p>389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10">
            <text:p>391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20">
            <text:p>392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30">
            <text:p>393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70">
            <text:p>397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80">
            <text:p>398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90">
            <text:p>399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 table:number-rows-repeated="104817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1_2" table:style-name="ta1">
        <table:shapes>
          <draw:frame draw:z-index="0" draw:style-name="gr1" draw:text-style-name="P1" svg:width="17.3768in" svg:height="7.4665in" svg:x="0.2055in" svg:y="0.6618in">
            <draw:object draw:notify-on-update-of-ranges="Sheet1_2.A2:Sheet1_2.A401 Sheet1_2.D1:Sheet1_2.D1 Sheet1_2.D2:Sheet1_2.D401 Sheet1_2.A2:Sheet1_2.A401 Sheet1_2.E1:Sheet1_2.E1 Sheet1_2.E2:Sheet1_2.E401 Sheet1_2.A2:Sheet1_2.A401 Sheet1_2.B1:Sheet1_2.B1 Sheet1_2.B2:Sheet1_2.B401 Sheet1_2.A2:Sheet1_2.A401 Sheet1_2.C1:Sheet1_2.C1 Sheet1_2.C2:Sheet1_2.C4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3">
          <table:table-cell office:value-type="string">
            <text:p>t</text:p>
          </table:table-cell>
          <table:table-cell office:value-type="string">
            <text:p>cons_v</text:p>
          </table:table-cell>
          <table:table-cell office:value-type="string">
            <text:p>v</text:p>
          </table:table-cell>
          <table:table-cell office:value-type="string">
            <text:p>cons_vt</text:p>
          </table:table-cell>
          <table:table-cell office:value-type="string">
            <text:p>v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27453">
            <text:p>0.0027453</text:p>
          </table:table-cell>
          <table:table-cell office:value-type="float" office:value="0">
            <text:p>0</text:p>
          </table:table-cell>
          <table:table-cell office:value-type="float" office:value="-0.0066552726">
            <text:p>-0.006655272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2">
            <text:p>0.02</text:p>
          </table:table-cell>
          <table:table-cell office:value-type="float" office:value="0.0036604002">
            <text:p>0.0036604002</text:p>
          </table:table-cell>
          <table:table-cell office:value-type="float" office:value="0.08">
            <text:p>0.08</text:p>
          </table:table-cell>
          <table:table-cell office:value-type="float" office:value="0.02662109">
            <text:p>0.02662109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24999999">
            <text:p>0.024999999</text:p>
          </table:table-cell>
          <table:table-cell office:value-type="float" office:value="0.0054906">
            <text:p>0.0054906</text:p>
          </table:table-cell>
          <table:table-cell office:value-type="float" office:value="0.099999994">
            <text:p>0.099999994</text:p>
          </table:table-cell>
          <table:table-cell office:value-type="float" office:value="0.039931636">
            <text:p>0.039931636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29999997">
            <text:p>0.029999997</text:p>
          </table:table-cell>
          <table:table-cell office:value-type="float" office:value="0.0109812">
            <text:p>0.0109812</text:p>
          </table:table-cell>
          <table:table-cell office:value-type="float" office:value="0.11999999">
            <text:p>0.11999999</text:p>
          </table:table-cell>
          <table:table-cell office:value-type="float" office:value="0.07986327">
            <text:p>0.07986327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34999996">
            <text:p>0.034999996</text:p>
          </table:table-cell>
          <table:table-cell office:value-type="float" office:value="0.0173869">
            <text:p>0.0173869</text:p>
          </table:table-cell>
          <table:table-cell office:value-type="float" office:value="0.13999999">
            <text:p>0.13999999</text:p>
          </table:table-cell>
          <table:table-cell office:value-type="float" office:value="0.12645018">
            <text:p>0.12645018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39999995">
            <text:p>0.039999995</text:p>
          </table:table-cell>
          <table:table-cell office:value-type="float" office:value="0.024707701">
            <text:p>0.024707701</text:p>
          </table:table-cell>
          <table:table-cell office:value-type="float" office:value="0.15999998">
            <text:p>0.15999998</text:p>
          </table:table-cell>
          <table:table-cell office:value-type="float" office:value="0.15307127">
            <text:p>0.1530712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44999994">
            <text:p>0.044999994</text:p>
          </table:table-cell>
          <table:table-cell office:value-type="float" office:value="0.036604002">
            <text:p>0.036604002</text:p>
          </table:table-cell>
          <table:table-cell office:value-type="float" office:value="0.17999998">
            <text:p>0.17999998</text:p>
          </table:table-cell>
          <table:table-cell office:value-type="float" office:value="0.21296872">
            <text:p>0.21296872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049999993">
            <text:p>0.049999993</text:p>
          </table:table-cell>
          <table:table-cell office:value-type="float" office:value="0.0402644">
            <text:p>0.0402644</text:p>
          </table:table-cell>
          <table:table-cell office:value-type="float" office:value="0.19999997">
            <text:p>0.19999997</text:p>
          </table:table-cell>
          <table:table-cell office:value-type="float" office:value="0.22627929">
            <text:p>0.22627929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054999992">
            <text:p>0.054999992</text:p>
          </table:table-cell>
          <table:table-cell office:value-type="float" office:value="0.043009702">
            <text:p>0.043009702</text:p>
          </table:table-cell>
          <table:table-cell office:value-type="float" office:value="0.21999997">
            <text:p>0.21999997</text:p>
          </table:table-cell>
          <table:table-cell office:value-type="float" office:value="0.21962401">
            <text:p>0.21962401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05999999">
            <text:p>0.05999999</text:p>
          </table:table-cell>
          <table:table-cell office:value-type="float" office:value="0.045755003">
            <text:p>0.045755003</text:p>
          </table:table-cell>
          <table:table-cell office:value-type="float" office:value="0.23999996">
            <text:p>0.23999996</text:p>
          </table:table-cell>
          <table:table-cell office:value-type="float" office:value="0.22627929">
            <text:p>0.22627929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06499999">
            <text:p>0.06499999</text:p>
          </table:table-cell>
          <table:table-cell office:value-type="float" office:value="0.044839904">
            <text:p>0.044839904</text:p>
          </table:table-cell>
          <table:table-cell office:value-type="float" office:value="0.25999996">
            <text:p>0.25999996</text:p>
          </table:table-cell>
          <table:table-cell office:value-type="float" office:value="0.21962401">
            <text:p>0.21962401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06999999">
            <text:p>0.06999999</text:p>
          </table:table-cell>
          <table:table-cell office:value-type="float" office:value="0.0503305">
            <text:p>0.0503305</text:p>
          </table:table-cell>
          <table:table-cell office:value-type="float" office:value="0.27999997">
            <text:p>0.27999997</text:p>
          </table:table-cell>
          <table:table-cell office:value-type="float" office:value="0.23293456">
            <text:p>0.23293456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074999996">
            <text:p>0.074999996</text:p>
          </table:table-cell>
          <table:table-cell office:value-type="float" office:value="0.058566403">
            <text:p>0.058566403</text:p>
          </table:table-cell>
          <table:table-cell office:value-type="float" office:value="0.29999998">
            <text:p>0.29999998</text:p>
          </table:table-cell>
          <table:table-cell office:value-type="float" office:value="0.292832">
            <text:p>0.292832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08">
            <text:p>0.08</text:p>
          </table:table-cell>
          <table:table-cell office:value-type="float" office:value="0.0668023">
            <text:p>0.0668023</text:p>
          </table:table-cell>
          <table:table-cell office:value-type="float" office:value="0.32">
            <text:p>0.32</text:p>
          </table:table-cell>
          <table:table-cell office:value-type="float" office:value="0.3127978">
            <text:p>0.3127978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085">
            <text:p>0.085</text:p>
          </table:table-cell>
          <table:table-cell office:value-type="float" office:value="0.07137781">
            <text:p>0.07137781</text:p>
          </table:table-cell>
          <table:table-cell office:value-type="float" office:value="0.34">
            <text:p>0.34</text:p>
          </table:table-cell>
          <table:table-cell office:value-type="float" office:value="0.35938472">
            <text:p>0.35938472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09">
            <text:p>0.09</text:p>
          </table:table-cell>
          <table:table-cell office:value-type="float" office:value="0.07137781">
            <text:p>0.07137781</text:p>
          </table:table-cell>
          <table:table-cell office:value-type="float" office:value="0.36">
            <text:p>0.36</text:p>
          </table:table-cell>
          <table:table-cell office:value-type="float" office:value="0.33276364">
            <text:p>0.33276364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95000006">
            <text:p>0.095000006</text:p>
          </table:table-cell>
          <table:table-cell office:value-type="float" office:value="0.07686841">
            <text:p>0.07686841</text:p>
          </table:table-cell>
          <table:table-cell office:value-type="float" office:value="0.38000003">
            <text:p>0.38000003</text:p>
          </table:table-cell>
          <table:table-cell office:value-type="float" office:value="0.34607416">
            <text:p>0.34607416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10000001">
            <text:p>0.10000001</text:p>
          </table:table-cell>
          <table:table-cell office:value-type="float" office:value="0.08235901">
            <text:p>0.08235901</text:p>
          </table:table-cell>
          <table:table-cell office:value-type="float" office:value="0.40000004">
            <text:p>0.40000004</text:p>
          </table:table-cell>
          <table:table-cell office:value-type="float" office:value="0.37269527">
            <text:p>0.37269527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10500001">
            <text:p>0.10500001</text:p>
          </table:table-cell>
          <table:table-cell office:value-type="float" office:value="0.08510431">
            <text:p>0.08510431</text:p>
          </table:table-cell>
          <table:table-cell office:value-type="float" office:value="0.42000005">
            <text:p>0.42000005</text:p>
          </table:table-cell>
          <table:table-cell office:value-type="float" office:value="0.37935054">
            <text:p>0.37935054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110000014">
            <text:p>0.110000014</text:p>
          </table:table-cell>
          <table:table-cell office:value-type="float" office:value="0.09517041">
            <text:p>0.09517041</text:p>
          </table:table-cell>
          <table:table-cell office:value-type="float" office:value="0.44000006">
            <text:p>0.44000006</text:p>
          </table:table-cell>
          <table:table-cell office:value-type="float" office:value="0.42593744">
            <text:p>0.42593744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11500002">
            <text:p>0.11500002</text:p>
          </table:table-cell>
          <table:table-cell office:value-type="float" office:value="0.1024912">
            <text:p>0.1024912</text:p>
          </table:table-cell>
          <table:table-cell office:value-type="float" office:value="0.46000007">
            <text:p>0.46000007</text:p>
          </table:table-cell>
          <table:table-cell office:value-type="float" office:value="0.45255858">
            <text:p>0.45255858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12000002">
            <text:p>0.12000002</text:p>
          </table:table-cell>
          <table:table-cell office:value-type="float" office:value="0.104321405">
            <text:p>0.104321405</text:p>
          </table:table-cell>
          <table:table-cell office:value-type="float" office:value="0.48000008">
            <text:p>0.48000008</text:p>
          </table:table-cell>
          <table:table-cell office:value-type="float" office:value="0.46586913">
            <text:p>0.46586913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12500001">
            <text:p>0.12500001</text:p>
          </table:table-cell>
          <table:table-cell office:value-type="float" office:value="0.1153026">
            <text:p>0.1153026</text:p>
          </table:table-cell>
          <table:table-cell office:value-type="float" office:value="0.50000006">
            <text:p>0.50000006</text:p>
          </table:table-cell>
          <table:table-cell office:value-type="float" office:value="0.5191113">
            <text:p>0.5191113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13000001">
            <text:p>0.13000001</text:p>
          </table:table-cell>
          <table:table-cell office:value-type="float" office:value="0.124453604">
            <text:p>0.124453604</text:p>
          </table:table-cell>
          <table:table-cell office:value-type="float" office:value="0.52000004">
            <text:p>0.52000004</text:p>
          </table:table-cell>
          <table:table-cell office:value-type="float" office:value="0.57235354">
            <text:p>0.57235354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135">
            <text:p>0.135</text:p>
          </table:table-cell>
          <table:table-cell office:value-type="float" office:value="0.1235385">
            <text:p>0.1235385</text:p>
          </table:table-cell>
          <table:table-cell office:value-type="float" office:value="0.54">
            <text:p>0.54</text:p>
          </table:table-cell>
          <table:table-cell office:value-type="float" office:value="0.5390771">
            <text:p>0.5390771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14">
            <text:p>0.14</text:p>
          </table:table-cell>
          <table:table-cell office:value-type="float" office:value="0.1235385">
            <text:p>0.1235385</text:p>
          </table:table-cell>
          <table:table-cell office:value-type="float" office:value="0.56">
            <text:p>0.56</text:p>
          </table:table-cell>
          <table:table-cell office:value-type="float" office:value="0.5390771">
            <text:p>0.5390771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145">
            <text:p>0.145</text:p>
          </table:table-cell>
          <table:table-cell office:value-type="float" office:value="0.1308593">
            <text:p>0.1308593</text:p>
          </table:table-cell>
          <table:table-cell office:value-type="float" office:value="0.58">
            <text:p>0.58</text:p>
          </table:table-cell>
          <table:table-cell office:value-type="float" office:value="0.5656982">
            <text:p>0.5656982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14999999">
            <text:p>0.14999999</text:p>
          </table:table-cell>
          <table:table-cell office:value-type="float" office:value="0.13451971">
            <text:p>0.13451971</text:p>
          </table:table-cell>
          <table:table-cell office:value-type="float" office:value="0.59999996">
            <text:p>0.59999996</text:p>
          </table:table-cell>
          <table:table-cell office:value-type="float" office:value="0.57900876">
            <text:p>0.57900876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15499999">
            <text:p>0.15499999</text:p>
          </table:table-cell>
          <table:table-cell office:value-type="float" office:value="0.1354348">
            <text:p>0.1354348</text:p>
          </table:table-cell>
          <table:table-cell office:value-type="float" office:value="0.61999995">
            <text:p>0.61999995</text:p>
          </table:table-cell>
          <table:table-cell office:value-type="float" office:value="0.5590429">
            <text:p>0.5590429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15999998">
            <text:p>0.15999998</text:p>
          </table:table-cell>
          <table:table-cell office:value-type="float" office:value="0.1390952">
            <text:p>0.1390952</text:p>
          </table:table-cell>
          <table:table-cell office:value-type="float" office:value="0.6399999">
            <text:p>0.6399999</text:p>
          </table:table-cell>
          <table:table-cell office:value-type="float" office:value="0.585664">
            <text:p>0.585664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16499998">
            <text:p>0.16499998</text:p>
          </table:table-cell>
          <table:table-cell office:value-type="float" office:value="0.14916131">
            <text:p>0.14916131</text:p>
          </table:table-cell>
          <table:table-cell office:value-type="float" office:value="0.6599999">
            <text:p>0.6599999</text:p>
          </table:table-cell>
          <table:table-cell office:value-type="float" office:value="0.60562986">
            <text:p>0.60562986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16999997">
            <text:p>0.16999997</text:p>
          </table:table-cell>
          <table:table-cell office:value-type="float" office:value="0.1610576">
            <text:p>0.1610576</text:p>
          </table:table-cell>
          <table:table-cell office:value-type="float" office:value="0.6799999">
            <text:p>0.6799999</text:p>
          </table:table-cell>
          <table:table-cell office:value-type="float" office:value="0.6655273">
            <text:p>0.6655273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17499997">
            <text:p>0.17499997</text:p>
          </table:table-cell>
          <table:table-cell office:value-type="float" office:value="0.1628878">
            <text:p>0.1628878</text:p>
          </table:table-cell>
          <table:table-cell office:value-type="float" office:value="0.69999987">
            <text:p>0.69999987</text:p>
          </table:table-cell>
          <table:table-cell office:value-type="float" office:value="0.6921483">
            <text:p>0.6921483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17999996">
            <text:p>0.17999996</text:p>
          </table:table-cell>
          <table:table-cell office:value-type="float" office:value="0.1711237">
            <text:p>0.1711237</text:p>
          </table:table-cell>
          <table:table-cell office:value-type="float" office:value="0.71999985">
            <text:p>0.71999985</text:p>
          </table:table-cell>
          <table:table-cell office:value-type="float" office:value="0.7121141">
            <text:p>0.7121141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18499996">
            <text:p>0.18499996</text:p>
          </table:table-cell>
          <table:table-cell office:value-type="float" office:value="0.16929351">
            <text:p>0.16929351</text:p>
          </table:table-cell>
          <table:table-cell office:value-type="float" office:value="0.73999983">
            <text:p>0.73999983</text:p>
          </table:table-cell>
          <table:table-cell office:value-type="float" office:value="0.7387353">
            <text:p>0.7387353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18999995">
            <text:p>0.18999995</text:p>
          </table:table-cell>
          <table:table-cell office:value-type="float" office:value="0.1775294">
            <text:p>0.1775294</text:p>
          </table:table-cell>
          <table:table-cell office:value-type="float" office:value="0.7599998">
            <text:p>0.7599998</text:p>
          </table:table-cell>
          <table:table-cell office:value-type="float" office:value="0.77201164">
            <text:p>0.77201164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19499995">
            <text:p>0.19499995</text:p>
          </table:table-cell>
          <table:table-cell office:value-type="float" office:value="0.1811898">
            <text:p>0.1811898</text:p>
          </table:table-cell>
          <table:table-cell office:value-type="float" office:value="0.7799998">
            <text:p>0.7799998</text:p>
          </table:table-cell>
          <table:table-cell office:value-type="float" office:value="0.77201164">
            <text:p>0.77201164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19999994">
            <text:p>0.19999994</text:p>
          </table:table-cell>
          <table:table-cell office:value-type="float" office:value="0.1875955">
            <text:p>0.1875955</text:p>
          </table:table-cell>
          <table:table-cell office:value-type="float" office:value="0.7999998">
            <text:p>0.7999998</text:p>
          </table:table-cell>
          <table:table-cell office:value-type="float" office:value="0.79197747">
            <text:p>0.79197747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20499994">
            <text:p>0.20499994</text:p>
          </table:table-cell>
          <table:table-cell office:value-type="float" office:value="0.1903408">
            <text:p>0.1903408</text:p>
          </table:table-cell>
          <table:table-cell office:value-type="float" office:value="0.81999975">
            <text:p>0.81999975</text:p>
          </table:table-cell>
          <table:table-cell office:value-type="float" office:value="0.78532225">
            <text:p>0.78532225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20999993">
            <text:p>0.20999993</text:p>
          </table:table-cell>
          <table:table-cell office:value-type="float" office:value="0.1930861">
            <text:p>0.1930861</text:p>
          </table:table-cell>
          <table:table-cell office:value-type="float" office:value="0.83999974">
            <text:p>0.83999974</text:p>
          </table:table-cell>
          <table:table-cell office:value-type="float" office:value="0.778667">
            <text:p>0.778667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21499993">
            <text:p>0.21499993</text:p>
          </table:table-cell>
          <table:table-cell office:value-type="float" office:value="0.19766161">
            <text:p>0.19766161</text:p>
          </table:table-cell>
          <table:table-cell office:value-type="float" office:value="0.8599997">
            <text:p>0.8599997</text:p>
          </table:table-cell>
          <table:table-cell office:value-type="float" office:value="0.7986328">
            <text:p>0.7986328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21999992">
            <text:p>0.21999992</text:p>
          </table:table-cell>
          <table:table-cell office:value-type="float" office:value="0.20681262">
            <text:p>0.20681262</text:p>
          </table:table-cell>
          <table:table-cell office:value-type="float" office:value="0.8799997">
            <text:p>0.8799997</text:p>
          </table:table-cell>
          <table:table-cell office:value-type="float" office:value="0.83856434">
            <text:p>0.83856434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22499992">
            <text:p>0.22499992</text:p>
          </table:table-cell>
          <table:table-cell office:value-type="float" office:value="0.2123032">
            <text:p>0.2123032</text:p>
          </table:table-cell>
          <table:table-cell office:value-type="float" office:value="0.8999997">
            <text:p>0.8999997</text:p>
          </table:table-cell>
          <table:table-cell office:value-type="float" office:value="0.86518544">
            <text:p>0.86518544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22999991">
            <text:p>0.22999991</text:p>
          </table:table-cell>
          <table:table-cell office:value-type="float" office:value="0.21870892">
            <text:p>0.21870892</text:p>
          </table:table-cell>
          <table:table-cell office:value-type="float" office:value="0.91999966">
            <text:p>0.91999966</text:p>
          </table:table-cell>
          <table:table-cell office:value-type="float" office:value="0.8984618">
            <text:p>0.8984618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23499991">
            <text:p>0.23499991</text:p>
          </table:table-cell>
          <table:table-cell office:value-type="float" office:value="0.22602971">
            <text:p>0.22602971</text:p>
          </table:table-cell>
          <table:table-cell office:value-type="float" office:value="0.93999964">
            <text:p>0.93999964</text:p>
          </table:table-cell>
          <table:table-cell office:value-type="float" office:value="0.95170397">
            <text:p>0.95170397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2399999">
            <text:p>0.2399999</text:p>
          </table:table-cell>
          <table:table-cell office:value-type="float" office:value="0.2278599">
            <text:p>0.2278599</text:p>
          </table:table-cell>
          <table:table-cell office:value-type="float" office:value="0.9599996">
            <text:p>0.9599996</text:p>
          </table:table-cell>
          <table:table-cell office:value-type="float" office:value="0.97832507">
            <text:p>0.97832507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2449999">
            <text:p>0.2449999</text:p>
          </table:table-cell>
          <table:table-cell office:value-type="float" office:value="0.2315203">
            <text:p>0.2315203</text:p>
          </table:table-cell>
          <table:table-cell office:value-type="float" office:value="0.9799996">
            <text:p>0.9799996</text:p>
          </table:table-cell>
          <table:table-cell office:value-type="float" office:value="0.9916357">
            <text:p>0.9916357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2499999">
            <text:p>0.2499999</text:p>
          </table:table-cell>
          <table:table-cell office:value-type="float" office:value="0.22969009">
            <text:p>0.22969009</text:p>
          </table:table-cell>
          <table:table-cell office:value-type="float" office:value="0.9999996">
            <text:p>0.9999996</text:p>
          </table:table-cell>
          <table:table-cell office:value-type="float" office:value="0.9383935">
            <text:p>0.9383935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2549999">
            <text:p>0.2549999</text:p>
          </table:table-cell>
          <table:table-cell office:value-type="float" office:value="0.2306052">
            <text:p>0.2306052</text:p>
          </table:table-cell>
          <table:table-cell office:value-type="float" office:value="1.0199996">
            <text:p>1.0199996</text:p>
          </table:table-cell>
          <table:table-cell office:value-type="float" office:value="0.90511703">
            <text:p>0.90511703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2599999">
            <text:p>0.2599999</text:p>
          </table:table-cell>
          <table:table-cell office:value-type="float" office:value="0.2388411">
            <text:p>0.2388411</text:p>
          </table:table-cell>
          <table:table-cell office:value-type="float" office:value="1.0399996">
            <text:p>1.0399996</text:p>
          </table:table-cell>
          <table:table-cell office:value-type="float" office:value="0.9916357">
            <text:p>0.9916357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2649999">
            <text:p>0.2649999</text:p>
          </table:table-cell>
          <table:table-cell office:value-type="float" office:value="0.24890721">
            <text:p>0.24890721</text:p>
          </table:table-cell>
          <table:table-cell office:value-type="float" office:value="1.0599996">
            <text:p>1.0599996</text:p>
          </table:table-cell>
          <table:table-cell office:value-type="float" office:value="1.024912">
            <text:p>1.024912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2699999">
            <text:p>0.2699999</text:p>
          </table:table-cell>
          <table:table-cell office:value-type="float" office:value="0.2598884">
            <text:p>0.2598884</text:p>
          </table:table-cell>
          <table:table-cell office:value-type="float" office:value="1.0799996">
            <text:p>1.0799996</text:p>
          </table:table-cell>
          <table:table-cell office:value-type="float" office:value="1.0781542">
            <text:p>1.0781542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2727274">
            <text:p>0.2727274</text:p>
          </table:table-cell>
          <table:table-cell office:value-type="float" office:value="0.26995453">
            <text:p>0.26995453</text:p>
          </table:table-cell>
          <table:table-cell office:value-type="float" office:value="1.0999995">
            <text:p>1.0999995</text:p>
          </table:table-cell>
          <table:table-cell office:value-type="float" office:value="1.0981201">
            <text:p>1.0981201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26785725">
            <text:p>0.26785725</text:p>
          </table:table-cell>
          <table:table-cell office:value-type="float" office:value="0.2690394">
            <text:p>0.2690394</text:p>
          </table:table-cell>
          <table:table-cell office:value-type="float" office:value="1.1199995">
            <text:p>1.1199995</text:p>
          </table:table-cell>
          <table:table-cell office:value-type="float" office:value="1.1180859">
            <text:p>1.1180859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26315802">
            <text:p>0.26315802</text:p>
          </table:table-cell>
          <table:table-cell office:value-type="float" office:value="0.2690394">
            <text:p>0.2690394</text:p>
          </table:table-cell>
          <table:table-cell office:value-type="float" office:value="1.1399995">
            <text:p>1.1399995</text:p>
          </table:table-cell>
          <table:table-cell office:value-type="float" office:value="1.1313964">
            <text:p>1.1313964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25862083">
            <text:p>0.25862083</text:p>
          </table:table-cell>
          <table:table-cell office:value-type="float" office:value="0.26812434">
            <text:p>0.26812434</text:p>
          </table:table-cell>
          <table:table-cell office:value-type="float" office:value="1.1599995">
            <text:p>1.1599995</text:p>
          </table:table-cell>
          <table:table-cell office:value-type="float" office:value="1.1646729">
            <text:p>1.1646729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2542374">
            <text:p>0.2542374</text:p>
          </table:table-cell>
          <table:table-cell office:value-type="float" office:value="0.2598884">
            <text:p>0.2598884</text:p>
          </table:table-cell>
          <table:table-cell office:value-type="float" office:value="1.1799995">
            <text:p>1.1799995</text:p>
          </table:table-cell>
          <table:table-cell office:value-type="float" office:value="1.1580174">
            <text:p>1.1580174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25000012">
            <text:p>0.25000012</text:p>
          </table:table-cell>
          <table:table-cell office:value-type="float" office:value="0.24524681">
            <text:p>0.24524681</text:p>
          </table:table-cell>
          <table:table-cell office:value-type="float" office:value="1.1999995">
            <text:p>1.1999995</text:p>
          </table:table-cell>
          <table:table-cell office:value-type="float" office:value="1.0914646">
            <text:p>1.0914646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24590176">
            <text:p>0.24590176</text:p>
          </table:table-cell>
          <table:table-cell office:value-type="float" office:value="0.2406713">
            <text:p>0.2406713</text:p>
          </table:table-cell>
          <table:table-cell office:value-type="float" office:value="1.2199994">
            <text:p>1.2199994</text:p>
          </table:table-cell>
          <table:table-cell office:value-type="float" office:value="1.1513623">
            <text:p>1.1513623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24193561">
            <text:p>0.24193561</text:p>
          </table:table-cell>
          <table:table-cell office:value-type="float" office:value="0.23975623">
            <text:p>0.23975623</text:p>
          </table:table-cell>
          <table:table-cell office:value-type="float" office:value="1.2399994">
            <text:p>1.2399994</text:p>
          </table:table-cell>
          <table:table-cell office:value-type="float" office:value="1.2645018">
            <text:p>1.2645018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23809536">
            <text:p>0.23809536</text:p>
          </table:table-cell>
          <table:table-cell office:value-type="float" office:value="0.24341659">
            <text:p>0.24341659</text:p>
          </table:table-cell>
          <table:table-cell office:value-type="float" office:value="1.2599994">
            <text:p>1.2599994</text:p>
          </table:table-cell>
          <table:table-cell office:value-type="float" office:value="1.2645018">
            <text:p>1.2645018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23437512">
            <text:p>0.23437512</text:p>
          </table:table-cell>
          <table:table-cell office:value-type="float" office:value="0.2425015">
            <text:p>0.2425015</text:p>
          </table:table-cell>
          <table:table-cell office:value-type="float" office:value="1.2799994">
            <text:p>1.2799994</text:p>
          </table:table-cell>
          <table:table-cell office:value-type="float" office:value="1.364331">
            <text:p>1.364331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23076935">
            <text:p>0.23076935</text:p>
          </table:table-cell>
          <table:table-cell office:value-type="float" office:value="0.23426561">
            <text:p>0.23426561</text:p>
          </table:table-cell>
          <table:table-cell office:value-type="float" office:value="1.2999994">
            <text:p>1.2999994</text:p>
          </table:table-cell>
          <table:table-cell office:value-type="float" office:value="1.3443651">
            <text:p>1.3443651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22727285">
            <text:p>0.22727285</text:p>
          </table:table-cell>
          <table:table-cell office:value-type="float" office:value="0.22602971">
            <text:p>0.22602971</text:p>
          </table:table-cell>
          <table:table-cell office:value-type="float" office:value="1.3199993">
            <text:p>1.3199993</text:p>
          </table:table-cell>
          <table:table-cell office:value-type="float" office:value="1.3110888">
            <text:p>1.3110888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22813554">
            <text:p>0.22813554</text:p>
          </table:table-cell>
          <table:table-cell office:value-type="float" office:value="0.22328441">
            <text:p>0.22328441</text:p>
          </table:table-cell>
          <table:table-cell office:value-type="float" office:value="1.3150078">
            <text:p>1.3150078</text:p>
          </table:table-cell>
          <table:table-cell office:value-type="float" office:value="1.3576757">
            <text:p>1.3576757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23165885">
            <text:p>0.23165885</text:p>
          </table:table-cell>
          <table:table-cell office:value-type="float" office:value="0.21870892">
            <text:p>0.21870892</text:p>
          </table:table-cell>
          <table:table-cell office:value-type="float" office:value="1.2950078">
            <text:p>1.2950078</text:p>
          </table:table-cell>
          <table:table-cell office:value-type="float" office:value="1.3243994">
            <text:p>1.3243994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23529267">
            <text:p>0.23529267</text:p>
          </table:table-cell>
          <table:table-cell office:value-type="float" office:value="0.2251146">
            <text:p>0.2251146</text:p>
          </table:table-cell>
          <table:table-cell office:value-type="float" office:value="1.2750078">
            <text:p>1.2750078</text:p>
          </table:table-cell>
          <table:table-cell office:value-type="float" office:value="1.3576757">
            <text:p>1.3576757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23904234">
            <text:p>0.23904234</text:p>
          </table:table-cell>
          <table:table-cell office:value-type="float" office:value="0.2269448">
            <text:p>0.2269448</text:p>
          </table:table-cell>
          <table:table-cell office:value-type="float" office:value="1.2550079">
            <text:p>1.2550079</text:p>
          </table:table-cell>
          <table:table-cell office:value-type="float" office:value="1.3310546">
            <text:p>1.3310546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24291344">
            <text:p>0.24291344</text:p>
          </table:table-cell>
          <table:table-cell office:value-type="float" office:value="0.23426561">
            <text:p>0.23426561</text:p>
          </table:table-cell>
          <table:table-cell office:value-type="float" office:value="1.2350079">
            <text:p>1.2350079</text:p>
          </table:table-cell>
          <table:table-cell office:value-type="float" office:value="1.2911229">
            <text:p>1.2911229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24691199">
            <text:p>0.24691199</text:p>
          </table:table-cell>
          <table:table-cell office:value-type="float" office:value="0.23701091">
            <text:p>0.23701091</text:p>
          </table:table-cell>
          <table:table-cell office:value-type="float" office:value="1.2150079">
            <text:p>1.2150079</text:p>
          </table:table-cell>
          <table:table-cell office:value-type="float" office:value="1.2445359">
            <text:p>1.2445359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25104436">
            <text:p>0.25104436</text:p>
          </table:table-cell>
          <table:table-cell office:value-type="float" office:value="0.2425015">
            <text:p>0.2425015</text:p>
          </table:table-cell>
          <table:table-cell office:value-type="float" office:value="1.1950079">
            <text:p>1.1950079</text:p>
          </table:table-cell>
          <table:table-cell office:value-type="float" office:value="1.2046044">
            <text:p>1.2046044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25531742">
            <text:p>0.25531742</text:p>
          </table:table-cell>
          <table:table-cell office:value-type="float" office:value="0.24890721">
            <text:p>0.24890721</text:p>
          </table:table-cell>
          <table:table-cell office:value-type="float" office:value="1.1750079">
            <text:p>1.1750079</text:p>
          </table:table-cell>
          <table:table-cell office:value-type="float" office:value="1.171328">
            <text:p>1.171328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25973848">
            <text:p>0.25973848</text:p>
          </table:table-cell>
          <table:table-cell office:value-type="float" office:value="0.2543978">
            <text:p>0.2543978</text:p>
          </table:table-cell>
          <table:table-cell office:value-type="float" office:value="1.155008">
            <text:p>1.155008</text:p>
          </table:table-cell>
          <table:table-cell office:value-type="float" office:value="1.1846386">
            <text:p>1.1846386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26431534">
            <text:p>0.26431534</text:p>
          </table:table-cell>
          <table:table-cell office:value-type="float" office:value="0.25256762">
            <text:p>0.25256762</text:p>
          </table:table-cell>
          <table:table-cell office:value-type="float" office:value="1.135008">
            <text:p>1.135008</text:p>
          </table:table-cell>
          <table:table-cell office:value-type="float" office:value="1.1846386">
            <text:p>1.1846386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26905638">
            <text:p>0.26905638</text:p>
          </table:table-cell>
          <table:table-cell office:value-type="float" office:value="0.25531292">
            <text:p>0.25531292</text:p>
          </table:table-cell>
          <table:table-cell office:value-type="float" office:value="1.115008">
            <text:p>1.115008</text:p>
          </table:table-cell>
          <table:table-cell office:value-type="float" office:value="1.1646727">
            <text:p>1.1646727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2739706">
            <text:p>0.2739706</text:p>
          </table:table-cell>
          <table:table-cell office:value-type="float" office:value="0.2644639">
            <text:p>0.2644639</text:p>
          </table:table-cell>
          <table:table-cell office:value-type="float" office:value="1.095008">
            <text:p>1.095008</text:p>
          </table:table-cell>
          <table:table-cell office:value-type="float" office:value="1.1380517">
            <text:p>1.1380517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2789706">
            <text:p>0.2789706</text:p>
          </table:table-cell>
          <table:table-cell office:value-type="float" office:value="0.2681243">
            <text:p>0.2681243</text:p>
          </table:table-cell>
          <table:table-cell office:value-type="float" office:value="1.075008">
            <text:p>1.075008</text:p>
          </table:table-cell>
          <table:table-cell office:value-type="float" office:value="1.0848094">
            <text:p>1.0848094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2839706">
            <text:p>0.2839706</text:p>
          </table:table-cell>
          <table:table-cell office:value-type="float" office:value="0.2754451">
            <text:p>0.2754451</text:p>
          </table:table-cell>
          <table:table-cell office:value-type="float" office:value="1.055008">
            <text:p>1.055008</text:p>
          </table:table-cell>
          <table:table-cell office:value-type="float" office:value="1.071499">
            <text:p>1.071499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2889706">
            <text:p>0.2889706</text:p>
          </table:table-cell>
          <table:table-cell office:value-type="float" office:value="0.2809357">
            <text:p>0.2809357</text:p>
          </table:table-cell>
          <table:table-cell office:value-type="float" office:value="1.0350081">
            <text:p>1.0350081</text:p>
          </table:table-cell>
          <table:table-cell office:value-type="float" office:value="1.1114305">
            <text:p>1.1114305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29397058">
            <text:p>0.29397058</text:p>
          </table:table-cell>
          <table:table-cell office:value-type="float" office:value="0.2845961">
            <text:p>0.2845961</text:p>
          </table:table-cell>
          <table:table-cell office:value-type="float" office:value="1.0150081">
            <text:p>1.0150081</text:p>
          </table:table-cell>
          <table:table-cell office:value-type="float" office:value="1.0848094">
            <text:p>1.0848094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29897058">
            <text:p>0.29897058</text:p>
          </table:table-cell>
          <table:table-cell office:value-type="float" office:value="0.2864263">
            <text:p>0.2864263</text:p>
          </table:table-cell>
          <table:table-cell office:value-type="float" office:value="0.9950081">
            <text:p>0.9950081</text:p>
          </table:table-cell>
          <table:table-cell office:value-type="float" office:value="1.0049461">
            <text:p>1.0049461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30397058">
            <text:p>0.30397058</text:p>
          </table:table-cell>
          <table:table-cell office:value-type="float" office:value="0.2946622">
            <text:p>0.2946622</text:p>
          </table:table-cell>
          <table:table-cell office:value-type="float" office:value="0.97500813">
            <text:p>0.97500813</text:p>
          </table:table-cell>
          <table:table-cell office:value-type="float" office:value="0.99829096">
            <text:p>0.99829096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30897057">
            <text:p>0.30897057</text:p>
          </table:table-cell>
          <table:table-cell office:value-type="float" office:value="0.29740754">
            <text:p>0.29740754</text:p>
          </table:table-cell>
          <table:table-cell office:value-type="float" office:value="0.95500815">
            <text:p>0.95500815</text:p>
          </table:table-cell>
          <table:table-cell office:value-type="float" office:value="1.0049462">
            <text:p>1.0049462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31397057">
            <text:p>0.31397057</text:p>
          </table:table-cell>
          <table:table-cell office:value-type="float" office:value="0.3056434">
            <text:p>0.3056434</text:p>
          </table:table-cell>
          <table:table-cell office:value-type="float" office:value="0.93500817">
            <text:p>0.93500817</text:p>
          </table:table-cell>
          <table:table-cell office:value-type="float" office:value="0.9450488">
            <text:p>0.9450488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31897056">
            <text:p>0.31897056</text:p>
          </table:table-cell>
          <table:table-cell office:value-type="float" office:value="0.30015278">
            <text:p>0.30015278</text:p>
          </table:table-cell>
          <table:table-cell office:value-type="float" office:value="0.9150082">
            <text:p>0.9150082</text:p>
          </table:table-cell>
          <table:table-cell office:value-type="float" office:value="0.86518544">
            <text:p>0.86518544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32397056">
            <text:p>0.32397056</text:p>
          </table:table-cell>
          <table:table-cell office:value-type="float" office:value="0.30106792">
            <text:p>0.30106792</text:p>
          </table:table-cell>
          <table:table-cell office:value-type="float" office:value="0.8950082">
            <text:p>0.8950082</text:p>
          </table:table-cell>
          <table:table-cell office:value-type="float" office:value="0.85853016">
            <text:p>0.85853016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32897055">
            <text:p>0.32897055</text:p>
          </table:table-cell>
          <table:table-cell office:value-type="float" office:value="0.30747363">
            <text:p>0.30747363</text:p>
          </table:table-cell>
          <table:table-cell office:value-type="float" office:value="0.8750082">
            <text:p>0.8750082</text:p>
          </table:table-cell>
          <table:table-cell office:value-type="float" office:value="0.83856434">
            <text:p>0.83856434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33397055">
            <text:p>0.33397055</text:p>
          </table:table-cell>
          <table:table-cell office:value-type="float" office:value="0.3157095">
            <text:p>0.3157095</text:p>
          </table:table-cell>
          <table:table-cell office:value-type="float" office:value="0.85500824">
            <text:p>0.85500824</text:p>
          </table:table-cell>
          <table:table-cell office:value-type="float" office:value="0.9117724">
            <text:p>0.9117724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33897054">
            <text:p>0.33897054</text:p>
          </table:table-cell>
          <table:table-cell office:value-type="float" office:value="0.33584172">
            <text:p>0.33584172</text:p>
          </table:table-cell>
          <table:table-cell office:value-type="float" office:value="0.83500826">
            <text:p>0.83500826</text:p>
          </table:table-cell>
          <table:table-cell office:value-type="float" office:value="0.8851513">
            <text:p>0.8851513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34397054">
            <text:p>0.34397054</text:p>
          </table:table-cell>
          <table:table-cell office:value-type="float" office:value="0.3276058">
            <text:p>0.3276058</text:p>
          </table:table-cell>
          <table:table-cell office:value-type="float" office:value="0.8150083">
            <text:p>0.8150083</text:p>
          </table:table-cell>
          <table:table-cell office:value-type="float" office:value="0.89180666">
            <text:p>0.89180666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34897053">
            <text:p>0.34897053</text:p>
          </table:table-cell>
          <table:table-cell office:value-type="float" office:value="0.34316254">
            <text:p>0.34316254</text:p>
          </table:table-cell>
          <table:table-cell office:value-type="float" office:value="0.7950083">
            <text:p>0.7950083</text:p>
          </table:table-cell>
          <table:table-cell office:value-type="float" office:value="0.79197747">
            <text:p>0.79197747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35397053">
            <text:p>0.35397053</text:p>
          </table:table-cell>
          <table:table-cell office:value-type="float" office:value="0.3440776">
            <text:p>0.3440776</text:p>
          </table:table-cell>
          <table:table-cell office:value-type="float" office:value="0.7750083">
            <text:p>0.7750083</text:p>
          </table:table-cell>
          <table:table-cell office:value-type="float" office:value="0.74539053">
            <text:p>0.74539053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35897052">
            <text:p>0.35897052</text:p>
          </table:table-cell>
          <table:table-cell office:value-type="float" office:value="0.3559739">
            <text:p>0.3559739</text:p>
          </table:table-cell>
          <table:table-cell office:value-type="float" office:value="0.75500834">
            <text:p>0.75500834</text:p>
          </table:table-cell>
          <table:table-cell office:value-type="float" office:value="0.6721825">
            <text:p>0.6721825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36397052">
            <text:p>0.36397052</text:p>
          </table:table-cell>
          <table:table-cell office:value-type="float" office:value="0.34773803">
            <text:p>0.34773803</text:p>
          </table:table-cell>
          <table:table-cell office:value-type="float" office:value="0.73500836">
            <text:p>0.73500836</text:p>
          </table:table-cell>
          <table:table-cell office:value-type="float" office:value="0.705459">
            <text:p>0.705459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3689705">
            <text:p>0.3689705</text:p>
          </table:table-cell>
          <table:table-cell office:value-type="float" office:value="0.3587192">
            <text:p>0.3587192</text:p>
          </table:table-cell>
          <table:table-cell office:value-type="float" office:value="0.7150084">
            <text:p>0.7150084</text:p>
          </table:table-cell>
          <table:table-cell office:value-type="float" office:value="0.6921483">
            <text:p>0.6921483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3739705">
            <text:p>0.3739705</text:p>
          </table:table-cell>
          <table:table-cell office:value-type="float" office:value="0.35871923">
            <text:p>0.35871923</text:p>
          </table:table-cell>
          <table:table-cell office:value-type="float" office:value="0.6950084">
            <text:p>0.6950084</text:p>
          </table:table-cell>
          <table:table-cell office:value-type="float" office:value="0.7720117">
            <text:p>0.7720117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3789705">
            <text:p>0.3789705</text:p>
          </table:table-cell>
          <table:table-cell office:value-type="float" office:value="0.3678702">
            <text:p>0.3678702</text:p>
          </table:table-cell>
          <table:table-cell office:value-type="float" office:value="0.6750084">
            <text:p>0.6750084</text:p>
          </table:table-cell>
          <table:table-cell office:value-type="float" office:value="0.73208">
            <text:p>0.73208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3839705">
            <text:p>0.3839705</text:p>
          </table:table-cell>
          <table:table-cell office:value-type="float" office:value="0.37061548">
            <text:p>0.37061548</text:p>
          </table:table-cell>
          <table:table-cell office:value-type="float" office:value="0.65500844">
            <text:p>0.65500844</text:p>
          </table:table-cell>
          <table:table-cell office:value-type="float" office:value="0.7121142">
            <text:p>0.7121142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3889705">
            <text:p>0.3889705</text:p>
          </table:table-cell>
          <table:table-cell office:value-type="float" office:value="0.36878532">
            <text:p>0.36878532</text:p>
          </table:table-cell>
          <table:table-cell office:value-type="float" office:value="0.63500845">
            <text:p>0.63500845</text:p>
          </table:table-cell>
          <table:table-cell office:value-type="float" office:value="0.60562986">
            <text:p>0.60562986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3939705">
            <text:p>0.3939705</text:p>
          </table:table-cell>
          <table:table-cell office:value-type="float" office:value="0.3815967">
            <text:p>0.3815967</text:p>
          </table:table-cell>
          <table:table-cell office:value-type="float" office:value="0.6150085">
            <text:p>0.6150085</text:p>
          </table:table-cell>
          <table:table-cell office:value-type="float" office:value="0.5656982">
            <text:p>0.5656982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39897048">
            <text:p>0.39897048</text:p>
          </table:table-cell>
          <table:table-cell office:value-type="float" office:value="0.38525712">
            <text:p>0.38525712</text:p>
          </table:table-cell>
          <table:table-cell office:value-type="float" office:value="0.5950085">
            <text:p>0.5950085</text:p>
          </table:table-cell>
          <table:table-cell office:value-type="float" office:value="0.5790088">
            <text:p>0.5790088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40397048">
            <text:p>0.40397048</text:p>
          </table:table-cell>
          <table:table-cell office:value-type="float" office:value="0.39440808">
            <text:p>0.39440808</text:p>
          </table:table-cell>
          <table:table-cell office:value-type="float" office:value="0.5750085">
            <text:p>0.5750085</text:p>
          </table:table-cell>
          <table:table-cell office:value-type="float" office:value="0.5656981">
            <text:p>0.5656981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40897048">
            <text:p>0.40897048</text:p>
          </table:table-cell>
          <table:table-cell office:value-type="float" office:value="0.4053893">
            <text:p>0.4053893</text:p>
          </table:table-cell>
          <table:table-cell office:value-type="float" office:value="0.55500853">
            <text:p>0.55500853</text:p>
          </table:table-cell>
          <table:table-cell office:value-type="float" office:value="0.55238765">
            <text:p>0.55238765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41397047">
            <text:p>0.41397047</text:p>
          </table:table-cell>
          <table:table-cell office:value-type="float" office:value="0.4081346">
            <text:p>0.4081346</text:p>
          </table:table-cell>
          <table:table-cell office:value-type="float" office:value="0.53500855">
            <text:p>0.53500855</text:p>
          </table:table-cell>
          <table:table-cell office:value-type="float" office:value="0.5590429">
            <text:p>0.5590429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41897047">
            <text:p>0.41897047</text:p>
          </table:table-cell>
          <table:table-cell office:value-type="float" office:value="0.4108799">
            <text:p>0.4108799</text:p>
          </table:table-cell>
          <table:table-cell office:value-type="float" office:value="0.51500857">
            <text:p>0.51500857</text:p>
          </table:table-cell>
          <table:table-cell office:value-type="float" office:value="0.52576655">
            <text:p>0.52576655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42397046">
            <text:p>0.42397046</text:p>
          </table:table-cell>
          <table:table-cell office:value-type="float" office:value="0.4218611">
            <text:p>0.4218611</text:p>
          </table:table-cell>
          <table:table-cell office:value-type="float" office:value="0.49500856">
            <text:p>0.49500856</text:p>
          </table:table-cell>
          <table:table-cell office:value-type="float" office:value="0.47252432">
            <text:p>0.47252432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42897046">
            <text:p>0.42897046</text:p>
          </table:table-cell>
          <table:table-cell office:value-type="float" office:value="0.4255215">
            <text:p>0.4255215</text:p>
          </table:table-cell>
          <table:table-cell office:value-type="float" office:value="0.47500855">
            <text:p>0.47500855</text:p>
          </table:table-cell>
          <table:table-cell office:value-type="float" office:value="0.43259272">
            <text:p>0.43259272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43397045">
            <text:p>0.43397045</text:p>
          </table:table-cell>
          <table:table-cell office:value-type="float" office:value="0.42826682">
            <text:p>0.42826682</text:p>
          </table:table-cell>
          <table:table-cell office:value-type="float" office:value="0.45500854">
            <text:p>0.45500854</text:p>
          </table:table-cell>
          <table:table-cell office:value-type="float" office:value="0.4525586">
            <text:p>0.4525586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43897045">
            <text:p>0.43897045</text:p>
          </table:table-cell>
          <table:table-cell office:value-type="float" office:value="0.4346725">
            <text:p>0.4346725</text:p>
          </table:table-cell>
          <table:table-cell office:value-type="float" office:value="0.43500853">
            <text:p>0.43500853</text:p>
          </table:table-cell>
          <table:table-cell office:value-type="float" office:value="0.45921385">
            <text:p>0.45921385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44397044">
            <text:p>0.44397044</text:p>
          </table:table-cell>
          <table:table-cell office:value-type="float" office:value="0.43558764">
            <text:p>0.43558764</text:p>
          </table:table-cell>
          <table:table-cell office:value-type="float" office:value="0.41500852">
            <text:p>0.41500852</text:p>
          </table:table-cell>
          <table:table-cell office:value-type="float" office:value="0.43924806">
            <text:p>0.43924806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44897044">
            <text:p>0.44897044</text:p>
          </table:table-cell>
          <table:table-cell office:value-type="float" office:value="0.4410782">
            <text:p>0.4410782</text:p>
          </table:table-cell>
          <table:table-cell office:value-type="float" office:value="0.3950085">
            <text:p>0.3950085</text:p>
          </table:table-cell>
          <table:table-cell office:value-type="float" office:value="0.38600576">
            <text:p>0.38600576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45397043">
            <text:p>0.45397043</text:p>
          </table:table-cell>
          <table:table-cell office:value-type="float" office:value="0.4456537">
            <text:p>0.4456537</text:p>
          </table:table-cell>
          <table:table-cell office:value-type="float" office:value="0.3750085">
            <text:p>0.3750085</text:p>
          </table:table-cell>
          <table:table-cell office:value-type="float" office:value="0.4459033">
            <text:p>0.4459033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45897043">
            <text:p>0.45897043</text:p>
          </table:table-cell>
          <table:table-cell office:value-type="float" office:value="0.4538896">
            <text:p>0.4538896</text:p>
          </table:table-cell>
          <table:table-cell office:value-type="float" office:value="0.35500848">
            <text:p>0.35500848</text:p>
          </table:table-cell>
          <table:table-cell office:value-type="float" office:value="0.41262704">
            <text:p>0.41262704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46397042">
            <text:p>0.46397042</text:p>
          </table:table-cell>
          <table:table-cell office:value-type="float" office:value="0.4502292">
            <text:p>0.4502292</text:p>
          </table:table-cell>
          <table:table-cell office:value-type="float" office:value="0.33500847">
            <text:p>0.33500847</text:p>
          </table:table-cell>
          <table:table-cell office:value-type="float" office:value="0.34607422">
            <text:p>0.34607422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46897042">
            <text:p>0.46897042</text:p>
          </table:table-cell>
          <table:table-cell office:value-type="float" office:value="0.45480472">
            <text:p>0.45480472</text:p>
          </table:table-cell>
          <table:table-cell office:value-type="float" office:value="0.31500846">
            <text:p>0.31500846</text:p>
          </table:table-cell>
          <table:table-cell office:value-type="float" office:value="0.24624507">
            <text:p>0.24624507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4739704">
            <text:p>0.4739704</text:p>
          </table:table-cell>
          <table:table-cell office:value-type="float" office:value="0.46578592">
            <text:p>0.46578592</text:p>
          </table:table-cell>
          <table:table-cell office:value-type="float" office:value="0.29500845">
            <text:p>0.29500845</text:p>
          </table:table-cell>
          <table:table-cell office:value-type="float" office:value="0.29948726">
            <text:p>0.29948726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4789704">
            <text:p>0.4789704</text:p>
          </table:table-cell>
          <table:table-cell office:value-type="float" office:value="0.45938024">
            <text:p>0.45938024</text:p>
          </table:table-cell>
          <table:table-cell office:value-type="float" office:value="0.27500844">
            <text:p>0.27500844</text:p>
          </table:table-cell>
          <table:table-cell office:value-type="float" office:value="0.21296875">
            <text:p>0.21296875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4839704">
            <text:p>0.4839704</text:p>
          </table:table-cell>
          <table:table-cell office:value-type="float" office:value="0.46670103">
            <text:p>0.46670103</text:p>
          </table:table-cell>
          <table:table-cell office:value-type="float" office:value="0.25500843">
            <text:p>0.25500843</text:p>
          </table:table-cell>
          <table:table-cell office:value-type="float" office:value="0.23958984">
            <text:p>0.23958984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4889704">
            <text:p>0.4889704</text:p>
          </table:table-cell>
          <table:table-cell office:value-type="float" office:value="0.4785973">
            <text:p>0.4785973</text:p>
          </table:table-cell>
          <table:table-cell office:value-type="float" office:value="0.23500843">
            <text:p>0.23500843</text:p>
          </table:table-cell>
          <table:table-cell office:value-type="float" office:value="0.33941898">
            <text:p>0.33941898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4939704">
            <text:p>0.4939704</text:p>
          </table:table-cell>
          <table:table-cell office:value-type="float" office:value="0.49872953">
            <text:p>0.49872953</text:p>
          </table:table-cell>
          <table:table-cell office:value-type="float" office:value="0.21500844">
            <text:p>0.21500844</text:p>
          </table:table-cell>
          <table:table-cell office:value-type="float" office:value="0.24624507">
            <text:p>0.24624507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4989704">
            <text:p>0.4989704</text:p>
          </table:table-cell>
          <table:table-cell office:value-type="float" office:value="0.49689934">
            <text:p>0.49689934</text:p>
          </table:table-cell>
          <table:table-cell office:value-type="float" office:value="0.19500844">
            <text:p>0.19500844</text:p>
          </table:table-cell>
          <table:table-cell office:value-type="float" office:value="0.21962398">
            <text:p>0.21962398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5">
            <text:p>0.5</text:p>
          </table:table-cell>
          <table:table-cell office:value-type="float" office:value="0.4968993">
            <text:p>0.4968993</text:p>
          </table:table-cell>
          <table:table-cell office:value-type="float" office:value="0.17848492">
            <text:p>0.17848492</text:p>
          </table:table-cell>
          <table:table-cell office:value-type="float" office:value="0.19300288">
            <text:p>0.19300288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.5">
            <text:p>0.5</text:p>
          </table:table-cell>
          <table:table-cell office:value-type="float" office:value="0.5078805">
            <text:p>0.5078805</text:p>
          </table:table-cell>
          <table:table-cell office:value-type="float" office:value="0.17472911">
            <text:p>0.17472911</text:p>
          </table:table-cell>
          <table:table-cell office:value-type="float" office:value="0.15307133">
            <text:p>0.15307133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5">
            <text:p>0.5</text:p>
          </table:table-cell>
          <table:table-cell office:value-type="float" office:value="0.51520133">
            <text:p>0.51520133</text:p>
          </table:table-cell>
          <table:table-cell office:value-type="float" office:value="0.17220354">
            <text:p>0.17220354</text:p>
          </table:table-cell>
          <table:table-cell office:value-type="float" office:value="0.099829145">
            <text:p>0.099829145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5">
            <text:p>0.5</text:p>
          </table:table-cell>
          <table:table-cell office:value-type="float" office:value="0.50330496">
            <text:p>0.50330496</text:p>
          </table:table-cell>
          <table:table-cell office:value-type="float" office:value="0.17130964">
            <text:p>0.17130964</text:p>
          </table:table-cell>
          <table:table-cell office:value-type="float" office:value="0.11979501">
            <text:p>0.11979501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.5">
            <text:p>0.5</text:p>
          </table:table-cell>
          <table:table-cell office:value-type="float" office:value="0.5023899">
            <text:p>0.5023899</text:p>
          </table:table-cell>
          <table:table-cell office:value-type="float" office:value="0.16977847">
            <text:p>0.16977847</text:p>
          </table:table-cell>
          <table:table-cell office:value-type="float" office:value="0.16638197">
            <text:p>0.16638197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5">
            <text:p>0.5</text:p>
          </table:table-cell>
          <table:table-cell office:value-type="float" office:value="0.50147486">
            <text:p>0.50147486</text:p>
          </table:table-cell>
          <table:table-cell office:value-type="float" office:value="0.16684395">
            <text:p>0.16684395</text:p>
          </table:table-cell>
          <table:table-cell office:value-type="float" office:value="0.17303719">
            <text:p>0.17303719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5">
            <text:p>0.5</text:p>
          </table:table-cell>
          <table:table-cell office:value-type="float" office:value="0.5078805">
            <text:p>0.5078805</text:p>
          </table:table-cell>
          <table:table-cell office:value-type="float" office:value="0.1636938">
            <text:p>0.1636938</text:p>
          </table:table-cell>
          <table:table-cell office:value-type="float" office:value="0.15307133">
            <text:p>0.15307133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 office:value-type="float" office:value="0.16115873">
            <text:p>0.16115873</text:p>
          </table:table-cell>
          <table:table-cell office:value-type="float" office:value="0.13310546">
            <text:p>0.13310546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5">
            <text:p>0.5</text:p>
          </table:table-cell>
          <table:table-cell office:value-type="float" office:value="0.4968993">
            <text:p>0.4968993</text:p>
          </table:table-cell>
          <table:table-cell office:value-type="float" office:value="0.1591714">
            <text:p>0.1591714</text:p>
          </table:table-cell>
          <table:table-cell office:value-type="float" office:value="0.13976069">
            <text:p>0.13976069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5">
            <text:p>0.5</text:p>
          </table:table-cell>
          <table:table-cell office:value-type="float" office:value="0.5023899">
            <text:p>0.5023899</text:p>
          </table:table-cell>
          <table:table-cell office:value-type="float" office:value="0.15698737">
            <text:p>0.15698737</text:p>
          </table:table-cell>
          <table:table-cell office:value-type="float" office:value="0.099828966">
            <text:p>0.099828966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5">
            <text:p>0.5</text:p>
          </table:table-cell>
          <table:table-cell office:value-type="float" office:value="0.5078805">
            <text:p>0.5078805</text:p>
          </table:table-cell>
          <table:table-cell office:value-type="float" office:value="0.1560293">
            <text:p>0.1560293</text:p>
          </table:table-cell>
          <table:table-cell office:value-type="float" office:value="0.05989742">
            <text:p>0.05989742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5">
            <text:p>0.5</text:p>
          </table:table-cell>
          <table:table-cell office:value-type="float" office:value="0.50147486">
            <text:p>0.50147486</text:p>
          </table:table-cell>
          <table:table-cell office:value-type="float" office:value="0.15631413">
            <text:p>0.15631413</text:p>
          </table:table-cell>
          <table:table-cell office:value-type="float" office:value="0.17303719">
            <text:p>0.17303719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 office:value-type="float" office:value="0.15318704">
            <text:p>0.15318704</text:p>
          </table:table-cell>
          <table:table-cell office:value-type="float" office:value="0.21296875">
            <text:p>0.21296875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5">
            <text:p>0.5</text:p>
          </table:table-cell>
          <table:table-cell office:value-type="float" office:value="0.4987295">
            <text:p>0.4987295</text:p>
          </table:table-cell>
          <table:table-cell office:value-type="float" office:value="0.148817">
            <text:p>0.148817</text:p>
          </table:table-cell>
          <table:table-cell office:value-type="float" office:value="0.15307133">
            <text:p>0.15307133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5">
            <text:p>0.5</text:p>
          </table:table-cell>
          <table:table-cell office:value-type="float" office:value="0.49506912">
            <text:p>0.49506912</text:p>
          </table:table-cell>
          <table:table-cell office:value-type="float" office:value="0.14623529">
            <text:p>0.14623529</text:p>
          </table:table-cell>
          <table:table-cell office:value-type="float" office:value="0.11313978">
            <text:p>0.11313978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.5">
            <text:p>0.5</text:p>
          </table:table-cell>
          <table:table-cell office:value-type="float" office:value="0.4822577">
            <text:p>0.4822577</text:p>
          </table:table-cell>
          <table:table-cell office:value-type="float" office:value="0.1448368">
            <text:p>0.1448368</text:p>
          </table:table-cell>
          <table:table-cell office:value-type="float" office:value="0.13976069">
            <text:p>0.13976069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0.5">
            <text:p>0.5</text:p>
          </table:table-cell>
          <table:table-cell office:value-type="float" office:value="0.4831728">
            <text:p>0.4831728</text:p>
          </table:table-cell>
          <table:table-cell office:value-type="float" office:value="0.14259017">
            <text:p>0.14259017</text:p>
          </table:table-cell>
          <table:table-cell office:value-type="float" office:value="0.18634748">
            <text:p>0.18634748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0.5">
            <text:p>0.5</text:p>
          </table:table-cell>
          <table:table-cell office:value-type="float" office:value="0.49049363">
            <text:p>0.49049363</text:p>
          </table:table-cell>
          <table:table-cell office:value-type="float" office:value="0.13893576">
            <text:p>0.13893576</text:p>
          </table:table-cell>
          <table:table-cell office:value-type="float" office:value="0.17303702">
            <text:p>0.17303702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0.5">
            <text:p>0.5</text:p>
          </table:table-cell>
          <table:table-cell office:value-type="float" office:value="0.49140874">
            <text:p>0.49140874</text:p>
          </table:table-cell>
          <table:table-cell office:value-type="float" office:value="0.13568865">
            <text:p>0.13568865</text:p>
          </table:table-cell>
          <table:table-cell office:value-type="float" office:value="0.16638179">
            <text:p>0.16638179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0.5">
            <text:p>0.5</text:p>
          </table:table-cell>
          <table:table-cell office:value-type="float" office:value="0.49232385">
            <text:p>0.49232385</text:p>
          </table:table-cell>
          <table:table-cell office:value-type="float" office:value="0.13262755">
            <text:p>0.13262755</text:p>
          </table:table-cell>
          <table:table-cell office:value-type="float" office:value="0.2529003">
            <text:p>0.2529003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0.5">
            <text:p>0.5</text:p>
          </table:table-cell>
          <table:table-cell office:value-type="float" office:value="0.4895785">
            <text:p>0.4895785</text:p>
          </table:table-cell>
          <table:table-cell office:value-type="float" office:value="0.12693876">
            <text:p>0.12693876</text:p>
          </table:table-cell>
          <table:table-cell office:value-type="float" office:value="0.21962398">
            <text:p>0.21962398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0.495">
            <text:p>0.495</text:p>
          </table:table-cell>
          <table:table-cell office:value-type="float" office:value="0.4895785">
            <text:p>0.4895785</text:p>
          </table:table-cell>
          <table:table-cell office:value-type="float" office:value="0.12218838">
            <text:p>0.12218838</text:p>
          </table:table-cell>
          <table:table-cell office:value-type="float" office:value="0.16638179">
            <text:p>0.16638179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0.49">
            <text:p>0.49</text:p>
          </table:table-cell>
          <table:table-cell office:value-type="float" office:value="0.49598423">
            <text:p>0.49598423</text:p>
          </table:table-cell>
          <table:table-cell office:value-type="float" office:value="0.11900389">
            <text:p>0.11900389</text:p>
          </table:table-cell>
          <table:table-cell office:value-type="float" office:value="0.106484376">
            <text:p>0.106484376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0.485">
            <text:p>0.485</text:p>
          </table:table-cell>
          <table:table-cell office:value-type="float" office:value="0.4813426">
            <text:p>0.4813426</text:p>
          </table:table-cell>
          <table:table-cell office:value-type="float" office:value="0.11763257">
            <text:p>0.11763257</text:p>
          </table:table-cell>
          <table:table-cell office:value-type="float" office:value="0.18634765">
            <text:p>0.18634765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0.48000002">
            <text:p>0.48000002</text:p>
          </table:table-cell>
          <table:table-cell office:value-type="float" office:value="0.46853122">
            <text:p>0.46853122</text:p>
          </table:table-cell>
          <table:table-cell office:value-type="float" office:value="0.11379933">
            <text:p>0.11379933</text:p>
          </table:table-cell>
          <table:table-cell office:value-type="float" office:value="0.15972656">
            <text:p>0.15972656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0.47500002">
            <text:p>0.47500002</text:p>
          </table:table-cell>
          <table:table-cell office:value-type="float" office:value="0.46578592">
            <text:p>0.46578592</text:p>
          </table:table-cell>
          <table:table-cell office:value-type="float" office:value="0.110691905">
            <text:p>0.110691905</text:p>
          </table:table-cell>
          <table:table-cell office:value-type="float" office:value="0.15307115">
            <text:p>0.15307115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0.47000003">
            <text:p>0.47000003</text:p>
          </table:table-cell>
          <table:table-cell office:value-type="float" office:value="0.47127652">
            <text:p>0.47127652</text:p>
          </table:table-cell>
          <table:table-cell office:value-type="float" office:value="0.10775399">
            <text:p>0.10775399</text:p>
          </table:table-cell>
          <table:table-cell office:value-type="float" office:value="0.13976069">
            <text:p>0.13976069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0.46500003">
            <text:p>0.46500003</text:p>
          </table:table-cell>
          <table:table-cell office:value-type="float" office:value="0.46212554">
            <text:p>0.46212554</text:p>
          </table:table-cell>
          <table:table-cell office:value-type="float" office:value="0.10521823">
            <text:p>0.10521823</text:p>
          </table:table-cell>
          <table:table-cell office:value-type="float" office:value="0.20631352">
            <text:p>0.20631352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0.46000004">
            <text:p>0.46000004</text:p>
          </table:table-cell>
          <table:table-cell office:value-type="float" office:value="0.4602953">
            <text:p>0.4602953</text:p>
          </table:table-cell>
          <table:table-cell office:value-type="float" office:value="0.10062379">
            <text:p>0.10062379</text:p>
          </table:table-cell>
          <table:table-cell office:value-type="float" office:value="0.20631352">
            <text:p>0.20631352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0.45500004">
            <text:p>0.45500004</text:p>
          </table:table-cell>
          <table:table-cell office:value-type="float" office:value="0.4511443">
            <text:p>0.4511443</text:p>
          </table:table-cell>
          <table:table-cell office:value-type="float" office:value="0.095975704">
            <text:p>0.095975704</text:p>
          </table:table-cell>
          <table:table-cell office:value-type="float" office:value="0.23293461">
            <text:p>0.23293461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0.45000005">
            <text:p>0.45000005</text:p>
          </table:table-cell>
          <table:table-cell office:value-type="float" office:value="0.4584651">
            <text:p>0.4584651</text:p>
          </table:table-cell>
          <table:table-cell office:value-type="float" office:value="0.09044266">
            <text:p>0.09044266</text:p>
          </table:table-cell>
          <table:table-cell office:value-type="float" office:value="0.13976069">
            <text:p>0.13976069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0.44500005">
            <text:p>0.44500005</text:p>
          </table:table-cell>
          <table:table-cell office:value-type="float" office:value="0.44931412">
            <text:p>0.44931412</text:p>
          </table:table-cell>
          <table:table-cell office:value-type="float" office:value="0.08768517">
            <text:p>0.08768517</text:p>
          </table:table-cell>
          <table:table-cell office:value-type="float" office:value="0.13976069">
            <text:p>0.13976069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0.44000006">
            <text:p>0.44000006</text:p>
          </table:table-cell>
          <table:table-cell office:value-type="float" office:value="0.4511443">
            <text:p>0.4511443</text:p>
          </table:table-cell>
          <table:table-cell office:value-type="float" office:value="0.08487726">
            <text:p>0.08487726</text:p>
          </table:table-cell>
          <table:table-cell office:value-type="float" office:value="0.05989742">
            <text:p>0.05989742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0.43500006">
            <text:p>0.43500006</text:p>
          </table:table-cell>
          <table:table-cell office:value-type="float" office:value="0.44290844">
            <text:p>0.44290844</text:p>
          </table:table-cell>
          <table:table-cell office:value-type="float" office:value="0.08446723">
            <text:p>0.08446723</text:p>
          </table:table-cell>
          <table:table-cell office:value-type="float" office:value="0.053242188">
            <text:p>0.053242188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0.43000007">
            <text:p>0.43000007</text:p>
          </table:table-cell>
          <table:table-cell office:value-type="float" office:value="0.44382352">
            <text:p>0.44382352</text:p>
          </table:table-cell>
          <table:table-cell office:value-type="float" office:value="0.08424872">
            <text:p>0.08424872</text:p>
          </table:table-cell>
          <table:table-cell office:value-type="float" office:value="0.07320805">
            <text:p>0.07320805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0.42500007">
            <text:p>0.42500007</text:p>
          </table:table-cell>
          <table:table-cell office:value-type="float" office:value="0.44656882">
            <text:p>0.44656882</text:p>
          </table:table-cell>
          <table:table-cell office:value-type="float" office:value="0.08344889">
            <text:p>0.08344889</text:p>
          </table:table-cell>
          <table:table-cell office:value-type="float" office:value="0.053242188">
            <text:p>0.053242188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0.42000008">
            <text:p>0.42000008</text:p>
          </table:table-cell>
          <table:table-cell office:value-type="float" office:value="0.44290844">
            <text:p>0.44290844</text:p>
          </table:table-cell>
          <table:table-cell office:value-type="float" office:value="0.08327222">
            <text:p>0.08327222</text:p>
          </table:table-cell>
          <table:table-cell office:value-type="float" office:value="0.07986328">
            <text:p>0.07986328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0.41500008">
            <text:p>0.41500008</text:p>
          </table:table-cell>
          <table:table-cell office:value-type="float" office:value="0.430097">
            <text:p>0.430097</text:p>
          </table:table-cell>
          <table:table-cell office:value-type="float" office:value="0.0822993">
            <text:p>0.0822993</text:p>
          </table:table-cell>
          <table:table-cell office:value-type="float" office:value="-0.013310462">
            <text:p>-0.013310462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0.4100001">
            <text:p>0.4100001</text:p>
          </table:table-cell>
          <table:table-cell office:value-type="float" office:value="0.4273517">
            <text:p>0.4273517</text:p>
          </table:table-cell>
          <table:table-cell office:value-type="float" office:value="0.08411193">
            <text:p>0.08411193</text:p>
          </table:table-cell>
          <table:table-cell office:value-type="float" office:value="-0.019965863">
            <text:p>-0.019965863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0.4050001">
            <text:p>0.4050001</text:p>
          </table:table-cell>
          <table:table-cell office:value-type="float" office:value="0.41545543">
            <text:p>0.41545543</text:p>
          </table:table-cell>
          <table:table-cell office:value-type="float" office:value="0.08617222">
            <text:p>0.08617222</text:p>
          </table:table-cell>
          <table:table-cell office:value-type="float" office:value="0.039931726">
            <text:p>0.039931726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.4000001">
            <text:p>0.4000001</text:p>
          </table:table-cell>
          <table:table-cell office:value-type="float" office:value="0.4099648">
            <text:p>0.4099648</text:p>
          </table:table-cell>
          <table:table-cell office:value-type="float" office:value="0.0864392">
            <text:p>0.0864392</text:p>
          </table:table-cell>
          <table:table-cell office:value-type="float" office:value="0.106484376">
            <text:p>0.106484376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0.3950001">
            <text:p>0.3950001</text:p>
          </table:table-cell>
          <table:table-cell office:value-type="float" office:value="0.4108799">
            <text:p>0.4108799</text:p>
          </table:table-cell>
          <table:table-cell office:value-type="float" office:value="0.08470273">
            <text:p>0.08470273</text:p>
          </table:table-cell>
          <table:table-cell office:value-type="float" office:value="0.07320805">
            <text:p>0.07320805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0.3900001">
            <text:p>0.3900001</text:p>
          </table:table-cell>
          <table:table-cell office:value-type="float" office:value="0.4127101">
            <text:p>0.4127101</text:p>
          </table:table-cell>
          <table:table-cell office:value-type="float" office:value="0.08397156">
            <text:p>0.08397156</text:p>
          </table:table-cell>
          <table:table-cell office:value-type="float" office:value="0.059897587">
            <text:p>0.059897587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0.3850001">
            <text:p>0.3850001</text:p>
          </table:table-cell>
          <table:table-cell office:value-type="float" office:value="0.4108799">
            <text:p>0.4108799</text:p>
          </table:table-cell>
          <table:table-cell office:value-type="float" office:value="0.083663106">
            <text:p>0.083663106</text:p>
          </table:table-cell>
          <table:table-cell office:value-type="float" office:value="-0.08651851">
            <text:p>-0.08651851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0.3800001">
            <text:p>0.3800001</text:p>
          </table:table-cell>
          <table:table-cell office:value-type="float" office:value="0.39166284">
            <text:p>0.39166284</text:p>
          </table:table-cell>
          <table:table-cell office:value-type="float" office:value="0.087801576">
            <text:p>0.087801576</text:p>
          </table:table-cell>
          <table:table-cell office:value-type="float" office:value="-0.10648446">
            <text:p>-0.10648446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0.37500012">
            <text:p>0.37500012</text:p>
          </table:table-cell>
          <table:table-cell office:value-type="float" office:value="0.38891754">
            <text:p>0.38891754</text:p>
          </table:table-cell>
          <table:table-cell office:value-type="float" office:value="0.0925709">
            <text:p>0.0925709</text:p>
          </table:table-cell>
          <table:table-cell office:value-type="float" office:value="0.09982906">
            <text:p>0.09982906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0.37000012">
            <text:p>0.37000012</text:p>
          </table:table-cell>
          <table:table-cell office:value-type="float" office:value="0.3779363">
            <text:p>0.3779363</text:p>
          </table:table-cell>
          <table:table-cell office:value-type="float" office:value="0.09119725">
            <text:p>0.09119725</text:p>
          </table:table-cell>
          <table:table-cell office:value-type="float" office:value="0.13976069">
            <text:p>0.13976069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0.36500013">
            <text:p>0.36500013</text:p>
          </table:table-cell>
          <table:table-cell office:value-type="float" office:value="0.375191">
            <text:p>0.375191</text:p>
          </table:table-cell>
          <table:table-cell office:value-type="float" office:value="0.088573344">
            <text:p>0.088573344</text:p>
          </table:table-cell>
          <table:table-cell office:value-type="float" office:value="0.11979501">
            <text:p>0.11979501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0.36000013">
            <text:p>0.36000013</text:p>
          </table:table-cell>
          <table:table-cell office:value-type="float" office:value="0.3834269">
            <text:p>0.3834269</text:p>
          </table:table-cell>
          <table:table-cell office:value-type="float" office:value="0.086523235">
            <text:p>0.086523235</text:p>
          </table:table-cell>
          <table:table-cell office:value-type="float" office:value="0.13976069">
            <text:p>0.13976069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0.35500014">
            <text:p>0.35500014</text:p>
          </table:table-cell>
          <table:table-cell office:value-type="float" office:value="0.3761061">
            <text:p>0.3761061</text:p>
          </table:table-cell>
          <table:table-cell office:value-type="float" office:value="0.083893776">
            <text:p>0.083893776</text:p>
          </table:table-cell>
          <table:table-cell office:value-type="float" office:value="0.11313969">
            <text:p>0.11313969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0.35000014">
            <text:p>0.35000014</text:p>
          </table:table-cell>
          <table:table-cell office:value-type="float" office:value="0.3632947">
            <text:p>0.3632947</text:p>
          </table:table-cell>
          <table:table-cell office:value-type="float" office:value="0.082020156">
            <text:p>0.082020156</text:p>
          </table:table-cell>
          <table:table-cell office:value-type="float" office:value="0.12645015">
            <text:p>0.12645015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0.34500015">
            <text:p>0.34500015</text:p>
          </table:table-cell>
          <table:table-cell office:value-type="float" office:value="0.3532286">
            <text:p>0.3532286</text:p>
          </table:table-cell>
          <table:table-cell office:value-type="float" office:value="0.079684496">
            <text:p>0.079684496</text:p>
          </table:table-cell>
          <table:table-cell office:value-type="float" office:value="0.09317374">
            <text:p>0.09317374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0.34000015">
            <text:p>0.34000015</text:p>
          </table:table-cell>
          <table:table-cell office:value-type="float" office:value="0.35231352">
            <text:p>0.35231352</text:p>
          </table:table-cell>
          <table:table-cell office:value-type="float" office:value="0.07829922">
            <text:p>0.07829922</text:p>
          </table:table-cell>
          <table:table-cell office:value-type="float" office:value="0.05989742">
            <text:p>0.05989742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0.33500016">
            <text:p>0.33500016</text:p>
          </table:table-cell>
          <table:table-cell office:value-type="float" office:value="0.3513984">
            <text:p>0.3513984</text:p>
          </table:table-cell>
          <table:table-cell office:value-type="float" office:value="0.077917986">
            <text:p>0.077917986</text:p>
          </table:table-cell>
          <table:table-cell office:value-type="float" office:value="0.11979492">
            <text:p>0.11979492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0.33000016">
            <text:p>0.33000016</text:p>
          </table:table-cell>
          <table:table-cell office:value-type="float" office:value="0.34773803">
            <text:p>0.34773803</text:p>
          </table:table-cell>
          <table:table-cell office:value-type="float" office:value="0.07573879">
            <text:p>0.07573879</text:p>
          </table:table-cell>
          <table:table-cell office:value-type="float" office:value="0.06655273">
            <text:p>0.06655273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0.32500017">
            <text:p>0.32500017</text:p>
          </table:table-cell>
          <table:table-cell office:value-type="float" office:value="0.3431625">
            <text:p>0.3431625</text:p>
          </table:table-cell>
          <table:table-cell office:value-type="float" office:value="0.075142264">
            <text:p>0.075142264</text:p>
          </table:table-cell>
          <table:table-cell office:value-type="float" office:value="0.08651851">
            <text:p>0.08651851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0.32000017">
            <text:p>0.32000017</text:p>
          </table:table-cell>
          <table:table-cell office:value-type="float" office:value="0.3321813">
            <text:p>0.3321813</text:p>
          </table:table-cell>
          <table:table-cell office:value-type="float" office:value="0.0739376">
            <text:p>0.0739376</text:p>
          </table:table-cell>
          <table:table-cell office:value-type="float" office:value="0.09982906">
            <text:p>0.09982906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0.31500018">
            <text:p>0.31500018</text:p>
          </table:table-cell>
          <table:table-cell office:value-type="float" office:value="0.3248605">
            <text:p>0.3248605</text:p>
          </table:table-cell>
          <table:table-cell office:value-type="float" office:value="0.07228803">
            <text:p>0.07228803</text:p>
          </table:table-cell>
          <table:table-cell office:value-type="float" office:value="0.09982906">
            <text:p>0.09982906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0.31000018">
            <text:p>0.31000018</text:p>
          </table:table-cell>
          <table:table-cell office:value-type="float" office:value="0.32211518">
            <text:p>0.32211518</text:p>
          </table:table-cell>
          <table:table-cell office:value-type="float" office:value="0.07060253">
            <text:p>0.07060253</text:p>
          </table:table-cell>
          <table:table-cell office:value-type="float" office:value="0.093173824">
            <text:p>0.093173824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0.3050002">
            <text:p>0.3050002</text:p>
          </table:table-cell>
          <table:table-cell office:value-type="float" office:value="0.3157095">
            <text:p>0.3157095</text:p>
          </table:table-cell>
          <table:table-cell office:value-type="float" office:value="0.06910049">
            <text:p>0.06910049</text:p>
          </table:table-cell>
          <table:table-cell office:value-type="float" office:value="0.046586957">
            <text:p>0.046586957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0.3000002">
            <text:p>0.3000002</text:p>
          </table:table-cell>
          <table:table-cell office:value-type="float" office:value="0.311134">
            <text:p>0.311134</text:p>
          </table:table-cell>
          <table:table-cell office:value-type="float" office:value="0.068978734">
            <text:p>0.0689787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0.2950002">
            <text:p>0.2950002</text:p>
          </table:table-cell>
          <table:table-cell office:value-type="float" office:value="0.3028981">
            <text:p>0.3028981</text:p>
          </table:table-cell>
          <table:table-cell office:value-type="float" office:value="0.07027048">
            <text:p>0.07027048</text:p>
          </table:table-cell>
          <table:table-cell office:value-type="float" office:value="0.006655316">
            <text:p>0.006655316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0.2900002">
            <text:p>0.2900002</text:p>
          </table:table-cell>
          <table:table-cell office:value-type="float" office:value="0.2910018">
            <text:p>0.2910018</text:p>
          </table:table-cell>
          <table:table-cell office:value-type="float" office:value="0.07137412">
            <text:p>0.07137412</text:p>
          </table:table-cell>
          <table:table-cell office:value-type="float" office:value="0.06655273">
            <text:p>0.06655273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0.2850002">
            <text:p>0.2850002</text:p>
          </table:table-cell>
          <table:table-cell office:value-type="float" office:value="0.2891716">
            <text:p>0.2891716</text:p>
          </table:table-cell>
          <table:table-cell office:value-type="float" office:value="0.070655644">
            <text:p>0.070655644</text:p>
          </table:table-cell>
          <table:table-cell office:value-type="float" office:value="0.07986328">
            <text:p>0.07986328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0.2800002">
            <text:p>0.2800002</text:p>
          </table:table-cell>
          <table:table-cell office:value-type="float" office:value="0.28734142">
            <text:p>0.28734142</text:p>
          </table:table-cell>
          <table:table-cell office:value-type="float" office:value="0.06953627">
            <text:p>0.06953627</text:p>
          </table:table-cell>
          <table:table-cell office:value-type="float" office:value="0.093173824">
            <text:p>0.093173824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2750002">
            <text:p>0.2750002</text:p>
          </table:table-cell>
          <table:table-cell office:value-type="float" office:value="0.283681">
            <text:p>0.283681</text:p>
          </table:table-cell>
          <table:table-cell office:value-type="float" office:value="0.06800848">
            <text:p>0.06800848</text:p>
          </table:table-cell>
          <table:table-cell office:value-type="float" office:value="0.093173824">
            <text:p>0.09317382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0.27000022">
            <text:p>0.27000022</text:p>
          </table:table-cell>
          <table:table-cell office:value-type="float" office:value="0.2864263">
            <text:p>0.2864263</text:p>
          </table:table-cell>
          <table:table-cell office:value-type="float" office:value="0.06645959">
            <text:p>0.06645959</text:p>
          </table:table-cell>
          <table:table-cell office:value-type="float" office:value="0.05989742">
            <text:p>0.05989742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0.26500022">
            <text:p>0.26500022</text:p>
          </table:table-cell>
          <table:table-cell office:value-type="float" office:value="0.27361488">
            <text:p>0.27361488</text:p>
          </table:table-cell>
          <table:table-cell office:value-type="float" office:value="0.06592512">
            <text:p>0.06592512</text:p>
          </table:table-cell>
          <table:table-cell office:value-type="float" office:value="0.07320796">
            <text:p>0.07320796</text:p>
          </table:table-cell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0.26000023">
            <text:p>0.26000023</text:p>
          </table:table-cell>
          <table:table-cell office:value-type="float" office:value="0.2717847">
            <text:p>0.2717847</text:p>
          </table:table-cell>
          <table:table-cell office:value-type="float" office:value="0.06494415">
            <text:p>0.06494415</text:p>
          </table:table-cell>
          <table:table-cell office:value-type="float" office:value="0.07320805">
            <text:p>0.07320805</text:p>
          </table:table-cell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0.25500023">
            <text:p>0.25500023</text:p>
          </table:table-cell>
          <table:table-cell office:value-type="float" office:value="0.2626337">
            <text:p>0.2626337</text:p>
          </table:table-cell>
          <table:table-cell office:value-type="float" office:value="0.06395888">
            <text:p>0.06395888</text:p>
          </table:table-cell>
          <table:table-cell office:value-type="float" office:value="0.04658687">
            <text:p>0.04658687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0.25000024">
            <text:p>0.25000024</text:p>
          </table:table-cell>
          <table:table-cell office:value-type="float" office:value="0.2571431">
            <text:p>0.2571431</text:p>
          </table:table-cell>
          <table:table-cell office:value-type="float" office:value="0.06374198">
            <text:p>0.06374198</text:p>
          </table:table-cell>
          <table:table-cell office:value-type="float" office:value="0.05989742">
            <text:p>0.05989742</text:p>
          </table:table-cell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0.24500024">
            <text:p>0.24500024</text:p>
          </table:table-cell>
          <table:table-cell office:value-type="float" office:value="0.2498223">
            <text:p>0.2498223</text:p>
          </table:table-cell>
          <table:table-cell office:value-type="float" office:value="0.06311559">
            <text:p>0.06311559</text:p>
          </table:table-cell>
          <table:table-cell office:value-type="float" office:value="0.11313961">
            <text:p>0.11313961</text:p>
          </table:table-cell>
        </table:table-row>
        <table:table-row table:style-name="ro2">
          <table:table-cell office:value-type="float" office:value="2070">
            <text:p>2070</text:p>
          </table:table-cell>
          <table:table-cell office:value-type="float" office:value="0.24000025">
            <text:p>0.24000025</text:p>
          </table:table-cell>
          <table:table-cell office:value-type="float" office:value="0.24524681">
            <text:p>0.24524681</text:p>
          </table:table-cell>
          <table:table-cell office:value-type="float" office:value="0.060852885">
            <text:p>0.060852885</text:p>
          </table:table-cell>
          <table:table-cell office:value-type="float" office:value="0.09317374">
            <text:p>0.09317374</text:p>
          </table:table-cell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0.23500025">
            <text:p>0.23500025</text:p>
          </table:table-cell>
          <table:table-cell office:value-type="float" office:value="0.25073743">
            <text:p>0.25073743</text:p>
          </table:table-cell>
          <table:table-cell office:value-type="float" office:value="0.05915308">
            <text:p>0.05915308</text:p>
          </table:table-cell>
          <table:table-cell office:value-type="float" office:value="0.03993164">
            <text:p>0.03993164</text:p>
          </table:table-cell>
        </table:table-row>
        <table:table-row table:style-name="ro2">
          <table:table-cell office:value-type="float" office:value="2090">
            <text:p>2090</text:p>
          </table:table-cell>
          <table:table-cell office:value-type="float" office:value="0.23000026">
            <text:p>0.23000026</text:p>
          </table:table-cell>
          <table:table-cell office:value-type="float" office:value="0.2415864">
            <text:p>0.2415864</text:p>
          </table:table-cell>
          <table:table-cell office:value-type="float" office:value="0.059079226">
            <text:p>0.0590792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0.22500026">
            <text:p>0.22500026</text:p>
          </table:table-cell>
          <table:table-cell office:value-type="float" office:value="0.23243539">
            <text:p>0.23243539</text:p>
          </table:table-cell>
          <table:table-cell office:value-type="float" office:value="0.060192343">
            <text:p>0.060192343</text:p>
          </table:table-cell>
          <table:table-cell office:value-type="float" office:value="0.013310547">
            <text:p>0.013310547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0.22000027">
            <text:p>0.22000027</text:p>
          </table:table-cell>
          <table:table-cell office:value-type="float" office:value="0.22328441">
            <text:p>0.22328441</text:p>
          </table:table-cell>
          <table:table-cell office:value-type="float" office:value="0.060900982">
            <text:p>0.060900982</text:p>
          </table:table-cell>
          <table:table-cell office:value-type="float" office:value="0.053242188">
            <text:p>0.053242188</text:p>
          </table:table-cell>
        </table:table-row>
        <table:table-row table:style-name="ro2">
          <table:table-cell office:value-type="float" office:value="2120">
            <text:p>2120</text:p>
          </table:table-cell>
          <table:table-cell office:value-type="float" office:value="0.21500027">
            <text:p>0.21500027</text:p>
          </table:table-cell>
          <table:table-cell office:value-type="float" office:value="0.2205391">
            <text:p>0.2205391</text:p>
          </table:table-cell>
          <table:table-cell office:value-type="float" office:value="0.06038868">
            <text:p>0.06038868</text:p>
          </table:table-cell>
          <table:table-cell office:value-type="float" office:value="0.059897505">
            <text:p>0.059897505</text:p>
          </table:table-cell>
        </table:table-row>
        <table:table-row table:style-name="ro2">
          <table:table-cell office:value-type="float" office:value="2130">
            <text:p>2130</text:p>
          </table:table-cell>
          <table:table-cell office:value-type="float" office:value="0.21000028">
            <text:p>0.21000028</text:p>
          </table:table-cell>
          <table:table-cell office:value-type="float" office:value="0.21687873">
            <text:p>0.21687873</text:p>
          </table:table-cell>
          <table:table-cell office:value-type="float" office:value="0.059672534">
            <text:p>0.059672534</text:p>
          </table:table-cell>
          <table:table-cell office:value-type="float" office:value="0.059897505">
            <text:p>0.059897505</text:p>
          </table:table-cell>
        </table:table-row>
        <table:table-row table:style-name="ro2">
          <table:table-cell office:value-type="float" office:value="2140">
            <text:p>2140</text:p>
          </table:table-cell>
          <table:table-cell office:value-type="float" office:value="0.20500028">
            <text:p>0.20500028</text:p>
          </table:table-cell>
          <table:table-cell office:value-type="float" office:value="0.2159636">
            <text:p>0.2159636</text:p>
          </table:table-cell>
          <table:table-cell office:value-type="float" office:value="0.05894422">
            <text:p>0.05894422</text:p>
          </table:table-cell>
          <table:table-cell office:value-type="float" office:value="0.053242188">
            <text:p>0.053242188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0.20000029">
            <text:p>0.20000029</text:p>
          </table:table-cell>
          <table:table-cell office:value-type="float" office:value="0.20681262">
            <text:p>0.20681262</text:p>
          </table:table-cell>
          <table:table-cell office:value-type="float" office:value="0.058419228">
            <text:p>0.058419228</text:p>
          </table:table-cell>
          <table:table-cell office:value-type="float" office:value="0.053242188">
            <text:p>0.053242188</text:p>
          </table:table-cell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0.19500029">
            <text:p>0.19500029</text:p>
          </table:table-cell>
          <table:table-cell office:value-type="float" office:value="0.20315221">
            <text:p>0.20315221</text:p>
          </table:table-cell>
          <table:table-cell office:value-type="float" office:value="0.05785811">
            <text:p>0.05785811</text:p>
          </table:table-cell>
          <table:table-cell office:value-type="float" office:value="0.026621094">
            <text:p>0.026621094</text:p>
          </table:table-cell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0.1900003">
            <text:p>0.1900003</text:p>
          </table:table-cell>
          <table:table-cell office:value-type="float" office:value="0.20040691">
            <text:p>0.20040691</text:p>
          </table:table-cell>
          <table:table-cell office:value-type="float" office:value="0.058092356">
            <text:p>0.058092356</text:p>
          </table:table-cell>
          <table:table-cell office:value-type="float" office:value="0.046586957">
            <text:p>0.046586957</text:p>
          </table:table-cell>
        </table:table-row>
        <table:table-row table:style-name="ro2">
          <table:table-cell office:value-type="float" office:value="2180">
            <text:p>2180</text:p>
          </table:table-cell>
          <table:table-cell office:value-type="float" office:value="0.1850003">
            <text:p>0.1850003</text:p>
          </table:table-cell>
          <table:table-cell office:value-type="float" office:value="0.1894257">
            <text:p>0.1894257</text:p>
          </table:table-cell>
          <table:table-cell office:value-type="float" office:value="0.05773079">
            <text:p>0.05773079</text:p>
          </table:table-cell>
          <table:table-cell office:value-type="float" office:value="0.0066552735">
            <text:p>0.0066552735</text:p>
          </table:table-cell>
        </table:table-row>
        <table:table-row table:style-name="ro2">
          <table:table-cell office:value-type="float" office:value="2190">
            <text:p>2190</text:p>
          </table:table-cell>
          <table:table-cell office:value-type="float" office:value="0.1800003">
            <text:p>0.1800003</text:p>
          </table:table-cell>
          <table:table-cell office:value-type="float" office:value="0.1802747">
            <text:p>0.1802747</text:p>
          </table:table-cell>
          <table:table-cell office:value-type="float" office:value="0.05853117">
            <text:p>0.05853117</text:p>
          </table:table-cell>
          <table:table-cell office:value-type="float" office:value="0.033276364">
            <text:p>0.033276364</text:p>
          </table:table-cell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0.17500031">
            <text:p>0.17500031</text:p>
          </table:table-cell>
          <table:table-cell office:value-type="float" office:value="0.1766143">
            <text:p>0.1766143</text:p>
          </table:table-cell>
          <table:table-cell office:value-type="float" office:value="0.05850756">
            <text:p>0.05850756</text:p>
          </table:table-cell>
          <table:table-cell office:value-type="float" office:value="0.05989742">
            <text:p>0.05989742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0.17000031">
            <text:p>0.17000031</text:p>
          </table:table-cell>
          <table:table-cell office:value-type="float" office:value="0.17020862">
            <text:p>0.17020862</text:p>
          </table:table-cell>
          <table:table-cell office:value-type="float" office:value="0.05767465">
            <text:p>0.05767465</text:p>
          </table:table-cell>
          <table:table-cell office:value-type="float" office:value="0.07986324">
            <text:p>0.07986324</text:p>
          </table:table-cell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0.16500032">
            <text:p>0.16500032</text:p>
          </table:table-cell>
          <table:table-cell office:value-type="float" office:value="0.1674633">
            <text:p>0.1674633</text:p>
          </table:table-cell>
          <table:table-cell office:value-type="float" office:value="0.05620408">
            <text:p>0.05620408</text:p>
          </table:table-cell>
          <table:table-cell office:value-type="float" office:value="0.07320796">
            <text:p>0.07320796</text:p>
          </table:table-cell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0.16000032">
            <text:p>0.16000032</text:p>
          </table:table-cell>
          <table:table-cell office:value-type="float" office:value="0.1638029">
            <text:p>0.1638029</text:p>
          </table:table-cell>
          <table:table-cell office:value-type="float" office:value="0.054910894">
            <text:p>0.054910894</text:p>
          </table:table-cell>
          <table:table-cell office:value-type="float" office:value="0.07320801">
            <text:p>0.07320801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0.15500033">
            <text:p>0.15500033</text:p>
          </table:table-cell>
          <table:table-cell office:value-type="float" office:value="0.1619727">
            <text:p>0.1619727</text:p>
          </table:table-cell>
          <table:table-cell office:value-type="float" office:value="0.05359125">
            <text:p>0.05359125</text:p>
          </table:table-cell>
          <table:table-cell office:value-type="float" office:value="0.09982906">
            <text:p>0.09982906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0.15000033">
            <text:p>0.15000033</text:p>
          </table:table-cell>
          <table:table-cell office:value-type="float" office:value="0.15373681">
            <text:p>0.15373681</text:p>
          </table:table-cell>
          <table:table-cell office:value-type="float" office:value="0.05144924">
            <text:p>0.05144924</text:p>
          </table:table-cell>
          <table:table-cell office:value-type="float" office:value="0.07986328">
            <text:p>0.07986328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0.14607234">
            <text:p>0.14607234</text:p>
          </table:table-cell>
          <table:table-cell office:value-type="float" office:value="0.15190661">
            <text:p>0.15190661</text:p>
          </table:table-cell>
          <table:table-cell office:value-type="float" office:value="0.04984635">
            <text:p>0.04984635</text:p>
          </table:table-cell>
          <table:table-cell office:value-type="float" office:value="0.106484376">
            <text:p>0.106484376</text:p>
          </table:table-cell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0.14379403">
            <text:p>0.14379403</text:p>
          </table:table-cell>
          <table:table-cell office:value-type="float" office:value="0.14641601">
            <text:p>0.14641601</text:p>
          </table:table-cell>
          <table:table-cell office:value-type="float" office:value="0.047416627">
            <text:p>0.047416627</text:p>
          </table:table-cell>
          <table:table-cell office:value-type="float" office:value="0.06655273">
            <text:p>0.06655273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0.14159805">
            <text:p>0.14159805</text:p>
          </table:table-cell>
          <table:table-cell office:value-type="float" office:value="0.14001031">
            <text:p>0.14001031</text:p>
          </table:table-cell>
          <table:table-cell office:value-type="float" office:value="0.04613954">
            <text:p>0.04613954</text:p>
          </table:table-cell>
          <table:table-cell office:value-type="float" office:value="0.05989746">
            <text:p>0.05989746</text:p>
          </table:table-cell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0.13949814">
            <text:p>0.13949814</text:p>
          </table:table-cell>
          <table:table-cell office:value-type="float" office:value="0.1390952">
            <text:p>0.1390952</text:p>
          </table:table-cell>
          <table:table-cell office:value-type="float" office:value="0.045023922">
            <text:p>0.045023922</text:p>
          </table:table-cell>
          <table:table-cell office:value-type="float" office:value="0.053242188">
            <text:p>0.053242188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0.13741194">
            <text:p>0.13741194</text:p>
          </table:table-cell>
          <table:table-cell office:value-type="float" office:value="0.14001031">
            <text:p>0.14001031</text:p>
          </table:table-cell>
          <table:table-cell office:value-type="float" office:value="0.044098556">
            <text:p>0.044098556</text:p>
          </table:table-cell>
          <table:table-cell office:value-type="float" office:value="0.01996582">
            <text:p>0.01996582</text:p>
          </table:table-cell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0.135312">
            <text:p>0.135312</text:p>
          </table:table-cell>
          <table:table-cell office:value-type="float" office:value="0.1336046">
            <text:p>0.1336046</text:p>
          </table:table-cell>
          <table:table-cell office:value-type="float" office:value="0.04417974">
            <text:p>0.04417974</text:p>
          </table:table-cell>
          <table:table-cell office:value-type="float" office:value="0.07986328">
            <text:p>0.07986328</text:p>
          </table:table-cell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0.13330816">
            <text:p>0.13330816</text:p>
          </table:table-cell>
          <table:table-cell office:value-type="float" office:value="0.12628381">
            <text:p>0.12628381</text:p>
          </table:table-cell>
          <table:table-cell office:value-type="float" office:value="0.0424304">
            <text:p>0.0424304</text:p>
          </table:table-cell>
          <table:table-cell office:value-type="float" office:value="0.093173824">
            <text:p>0.093173824</text:p>
          </table:table-cell>
        </table:table-row>
        <table:table-row table:style-name="ro2">
          <table:table-cell office:value-type="float" office:value="2330">
            <text:p>2330</text:p>
          </table:table-cell>
          <table:table-cell office:value-type="float" office:value="0.13141406">
            <text:p>0.13141406</text:p>
          </table:table-cell>
          <table:table-cell office:value-type="float" office:value="0.1299442">
            <text:p>0.1299442</text:p>
          </table:table-cell>
          <table:table-cell office:value-type="float" office:value="0.04022706">
            <text:p>0.04022706</text:p>
          </table:table-cell>
          <table:table-cell office:value-type="float" office:value="0.07986328">
            <text:p>0.07986328</text:p>
          </table:table-cell>
        </table:table-row>
        <table:table-row table:style-name="ro2">
          <table:table-cell office:value-type="float" office:value="2340">
            <text:p>2340</text:p>
          </table:table-cell>
          <table:table-cell office:value-type="float" office:value="0.12946504">
            <text:p>0.12946504</text:p>
          </table:table-cell>
          <table:table-cell office:value-type="float" office:value="0.1299442">
            <text:p>0.1299442</text:p>
          </table:table-cell>
          <table:table-cell office:value-type="float" office:value="0.03841889">
            <text:p>0.03841889</text:p>
          </table:table-cell>
          <table:table-cell office:value-type="float" office:value="0.07986328">
            <text:p>0.07986328</text:p>
          </table:table-cell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0.12751603">
            <text:p>0.12751603</text:p>
          </table:table-cell>
          <table:table-cell office:value-type="float" office:value="0.12170831">
            <text:p>0.12170831</text:p>
          </table:table-cell>
          <table:table-cell office:value-type="float" office:value="0.036591943">
            <text:p>0.036591943</text:p>
          </table:table-cell>
          <table:table-cell office:value-type="float" office:value="0.086518556">
            <text:p>0.086518556</text:p>
          </table:table-cell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0.12569053">
            <text:p>0.12569053</text:p>
          </table:table-cell>
          <table:table-cell office:value-type="float" office:value="0.12262341">
            <text:p>0.12262341</text:p>
          </table:table-cell>
          <table:table-cell office:value-type="float" office:value="0.034509122">
            <text:p>0.034509122</text:p>
          </table:table-cell>
          <table:table-cell office:value-type="float" office:value="0.053242188">
            <text:p>0.053242188</text:p>
          </table:table-cell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0.123851314">
            <text:p>0.123851314</text:p>
          </table:table-cell>
          <table:table-cell office:value-type="float" office:value="0.12536871">
            <text:p>0.12536871</text:p>
          </table:table-cell>
          <table:table-cell office:value-type="float" office:value="0.033411562">
            <text:p>0.033411562</text:p>
          </table:table-cell>
          <table:table-cell office:value-type="float" office:value="0.046586912">
            <text:p>0.046586912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0.12197092">
            <text:p>0.12197092</text:p>
          </table:table-cell>
          <table:table-cell office:value-type="float" office:value="0.1235385">
            <text:p>0.1235385</text:p>
          </table:table-cell>
          <table:table-cell office:value-type="float" office:value="0.032518566">
            <text:p>0.032518566</text:p>
          </table:table-cell>
          <table:table-cell office:value-type="float" office:value="0.033276364">
            <text:p>0.033276364</text:p>
          </table:table-cell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0.12011793">
            <text:p>0.12011793</text:p>
          </table:table-cell>
          <table:table-cell office:value-type="float" office:value="0.117132805">
            <text:p>0.117132805</text:p>
          </table:table-cell>
          <table:table-cell office:value-type="float" office:value="0.03201431">
            <text:p>0.03201431</text:p>
          </table:table-cell>
          <table:table-cell office:value-type="float" office:value="0.053242188">
            <text:p>0.053242188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0.11836104">
            <text:p>0.11836104</text:p>
          </table:table-cell>
          <table:table-cell office:value-type="float" office:value="0.117132805">
            <text:p>0.117132805</text:p>
          </table:table-cell>
          <table:table-cell office:value-type="float" office:value="0.030880988">
            <text:p>0.030880988</text:p>
          </table:table-cell>
          <table:table-cell office:value-type="float" office:value="0.07986328">
            <text:p>0.07986328</text:p>
          </table:table-cell>
        </table:table-row>
        <table:table-row table:style-name="ro2">
          <table:table-cell office:value-type="float" office:value="2410">
            <text:p>2410</text:p>
          </table:table-cell>
          <table:table-cell office:value-type="float" office:value="0.11660415">
            <text:p>0.11660415</text:p>
          </table:table-cell>
          <table:table-cell office:value-type="float" office:value="0.1207932">
            <text:p>0.1207932</text:p>
          </table:table-cell>
          <table:table-cell office:value-type="float" office:value="0.028932273">
            <text:p>0.028932273</text:p>
          </table:table-cell>
          <table:table-cell office:value-type="float" office:value="0.03993164">
            <text:p>0.03993164</text:p>
          </table:table-cell>
        </table:table-row>
        <table:table-row table:style-name="ro2">
          <table:table-cell office:value-type="float" office:value="2420">
            <text:p>2420</text:p>
          </table:table-cell>
          <table:table-cell office:value-type="float" office:value="0.11479233">
            <text:p>0.11479233</text:p>
          </table:table-cell>
          <table:table-cell office:value-type="float" office:value="0.1153026">
            <text:p>0.1153026</text:p>
          </table:table-cell>
          <table:table-cell office:value-type="float" office:value="0.028181434">
            <text:p>0.028181434</text:p>
          </table:table-cell>
          <table:table-cell office:value-type="float" office:value="0.03993164">
            <text:p>0.03993164</text:p>
          </table:table-cell>
        </table:table-row>
        <table:table-row table:style-name="ro2">
          <table:table-cell office:value-type="float" office:value="2430">
            <text:p>2430</text:p>
          </table:table-cell>
          <table:table-cell office:value-type="float" office:value="0.11306287">
            <text:p>0.11306287</text:p>
          </table:table-cell>
          <table:table-cell office:value-type="float" office:value="0.111642204">
            <text:p>0.111642204</text:p>
          </table:table-cell>
          <table:table-cell office:value-type="float" office:value="0.027405022">
            <text:p>0.027405022</text:p>
          </table:table-cell>
          <table:table-cell office:value-type="float" office:value="0.053242188">
            <text:p>0.053242188</text:p>
          </table:table-cell>
        </table:table-row>
        <table:table-row table:style-name="ro2">
          <table:table-cell office:value-type="float" office:value="2440">
            <text:p>2440</text:p>
          </table:table-cell>
          <table:table-cell office:value-type="float" office:value="0.11138832">
            <text:p>0.11138832</text:p>
          </table:table-cell>
          <table:table-cell office:value-type="float" office:value="0.10981201">
            <text:p>0.10981201</text:p>
          </table:table-cell>
          <table:table-cell office:value-type="float" office:value="0.026207685">
            <text:p>0.026207685</text:p>
          </table:table-cell>
          <table:table-cell office:value-type="float" office:value="0.07986328">
            <text:p>0.07986328</text:p>
          </table:table-cell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0.10974121">
            <text:p>0.10974121</text:p>
          </table:table-cell>
          <table:table-cell office:value-type="float" office:value="0.107066706">
            <text:p>0.107066706</text:p>
          </table:table-cell>
          <table:table-cell office:value-type="float" office:value="0.024187803">
            <text:p>0.024187803</text:p>
          </table:table-cell>
          <table:table-cell office:value-type="float" office:value="0.05989746">
            <text:p>0.05989746</text:p>
          </table:table-cell>
        </table:table-row>
        <table:table-row table:style-name="ro2">
          <table:table-cell office:value-type="float" office:value="2460">
            <text:p>2460</text:p>
          </table:table-cell>
          <table:table-cell office:value-type="float" office:value="0.10813528">
            <text:p>0.10813528</text:p>
          </table:table-cell>
          <table:table-cell office:value-type="float" office:value="0.10981201">
            <text:p>0.10981201</text:p>
          </table:table-cell>
          <table:table-cell office:value-type="float" office:value="0.022736909">
            <text:p>0.022736909</text:p>
          </table:table-cell>
          <table:table-cell office:value-type="float" office:value="0.03993164">
            <text:p>0.03993164</text:p>
          </table:table-cell>
        </table:table-row>
        <table:table-row table:style-name="ro2">
          <table:table-cell office:value-type="float" office:value="2470">
            <text:p>2470</text:p>
          </table:table-cell>
          <table:table-cell office:value-type="float" office:value="0.10648817">
            <text:p>0.10648817</text:p>
          </table:table-cell>
          <table:table-cell office:value-type="float" office:value="0.10523649">
            <text:p>0.10523649</text:p>
          </table:table-cell>
          <table:table-cell office:value-type="float" office:value="0.021881282">
            <text:p>0.021881282</text:p>
          </table:table-cell>
          <table:table-cell office:value-type="float" office:value="0.033276364">
            <text:p>0.033276364</text:p>
          </table:table-cell>
        </table:table-row>
        <table:table-row table:style-name="ro2">
          <table:table-cell office:value-type="float" office:value="2480">
            <text:p>2480</text:p>
          </table:table-cell>
          <table:table-cell office:value-type="float" office:value="0.104909666">
            <text:p>0.104909666</text:p>
          </table:table-cell>
          <table:table-cell office:value-type="float" office:value="0.100661">
            <text:p>0.100661</text:p>
          </table:table-cell>
          <table:table-cell office:value-type="float" office:value="0.021205366">
            <text:p>0.021205366</text:p>
          </table:table-cell>
          <table:table-cell office:value-type="float" office:value="0.07986328">
            <text:p>0.07986328</text:p>
          </table:table-cell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0.10339977">
            <text:p>0.10339977</text:p>
          </table:table-cell>
          <table:table-cell office:value-type="float" office:value="0.09974591">
            <text:p>0.09974591</text:p>
          </table:table-cell>
          <table:table-cell office:value-type="float" office:value="0.019101262">
            <text:p>0.019101262</text:p>
          </table:table-cell>
          <table:table-cell office:value-type="float" office:value="0.086518556">
            <text:p>0.086518556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0.1019036">
            <text:p>0.1019036</text:p>
          </table:table-cell>
          <table:table-cell office:value-type="float" office:value="0.0970006">
            <text:p>0.0970006</text:p>
          </table:table-cell>
          <table:table-cell office:value-type="float" office:value="0.016767383">
            <text:p>0.016767383</text:p>
          </table:table-cell>
          <table:table-cell office:value-type="float" office:value="0.06655273">
            <text:p>0.06655273</text:p>
          </table:table-cell>
        </table:table-row>
        <table:table-row table:style-name="ro2">
          <table:table-cell office:value-type="float" office:value="2510">
            <text:p>2510</text:p>
          </table:table-cell>
          <table:table-cell office:value-type="float" office:value="0.100448616">
            <text:p>0.100448616</text:p>
          </table:table-cell>
          <table:table-cell office:value-type="float" office:value="0.100661">
            <text:p>0.100661</text:p>
          </table:table-cell>
          <table:table-cell office:value-type="float" office:value="0.014999987">
            <text:p>0.014999987</text:p>
          </table:table-cell>
          <table:table-cell office:value-type="float" office:value="0.013310547">
            <text:p>0.013310547</text:p>
          </table:table-cell>
        </table:table-row>
        <table:table-row table:style-name="ro2">
          <table:table-cell office:value-type="float" office:value="2520">
            <text:p>2520</text:p>
          </table:table-cell>
          <table:table-cell office:value-type="float" office:value="0.09893871">
            <text:p>0.09893871</text:p>
          </table:table-cell>
          <table:table-cell office:value-type="float" office:value="0.09974591">
            <text:p>0.09974591</text:p>
          </table:table-cell>
          <table:table-cell office:value-type="float" office:value="0.014825642">
            <text:p>0.014825642</text:p>
          </table:table-cell>
          <table:table-cell office:value-type="float" office:value="0.046586912">
            <text:p>0.046586912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0.09744253">
            <text:p>0.09744253</text:p>
          </table:table-cell>
          <table:table-cell office:value-type="float" office:value="0.094255306">
            <text:p>0.094255306</text:p>
          </table:table-cell>
          <table:table-cell office:value-type="float" office:value="0.013644396">
            <text:p>0.013644396</text:p>
          </table:table-cell>
          <table:table-cell office:value-type="float" office:value="0.07320799">
            <text:p>0.07320799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0.096028715">
            <text:p>0.096028715</text:p>
          </table:table-cell>
          <table:table-cell office:value-type="float" office:value="0.0905949">
            <text:p>0.0905949</text:p>
          </table:table-cell>
          <table:table-cell office:value-type="float" office:value="0.011633456">
            <text:p>0.011633456</text:p>
          </table:table-cell>
          <table:table-cell office:value-type="float" office:value="0.07320799">
            <text:p>0.07320799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0.0946698">
            <text:p>0.0946698</text:p>
          </table:table-cell>
          <table:table-cell office:value-type="float" office:value="0.0896798">
            <text:p>0.0896798</text:p>
          </table:table-cell>
          <table:table-cell office:value-type="float" office:value="0.009588897">
            <text:p>0.009588897</text:p>
          </table:table-cell>
          <table:table-cell office:value-type="float" office:value="0.026621073">
            <text:p>0.026621073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0.09332459">
            <text:p>0.09332459</text:p>
          </table:table-cell>
          <table:table-cell office:value-type="float" office:value="0.0951704">
            <text:p>0.0951704</text:p>
          </table:table-cell>
          <table:table-cell office:value-type="float" office:value="0.0089226365">
            <text:p>0.0089226365</text:p>
          </table:table-cell>
          <table:table-cell office:value-type="float" office:value="0.013310547">
            <text:p>0.013310547</text:p>
          </table:table-cell>
        </table:table-row>
        <table:table-row table:style-name="ro2">
          <table:table-cell office:value-type="float" office:value="2570">
            <text:p>2570</text:p>
          </table:table-cell>
          <table:table-cell office:value-type="float" office:value="0.091897026">
            <text:p>0.091897026</text:p>
          </table:table-cell>
          <table:table-cell office:value-type="float" office:value="0.0933402">
            <text:p>0.0933402</text:p>
          </table:table-cell>
          <table:table-cell office:value-type="float" office:value="0.008659244">
            <text:p>0.008659244</text:p>
          </table:table-cell>
          <table:table-cell office:value-type="float" office:value="0.013310547">
            <text:p>0.013310547</text:p>
          </table:table-cell>
        </table:table-row>
        <table:table-row table:style-name="ro2">
          <table:table-cell office:value-type="float" office:value="2580">
            <text:p>2580</text:p>
          </table:table-cell>
          <table:table-cell office:value-type="float" office:value="0.09049691">
            <text:p>0.09049691</text:p>
          </table:table-cell>
          <table:table-cell office:value-type="float" office:value="0.0896798">
            <text:p>0.0896798</text:p>
          </table:table-cell>
          <table:table-cell office:value-type="float" office:value="0.00839138">
            <text:p>0.00839138</text:p>
          </table:table-cell>
          <table:table-cell office:value-type="float" office:value="0.053242166">
            <text:p>0.053242166</text:p>
          </table:table-cell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0.08915172">
            <text:p>0.08915172</text:p>
          </table:table-cell>
          <table:table-cell office:value-type="float" office:value="0.081443906">
            <text:p>0.081443906</text:p>
          </table:table-cell>
          <table:table-cell office:value-type="float" office:value="0.006908119">
            <text:p>0.006908119</text:p>
          </table:table-cell>
          <table:table-cell office:value-type="float" office:value="0.05989744">
            <text:p>0.05989744</text:p>
          </table:table-cell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0.08793007">
            <text:p>0.08793007</text:p>
          </table:table-cell>
          <table:table-cell office:value-type="float" office:value="0.0832741">
            <text:p>0.0832741</text:p>
          </table:table-cell>
          <table:table-cell office:value-type="float" office:value="0.0051952605">
            <text:p>0.0051952605</text:p>
          </table:table-cell>
          <table:table-cell office:value-type="float" office:value="0.046586893">
            <text:p>0.046586893</text:p>
          </table:table-cell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0.08668095">
            <text:p>0.08668095</text:p>
          </table:table-cell>
          <table:table-cell office:value-type="float" office:value="0.0832741">
            <text:p>0.0832741</text:p>
          </table:table-cell>
          <table:table-cell office:value-type="float" office:value="0.0038630962">
            <text:p>0.0038630962</text:p>
          </table:table-cell>
          <table:table-cell office:value-type="float" office:value="0.01996582">
            <text:p>0.01996582</text:p>
          </table:table-cell>
        </table:table-row>
        <table:table-row table:style-name="ro2">
          <table:table-cell office:value-type="float" office:value="2620">
            <text:p>2620</text:p>
          </table:table-cell>
          <table:table-cell office:value-type="float" office:value="0.08543186">
            <text:p>0.08543186</text:p>
          </table:table-cell>
          <table:table-cell office:value-type="float" office:value="0.0878496">
            <text:p>0.0878496</text:p>
          </table:table-cell>
          <table:table-cell office:value-type="float" office:value="0.0033168194">
            <text:p>0.00331681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0.084114105">
            <text:p>0.084114105</text:p>
          </table:table-cell>
          <table:table-cell office:value-type="float" office:value="0.08418921">
            <text:p>0.08418921</text:p>
          </table:table-cell>
          <table:table-cell office:value-type="float" office:value="0.0033677816">
            <text:p>0.00336778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0.08285126">
            <text:p>0.08285126</text:p>
          </table:table-cell>
          <table:table-cell office:value-type="float" office:value="0.07961371">
            <text:p>0.07961371</text:p>
          </table:table-cell>
          <table:table-cell office:value-type="float" office:value="0.003418386">
            <text:p>0.003418386</text:p>
          </table:table-cell>
          <table:table-cell office:value-type="float" office:value="0.033276364">
            <text:p>0.033276364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0.08165703">
            <text:p>0.08165703</text:p>
          </table:table-cell>
          <table:table-cell office:value-type="float" office:value="0.078698605">
            <text:p>0.078698605</text:p>
          </table:table-cell>
          <table:table-cell office:value-type="float" office:value="0.0024626255">
            <text:p>0.0024626255</text:p>
          </table:table-cell>
          <table:table-cell office:value-type="float" office:value="0.026621094">
            <text:p>0.026621094</text:p>
          </table:table-cell>
        </table:table-row>
        <table:table-row table:style-name="ro2">
          <table:table-cell office:value-type="float" office:value="2660">
            <text:p>2660</text:p>
          </table:table-cell>
          <table:table-cell office:value-type="float" office:value="0.08047658">
            <text:p>0.08047658</text:p>
          </table:table-cell>
          <table:table-cell office:value-type="float" office:value="0.078698605">
            <text:p>0.078698605</text:p>
          </table:table-cell>
          <table:table-cell office:value-type="float" office:value="0.0016940832">
            <text:p>0.0016940832</text:p>
          </table:table-cell>
          <table:table-cell office:value-type="float" office:value="0.03993164">
            <text:p>0.03993164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0.07929611">
            <text:p>0.07929611</text:p>
          </table:table-cell>
          <table:table-cell office:value-type="float" office:value="0.075953305">
            <text:p>0.075953305</text:p>
          </table:table-cell>
          <table:table-cell office:value-type="float" office:value="0.00051265955">
            <text:p>0.0005126596</text:p>
          </table:table-cell>
          <table:table-cell office:value-type="float" office:value="0.033276364">
            <text:p>0.033276364</text:p>
          </table:table-cell>
        </table:table-row>
        <table:table-row table:style-name="ro2">
          <table:table-cell office:value-type="float" office:value="2680">
            <text:p>2680</text:p>
          </table:table-cell>
          <table:table-cell office:value-type="float" office:value="0.078156784">
            <text:p>0.078156784</text:p>
          </table:table-cell>
          <table:table-cell office:value-type="float" office:value="0.078698605">
            <text:p>0.078698605</text:p>
          </table:table-cell>
          <table:table-cell office:value-type="float" office:value="-0.0004854798">
            <text:p>-0.0004854798</text:p>
          </table:table-cell>
          <table:table-cell office:value-type="float" office:value="0.013310547">
            <text:p>0.013310547</text:p>
          </table:table-cell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0.076976314">
            <text:p>0.076976314</text:p>
          </table:table-cell>
          <table:table-cell office:value-type="float" office:value="0.075953305">
            <text:p>0.075953305</text:p>
          </table:table-cell>
          <table:table-cell office:value-type="float" office:value="-0.00089514256">
            <text:p>-0.0008951426</text:p>
          </table:table-cell>
          <table:table-cell office:value-type="float" office:value="0.046586912">
            <text:p>0.046586912</text:p>
          </table:table-cell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0.07583703">
            <text:p>0.07583703</text:p>
          </table:table-cell>
          <table:table-cell office:value-type="float" office:value="0.07412311">
            <text:p>0.07412311</text:p>
          </table:table-cell>
          <table:table-cell office:value-type="float" office:value="-0.0023172498">
            <text:p>-0.0023172498</text:p>
          </table:table-cell>
          <table:table-cell office:value-type="float" office:value="0.033276364">
            <text:p>0.033276364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0.0747252">
            <text:p>0.0747252</text:p>
          </table:table-cell>
          <table:table-cell office:value-type="float" office:value="0.0722929">
            <text:p>0.0722929</text:p>
          </table:table-cell>
          <table:table-cell office:value-type="float" office:value="-0.003357768">
            <text:p>-0.003357768</text:p>
          </table:table-cell>
          <table:table-cell office:value-type="float" office:value="0.046586912">
            <text:p>0.046586912</text:p>
          </table:table-cell>
        </table:table-row>
        <table:table-row table:style-name="ro2">
          <table:table-cell office:value-type="float" office:value="2720">
            <text:p>2720</text:p>
          </table:table-cell>
          <table:table-cell office:value-type="float" office:value="0.07364079">
            <text:p>0.07364079</text:p>
          </table:table-cell>
          <table:table-cell office:value-type="float" office:value="0.068632506">
            <text:p>0.068632506</text:p>
          </table:table-cell>
          <table:table-cell office:value-type="float" office:value="-0.0048152804">
            <text:p>-0.0048152804</text:p>
          </table:table-cell>
          <table:table-cell office:value-type="float" office:value="0.033276364">
            <text:p>0.033276364</text:p>
          </table:table-cell>
        </table:table-row>
        <table:table-row table:style-name="ro2">
          <table:table-cell office:value-type="float" office:value="2730">
            <text:p>2730</text:p>
          </table:table-cell>
          <table:table-cell office:value-type="float" office:value="0.07261131">
            <text:p>0.07261131</text:p>
          </table:table-cell>
          <table:table-cell office:value-type="float" office:value="0.0677174">
            <text:p>0.0677174</text:p>
          </table:table-cell>
          <table:table-cell office:value-type="float" office:value="-0.005888164">
            <text:p>-0.005888164</text:p>
          </table:table-cell>
          <table:table-cell office:value-type="float" office:value="0.026621094">
            <text:p>0.026621094</text:p>
          </table:table-cell>
        </table:table-row>
        <table:table-row table:style-name="ro2">
          <table:table-cell office:value-type="float" office:value="2740">
            <text:p>2740</text:p>
          </table:table-cell>
          <table:table-cell office:value-type="float" office:value="0.07159555">
            <text:p>0.07159555</text:p>
          </table:table-cell>
          <table:table-cell office:value-type="float" office:value="0.0704627">
            <text:p>0.0704627</text:p>
          </table:table-cell>
          <table:table-cell office:value-type="float" office:value="-0.0067759757">
            <text:p>-0.0067759757</text:p>
          </table:table-cell>
          <table:table-cell office:value-type="float" office:value="0.046586912">
            <text:p>0.046586912</text:p>
          </table:table-cell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0.070538595">
            <text:p>0.070538595</text:p>
          </table:table-cell>
          <table:table-cell office:value-type="float" office:value="0.068632506">
            <text:p>0.068632506</text:p>
          </table:table-cell>
          <table:table-cell office:value-type="float" office:value="-0.008285164">
            <text:p>-0.008285164</text:p>
          </table:table-cell>
          <table:table-cell office:value-type="float" office:value="0.01996582">
            <text:p>0.01996582</text:p>
          </table:table-cell>
        </table:table-row>
        <table:table-row table:style-name="ro2">
          <table:table-cell office:value-type="float" office:value="2760">
            <text:p>2760</text:p>
          </table:table-cell>
          <table:table-cell office:value-type="float" office:value="0.069509104">
            <text:p>0.069509104</text:p>
          </table:table-cell>
          <table:table-cell office:value-type="float" office:value="0.0704627">
            <text:p>0.0704627</text:p>
          </table:table-cell>
          <table:table-cell office:value-type="float" office:value="-0.009010613">
            <text:p>-0.009010613</text:p>
          </table:table-cell>
          <table:table-cell office:value-type="float" office:value="0.01996582">
            <text:p>0.01996582</text:p>
          </table:table-cell>
        </table:table-row>
        <table:table-row table:style-name="ro2">
          <table:table-cell office:value-type="float" office:value="2770">
            <text:p>2770</text:p>
          </table:table-cell>
          <table:table-cell office:value-type="float" office:value="0.06845217">
            <text:p>0.06845217</text:p>
          </table:table-cell>
          <table:table-cell office:value-type="float" office:value="0.0677174">
            <text:p>0.0677174</text:p>
          </table:table-cell>
          <table:table-cell office:value-type="float" office:value="-0.0097539425">
            <text:p>-0.00975394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0.067436405">
            <text:p>0.067436405</text:p>
          </table:table-cell>
          <table:table-cell office:value-type="float" office:value="0.0649721">
            <text:p>0.0649721</text:p>
          </table:table-cell>
          <table:table-cell office:value-type="float" office:value="-0.009901464">
            <text:p>-0.009901464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2790">
            <text:p>2790</text:p>
          </table:table-cell>
          <table:table-cell office:value-type="float" office:value="0.06646183">
            <text:p>0.06646183</text:p>
          </table:table-cell>
          <table:table-cell office:value-type="float" office:value="0.064057">
            <text:p>0.064057</text:p>
          </table:table-cell>
          <table:table-cell office:value-type="float" office:value="-0.0098442435">
            <text:p>-0.0098442435</text:p>
          </table:table-cell>
          <table:table-cell office:value-type="float" office:value="0.013310547">
            <text:p>0.013310547</text:p>
          </table:table-cell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0.06550098">
            <text:p>0.06550098</text:p>
          </table:table-cell>
          <table:table-cell office:value-type="float" office:value="0.063141905">
            <text:p>0.063141905</text:p>
          </table:table-cell>
          <table:table-cell office:value-type="float" office:value="-0.010391773">
            <text:p>-0.010391773</text:p>
          </table:table-cell>
          <table:table-cell office:value-type="float" office:value="0.0066552735">
            <text:p>0.0066552735</text:p>
          </table:table-cell>
        </table:table-row>
        <table:table-row table:style-name="ro2">
          <table:table-cell office:value-type="float" office:value="2810">
            <text:p>2810</text:p>
          </table:table-cell>
          <table:table-cell office:value-type="float" office:value="0.064553834">
            <text:p>0.064553834</text:p>
          </table:table-cell>
          <table:table-cell office:value-type="float" office:value="0.064057">
            <text:p>0.064057</text:p>
          </table:table-cell>
          <table:table-cell office:value-type="float" office:value="-0.010745286">
            <text:p>-0.010745286</text:p>
          </table:table-cell>
          <table:table-cell office:value-type="float" office:value="0.026621094">
            <text:p>0.026621094</text:p>
          </table:table-cell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0.063593">
            <text:p>0.063593</text:p>
          </table:table-cell>
          <table:table-cell office:value-type="float" office:value="0.063141905">
            <text:p>0.063141905</text:p>
          </table:table-cell>
          <table:table-cell office:value-type="float" office:value="-0.011713208">
            <text:p>-0.011713208</text:p>
          </table:table-cell>
          <table:table-cell office:value-type="float" office:value="0.0066552735">
            <text:p>0.0066552735</text:p>
          </table:table-cell>
        </table:table-row>
        <table:table-row table:style-name="ro2">
          <table:table-cell office:value-type="float" office:value="2830">
            <text:p>2830</text:p>
          </table:table-cell>
          <table:table-cell office:value-type="float" office:value="0.06264585">
            <text:p>0.06264585</text:p>
          </table:table-cell>
          <table:table-cell office:value-type="float" office:value="0.064057">
            <text:p>0.064057</text:p>
          </table:table-cell>
          <table:table-cell office:value-type="float" office:value="-0.012091935">
            <text:p>-0.012091935</text:p>
          </table:table-cell>
          <table:table-cell office:value-type="float" office:value="-0.013310547">
            <text:p>-0.013310547</text:p>
          </table:table-cell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0.061685026">
            <text:p>0.061685026</text:p>
          </table:table-cell>
          <table:table-cell office:value-type="float" office:value="0.0594815">
            <text:p>0.0594815</text:p>
          </table:table-cell>
          <table:table-cell office:value-type="float" office:value="-0.011877538">
            <text:p>-0.011877538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2850">
            <text:p>2850</text:p>
          </table:table-cell>
          <table:table-cell office:value-type="float" office:value="0.060792796">
            <text:p>0.060792796</text:p>
          </table:table-cell>
          <table:table-cell office:value-type="float" office:value="0.058566403">
            <text:p>0.058566403</text:p>
          </table:table-cell>
          <table:table-cell office:value-type="float" office:value="-0.011850357">
            <text:p>-0.0118503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60">
            <text:p>2860</text:p>
          </table:table-cell>
          <table:table-cell office:value-type="float" office:value="0.059914306">
            <text:p>0.059914306</text:p>
          </table:table-cell>
          <table:table-cell office:value-type="float" office:value="0.0576513">
            <text:p>0.0576513</text:p>
          </table:table-cell>
          <table:table-cell office:value-type="float" office:value="-0.012022912">
            <text:p>-0.012022912</text:p>
          </table:table-cell>
          <table:table-cell office:value-type="float" office:value="0.0066552735">
            <text:p>0.0066552735</text:p>
          </table:table-cell>
        </table:table-row>
        <table:table-row table:style-name="ro2">
          <table:table-cell office:value-type="float" office:value="2870">
            <text:p>2870</text:p>
          </table:table-cell>
          <table:table-cell office:value-type="float" office:value="0.05904957">
            <text:p>0.05904957</text:p>
          </table:table-cell>
          <table:table-cell office:value-type="float" office:value="0.055821102">
            <text:p>0.055821102</text:p>
          </table:table-cell>
          <table:table-cell office:value-type="float" office:value="-0.012400389">
            <text:p>-0.012400389</text:p>
          </table:table-cell>
          <table:table-cell office:value-type="float" office:value="0.01996582">
            <text:p>0.01996582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0.058212265">
            <text:p>0.058212265</text:p>
          </table:table-cell>
          <table:table-cell office:value-type="float" office:value="0.055821102">
            <text:p>0.055821102</text:p>
          </table:table-cell>
          <table:table-cell office:value-type="float" office:value="-0.013182163">
            <text:p>-0.013182163</text:p>
          </table:table-cell>
          <table:table-cell office:value-type="float" office:value="0.0066552735">
            <text:p>0.0066552735</text:p>
          </table:table-cell>
        </table:table-row>
        <table:table-row table:style-name="ro2">
          <table:table-cell office:value-type="float" office:value="2890">
            <text:p>2890</text:p>
          </table:table-cell>
          <table:table-cell office:value-type="float" office:value="0.05737494">
            <text:p>0.05737494</text:p>
          </table:table-cell>
          <table:table-cell office:value-type="float" office:value="0.0576513">
            <text:p>0.0576513</text:p>
          </table:table-cell>
          <table:table-cell office:value-type="float" office:value="-0.013576091">
            <text:p>-0.013576091</text:p>
          </table:table-cell>
          <table:table-cell office:value-type="float" office:value="0.0066552735">
            <text:p>0.0066552735</text:p>
          </table:table-cell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0.056510177">
            <text:p>0.056510177</text:p>
          </table:table-cell>
          <table:table-cell office:value-type="float" office:value="0.055821102">
            <text:p>0.055821102</text:p>
          </table:table-cell>
          <table:table-cell office:value-type="float" office:value="-0.013985395">
            <text:p>-0.013985395</text:p>
          </table:table-cell>
          <table:table-cell office:value-type="float" office:value="0.0066552735">
            <text:p>0.0066552735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0.05567286">
            <text:p>0.05567286</text:p>
          </table:table-cell>
          <table:table-cell office:value-type="float" office:value="0.0567362">
            <text:p>0.0567362</text:p>
          </table:table-cell>
          <table:table-cell office:value-type="float" office:value="-0.014396846">
            <text:p>-0.014396846</text:p>
          </table:table-cell>
          <table:table-cell office:value-type="float" office:value="-0.026621094">
            <text:p>-0.026621094</text:p>
          </table:table-cell>
        </table:table-row>
        <table:table-row table:style-name="ro2">
          <table:table-cell office:value-type="float" office:value="2920">
            <text:p>2920</text:p>
          </table:table-cell>
          <table:table-cell office:value-type="float" office:value="0.054821838">
            <text:p>0.054821838</text:p>
          </table:table-cell>
          <table:table-cell office:value-type="float" office:value="0.054906003">
            <text:p>0.054906003</text:p>
          </table:table-cell>
          <table:table-cell office:value-type="float" office:value="-0.013815164">
            <text:p>-0.013815164</text:p>
          </table:table-cell>
          <table:table-cell office:value-type="float" office:value="-0.013310547">
            <text:p>-0.013310547</text:p>
          </table:table-cell>
        </table:table-row>
        <table:table-row table:style-name="ro2">
          <table:table-cell office:value-type="float" office:value="2930">
            <text:p>2930</text:p>
          </table:table-cell>
          <table:table-cell office:value-type="float" office:value="0.05399824">
            <text:p>0.05399824</text:p>
          </table:table-cell>
          <table:table-cell office:value-type="float" office:value="0.0512456">
            <text:p>0.0512456</text:p>
          </table:table-cell>
          <table:table-cell office:value-type="float" office:value="-0.013624191">
            <text:p>-0.01362419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40">
            <text:p>2940</text:p>
          </table:table-cell>
          <table:table-cell office:value-type="float" office:value="0.053229563">
            <text:p>0.053229563</text:p>
          </table:table-cell>
          <table:table-cell office:value-type="float" office:value="0.0512456">
            <text:p>0.0512456</text:p>
          </table:table-cell>
          <table:table-cell office:value-type="float" office:value="-0.013822139">
            <text:p>-0.01382213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0.052460887">
            <text:p>0.052460887</text:p>
          </table:table-cell>
          <table:table-cell office:value-type="float" office:value="0.0503305">
            <text:p>0.0503305</text:p>
          </table:table-cell>
          <table:table-cell office:value-type="float" office:value="-0.014025808">
            <text:p>-0.014025808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2960">
            <text:p>2960</text:p>
          </table:table-cell>
          <table:table-cell office:value-type="float" office:value="0.05170595">
            <text:p>0.05170595</text:p>
          </table:table-cell>
          <table:table-cell office:value-type="float" office:value="0.052160703">
            <text:p>0.052160703</text:p>
          </table:table-cell>
          <table:table-cell office:value-type="float" office:value="-0.014029921">
            <text:p>-0.014029921</text:p>
          </table:table-cell>
          <table:table-cell office:value-type="float" office:value="-0.01996582">
            <text:p>-0.01996582</text:p>
          </table:table-cell>
        </table:table-row>
        <table:table-row table:style-name="ro2">
          <table:table-cell office:value-type="float" office:value="2970">
            <text:p>2970</text:p>
          </table:table-cell>
          <table:table-cell office:value-type="float" office:value="0.05092357">
            <text:p>0.05092357</text:p>
          </table:table-cell>
          <table:table-cell office:value-type="float" office:value="0.052160703">
            <text:p>0.052160703</text:p>
          </table:table-cell>
          <table:table-cell office:value-type="float" office:value="-0.0136422515">
            <text:p>-0.0136422515</text:p>
          </table:table-cell>
          <table:table-cell office:value-type="float" office:value="-0.01996582">
            <text:p>-0.01996582</text:p>
          </table:table-cell>
        </table:table-row>
        <table:table-row table:style-name="ro2">
          <table:table-cell office:value-type="float" office:value="2980">
            <text:p>2980</text:p>
          </table:table-cell>
          <table:table-cell office:value-type="float" office:value="0.0501412">
            <text:p>0.0501412</text:p>
          </table:table-cell>
          <table:table-cell office:value-type="float" office:value="0.0503305">
            <text:p>0.0503305</text:p>
          </table:table-cell>
          <table:table-cell office:value-type="float" office:value="-0.013251723">
            <text:p>-0.013251723</text:p>
          </table:table-cell>
          <table:table-cell office:value-type="float" office:value="-0.01996582">
            <text:p>-0.01996582</text:p>
          </table:table-cell>
        </table:table-row>
        <table:table-row table:style-name="ro2">
          <table:table-cell office:value-type="float" office:value="2990">
            <text:p>2990</text:p>
          </table:table-cell>
          <table:table-cell office:value-type="float" office:value="0.04938624">
            <text:p>0.04938624</text:p>
          </table:table-cell>
          <table:table-cell office:value-type="float" office:value="0.049415402">
            <text:p>0.049415402</text:p>
          </table:table-cell>
          <table:table-cell office:value-type="float" office:value="-0.012850105">
            <text:p>-0.012850105</text:p>
          </table:table-cell>
          <table:table-cell office:value-type="float" office:value="-0.026621094">
            <text:p>-0.026621094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04864502">
            <text:p>0.04864502</text:p>
          </table:table-cell>
          <table:table-cell office:value-type="float" office:value="0.0503305">
            <text:p>0.0503305</text:p>
          </table:table-cell>
          <table:table-cell office:value-type="float" office:value="-0.012241782">
            <text:p>-0.012241782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3010">
            <text:p>3010</text:p>
          </table:table-cell>
          <table:table-cell office:value-type="float" office:value="0.04789009">
            <text:p>0.04789009</text:p>
          </table:table-cell>
          <table:table-cell office:value-type="float" office:value="0.0466701">
            <text:p>0.0466701</text:p>
          </table:table-cell>
          <table:table-cell office:value-type="float" office:value="-0.012233735">
            <text:p>-0.012233735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3020">
            <text:p>3020</text:p>
          </table:table-cell>
          <table:table-cell office:value-type="float" office:value="0.047190048">
            <text:p>0.047190048</text:p>
          </table:table-cell>
          <table:table-cell office:value-type="float" office:value="0.0439248">
            <text:p>0.0439248</text:p>
          </table:table-cell>
          <table:table-cell office:value-type="float" office:value="-0.012212813">
            <text:p>-0.0122128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0.046531178">
            <text:p>0.046531178</text:p>
          </table:table-cell>
          <table:table-cell office:value-type="float" office:value="0.0448399">
            <text:p>0.0448399</text:p>
          </table:table-cell>
          <table:table-cell office:value-type="float" office:value="-0.012386977">
            <text:p>-0.012386977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0.045858566">
            <text:p>0.045858566</text:p>
          </table:table-cell>
          <table:table-cell office:value-type="float" office:value="0.0439248">
            <text:p>0.0439248</text:p>
          </table:table-cell>
          <table:table-cell office:value-type="float" office:value="-0.012367488">
            <text:p>-0.01236748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50">
            <text:p>3050</text:p>
          </table:table-cell>
          <table:table-cell office:value-type="float" office:value="0.04519971">
            <text:p>0.04519971</text:p>
          </table:table-cell>
          <table:table-cell office:value-type="float" office:value="0.0430097">
            <text:p>0.0430097</text:p>
          </table:table-cell>
          <table:table-cell office:value-type="float" office:value="-0.012547909">
            <text:p>-0.012547909</text:p>
          </table:table-cell>
          <table:table-cell office:value-type="float" office:value="-0.006655263">
            <text:p>-0.006655263</text:p>
          </table:table-cell>
        </table:table-row>
        <table:table-row table:style-name="ro2">
          <table:table-cell office:value-type="float" office:value="3060">
            <text:p>3060</text:p>
          </table:table-cell>
          <table:table-cell office:value-type="float" office:value="0.04455456">
            <text:p>0.04455456</text:p>
          </table:table-cell>
          <table:table-cell office:value-type="float" office:value="0.0439248">
            <text:p>0.0439248</text:p>
          </table:table-cell>
          <table:table-cell office:value-type="float" office:value="-0.012527883">
            <text:p>-0.012527883</text:p>
          </table:table-cell>
          <table:table-cell office:value-type="float" office:value="-0.026621083">
            <text:p>-0.026621083</text:p>
          </table:table-cell>
        </table:table-row>
        <table:table-row table:style-name="ro2">
          <table:table-cell office:value-type="float" office:value="3070">
            <text:p>3070</text:p>
          </table:table-cell>
          <table:table-cell office:value-type="float" office:value="0.04389567">
            <text:p>0.04389567</text:p>
          </table:table-cell>
          <table:table-cell office:value-type="float" office:value="0.0448399">
            <text:p>0.0448399</text:p>
          </table:table-cell>
          <table:table-cell office:value-type="float" office:value="-0.0119115105">
            <text:p>-0.0119115105</text:p>
          </table:table-cell>
          <table:table-cell office:value-type="float" office:value="-0.033276357">
            <text:p>-0.033276357</text:p>
          </table:table-cell>
        </table:table-row>
        <table:table-row table:style-name="ro2">
          <table:table-cell office:value-type="float" office:value="3080">
            <text:p>3080</text:p>
          </table:table-cell>
          <table:table-cell office:value-type="float" office:value="0.04322309">
            <text:p>0.04322309</text:p>
          </table:table-cell>
          <table:table-cell office:value-type="float" office:value="0.045755">
            <text:p>0.045755</text:p>
          </table:table-cell>
          <table:table-cell office:value-type="float" office:value="-0.011091471">
            <text:p>-0.011091471</text:p>
          </table:table-cell>
          <table:table-cell office:value-type="float" office:value="-0.026621083">
            <text:p>-0.026621083</text:p>
          </table:table-cell>
        </table:table-row>
        <table:table-row table:style-name="ro2">
          <table:table-cell office:value-type="float" office:value="3090">
            <text:p>3090</text:p>
          </table:table-cell>
          <table:table-cell office:value-type="float" office:value="0.042536758">
            <text:p>0.042536758</text:p>
          </table:table-cell>
          <table:table-cell office:value-type="float" office:value="0.045755">
            <text:p>0.045755</text:p>
          </table:table-cell>
          <table:table-cell office:value-type="float" office:value="-0.010466874">
            <text:p>-0.010466874</text:p>
          </table:table-cell>
          <table:table-cell office:value-type="float" office:value="-0.026621083">
            <text:p>-0.026621083</text:p>
          </table:table-cell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0.041850436">
            <text:p>0.041850436</text:p>
          </table:table-cell>
          <table:table-cell office:value-type="float" office:value="0.0439248">
            <text:p>0.0439248</text:p>
          </table:table-cell>
          <table:table-cell office:value-type="float" office:value="-0.009832083">
            <text:p>-0.009832083</text:p>
          </table:table-cell>
          <table:table-cell office:value-type="float" office:value="-0.026621083">
            <text:p>-0.026621083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0.041191567">
            <text:p>0.041191567</text:p>
          </table:table-cell>
          <table:table-cell office:value-type="float" office:value="0.0411795">
            <text:p>0.0411795</text:p>
          </table:table-cell>
          <table:table-cell office:value-type="float" office:value="-0.009182453">
            <text:p>-0.009182453</text:p>
          </table:table-cell>
          <table:table-cell office:value-type="float" office:value="-0.01996581">
            <text:p>-0.01996581</text:p>
          </table:table-cell>
        </table:table-row>
        <table:table-row table:style-name="ro2">
          <table:table-cell office:value-type="float" office:value="3120">
            <text:p>3120</text:p>
          </table:table-cell>
          <table:table-cell office:value-type="float" office:value="0.04057388">
            <text:p>0.04057388</text:p>
          </table:table-cell>
          <table:table-cell office:value-type="float" office:value="0.0402644">
            <text:p>0.0402644</text:p>
          </table:table-cell>
          <table:table-cell office:value-type="float" office:value="-0.008720039">
            <text:p>-0.00872003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30">
            <text:p>3130</text:p>
          </table:table-cell>
          <table:table-cell office:value-type="float" office:value="0.039969936">
            <text:p>0.039969936</text:p>
          </table:table-cell>
          <table:table-cell office:value-type="float" office:value="0.039349303">
            <text:p>0.039349303</text:p>
          </table:table-cell>
          <table:table-cell office:value-type="float" office:value="-0.008851826">
            <text:p>-0.008851826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3140">
            <text:p>3140</text:p>
          </table:table-cell>
          <table:table-cell office:value-type="float" office:value="0.039379716">
            <text:p>0.039379716</text:p>
          </table:table-cell>
          <table:table-cell office:value-type="float" office:value="0.0375191">
            <text:p>0.0375191</text:p>
          </table:table-cell>
          <table:table-cell office:value-type="float" office:value="-0.008783162">
            <text:p>-0.008783162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3150">
            <text:p>3150</text:p>
          </table:table-cell>
          <table:table-cell office:value-type="float" office:value="0.038816944">
            <text:p>0.038816944</text:p>
          </table:table-cell>
          <table:table-cell office:value-type="float" office:value="0.0375191">
            <text:p>0.0375191</text:p>
          </table:table-cell>
          <table:table-cell office:value-type="float" office:value="-0.008709669">
            <text:p>-0.008709669</text:p>
          </table:table-cell>
          <table:table-cell office:value-type="float" office:value="-0.01996582">
            <text:p>-0.01996582</text:p>
          </table:table-cell>
        </table:table-row>
        <table:table-row table:style-name="ro2">
          <table:table-cell office:value-type="float" office:value="3160">
            <text:p>3160</text:p>
          </table:table-cell>
          <table:table-cell office:value-type="float" office:value="0.03825416">
            <text:p>0.03825416</text:p>
          </table:table-cell>
          <table:table-cell office:value-type="float" office:value="0.0375191">
            <text:p>0.0375191</text:p>
          </table:table-cell>
          <table:table-cell office:value-type="float" office:value="-0.008232772">
            <text:p>-0.008232772</text:p>
          </table:table-cell>
          <table:table-cell office:value-type="float" office:value="-0.01996582">
            <text:p>-0.01996582</text:p>
          </table:table-cell>
        </table:table-row>
        <table:table-row table:style-name="ro2">
          <table:table-cell office:value-type="float" office:value="3170">
            <text:p>3170</text:p>
          </table:table-cell>
          <table:table-cell office:value-type="float" office:value="0.037691362">
            <text:p>0.037691362</text:p>
          </table:table-cell>
          <table:table-cell office:value-type="float" office:value="0.0375191">
            <text:p>0.0375191</text:p>
          </table:table-cell>
          <table:table-cell office:value-type="float" office:value="-0.0077514052">
            <text:p>-0.0077514052</text:p>
          </table:table-cell>
          <table:table-cell office:value-type="float" office:value="-0.01996582">
            <text:p>-0.01996582</text:p>
          </table:table-cell>
        </table:table-row>
        <table:table-row table:style-name="ro2">
          <table:table-cell office:value-type="float" office:value="3180">
            <text:p>3180</text:p>
          </table:table-cell>
          <table:table-cell office:value-type="float" office:value="0.03712859">
            <text:p>0.03712859</text:p>
          </table:table-cell>
          <table:table-cell office:value-type="float" office:value="0.038434204">
            <text:p>0.038434204</text:p>
          </table:table-cell>
          <table:table-cell office:value-type="float" office:value="-0.0072637796">
            <text:p>-0.0072637796</text:p>
          </table:table-cell>
          <table:table-cell office:value-type="float" office:value="-0.013310547">
            <text:p>-0.013310547</text:p>
          </table:table-cell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0.03655208">
            <text:p>0.03655208</text:p>
          </table:table-cell>
          <table:table-cell office:value-type="float" office:value="0.0375191">
            <text:p>0.0375191</text:p>
          </table:table-cell>
          <table:table-cell office:value-type="float" office:value="-0.006976068">
            <text:p>-0.006976068</text:p>
          </table:table-cell>
          <table:table-cell office:value-type="float" office:value="-0.01996582">
            <text:p>-0.01996582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0.035989307">
            <text:p>0.035989307</text:p>
          </table:table-cell>
          <table:table-cell office:value-type="float" office:value="0.039349303">
            <text:p>0.039349303</text:p>
          </table:table-cell>
          <table:table-cell office:value-type="float" office:value="-0.0064820056">
            <text:p>-0.0064820056</text:p>
          </table:table-cell>
          <table:table-cell office:value-type="float" office:value="-0.01996582">
            <text:p>-0.01996582</text:p>
          </table:table-cell>
        </table:table-row>
        <table:table-row table:style-name="ro2">
          <table:table-cell office:value-type="float" office:value="3210">
            <text:p>3210</text:p>
          </table:table-cell>
          <table:table-cell office:value-type="float" office:value="0.035399053">
            <text:p>0.035399053</text:p>
          </table:table-cell>
          <table:table-cell office:value-type="float" office:value="0.0375191">
            <text:p>0.0375191</text:p>
          </table:table-cell>
          <table:table-cell office:value-type="float" office:value="-0.005985081">
            <text:p>-0.005985081</text:p>
          </table:table-cell>
          <table:table-cell office:value-type="float" office:value="-0.01996582">
            <text:p>-0.01996582</text:p>
          </table:table-cell>
        </table:table-row>
        <table:table-row table:style-name="ro2">
          <table:table-cell office:value-type="float" office:value="3220">
            <text:p>3220</text:p>
          </table:table-cell>
          <table:table-cell office:value-type="float" office:value="0.034836292">
            <text:p>0.034836292</text:p>
          </table:table-cell>
          <table:table-cell office:value-type="float" office:value="0.036604002">
            <text:p>0.036604002</text:p>
          </table:table-cell>
          <table:table-cell office:value-type="float" office:value="-0.0054783225">
            <text:p>-0.0054783225</text:p>
          </table:table-cell>
          <table:table-cell office:value-type="float" office:value="-0.013310547">
            <text:p>-0.013310547</text:p>
          </table:table-cell>
        </table:table-row>
        <table:table-row table:style-name="ro2">
          <table:table-cell office:value-type="float" office:value="3230">
            <text:p>3230</text:p>
          </table:table-cell>
          <table:table-cell office:value-type="float" office:value="0.03428723">
            <text:p>0.03428723</text:p>
          </table:table-cell>
          <table:table-cell office:value-type="float" office:value="0.035688903">
            <text:p>0.035688903</text:p>
          </table:table-cell>
          <table:table-cell office:value-type="float" office:value="-0.005166114">
            <text:p>-0.005166114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3240">
            <text:p>3240</text:p>
          </table:table-cell>
          <table:table-cell office:value-type="float" office:value="0.0337519">
            <text:p>0.0337519</text:p>
          </table:table-cell>
          <table:table-cell office:value-type="float" office:value="0.032943603">
            <text:p>0.032943603</text:p>
          </table:table-cell>
          <table:table-cell office:value-type="float" office:value="-0.00504452">
            <text:p>-0.005044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0.033257727">
            <text:p>0.033257727</text:p>
          </table:table-cell>
          <table:table-cell office:value-type="float" office:value="0.0338587">
            <text:p>0.0338587</text:p>
          </table:table-cell>
          <table:table-cell office:value-type="float" office:value="-0.005119264">
            <text:p>-0.005119264</text:p>
          </table:table-cell>
          <table:table-cell office:value-type="float" office:value="0.0066552735">
            <text:p>0.0066552735</text:p>
          </table:table-cell>
        </table:table-row>
        <table:table-row table:style-name="ro2">
          <table:table-cell office:value-type="float" office:value="3260">
            <text:p>3260</text:p>
          </table:table-cell>
          <table:table-cell office:value-type="float" office:value="0.032749865">
            <text:p>0.032749865</text:p>
          </table:table-cell>
          <table:table-cell office:value-type="float" office:value="0.032943603">
            <text:p>0.032943603</text:p>
          </table:table-cell>
          <table:table-cell office:value-type="float" office:value="-0.0053996444">
            <text:p>-0.0053996444</text:p>
          </table:table-cell>
          <table:table-cell office:value-type="float" office:value="-0.013310547">
            <text:p>-0.013310547</text:p>
          </table:table-cell>
        </table:table-row>
        <table:table-row table:style-name="ro2">
          <table:table-cell office:value-type="float" office:value="3270">
            <text:p>3270</text:p>
          </table:table-cell>
          <table:table-cell office:value-type="float" office:value="0.03225569">
            <text:p>0.03225569</text:p>
          </table:table-cell>
          <table:table-cell office:value-type="float" office:value="0.032943603">
            <text:p>0.032943603</text:p>
          </table:table-cell>
          <table:table-cell office:value-type="float" office:value="-0.005079925">
            <text:p>-0.005079925</text:p>
          </table:table-cell>
          <table:table-cell office:value-type="float" office:value="-0.013310547">
            <text:p>-0.013310547</text:p>
          </table:table-cell>
        </table:table-row>
        <table:table-row table:style-name="ro2">
          <table:table-cell office:value-type="float" office:value="3280">
            <text:p>3280</text:p>
          </table:table-cell>
          <table:table-cell office:value-type="float" office:value="0.031761527">
            <text:p>0.031761527</text:p>
          </table:table-cell>
          <table:table-cell office:value-type="float" office:value="0.031113401">
            <text:p>0.031113401</text:p>
          </table:table-cell>
          <table:table-cell office:value-type="float" office:value="-0.0047568087">
            <text:p>-0.0047568087</text:p>
          </table:table-cell>
          <table:table-cell office:value-type="float" office:value="-0.026621094">
            <text:p>-0.026621094</text:p>
          </table:table-cell>
        </table:table-row>
        <table:table-row table:style-name="ro2">
          <table:table-cell office:value-type="float" office:value="3290">
            <text:p>3290</text:p>
          </table:table-cell>
          <table:table-cell office:value-type="float" office:value="0.031294815">
            <text:p>0.031294815</text:p>
          </table:table-cell>
          <table:table-cell office:value-type="float" office:value="0.0338587">
            <text:p>0.0338587</text:p>
          </table:table-cell>
          <table:table-cell office:value-type="float" office:value="-0.004024208">
            <text:p>-0.004024208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0.030786937">
            <text:p>0.030786937</text:p>
          </table:table-cell>
          <table:table-cell office:value-type="float" office:value="0.0320285">
            <text:p>0.0320285</text:p>
          </table:table-cell>
          <table:table-cell office:value-type="float" office:value="-0.0038897395">
            <text:p>-0.0038897395</text:p>
          </table:table-cell>
          <table:table-cell office:value-type="float" office:value="-0.01996582">
            <text:p>-0.01996582</text:p>
          </table:table-cell>
        </table:table-row>
        <table:table-row table:style-name="ro2">
          <table:table-cell office:value-type="float" office:value="3310">
            <text:p>3310</text:p>
          </table:table-cell>
          <table:table-cell office:value-type="float" office:value="0.030306509">
            <text:p>0.030306509</text:p>
          </table:table-cell>
          <table:table-cell office:value-type="float" office:value="0.0338587">
            <text:p>0.0338587</text:p>
          </table:table-cell>
          <table:table-cell office:value-type="float" office:value="-0.003345251">
            <text:p>-0.003345251</text:p>
          </table:table-cell>
          <table:table-cell office:value-type="float" office:value="-0.01996582">
            <text:p>-0.01996582</text:p>
          </table:table-cell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0.02979863">
            <text:p>0.02979863</text:p>
          </table:table-cell>
          <table:table-cell office:value-type="float" office:value="0.0338587">
            <text:p>0.0338587</text:p>
          </table:table-cell>
          <table:table-cell office:value-type="float" office:value="-0.0027996898">
            <text:p>-0.0027996898</text:p>
          </table:table-cell>
          <table:table-cell office:value-type="float" office:value="-0.01996582">
            <text:p>-0.01996582</text:p>
          </table:table-cell>
        </table:table-row>
        <table:table-row table:style-name="ro2">
          <table:table-cell office:value-type="float" office:value="3330">
            <text:p>3330</text:p>
          </table:table-cell>
          <table:table-cell office:value-type="float" office:value="0.02929074">
            <text:p>0.02929074</text:p>
          </table:table-cell>
          <table:table-cell office:value-type="float" office:value="0.0338587">
            <text:p>0.0338587</text:p>
          </table:table-cell>
          <table:table-cell office:value-type="float" office:value="-0.0022457242">
            <text:p>-0.0022457242</text:p>
          </table:table-cell>
          <table:table-cell office:value-type="float" office:value="-0.01996582">
            <text:p>-0.01996582</text:p>
          </table:table-cell>
        </table:table-row>
        <table:table-row table:style-name="ro2">
          <table:table-cell office:value-type="float" office:value="3340">
            <text:p>3340</text:p>
          </table:table-cell>
          <table:table-cell office:value-type="float" office:value="0.02878287">
            <text:p>0.02878287</text:p>
          </table:table-cell>
          <table:table-cell office:value-type="float" office:value="0.0320285">
            <text:p>0.0320285</text:p>
          </table:table-cell>
          <table:table-cell office:value-type="float" office:value="-0.0016804932">
            <text:p>-0.0016804932</text:p>
          </table:table-cell>
          <table:table-cell office:value-type="float" office:value="-0.01996582">
            <text:p>-0.01996582</text:p>
          </table:table-cell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0.028302453">
            <text:p>0.028302453</text:p>
          </table:table-cell>
          <table:table-cell office:value-type="float" office:value="0.032943603">
            <text:p>0.032943603</text:p>
          </table:table-cell>
          <table:table-cell office:value-type="float" office:value="-0.001102209">
            <text:p>-0.001102209</text:p>
          </table:table-cell>
          <table:table-cell office:value-type="float" office:value="-0.013310547">
            <text:p>-0.013310547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0.0278083">
            <text:p>0.0278083</text:p>
          </table:table-cell>
          <table:table-cell office:value-type="float" office:value="0.029283201">
            <text:p>0.029283201</text:p>
          </table:table-cell>
          <table:table-cell office:value-type="float" office:value="-0.0007211566">
            <text:p>-0.0007211566</text:p>
          </table:table-cell>
          <table:table-cell office:value-type="float" office:value="-0.013310547">
            <text:p>-0.013310547</text:p>
          </table:table-cell>
        </table:table-row>
        <table:table-row table:style-name="ro2">
          <table:table-cell office:value-type="float" office:value="3370">
            <text:p>3370</text:p>
          </table:table-cell>
          <table:table-cell office:value-type="float" office:value="0.027369045">
            <text:p>0.027369045</text:p>
          </table:table-cell>
          <table:table-cell office:value-type="float" office:value="0.0301983">
            <text:p>0.0301983</text:p>
          </table:table-cell>
          <table:table-cell office:value-type="float" office:value="-0.00032901764">
            <text:p>-0.0003290176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0.026916051">
            <text:p>0.026916051</text:p>
          </table:table-cell>
          <table:table-cell office:value-type="float" office:value="0.027453002">
            <text:p>0.027453002</text:p>
          </table:table-cell>
          <table:table-cell office:value-type="float" office:value="-0.00013285875">
            <text:p>-0.000132858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90">
            <text:p>3390</text:p>
          </table:table-cell>
          <table:table-cell office:value-type="float" office:value="0.026504263">
            <text:p>0.026504263</text:p>
          </table:table-cell>
          <table:table-cell office:value-type="float" office:value="0.027453002">
            <text:p>0.027453002</text:p>
          </table:table-cell>
          <table:table-cell office:value-type="float" office:value="-0.00013643503">
            <text:p>-0.000136435</text:p>
          </table:table-cell>
          <table:table-cell office:value-type="float" office:value="-0.013310547">
            <text:p>-0.013310547</text:p>
          </table:table-cell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0.026092445">
            <text:p>0.026092445</text:p>
          </table:table-cell>
          <table:table-cell office:value-type="float" office:value="0.0283681">
            <text:p>0.0283681</text:p>
          </table:table-cell>
          <table:table-cell office:value-type="float" office:value="0.00026339293">
            <text:p>0.0002633929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3410">
            <text:p>3410</text:p>
          </table:table-cell>
          <table:table-cell office:value-type="float" office:value="0.025666926">
            <text:p>0.025666926</text:p>
          </table:table-cell>
          <table:table-cell office:value-type="float" office:value="0.0283681">
            <text:p>0.0283681</text:p>
          </table:table-cell>
          <table:table-cell office:value-type="float" office:value="0.00047045946">
            <text:p>0.0004704595</text:p>
          </table:table-cell>
          <table:table-cell office:value-type="float" office:value="-0.01996582">
            <text:p>-0.01996582</text:p>
          </table:table-cell>
        </table:table-row>
        <table:table-row table:style-name="ro2">
          <table:table-cell office:value-type="float" office:value="3420">
            <text:p>3420</text:p>
          </table:table-cell>
          <table:table-cell office:value-type="float" office:value="0.025241423">
            <text:p>0.025241423</text:p>
          </table:table-cell>
          <table:table-cell office:value-type="float" office:value="0.027453002">
            <text:p>0.027453002</text:p>
          </table:table-cell>
          <table:table-cell office:value-type="float" office:value="0.0010843277">
            <text:p>0.0010843277</text:p>
          </table:table-cell>
          <table:table-cell office:value-type="float" office:value="-0.013310547">
            <text:p>-0.013310547</text:p>
          </table:table-cell>
        </table:table-row>
        <table:table-row table:style-name="ro2">
          <table:table-cell office:value-type="float" office:value="3430">
            <text:p>3430</text:p>
          </table:table-cell>
          <table:table-cell office:value-type="float" office:value="0.024829641">
            <text:p>0.024829641</text:p>
          </table:table-cell>
          <table:table-cell office:value-type="float" office:value="0.027453002">
            <text:p>0.027453002</text:p>
          </table:table-cell>
          <table:table-cell office:value-type="float" office:value="0.0015070437">
            <text:p>0.0015070437</text:p>
          </table:table-cell>
          <table:table-cell office:value-type="float" office:value="-0.013310547">
            <text:p>-0.013310547</text:p>
          </table:table-cell>
        </table:table-row>
        <table:table-row table:style-name="ro2">
          <table:table-cell office:value-type="float" office:value="3440">
            <text:p>3440</text:p>
          </table:table-cell>
          <table:table-cell office:value-type="float" office:value="0.024417836">
            <text:p>0.024417836</text:p>
          </table:table-cell>
          <table:table-cell office:value-type="float" office:value="0.027453002">
            <text:p>0.027453002</text:p>
          </table:table-cell>
          <table:table-cell office:value-type="float" office:value="0.0019351244">
            <text:p>0.0019351244</text:p>
          </table:table-cell>
          <table:table-cell office:value-type="float" office:value="-0.013310547">
            <text:p>-0.013310547</text:p>
          </table:table-cell>
        </table:table-row>
        <table:table-row table:style-name="ro2">
          <table:table-cell office:value-type="float" office:value="3450">
            <text:p>3450</text:p>
          </table:table-cell>
          <table:table-cell office:value-type="float" office:value="0.024006043">
            <text:p>0.024006043</text:p>
          </table:table-cell>
          <table:table-cell office:value-type="float" office:value="0.027453002">
            <text:p>0.027453002</text:p>
          </table:table-cell>
          <table:table-cell office:value-type="float" office:value="0.002371967">
            <text:p>0.002371967</text:p>
          </table:table-cell>
          <table:table-cell office:value-type="float" office:value="-0.013310547">
            <text:p>-0.013310547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0.02359426">
            <text:p>0.02359426</text:p>
          </table:table-cell>
          <table:table-cell office:value-type="float" office:value="0.027453002">
            <text:p>0.027453002</text:p>
          </table:table-cell>
          <table:table-cell office:value-type="float" office:value="0.0028179288">
            <text:p>0.0028179288</text:p>
          </table:table-cell>
          <table:table-cell office:value-type="float" office:value="-0.013310547">
            <text:p>-0.013310547</text:p>
          </table:table-cell>
        </table:table-row>
        <table:table-row table:style-name="ro2">
          <table:table-cell office:value-type="float" office:value="3470">
            <text:p>3470</text:p>
          </table:table-cell>
          <table:table-cell office:value-type="float" office:value="0.023182455">
            <text:p>0.023182455</text:p>
          </table:table-cell>
          <table:table-cell office:value-type="float" office:value="0.0256228">
            <text:p>0.0256228</text:p>
          </table:table-cell>
          <table:table-cell office:value-type="float" office:value="0.0032705066">
            <text:p>0.0032705066</text:p>
          </table:table-cell>
          <table:table-cell office:value-type="float" office:value="-0.013310547">
            <text:p>-0.013310547</text:p>
          </table:table-cell>
        </table:table-row>
        <table:table-row table:style-name="ro2">
          <table:table-cell office:value-type="float" office:value="3480">
            <text:p>3480</text:p>
          </table:table-cell>
          <table:table-cell office:value-type="float" office:value="0.022798112">
            <text:p>0.022798112</text:p>
          </table:table-cell>
          <table:table-cell office:value-type="float" office:value="0.0256228">
            <text:p>0.0256228</text:p>
          </table:table-cell>
          <table:table-cell office:value-type="float" office:value="0.003728986">
            <text:p>0.003728986</text:p>
          </table:table-cell>
          <table:table-cell office:value-type="float" office:value="-0.013310547">
            <text:p>-0.013310547</text:p>
          </table:table-cell>
        </table:table-row>
        <table:table-row table:style-name="ro2">
          <table:table-cell office:value-type="float" office:value="3490">
            <text:p>3490</text:p>
          </table:table-cell>
          <table:table-cell office:value-type="float" office:value="0.02241378">
            <text:p>0.02241378</text:p>
          </table:table-cell>
          <table:table-cell office:value-type="float" office:value="0.0265379">
            <text:p>0.0265379</text:p>
          </table:table-cell>
          <table:table-cell office:value-type="float" office:value="0.0041980147">
            <text:p>0.0041980147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0.02201571">
            <text:p>0.02201571</text:p>
          </table:table-cell>
          <table:table-cell office:value-type="float" office:value="0.0256228">
            <text:p>0.0256228</text:p>
          </table:table-cell>
          <table:table-cell office:value-type="float" office:value="0.00447464">
            <text:p>0.00447464</text:p>
          </table:table-cell>
          <table:table-cell office:value-type="float" office:value="-0.013310547">
            <text:p>-0.013310547</text:p>
          </table:table-cell>
        </table:table-row>
        <table:table-row table:style-name="ro2">
          <table:table-cell office:value-type="float" office:value="3510">
            <text:p>3510</text:p>
          </table:table-cell>
          <table:table-cell office:value-type="float" office:value="0.021631392">
            <text:p>0.021631392</text:p>
          </table:table-cell>
          <table:table-cell office:value-type="float" office:value="0.024707701">
            <text:p>0.024707701</text:p>
          </table:table-cell>
          <table:table-cell office:value-type="float" office:value="0.0049572587">
            <text:p>0.0049572587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0.021260785">
            <text:p>0.021260785</text:p>
          </table:table-cell>
          <table:table-cell office:value-type="float" office:value="0.0237926">
            <text:p>0.0237926</text:p>
          </table:table-cell>
          <table:table-cell office:value-type="float" office:value="0.0052437186">
            <text:p>0.005243718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30">
            <text:p>3530</text:p>
          </table:table-cell>
          <table:table-cell office:value-type="float" office:value="0.020903891">
            <text:p>0.020903891</text:p>
          </table:table-cell>
          <table:table-cell office:value-type="float" office:value="0.0237926">
            <text:p>0.0237926</text:p>
          </table:table-cell>
          <table:table-cell office:value-type="float" office:value="0.005333662">
            <text:p>0.005333662</text:p>
          </table:table-cell>
          <table:table-cell office:value-type="float" office:value="-0.013310547">
            <text:p>-0.013310547</text:p>
          </table:table-cell>
        </table:table-row>
        <table:table-row table:style-name="ro2">
          <table:table-cell office:value-type="float" office:value="3540">
            <text:p>3540</text:p>
          </table:table-cell>
          <table:table-cell office:value-type="float" office:value="0.020546999">
            <text:p>0.020546999</text:p>
          </table:table-cell>
          <table:table-cell office:value-type="float" office:value="0.0228775">
            <text:p>0.0228775</text:p>
          </table:table-cell>
          <table:table-cell office:value-type="float" office:value="0.005826116">
            <text:p>0.005826116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3550">
            <text:p>3550</text:p>
          </table:table-cell>
          <table:table-cell office:value-type="float" office:value="0.020203855">
            <text:p>0.020203855</text:p>
          </table:table-cell>
          <table:table-cell office:value-type="float" office:value="0.024707701">
            <text:p>0.024707701</text:p>
          </table:table-cell>
          <table:table-cell office:value-type="float" office:value="0.0061261654">
            <text:p>0.0061261654</text:p>
          </table:table-cell>
          <table:table-cell office:value-type="float" office:value="-0.01996582">
            <text:p>-0.01996582</text:p>
          </table:table-cell>
        </table:table-row>
        <table:table-row table:style-name="ro2">
          <table:table-cell office:value-type="float" office:value="3560">
            <text:p>3560</text:p>
          </table:table-cell>
          <table:table-cell office:value-type="float" office:value="0.019833248">
            <text:p>0.019833248</text:p>
          </table:table-cell>
          <table:table-cell office:value-type="float" office:value="0.0228775">
            <text:p>0.0228775</text:p>
          </table:table-cell>
          <table:table-cell office:value-type="float" office:value="0.0068492885">
            <text:p>0.0068492885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3570">
            <text:p>3570</text:p>
          </table:table-cell>
          <table:table-cell office:value-type="float" office:value="0.019490091">
            <text:p>0.019490091</text:p>
          </table:table-cell>
          <table:table-cell office:value-type="float" office:value="0.0219624">
            <text:p>0.0219624</text:p>
          </table:table-cell>
          <table:table-cell office:value-type="float" office:value="0.007172227">
            <text:p>0.007172227</text:p>
          </table:table-cell>
          <table:table-cell office:value-type="float" office:value="-0.013310541">
            <text:p>-0.013310541</text:p>
          </table:table-cell>
        </table:table-row>
        <table:table-row table:style-name="ro2">
          <table:table-cell office:value-type="float" office:value="3580">
            <text:p>3580</text:p>
          </table:table-cell>
          <table:table-cell office:value-type="float" office:value="0.019160649">
            <text:p>0.019160649</text:p>
          </table:table-cell>
          <table:table-cell office:value-type="float" office:value="0.0228775">
            <text:p>0.0228775</text:p>
          </table:table-cell>
          <table:table-cell office:value-type="float" office:value="0.007698834">
            <text:p>0.007698834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3590">
            <text:p>3590</text:p>
          </table:table-cell>
          <table:table-cell office:value-type="float" office:value="0.018817503">
            <text:p>0.018817503</text:p>
          </table:table-cell>
          <table:table-cell office:value-type="float" office:value="0.0219624">
            <text:p>0.0219624</text:p>
          </table:table-cell>
          <table:table-cell office:value-type="float" office:value="0.008040726">
            <text:p>0.008040726</text:p>
          </table:table-cell>
          <table:table-cell office:value-type="float" office:value="-0.013310541">
            <text:p>-0.013310541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0.018488074">
            <text:p>0.018488074</text:p>
          </table:table-cell>
          <table:table-cell office:value-type="float" office:value="0.0219624">
            <text:p>0.0219624</text:p>
          </table:table-cell>
          <table:table-cell office:value-type="float" office:value="0.008586824">
            <text:p>0.008586824</text:p>
          </table:table-cell>
          <table:table-cell office:value-type="float" office:value="-0.013310541">
            <text:p>-0.013310541</text:p>
          </table:table-cell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0.018158618">
            <text:p>0.018158618</text:p>
          </table:table-cell>
          <table:table-cell office:value-type="float" office:value="0.0219624">
            <text:p>0.0219624</text:p>
          </table:table-cell>
          <table:table-cell office:value-type="float" office:value="0.009144545">
            <text:p>0.00914454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20">
            <text:p>3620</text:p>
          </table:table-cell>
          <table:table-cell office:value-type="float" office:value="0.017829198">
            <text:p>0.017829198</text:p>
          </table:table-cell>
          <table:table-cell office:value-type="float" office:value="0.0219624">
            <text:p>0.0219624</text:p>
          </table:table-cell>
          <table:table-cell office:value-type="float" office:value="0.009312986">
            <text:p>0.009312986</text:p>
          </table:table-cell>
          <table:table-cell office:value-type="float" office:value="-0.013310541">
            <text:p>-0.013310541</text:p>
          </table:table-cell>
        </table:table-row>
        <table:table-row table:style-name="ro2">
          <table:table-cell office:value-type="float" office:value="3630">
            <text:p>3630</text:p>
          </table:table-cell>
          <table:table-cell office:value-type="float" office:value="0.017499754">
            <text:p>0.017499754</text:p>
          </table:table-cell>
          <table:table-cell office:value-type="float" office:value="0.0210473">
            <text:p>0.0210473</text:p>
          </table:table-cell>
          <table:table-cell office:value-type="float" office:value="0.009893417">
            <text:p>0.009893417</text:p>
          </table:table-cell>
          <table:table-cell office:value-type="float" office:value="-0.019965814">
            <text:p>-0.019965814</text:p>
          </table:table-cell>
        </table:table-row>
        <table:table-row table:style-name="ro2">
          <table:table-cell office:value-type="float" office:value="3640">
            <text:p>3640</text:p>
          </table:table-cell>
          <table:table-cell office:value-type="float" office:value="0.017184025">
            <text:p>0.017184025</text:p>
          </table:table-cell>
          <table:table-cell office:value-type="float" office:value="0.0210473">
            <text:p>0.0210473</text:p>
          </table:table-cell>
          <table:table-cell office:value-type="float" office:value="0.010679483">
            <text:p>0.010679483</text:p>
          </table:table-cell>
          <table:table-cell office:value-type="float" office:value="-0.0066552684">
            <text:p>-0.0066552684</text:p>
          </table:table-cell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0.016868306">
            <text:p>0.016868306</text:p>
          </table:table-cell>
          <table:table-cell office:value-type="float" office:value="0.020132199">
            <text:p>0.020132199</text:p>
          </table:table-cell>
          <table:table-cell office:value-type="float" office:value="0.011084318">
            <text:p>0.011084318</text:p>
          </table:table-cell>
          <table:table-cell office:value-type="float" office:value="-0.013310541">
            <text:p>-0.013310541</text:p>
          </table:table-cell>
        </table:table-row>
        <table:table-row table:style-name="ro2">
          <table:table-cell office:value-type="float" office:value="3660">
            <text:p>3660</text:p>
          </table:table-cell>
          <table:table-cell office:value-type="float" office:value="0.016566325">
            <text:p>0.016566325</text:p>
          </table:table-cell>
          <table:table-cell office:value-type="float" office:value="0.0210473">
            <text:p>0.0210473</text:p>
          </table:table-cell>
          <table:table-cell office:value-type="float" office:value="0.0116885295">
            <text:p>0.0116885295</text:p>
          </table:table-cell>
          <table:table-cell office:value-type="float" office:value="-0.0066552684">
            <text:p>-0.0066552684</text:p>
          </table:table-cell>
        </table:table-row>
        <table:table-row table:style-name="ro2">
          <table:table-cell office:value-type="float" office:value="3670">
            <text:p>3670</text:p>
          </table:table-cell>
          <table:table-cell office:value-type="float" office:value="0.016250618">
            <text:p>0.016250618</text:p>
          </table:table-cell>
          <table:table-cell office:value-type="float" office:value="0.019217102">
            <text:p>0.019217102</text:p>
          </table:table-cell>
          <table:table-cell office:value-type="float" office:value="0.012120723">
            <text:p>0.012120723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0.015962353">
            <text:p>0.015962353</text:p>
          </table:table-cell>
          <table:table-cell office:value-type="float" office:value="0.020132199">
            <text:p>0.020132199</text:p>
          </table:table-cell>
          <table:table-cell office:value-type="float" office:value="0.012539685">
            <text:p>0.012539685</text:p>
          </table:table-cell>
          <table:table-cell office:value-type="float" office:value="-0.013310541">
            <text:p>-0.013310541</text:p>
          </table:table-cell>
        </table:table-row>
        <table:table-row table:style-name="ro2">
          <table:table-cell office:value-type="float" office:value="3690">
            <text:p>3690</text:p>
          </table:table-cell>
          <table:table-cell office:value-type="float" office:value="0.01566036">
            <text:p>0.01566036</text:p>
          </table:table-cell>
          <table:table-cell office:value-type="float" office:value="0.019217102">
            <text:p>0.019217102</text:p>
          </table:table-cell>
          <table:table-cell office:value-type="float" office:value="0.01318735">
            <text:p>0.01318735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0.015372103">
            <text:p>0.015372103</text:p>
          </table:table-cell>
          <table:table-cell office:value-type="float" office:value="0.019217102">
            <text:p>0.019217102</text:p>
          </table:table-cell>
          <table:table-cell office:value-type="float" office:value="0.013635814">
            <text:p>0.013635814</text:p>
          </table:table-cell>
          <table:table-cell office:value-type="float" office:value="-0.0066552735">
            <text:p>-0.0066552735</text:p>
          </table:table-cell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0.015083849">
            <text:p>0.015083849</text:p>
          </table:table-cell>
          <table:table-cell office:value-type="float" office:value="0.018302001">
            <text:p>0.018302001</text:p>
          </table:table-cell>
          <table:table-cell office:value-type="float" office:value="0.014093757">
            <text:p>0.014093757</text:p>
          </table:table-cell>
          <table:table-cell office:value-type="float" office:value="-0.013310547">
            <text:p>-0.013310547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0.015083849">
            <text:p>0.015083849</text:p>
          </table:table-cell>
          <table:table-cell office:value-type="float" office:value="0.018302001">
            <text:p>0.018302001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30">
            <text:p>3730</text:p>
          </table:table-cell>
          <table:table-cell office:value-type="float" office:value="0.015083849">
            <text:p>0.015083849</text:p>
          </table:table-cell>
          <table:table-cell office:value-type="float" office:value="0.0109812">
            <text:p>0.0109812</text:p>
          </table:table-cell>
          <table:table-cell office:value-type="float" office:value="0.014093757">
            <text:p>0.014093757</text:p>
          </table:table-cell>
          <table:table-cell office:value-type="float" office:value="-0.013310544">
            <text:p>-0.013310544</text:p>
          </table:table-cell>
        </table:table-row>
        <table:table-row table:style-name="ro2">
          <table:table-cell office:value-type="float" office:value="3740">
            <text:p>3740</text:p>
          </table:table-cell>
          <table:table-cell office:value-type="float" office:value="0.015083849">
            <text:p>0.015083849</text:p>
          </table:table-cell>
          <table:table-cell office:value-type="float" office:value="0.009151">
            <text:p>0.009151</text:p>
          </table:table-cell>
          <table:table-cell office:value-type="float" office:value="0.014093757">
            <text:p>0.014093757</text:p>
          </table:table-cell>
          <table:table-cell office:value-type="float" office:value="-0.013310544">
            <text:p>-0.013310544</text:p>
          </table:table-cell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0.015083849">
            <text:p>0.015083849</text:p>
          </table:table-cell>
          <table:table-cell office:value-type="float" office:value="0.0045755003">
            <text:p>0.0045755003</text:p>
          </table:table-cell>
          <table:table-cell office:value-type="float" office:value="0.014093757">
            <text:p>0.014093757</text:p>
          </table:table-cell>
          <table:table-cell office:value-type="float" office:value="-0.019965818">
            <text:p>-0.019965818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0.015083849">
            <text:p>0.015083849</text:p>
          </table:table-cell>
          <table:table-cell office:value-type="float" office:value="0.0018302001">
            <text:p>0.0018302001</text:p>
          </table:table-cell>
          <table:table-cell office:value-type="float" office:value="0.014093757">
            <text:p>0.014093757</text:p>
          </table:table-cell>
          <table:table-cell office:value-type="float" office:value="-0.013310545">
            <text:p>-0.013310545</text:p>
          </table:table-cell>
        </table:table-row>
        <table:table-row table:style-name="ro2">
          <table:table-cell office:value-type="float" office:value="3770">
            <text:p>3770</text:p>
          </table:table-cell>
          <table:table-cell office:value-type="float" office:value="0.015083849">
            <text:p>0.015083849</text:p>
          </table:table-cell>
          <table:table-cell office:value-type="float" office:value="0.00091510004">
            <text:p>0.0009151</text:p>
          </table:table-cell>
          <table:table-cell office:value-type="float" office:value="0.014093757">
            <text:p>0.014093757</text:p>
          </table:table-cell>
          <table:table-cell office:value-type="float" office:value="-0.0066552726">
            <text:p>-0.0066552726</text:p>
          </table:table-cell>
        </table:table-row>
        <table:table-row table:style-name="ro2">
          <table:table-cell office:value-type="float" office:value="3780">
            <text:p>378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10">
            <text:p>381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20">
            <text:p>382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30">
            <text:p>383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50">
            <text:p>385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60">
            <text:p>386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70">
            <text:p>387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80">
            <text:p>388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90">
            <text:p>389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10">
            <text:p>391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20">
            <text:p>392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30">
            <text:p>393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70">
            <text:p>397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80">
            <text:p>398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90">
            <text:p>399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</table:table-row>
        <table:table-row table:style-name="ro2" table:number-rows-repeated="104817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22:26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Pizenberg</meta:initial-creator>
    <meta:creation-date>2014-04-10T15:32:49</meta:creation-date>
    <dc:date>2014-04-13T13:22:21</dc:date>
    <dc:creator>Matthieu Pizenberg</dc:creator>
    <meta:editing-duration>P1DT20H33M53S</meta:editing-duration>
    <meta:editing-cycles>22</meta:editing-cycles>
    <meta:generator>LibreOffice/4.0.2.2$Linux_X86_64 LibreOffice_project/400m0$Build-2</meta:generator>
    <meta:document-statistic meta:table-count="2" meta:cell-count="40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138cm" svg:height="18.966cm" xlink:href=".." xlink:type="simple" chart:class="chart:scatter" chart:style-name="ch1">
        <chart:legend chart:legend-position="end" svg:x="41.577cm" svg:y="8.437cm" style:legend-expansion="high" chart:style-name="ch2"/>
        <chart:plot-area chart:style-name="ch3" table:cell-range-address="Sheet1.A2:Sheet1.C401 Sheet1.D1:Sheet1.E401 Sheet1.B1:Sheet1.C1" chart:data-source-has-labels="row" svg:x="1.332cm" svg:y="1.651cm" svg:width="38.481cm" svg:height="16.516cm">
          <chartooo:coordinate-region svg:x="2.059cm" svg:y="1.851cm" svg:width="36.92cm" svg:height="15.6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D2:Sheet1.D401" chart:label-cell-address="Sheet1.D1:Sheet1.D1" chart:class="chart:scatter">
            <chart:domain table:cell-range-address="Sheet1.A2:Sheet1.A401"/>
            <chart:data-point chart:repeated="400"/>
          </chart:series>
          <chart:series chart:attached-axis="secondary-y" chart:style-name="ch8" chart:values-cell-range-address="Sheet1.E2:Sheet1.E401" chart:label-cell-address="Sheet1.E1:Sheet1.E1" chart:class="chart:scatter">
            <chart:data-point chart:repeated="400"/>
          </chart:series>
          <chart:series chart:attached-axis="primary-y" chart:style-name="ch9" chart:values-cell-range-address="Sheet1.B2:Sheet1.B401" chart:label-cell-address="Sheet1.B1:Sheet1.B1" chart:class="chart:scatter">
            <chart:data-point chart:repeated="400"/>
          </chart:series>
          <chart:series chart:attached-axis="primary-y" chart:style-name="ch10" chart:values-cell-range-address="Sheet1.C2:Sheet1.C401" chart:label-cell-address="Sheet1.C1:Sheet1.C1" chart:class="chart:scatter">
            <chart:data-point chart:repeated="4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_vt</text:p>
                <draw:g>
                  <svg:desc>Sheet1.D1:Sheet1.D1</svg:desc>
                </draw:g>
              </table:table-cell>
              <table:table-cell office:value-type="string">
                <text:p>vt</text:p>
                <draw:g>
                  <svg:desc>Sheet1.E1:Sheet1.E1</svg:desc>
                </draw:g>
              </table:table-cell>
              <table:table-cell office:value-type="string">
                <text:p>cons_v</text:p>
                <draw:g>
                  <svg:desc>Sheet1.B1:Sheet1.B1</svg:desc>
                </draw:g>
              </table:table-cell>
              <table:table-cell office:value-type="string">
                <text:p>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01</svg:desc>
                </draw:g>
              </table:table-cell>
              <table:table-cell office:value-type="float" office:value="0">
                <text:p>0</text:p>
                <draw:g>
                  <svg:desc>Sheet1.D2:Sheet1.D401</svg:desc>
                </draw:g>
              </table:table-cell>
              <table:table-cell office:value-type="float" office:value="-0.0066552726">
                <text:p>-0.0066552726</text:p>
                <draw:g>
                  <svg:desc>Sheet1.E2:Sheet1.E401</svg:desc>
                </draw:g>
              </table:table-cell>
              <table:table-cell office:value-type="float" office:value="0">
                <text:p>0</text:p>
                <draw:g>
                  <svg:desc>Sheet1.B2:Sheet1.B401</svg:desc>
                </draw:g>
              </table:table-cell>
              <table:table-cell office:value-type="float" office:value="0.0027453">
                <text:p>0.0027453</text:p>
                <draw:g>
                  <svg:desc>Sheet1.C2:Sheet1.C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8">
                <text:p>0.08</text:p>
              </table:table-cell>
              <table:table-cell office:value-type="float" office:value="0.02662109">
                <text:p>0.02662109</text:p>
              </table:table-cell>
              <table:table-cell office:value-type="float" office:value="0.02">
                <text:p>0.02</text:p>
              </table:table-cell>
              <table:table-cell office:value-type="float" office:value="0.0036604002">
                <text:p>0.0036604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99999994">
                <text:p>0.099999994</text:p>
              </table:table-cell>
              <table:table-cell office:value-type="float" office:value="0.039931636">
                <text:p>0.039931636</text:p>
              </table:table-cell>
              <table:table-cell office:value-type="float" office:value="0.024999999">
                <text:p>0.024999999</text:p>
              </table:table-cell>
              <table:table-cell office:value-type="float" office:value="0.0054906">
                <text:p>0.0054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11999999">
                <text:p>0.11999999</text:p>
              </table:table-cell>
              <table:table-cell office:value-type="float" office:value="0.07986327">
                <text:p>0.07986327</text:p>
              </table:table-cell>
              <table:table-cell office:value-type="float" office:value="0.029999997">
                <text:p>0.029999997</text:p>
              </table:table-cell>
              <table:table-cell office:value-type="float" office:value="0.0109812">
                <text:p>0.0109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13999999">
                <text:p>0.13999999</text:p>
              </table:table-cell>
              <table:table-cell office:value-type="float" office:value="0.12645018">
                <text:p>0.12645018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0.0173869">
                <text:p>0.0173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15999998">
                <text:p>0.15999998</text:p>
              </table:table-cell>
              <table:table-cell office:value-type="float" office:value="0.15307127">
                <text:p>0.15307127</text:p>
              </table:table-cell>
              <table:table-cell office:value-type="float" office:value="0.039999995">
                <text:p>0.039999995</text:p>
              </table:table-cell>
              <table:table-cell office:value-type="float" office:value="0.024707701">
                <text:p>0.024707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17999998">
                <text:p>0.17999998</text:p>
              </table:table-cell>
              <table:table-cell office:value-type="float" office:value="0.21296872">
                <text:p>0.21296872</text:p>
              </table:table-cell>
              <table:table-cell office:value-type="float" office:value="0.044999994">
                <text:p>0.044999994</text:p>
              </table:table-cell>
              <table:table-cell office:value-type="float" office:value="0.036604002">
                <text:p>0.036604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19999997">
                <text:p>0.19999997</text:p>
              </table:table-cell>
              <table:table-cell office:value-type="float" office:value="0.22627929">
                <text:p>0.22627929</text:p>
              </table:table-cell>
              <table:table-cell office:value-type="float" office:value="0.049999993">
                <text:p>0.049999993</text:p>
              </table:table-cell>
              <table:table-cell office:value-type="float" office:value="0.0402644">
                <text:p>0.04026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21999997">
                <text:p>0.21999997</text:p>
              </table:table-cell>
              <table:table-cell office:value-type="float" office:value="0.21962401">
                <text:p>0.21962401</text:p>
              </table:table-cell>
              <table:table-cell office:value-type="float" office:value="0.054999992">
                <text:p>0.054999992</text:p>
              </table:table-cell>
              <table:table-cell office:value-type="float" office:value="0.043009702">
                <text:p>0.043009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23999996">
                <text:p>0.23999996</text:p>
              </table:table-cell>
              <table:table-cell office:value-type="float" office:value="0.22627929">
                <text:p>0.22627929</text:p>
              </table:table-cell>
              <table:table-cell office:value-type="float" office:value="0.05999999">
                <text:p>0.05999999</text:p>
              </table:table-cell>
              <table:table-cell office:value-type="float" office:value="0.045755003">
                <text:p>0.045755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25999996">
                <text:p>0.25999996</text:p>
              </table:table-cell>
              <table:table-cell office:value-type="float" office:value="0.21962401">
                <text:p>0.21962401</text:p>
              </table:table-cell>
              <table:table-cell office:value-type="float" office:value="0.06499999">
                <text:p>0.06499999</text:p>
              </table:table-cell>
              <table:table-cell office:value-type="float" office:value="0.044839904">
                <text:p>0.0448399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27999997">
                <text:p>0.27999997</text:p>
              </table:table-cell>
              <table:table-cell office:value-type="float" office:value="0.23293456">
                <text:p>0.23293456</text:p>
              </table:table-cell>
              <table:table-cell office:value-type="float" office:value="0.06999999">
                <text:p>0.06999999</text:p>
              </table:table-cell>
              <table:table-cell office:value-type="float" office:value="0.0503305">
                <text:p>0.0503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29999998">
                <text:p>0.29999998</text:p>
              </table:table-cell>
              <table:table-cell office:value-type="float" office:value="0.292832">
                <text:p>0.292832</text:p>
              </table:table-cell>
              <table:table-cell office:value-type="float" office:value="0.074999996">
                <text:p>0.074999996</text:p>
              </table:table-cell>
              <table:table-cell office:value-type="float" office:value="0.058566403">
                <text:p>0.0585664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32">
                <text:p>0.32</text:p>
              </table:table-cell>
              <table:table-cell office:value-type="float" office:value="0.3127978">
                <text:p>0.3127978</text:p>
              </table:table-cell>
              <table:table-cell office:value-type="float" office:value="0.08">
                <text:p>0.08</text:p>
              </table:table-cell>
              <table:table-cell office:value-type="float" office:value="0.0668023">
                <text:p>0.0668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34">
                <text:p>0.34</text:p>
              </table:table-cell>
              <table:table-cell office:value-type="float" office:value="0.35938472">
                <text:p>0.35938472</text:p>
              </table:table-cell>
              <table:table-cell office:value-type="float" office:value="0.085">
                <text:p>0.085</text:p>
              </table:table-cell>
              <table:table-cell office:value-type="float" office:value="0.07137781">
                <text:p>0.071377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36">
                <text:p>0.36</text:p>
              </table:table-cell>
              <table:table-cell office:value-type="float" office:value="0.33276364">
                <text:p>0.33276364</text:p>
              </table:table-cell>
              <table:table-cell office:value-type="float" office:value="0.09">
                <text:p>0.09</text:p>
              </table:table-cell>
              <table:table-cell office:value-type="float" office:value="0.07137781">
                <text:p>0.071377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38000003">
                <text:p>0.38000003</text:p>
              </table:table-cell>
              <table:table-cell office:value-type="float" office:value="0.34607416">
                <text:p>0.34607416</text:p>
              </table:table-cell>
              <table:table-cell office:value-type="float" office:value="0.095000006">
                <text:p>0.095000006</text:p>
              </table:table-cell>
              <table:table-cell office:value-type="float" office:value="0.07686841">
                <text:p>0.076868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40000004">
                <text:p>0.40000004</text:p>
              </table:table-cell>
              <table:table-cell office:value-type="float" office:value="0.37269527">
                <text:p>0.37269527</text:p>
              </table:table-cell>
              <table:table-cell office:value-type="float" office:value="0.10000001">
                <text:p>0.10000001</text:p>
              </table:table-cell>
              <table:table-cell office:value-type="float" office:value="0.08235901">
                <text:p>0.082359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42000005">
                <text:p>0.42000005</text:p>
              </table:table-cell>
              <table:table-cell office:value-type="float" office:value="0.37935054">
                <text:p>0.37935054</text:p>
              </table:table-cell>
              <table:table-cell office:value-type="float" office:value="0.10500001">
                <text:p>0.10500001</text:p>
              </table:table-cell>
              <table:table-cell office:value-type="float" office:value="0.08510431">
                <text:p>0.085104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44000006">
                <text:p>0.44000006</text:p>
              </table:table-cell>
              <table:table-cell office:value-type="float" office:value="0.42593744">
                <text:p>0.42593744</text:p>
              </table:table-cell>
              <table:table-cell office:value-type="float" office:value="0.110000014">
                <text:p>0.110000014</text:p>
              </table:table-cell>
              <table:table-cell office:value-type="float" office:value="0.09517041">
                <text:p>0.095170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46000007">
                <text:p>0.46000007</text:p>
              </table:table-cell>
              <table:table-cell office:value-type="float" office:value="0.45255858">
                <text:p>0.45255858</text:p>
              </table:table-cell>
              <table:table-cell office:value-type="float" office:value="0.11500002">
                <text:p>0.11500002</text:p>
              </table:table-cell>
              <table:table-cell office:value-type="float" office:value="0.1024912">
                <text:p>0.10249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48000008">
                <text:p>0.48000008</text:p>
              </table:table-cell>
              <table:table-cell office:value-type="float" office:value="0.46586913">
                <text:p>0.46586913</text:p>
              </table:table-cell>
              <table:table-cell office:value-type="float" office:value="0.12000002">
                <text:p>0.12000002</text:p>
              </table:table-cell>
              <table:table-cell office:value-type="float" office:value="0.104321405">
                <text:p>0.1043214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50000006">
                <text:p>0.50000006</text:p>
              </table:table-cell>
              <table:table-cell office:value-type="float" office:value="0.5191113">
                <text:p>0.5191113</text:p>
              </table:table-cell>
              <table:table-cell office:value-type="float" office:value="0.12500001">
                <text:p>0.12500001</text:p>
              </table:table-cell>
              <table:table-cell office:value-type="float" office:value="0.1153026">
                <text:p>0.11530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52000004">
                <text:p>0.52000004</text:p>
              </table:table-cell>
              <table:table-cell office:value-type="float" office:value="0.57235354">
                <text:p>0.57235354</text:p>
              </table:table-cell>
              <table:table-cell office:value-type="float" office:value="0.13000001">
                <text:p>0.13000001</text:p>
              </table:table-cell>
              <table:table-cell office:value-type="float" office:value="0.124453604">
                <text:p>0.124453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54">
                <text:p>0.54</text:p>
              </table:table-cell>
              <table:table-cell office:value-type="float" office:value="0.5390771">
                <text:p>0.5390771</text:p>
              </table:table-cell>
              <table:table-cell office:value-type="float" office:value="0.135">
                <text:p>0.135</text:p>
              </table:table-cell>
              <table:table-cell office:value-type="float" office:value="0.1235385">
                <text:p>0.1235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56">
                <text:p>0.56</text:p>
              </table:table-cell>
              <table:table-cell office:value-type="float" office:value="0.5390771">
                <text:p>0.5390771</text:p>
              </table:table-cell>
              <table:table-cell office:value-type="float" office:value="0.14">
                <text:p>0.14</text:p>
              </table:table-cell>
              <table:table-cell office:value-type="float" office:value="0.1235385">
                <text:p>0.12353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58">
                <text:p>0.58</text:p>
              </table:table-cell>
              <table:table-cell office:value-type="float" office:value="0.5656982">
                <text:p>0.5656982</text:p>
              </table:table-cell>
              <table:table-cell office:value-type="float" office:value="0.145">
                <text:p>0.145</text:p>
              </table:table-cell>
              <table:table-cell office:value-type="float" office:value="0.1308593">
                <text:p>0.13085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59999996">
                <text:p>0.59999996</text:p>
              </table:table-cell>
              <table:table-cell office:value-type="float" office:value="0.57900876">
                <text:p>0.57900876</text:p>
              </table:table-cell>
              <table:table-cell office:value-type="float" office:value="0.14999999">
                <text:p>0.14999999</text:p>
              </table:table-cell>
              <table:table-cell office:value-type="float" office:value="0.13451971">
                <text:p>0.134519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61999995">
                <text:p>0.61999995</text:p>
              </table:table-cell>
              <table:table-cell office:value-type="float" office:value="0.5590429">
                <text:p>0.5590429</text:p>
              </table:table-cell>
              <table:table-cell office:value-type="float" office:value="0.15499999">
                <text:p>0.15499999</text:p>
              </table:table-cell>
              <table:table-cell office:value-type="float" office:value="0.1354348">
                <text:p>0.13543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6399999">
                <text:p>0.6399999</text:p>
              </table:table-cell>
              <table:table-cell office:value-type="float" office:value="0.585664">
                <text:p>0.585664</text:p>
              </table:table-cell>
              <table:table-cell office:value-type="float" office:value="0.15999998">
                <text:p>0.15999998</text:p>
              </table:table-cell>
              <table:table-cell office:value-type="float" office:value="0.1390952">
                <text:p>0.1390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6599999">
                <text:p>0.6599999</text:p>
              </table:table-cell>
              <table:table-cell office:value-type="float" office:value="0.60562986">
                <text:p>0.60562986</text:p>
              </table:table-cell>
              <table:table-cell office:value-type="float" office:value="0.16499998">
                <text:p>0.16499998</text:p>
              </table:table-cell>
              <table:table-cell office:value-type="float" office:value="0.14916131">
                <text:p>0.149161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6799999">
                <text:p>0.6799999</text:p>
              </table:table-cell>
              <table:table-cell office:value-type="float" office:value="0.6655273">
                <text:p>0.6655273</text:p>
              </table:table-cell>
              <table:table-cell office:value-type="float" office:value="0.16999997">
                <text:p>0.16999997</text:p>
              </table:table-cell>
              <table:table-cell office:value-type="float" office:value="0.1610576">
                <text:p>0.1610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69999987">
                <text:p>0.69999987</text:p>
              </table:table-cell>
              <table:table-cell office:value-type="float" office:value="0.6921483">
                <text:p>0.6921483</text:p>
              </table:table-cell>
              <table:table-cell office:value-type="float" office:value="0.17499997">
                <text:p>0.17499997</text:p>
              </table:table-cell>
              <table:table-cell office:value-type="float" office:value="0.1628878">
                <text:p>0.16288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71999985">
                <text:p>0.71999985</text:p>
              </table:table-cell>
              <table:table-cell office:value-type="float" office:value="0.7121141">
                <text:p>0.7121141</text:p>
              </table:table-cell>
              <table:table-cell office:value-type="float" office:value="0.17999996">
                <text:p>0.17999996</text:p>
              </table:table-cell>
              <table:table-cell office:value-type="float" office:value="0.1711237">
                <text:p>0.1711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73999983">
                <text:p>0.73999983</text:p>
              </table:table-cell>
              <table:table-cell office:value-type="float" office:value="0.7387353">
                <text:p>0.7387353</text:p>
              </table:table-cell>
              <table:table-cell office:value-type="float" office:value="0.18499996">
                <text:p>0.18499996</text:p>
              </table:table-cell>
              <table:table-cell office:value-type="float" office:value="0.16929351">
                <text:p>0.169293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7599998">
                <text:p>0.7599998</text:p>
              </table:table-cell>
              <table:table-cell office:value-type="float" office:value="0.77201164">
                <text:p>0.77201164</text:p>
              </table:table-cell>
              <table:table-cell office:value-type="float" office:value="0.18999995">
                <text:p>0.18999995</text:p>
              </table:table-cell>
              <table:table-cell office:value-type="float" office:value="0.1775294">
                <text:p>0.1775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7799998">
                <text:p>0.7799998</text:p>
              </table:table-cell>
              <table:table-cell office:value-type="float" office:value="0.77201164">
                <text:p>0.77201164</text:p>
              </table:table-cell>
              <table:table-cell office:value-type="float" office:value="0.19499995">
                <text:p>0.19499995</text:p>
              </table:table-cell>
              <table:table-cell office:value-type="float" office:value="0.1811898">
                <text:p>0.18118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.7999998">
                <text:p>0.7999998</text:p>
              </table:table-cell>
              <table:table-cell office:value-type="float" office:value="0.79197747">
                <text:p>0.79197747</text:p>
              </table:table-cell>
              <table:table-cell office:value-type="float" office:value="0.19999994">
                <text:p>0.19999994</text:p>
              </table:table-cell>
              <table:table-cell office:value-type="float" office:value="0.1875955">
                <text:p>0.18759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.81999975">
                <text:p>0.81999975</text:p>
              </table:table-cell>
              <table:table-cell office:value-type="float" office:value="0.78532225">
                <text:p>0.78532225</text:p>
              </table:table-cell>
              <table:table-cell office:value-type="float" office:value="0.20499994">
                <text:p>0.20499994</text:p>
              </table:table-cell>
              <table:table-cell office:value-type="float" office:value="0.1903408">
                <text:p>0.19034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83999974">
                <text:p>0.83999974</text:p>
              </table:table-cell>
              <table:table-cell office:value-type="float" office:value="0.778667">
                <text:p>0.778667</text:p>
              </table:table-cell>
              <table:table-cell office:value-type="float" office:value="0.20999993">
                <text:p>0.20999993</text:p>
              </table:table-cell>
              <table:table-cell office:value-type="float" office:value="0.1930861">
                <text:p>0.1930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.8599997">
                <text:p>0.8599997</text:p>
              </table:table-cell>
              <table:table-cell office:value-type="float" office:value="0.7986328">
                <text:p>0.7986328</text:p>
              </table:table-cell>
              <table:table-cell office:value-type="float" office:value="0.21499993">
                <text:p>0.21499993</text:p>
              </table:table-cell>
              <table:table-cell office:value-type="float" office:value="0.19766161">
                <text:p>0.197661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.8799997">
                <text:p>0.8799997</text:p>
              </table:table-cell>
              <table:table-cell office:value-type="float" office:value="0.83856434">
                <text:p>0.83856434</text:p>
              </table:table-cell>
              <table:table-cell office:value-type="float" office:value="0.21999992">
                <text:p>0.21999992</text:p>
              </table:table-cell>
              <table:table-cell office:value-type="float" office:value="0.20681262">
                <text:p>0.206812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.8999997">
                <text:p>0.8999997</text:p>
              </table:table-cell>
              <table:table-cell office:value-type="float" office:value="0.86518544">
                <text:p>0.86518544</text:p>
              </table:table-cell>
              <table:table-cell office:value-type="float" office:value="0.22499992">
                <text:p>0.22499992</text:p>
              </table:table-cell>
              <table:table-cell office:value-type="float" office:value="0.2123032">
                <text:p>0.2123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.91999966">
                <text:p>0.91999966</text:p>
              </table:table-cell>
              <table:table-cell office:value-type="float" office:value="0.8984618">
                <text:p>0.8984618</text:p>
              </table:table-cell>
              <table:table-cell office:value-type="float" office:value="0.22999991">
                <text:p>0.22999991</text:p>
              </table:table-cell>
              <table:table-cell office:value-type="float" office:value="0.21870892">
                <text:p>0.218708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.93999964">
                <text:p>0.93999964</text:p>
              </table:table-cell>
              <table:table-cell office:value-type="float" office:value="0.95170397">
                <text:p>0.95170397</text:p>
              </table:table-cell>
              <table:table-cell office:value-type="float" office:value="0.23499991">
                <text:p>0.23499991</text:p>
              </table:table-cell>
              <table:table-cell office:value-type="float" office:value="0.22602971">
                <text:p>0.226029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.9599996">
                <text:p>0.9599996</text:p>
              </table:table-cell>
              <table:table-cell office:value-type="float" office:value="0.97832507">
                <text:p>0.97832507</text:p>
              </table:table-cell>
              <table:table-cell office:value-type="float" office:value="0.2399999">
                <text:p>0.2399999</text:p>
              </table:table-cell>
              <table:table-cell office:value-type="float" office:value="0.2278599">
                <text:p>0.22785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9799996">
                <text:p>0.9799996</text:p>
              </table:table-cell>
              <table:table-cell office:value-type="float" office:value="0.9916357">
                <text:p>0.9916357</text:p>
              </table:table-cell>
              <table:table-cell office:value-type="float" office:value="0.2449999">
                <text:p>0.2449999</text:p>
              </table:table-cell>
              <table:table-cell office:value-type="float" office:value="0.2315203">
                <text:p>0.23152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0.9999996">
                <text:p>0.9999996</text:p>
              </table:table-cell>
              <table:table-cell office:value-type="float" office:value="0.9383935">
                <text:p>0.9383935</text:p>
              </table:table-cell>
              <table:table-cell office:value-type="float" office:value="0.2499999">
                <text:p>0.2499999</text:p>
              </table:table-cell>
              <table:table-cell office:value-type="float" office:value="0.22969009">
                <text:p>0.22969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.0199996">
                <text:p>1.0199996</text:p>
              </table:table-cell>
              <table:table-cell office:value-type="float" office:value="0.90511703">
                <text:p>0.90511703</text:p>
              </table:table-cell>
              <table:table-cell office:value-type="float" office:value="0.2549999">
                <text:p>0.2549999</text:p>
              </table:table-cell>
              <table:table-cell office:value-type="float" office:value="0.2306052">
                <text:p>0.23060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.0399996">
                <text:p>1.0399996</text:p>
              </table:table-cell>
              <table:table-cell office:value-type="float" office:value="0.9916357">
                <text:p>0.9916357</text:p>
              </table:table-cell>
              <table:table-cell office:value-type="float" office:value="0.2599999">
                <text:p>0.2599999</text:p>
              </table:table-cell>
              <table:table-cell office:value-type="float" office:value="0.2388411">
                <text:p>0.23884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.0599996">
                <text:p>1.0599996</text:p>
              </table:table-cell>
              <table:table-cell office:value-type="float" office:value="1.024912">
                <text:p>1.024912</text:p>
              </table:table-cell>
              <table:table-cell office:value-type="float" office:value="0.2649999">
                <text:p>0.2649999</text:p>
              </table:table-cell>
              <table:table-cell office:value-type="float" office:value="0.24890721">
                <text:p>0.248907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.0799996">
                <text:p>1.0799996</text:p>
              </table:table-cell>
              <table:table-cell office:value-type="float" office:value="1.0781542">
                <text:p>1.0781542</text:p>
              </table:table-cell>
              <table:table-cell office:value-type="float" office:value="0.2699999">
                <text:p>0.2699999</text:p>
              </table:table-cell>
              <table:table-cell office:value-type="float" office:value="0.2598884">
                <text:p>0.25988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.0999995">
                <text:p>1.0999995</text:p>
              </table:table-cell>
              <table:table-cell office:value-type="float" office:value="1.0981201">
                <text:p>1.0981201</text:p>
              </table:table-cell>
              <table:table-cell office:value-type="float" office:value="0.2727274">
                <text:p>0.2727274</text:p>
              </table:table-cell>
              <table:table-cell office:value-type="float" office:value="0.26995453">
                <text:p>0.269954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.1199995">
                <text:p>1.1199995</text:p>
              </table:table-cell>
              <table:table-cell office:value-type="float" office:value="1.1180859">
                <text:p>1.1180859</text:p>
              </table:table-cell>
              <table:table-cell office:value-type="float" office:value="0.26785725">
                <text:p>0.26785725</text:p>
              </table:table-cell>
              <table:table-cell office:value-type="float" office:value="0.2690394">
                <text:p>0.26903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1.1399995">
                <text:p>1.1399995</text:p>
              </table:table-cell>
              <table:table-cell office:value-type="float" office:value="1.1313964">
                <text:p>1.1313964</text:p>
              </table:table-cell>
              <table:table-cell office:value-type="float" office:value="0.26315802">
                <text:p>0.26315802</text:p>
              </table:table-cell>
              <table:table-cell office:value-type="float" office:value="0.2690394">
                <text:p>0.26903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.1599995">
                <text:p>1.1599995</text:p>
              </table:table-cell>
              <table:table-cell office:value-type="float" office:value="1.1646729">
                <text:p>1.1646729</text:p>
              </table:table-cell>
              <table:table-cell office:value-type="float" office:value="0.25862083">
                <text:p>0.25862083</text:p>
              </table:table-cell>
              <table:table-cell office:value-type="float" office:value="0.26812434">
                <text:p>0.268124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1.1799995">
                <text:p>1.1799995</text:p>
              </table:table-cell>
              <table:table-cell office:value-type="float" office:value="1.1580174">
                <text:p>1.1580174</text:p>
              </table:table-cell>
              <table:table-cell office:value-type="float" office:value="0.2542374">
                <text:p>0.2542374</text:p>
              </table:table-cell>
              <table:table-cell office:value-type="float" office:value="0.2598884">
                <text:p>0.25988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1.1999995">
                <text:p>1.1999995</text:p>
              </table:table-cell>
              <table:table-cell office:value-type="float" office:value="1.0914646">
                <text:p>1.0914646</text:p>
              </table:table-cell>
              <table:table-cell office:value-type="float" office:value="0.25000012">
                <text:p>0.25000012</text:p>
              </table:table-cell>
              <table:table-cell office:value-type="float" office:value="0.24524681">
                <text:p>0.245246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.2199994">
                <text:p>1.2199994</text:p>
              </table:table-cell>
              <table:table-cell office:value-type="float" office:value="1.1513623">
                <text:p>1.1513623</text:p>
              </table:table-cell>
              <table:table-cell office:value-type="float" office:value="0.24590176">
                <text:p>0.24590176</text:p>
              </table:table-cell>
              <table:table-cell office:value-type="float" office:value="0.2406713">
                <text:p>0.24067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.2399994">
                <text:p>1.2399994</text:p>
              </table:table-cell>
              <table:table-cell office:value-type="float" office:value="1.2645018">
                <text:p>1.2645018</text:p>
              </table:table-cell>
              <table:table-cell office:value-type="float" office:value="0.24193561">
                <text:p>0.24193561</text:p>
              </table:table-cell>
              <table:table-cell office:value-type="float" office:value="0.23975623">
                <text:p>0.239756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1.2599994">
                <text:p>1.2599994</text:p>
              </table:table-cell>
              <table:table-cell office:value-type="float" office:value="1.2645018">
                <text:p>1.2645018</text:p>
              </table:table-cell>
              <table:table-cell office:value-type="float" office:value="0.23809536">
                <text:p>0.23809536</text:p>
              </table:table-cell>
              <table:table-cell office:value-type="float" office:value="0.24341659">
                <text:p>0.243416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.2799994">
                <text:p>1.2799994</text:p>
              </table:table-cell>
              <table:table-cell office:value-type="float" office:value="1.364331">
                <text:p>1.364331</text:p>
              </table:table-cell>
              <table:table-cell office:value-type="float" office:value="0.23437512">
                <text:p>0.23437512</text:p>
              </table:table-cell>
              <table:table-cell office:value-type="float" office:value="0.2425015">
                <text:p>0.24250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1.2999994">
                <text:p>1.2999994</text:p>
              </table:table-cell>
              <table:table-cell office:value-type="float" office:value="1.3443651">
                <text:p>1.3443651</text:p>
              </table:table-cell>
              <table:table-cell office:value-type="float" office:value="0.23076935">
                <text:p>0.23076935</text:p>
              </table:table-cell>
              <table:table-cell office:value-type="float" office:value="0.23426561">
                <text:p>0.234265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.3199993">
                <text:p>1.3199993</text:p>
              </table:table-cell>
              <table:table-cell office:value-type="float" office:value="1.3110888">
                <text:p>1.3110888</text:p>
              </table:table-cell>
              <table:table-cell office:value-type="float" office:value="0.22727285">
                <text:p>0.22727285</text:p>
              </table:table-cell>
              <table:table-cell office:value-type="float" office:value="0.22602971">
                <text:p>0.226029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.3150078">
                <text:p>1.3150078</text:p>
              </table:table-cell>
              <table:table-cell office:value-type="float" office:value="1.3576757">
                <text:p>1.3576757</text:p>
              </table:table-cell>
              <table:table-cell office:value-type="float" office:value="0.22813554">
                <text:p>0.22813554</text:p>
              </table:table-cell>
              <table:table-cell office:value-type="float" office:value="0.22328441">
                <text:p>0.223284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.2950078">
                <text:p>1.2950078</text:p>
              </table:table-cell>
              <table:table-cell office:value-type="float" office:value="1.3243994">
                <text:p>1.3243994</text:p>
              </table:table-cell>
              <table:table-cell office:value-type="float" office:value="0.23165885">
                <text:p>0.23165885</text:p>
              </table:table-cell>
              <table:table-cell office:value-type="float" office:value="0.21870892">
                <text:p>0.218708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.2750078">
                <text:p>1.2750078</text:p>
              </table:table-cell>
              <table:table-cell office:value-type="float" office:value="1.3576757">
                <text:p>1.3576757</text:p>
              </table:table-cell>
              <table:table-cell office:value-type="float" office:value="0.23529267">
                <text:p>0.23529267</text:p>
              </table:table-cell>
              <table:table-cell office:value-type="float" office:value="0.2251146">
                <text:p>0.2251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1.2550079">
                <text:p>1.2550079</text:p>
              </table:table-cell>
              <table:table-cell office:value-type="float" office:value="1.3310546">
                <text:p>1.3310546</text:p>
              </table:table-cell>
              <table:table-cell office:value-type="float" office:value="0.23904234">
                <text:p>0.23904234</text:p>
              </table:table-cell>
              <table:table-cell office:value-type="float" office:value="0.2269448">
                <text:p>0.22694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1.2350079">
                <text:p>1.2350079</text:p>
              </table:table-cell>
              <table:table-cell office:value-type="float" office:value="1.2911229">
                <text:p>1.2911229</text:p>
              </table:table-cell>
              <table:table-cell office:value-type="float" office:value="0.24291344">
                <text:p>0.24291344</text:p>
              </table:table-cell>
              <table:table-cell office:value-type="float" office:value="0.23426561">
                <text:p>0.23426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1.2150079">
                <text:p>1.2150079</text:p>
              </table:table-cell>
              <table:table-cell office:value-type="float" office:value="1.2445359">
                <text:p>1.2445359</text:p>
              </table:table-cell>
              <table:table-cell office:value-type="float" office:value="0.24691199">
                <text:p>0.24691199</text:p>
              </table:table-cell>
              <table:table-cell office:value-type="float" office:value="0.23701091">
                <text:p>0.237010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1.1950079">
                <text:p>1.1950079</text:p>
              </table:table-cell>
              <table:table-cell office:value-type="float" office:value="1.2046044">
                <text:p>1.2046044</text:p>
              </table:table-cell>
              <table:table-cell office:value-type="float" office:value="0.25104436">
                <text:p>0.25104436</text:p>
              </table:table-cell>
              <table:table-cell office:value-type="float" office:value="0.2425015">
                <text:p>0.2425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1.1750079">
                <text:p>1.1750079</text:p>
              </table:table-cell>
              <table:table-cell office:value-type="float" office:value="1.171328">
                <text:p>1.171328</text:p>
              </table:table-cell>
              <table:table-cell office:value-type="float" office:value="0.25531742">
                <text:p>0.25531742</text:p>
              </table:table-cell>
              <table:table-cell office:value-type="float" office:value="0.24890721">
                <text:p>0.248907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1.155008">
                <text:p>1.155008</text:p>
              </table:table-cell>
              <table:table-cell office:value-type="float" office:value="1.1846386">
                <text:p>1.1846386</text:p>
              </table:table-cell>
              <table:table-cell office:value-type="float" office:value="0.25973848">
                <text:p>0.25973848</text:p>
              </table:table-cell>
              <table:table-cell office:value-type="float" office:value="0.2543978">
                <text:p>0.25439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1.135008">
                <text:p>1.135008</text:p>
              </table:table-cell>
              <table:table-cell office:value-type="float" office:value="1.1846386">
                <text:p>1.1846386</text:p>
              </table:table-cell>
              <table:table-cell office:value-type="float" office:value="0.26431534">
                <text:p>0.26431534</text:p>
              </table:table-cell>
              <table:table-cell office:value-type="float" office:value="0.25256762">
                <text:p>0.252567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1.115008">
                <text:p>1.115008</text:p>
              </table:table-cell>
              <table:table-cell office:value-type="float" office:value="1.1646727">
                <text:p>1.1646727</text:p>
              </table:table-cell>
              <table:table-cell office:value-type="float" office:value="0.26905638">
                <text:p>0.26905638</text:p>
              </table:table-cell>
              <table:table-cell office:value-type="float" office:value="0.25531292">
                <text:p>0.255312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1.095008">
                <text:p>1.095008</text:p>
              </table:table-cell>
              <table:table-cell office:value-type="float" office:value="1.1380517">
                <text:p>1.1380517</text:p>
              </table:table-cell>
              <table:table-cell office:value-type="float" office:value="0.2739706">
                <text:p>0.2739706</text:p>
              </table:table-cell>
              <table:table-cell office:value-type="float" office:value="0.2644639">
                <text:p>0.26446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1.075008">
                <text:p>1.075008</text:p>
              </table:table-cell>
              <table:table-cell office:value-type="float" office:value="1.0848094">
                <text:p>1.0848094</text:p>
              </table:table-cell>
              <table:table-cell office:value-type="float" office:value="0.2789706">
                <text:p>0.2789706</text:p>
              </table:table-cell>
              <table:table-cell office:value-type="float" office:value="0.2681243">
                <text:p>0.26812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1.055008">
                <text:p>1.055008</text:p>
              </table:table-cell>
              <table:table-cell office:value-type="float" office:value="1.071499">
                <text:p>1.071499</text:p>
              </table:table-cell>
              <table:table-cell office:value-type="float" office:value="0.2839706">
                <text:p>0.2839706</text:p>
              </table:table-cell>
              <table:table-cell office:value-type="float" office:value="0.2754451">
                <text:p>0.27544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1.0350081">
                <text:p>1.0350081</text:p>
              </table:table-cell>
              <table:table-cell office:value-type="float" office:value="1.1114305">
                <text:p>1.1114305</text:p>
              </table:table-cell>
              <table:table-cell office:value-type="float" office:value="0.2889706">
                <text:p>0.2889706</text:p>
              </table:table-cell>
              <table:table-cell office:value-type="float" office:value="0.2809357">
                <text:p>0.28093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1.0150081">
                <text:p>1.0150081</text:p>
              </table:table-cell>
              <table:table-cell office:value-type="float" office:value="1.0848094">
                <text:p>1.0848094</text:p>
              </table:table-cell>
              <table:table-cell office:value-type="float" office:value="0.29397058">
                <text:p>0.29397058</text:p>
              </table:table-cell>
              <table:table-cell office:value-type="float" office:value="0.2845961">
                <text:p>0.28459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0.9950081">
                <text:p>0.9950081</text:p>
              </table:table-cell>
              <table:table-cell office:value-type="float" office:value="1.0049461">
                <text:p>1.0049461</text:p>
              </table:table-cell>
              <table:table-cell office:value-type="float" office:value="0.29897058">
                <text:p>0.29897058</text:p>
              </table:table-cell>
              <table:table-cell office:value-type="float" office:value="0.2864263">
                <text:p>0.28642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0.97500813">
                <text:p>0.97500813</text:p>
              </table:table-cell>
              <table:table-cell office:value-type="float" office:value="0.99829096">
                <text:p>0.99829096</text:p>
              </table:table-cell>
              <table:table-cell office:value-type="float" office:value="0.30397058">
                <text:p>0.30397058</text:p>
              </table:table-cell>
              <table:table-cell office:value-type="float" office:value="0.2946622">
                <text:p>0.29466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0.95500815">
                <text:p>0.95500815</text:p>
              </table:table-cell>
              <table:table-cell office:value-type="float" office:value="1.0049462">
                <text:p>1.0049462</text:p>
              </table:table-cell>
              <table:table-cell office:value-type="float" office:value="0.30897057">
                <text:p>0.30897057</text:p>
              </table:table-cell>
              <table:table-cell office:value-type="float" office:value="0.29740754">
                <text:p>0.297407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0.93500817">
                <text:p>0.93500817</text:p>
              </table:table-cell>
              <table:table-cell office:value-type="float" office:value="0.9450488">
                <text:p>0.9450488</text:p>
              </table:table-cell>
              <table:table-cell office:value-type="float" office:value="0.31397057">
                <text:p>0.31397057</text:p>
              </table:table-cell>
              <table:table-cell office:value-type="float" office:value="0.3056434">
                <text:p>0.30564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0.9150082">
                <text:p>0.9150082</text:p>
              </table:table-cell>
              <table:table-cell office:value-type="float" office:value="0.86518544">
                <text:p>0.86518544</text:p>
              </table:table-cell>
              <table:table-cell office:value-type="float" office:value="0.31897056">
                <text:p>0.31897056</text:p>
              </table:table-cell>
              <table:table-cell office:value-type="float" office:value="0.30015278">
                <text:p>0.300152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0.8950082">
                <text:p>0.8950082</text:p>
              </table:table-cell>
              <table:table-cell office:value-type="float" office:value="0.85853016">
                <text:p>0.85853016</text:p>
              </table:table-cell>
              <table:table-cell office:value-type="float" office:value="0.32397056">
                <text:p>0.32397056</text:p>
              </table:table-cell>
              <table:table-cell office:value-type="float" office:value="0.30106792">
                <text:p>0.30106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0.8750082">
                <text:p>0.8750082</text:p>
              </table:table-cell>
              <table:table-cell office:value-type="float" office:value="0.83856434">
                <text:p>0.83856434</text:p>
              </table:table-cell>
              <table:table-cell office:value-type="float" office:value="0.32897055">
                <text:p>0.32897055</text:p>
              </table:table-cell>
              <table:table-cell office:value-type="float" office:value="0.30747363">
                <text:p>0.307473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0.85500824">
                <text:p>0.85500824</text:p>
              </table:table-cell>
              <table:table-cell office:value-type="float" office:value="0.9117724">
                <text:p>0.9117724</text:p>
              </table:table-cell>
              <table:table-cell office:value-type="float" office:value="0.33397055">
                <text:p>0.33397055</text:p>
              </table:table-cell>
              <table:table-cell office:value-type="float" office:value="0.3157095">
                <text:p>0.31570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0.83500826">
                <text:p>0.83500826</text:p>
              </table:table-cell>
              <table:table-cell office:value-type="float" office:value="0.8851513">
                <text:p>0.8851513</text:p>
              </table:table-cell>
              <table:table-cell office:value-type="float" office:value="0.33897054">
                <text:p>0.33897054</text:p>
              </table:table-cell>
              <table:table-cell office:value-type="float" office:value="0.33584172">
                <text:p>0.335841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0.8150083">
                <text:p>0.8150083</text:p>
              </table:table-cell>
              <table:table-cell office:value-type="float" office:value="0.89180666">
                <text:p>0.89180666</text:p>
              </table:table-cell>
              <table:table-cell office:value-type="float" office:value="0.34397054">
                <text:p>0.34397054</text:p>
              </table:table-cell>
              <table:table-cell office:value-type="float" office:value="0.3276058">
                <text:p>0.32760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0.7950083">
                <text:p>0.7950083</text:p>
              </table:table-cell>
              <table:table-cell office:value-type="float" office:value="0.79197747">
                <text:p>0.79197747</text:p>
              </table:table-cell>
              <table:table-cell office:value-type="float" office:value="0.34897053">
                <text:p>0.34897053</text:p>
              </table:table-cell>
              <table:table-cell office:value-type="float" office:value="0.34316254">
                <text:p>0.343162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0.7750083">
                <text:p>0.7750083</text:p>
              </table:table-cell>
              <table:table-cell office:value-type="float" office:value="0.74539053">
                <text:p>0.74539053</text:p>
              </table:table-cell>
              <table:table-cell office:value-type="float" office:value="0.35397053">
                <text:p>0.35397053</text:p>
              </table:table-cell>
              <table:table-cell office:value-type="float" office:value="0.3440776">
                <text:p>0.34407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0.75500834">
                <text:p>0.75500834</text:p>
              </table:table-cell>
              <table:table-cell office:value-type="float" office:value="0.6721825">
                <text:p>0.6721825</text:p>
              </table:table-cell>
              <table:table-cell office:value-type="float" office:value="0.35897052">
                <text:p>0.35897052</text:p>
              </table:table-cell>
              <table:table-cell office:value-type="float" office:value="0.3559739">
                <text:p>0.35597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0.73500836">
                <text:p>0.73500836</text:p>
              </table:table-cell>
              <table:table-cell office:value-type="float" office:value="0.705459">
                <text:p>0.705459</text:p>
              </table:table-cell>
              <table:table-cell office:value-type="float" office:value="0.36397052">
                <text:p>0.36397052</text:p>
              </table:table-cell>
              <table:table-cell office:value-type="float" office:value="0.34773803">
                <text:p>0.347738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0.7150084">
                <text:p>0.7150084</text:p>
              </table:table-cell>
              <table:table-cell office:value-type="float" office:value="0.6921483">
                <text:p>0.6921483</text:p>
              </table:table-cell>
              <table:table-cell office:value-type="float" office:value="0.3689705">
                <text:p>0.3689705</text:p>
              </table:table-cell>
              <table:table-cell office:value-type="float" office:value="0.3587192">
                <text:p>0.35871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0.6950084">
                <text:p>0.6950084</text:p>
              </table:table-cell>
              <table:table-cell office:value-type="float" office:value="0.7720117">
                <text:p>0.7720117</text:p>
              </table:table-cell>
              <table:table-cell office:value-type="float" office:value="0.3739705">
                <text:p>0.3739705</text:p>
              </table:table-cell>
              <table:table-cell office:value-type="float" office:value="0.35871923">
                <text:p>0.358719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0.6750084">
                <text:p>0.6750084</text:p>
              </table:table-cell>
              <table:table-cell office:value-type="float" office:value="0.73208">
                <text:p>0.73208</text:p>
              </table:table-cell>
              <table:table-cell office:value-type="float" office:value="0.3789705">
                <text:p>0.3789705</text:p>
              </table:table-cell>
              <table:table-cell office:value-type="float" office:value="0.3678702">
                <text:p>0.36787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0.65500844">
                <text:p>0.65500844</text:p>
              </table:table-cell>
              <table:table-cell office:value-type="float" office:value="0.7121142">
                <text:p>0.7121142</text:p>
              </table:table-cell>
              <table:table-cell office:value-type="float" office:value="0.3839705">
                <text:p>0.3839705</text:p>
              </table:table-cell>
              <table:table-cell office:value-type="float" office:value="0.37061548">
                <text:p>0.370615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0.63500845">
                <text:p>0.63500845</text:p>
              </table:table-cell>
              <table:table-cell office:value-type="float" office:value="0.60562986">
                <text:p>0.60562986</text:p>
              </table:table-cell>
              <table:table-cell office:value-type="float" office:value="0.3889705">
                <text:p>0.3889705</text:p>
              </table:table-cell>
              <table:table-cell office:value-type="float" office:value="0.36878532">
                <text:p>0.368785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0.6150085">
                <text:p>0.6150085</text:p>
              </table:table-cell>
              <table:table-cell office:value-type="float" office:value="0.5656982">
                <text:p>0.5656982</text:p>
              </table:table-cell>
              <table:table-cell office:value-type="float" office:value="0.3939705">
                <text:p>0.3939705</text:p>
              </table:table-cell>
              <table:table-cell office:value-type="float" office:value="0.3815967">
                <text:p>0.38159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0.5950085">
                <text:p>0.5950085</text:p>
              </table:table-cell>
              <table:table-cell office:value-type="float" office:value="0.5790088">
                <text:p>0.5790088</text:p>
              </table:table-cell>
              <table:table-cell office:value-type="float" office:value="0.39897048">
                <text:p>0.39897048</text:p>
              </table:table-cell>
              <table:table-cell office:value-type="float" office:value="0.38525712">
                <text:p>0.38525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0.5750085">
                <text:p>0.5750085</text:p>
              </table:table-cell>
              <table:table-cell office:value-type="float" office:value="0.5656981">
                <text:p>0.5656981</text:p>
              </table:table-cell>
              <table:table-cell office:value-type="float" office:value="0.40397048">
                <text:p>0.40397048</text:p>
              </table:table-cell>
              <table:table-cell office:value-type="float" office:value="0.39440808">
                <text:p>0.394408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0.55500853">
                <text:p>0.55500853</text:p>
              </table:table-cell>
              <table:table-cell office:value-type="float" office:value="0.55238765">
                <text:p>0.55238765</text:p>
              </table:table-cell>
              <table:table-cell office:value-type="float" office:value="0.40897048">
                <text:p>0.40897048</text:p>
              </table:table-cell>
              <table:table-cell office:value-type="float" office:value="0.4053893">
                <text:p>0.40538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0.53500855">
                <text:p>0.53500855</text:p>
              </table:table-cell>
              <table:table-cell office:value-type="float" office:value="0.5590429">
                <text:p>0.5590429</text:p>
              </table:table-cell>
              <table:table-cell office:value-type="float" office:value="0.41397047">
                <text:p>0.41397047</text:p>
              </table:table-cell>
              <table:table-cell office:value-type="float" office:value="0.4081346">
                <text:p>0.40813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0.51500857">
                <text:p>0.51500857</text:p>
              </table:table-cell>
              <table:table-cell office:value-type="float" office:value="0.52576655">
                <text:p>0.52576655</text:p>
              </table:table-cell>
              <table:table-cell office:value-type="float" office:value="0.41897047">
                <text:p>0.41897047</text:p>
              </table:table-cell>
              <table:table-cell office:value-type="float" office:value="0.4108799">
                <text:p>0.41087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0.49500856">
                <text:p>0.49500856</text:p>
              </table:table-cell>
              <table:table-cell office:value-type="float" office:value="0.47252432">
                <text:p>0.47252432</text:p>
              </table:table-cell>
              <table:table-cell office:value-type="float" office:value="0.42397046">
                <text:p>0.42397046</text:p>
              </table:table-cell>
              <table:table-cell office:value-type="float" office:value="0.4218611">
                <text:p>0.42186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0.47500855">
                <text:p>0.47500855</text:p>
              </table:table-cell>
              <table:table-cell office:value-type="float" office:value="0.43259272">
                <text:p>0.43259272</text:p>
              </table:table-cell>
              <table:table-cell office:value-type="float" office:value="0.42897046">
                <text:p>0.42897046</text:p>
              </table:table-cell>
              <table:table-cell office:value-type="float" office:value="0.4255215">
                <text:p>0.42552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0.45500854">
                <text:p>0.45500854</text:p>
              </table:table-cell>
              <table:table-cell office:value-type="float" office:value="0.4525586">
                <text:p>0.4525586</text:p>
              </table:table-cell>
              <table:table-cell office:value-type="float" office:value="0.43397045">
                <text:p>0.43397045</text:p>
              </table:table-cell>
              <table:table-cell office:value-type="float" office:value="0.42826682">
                <text:p>0.428266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0.43500853">
                <text:p>0.43500853</text:p>
              </table:table-cell>
              <table:table-cell office:value-type="float" office:value="0.45921385">
                <text:p>0.45921385</text:p>
              </table:table-cell>
              <table:table-cell office:value-type="float" office:value="0.43897045">
                <text:p>0.43897045</text:p>
              </table:table-cell>
              <table:table-cell office:value-type="float" office:value="0.4346725">
                <text:p>0.43467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0.41500852">
                <text:p>0.41500852</text:p>
              </table:table-cell>
              <table:table-cell office:value-type="float" office:value="0.43924806">
                <text:p>0.43924806</text:p>
              </table:table-cell>
              <table:table-cell office:value-type="float" office:value="0.44397044">
                <text:p>0.44397044</text:p>
              </table:table-cell>
              <table:table-cell office:value-type="float" office:value="0.43558764">
                <text:p>0.435587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0.3950085">
                <text:p>0.3950085</text:p>
              </table:table-cell>
              <table:table-cell office:value-type="float" office:value="0.38600576">
                <text:p>0.38600576</text:p>
              </table:table-cell>
              <table:table-cell office:value-type="float" office:value="0.44897044">
                <text:p>0.44897044</text:p>
              </table:table-cell>
              <table:table-cell office:value-type="float" office:value="0.4410782">
                <text:p>0.44107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0.3750085">
                <text:p>0.3750085</text:p>
              </table:table-cell>
              <table:table-cell office:value-type="float" office:value="0.4459033">
                <text:p>0.4459033</text:p>
              </table:table-cell>
              <table:table-cell office:value-type="float" office:value="0.45397043">
                <text:p>0.45397043</text:p>
              </table:table-cell>
              <table:table-cell office:value-type="float" office:value="0.4456537">
                <text:p>0.44565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0.35500848">
                <text:p>0.35500848</text:p>
              </table:table-cell>
              <table:table-cell office:value-type="float" office:value="0.41262704">
                <text:p>0.41262704</text:p>
              </table:table-cell>
              <table:table-cell office:value-type="float" office:value="0.45897043">
                <text:p>0.45897043</text:p>
              </table:table-cell>
              <table:table-cell office:value-type="float" office:value="0.4538896">
                <text:p>0.45388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0.33500847">
                <text:p>0.33500847</text:p>
              </table:table-cell>
              <table:table-cell office:value-type="float" office:value="0.34607422">
                <text:p>0.34607422</text:p>
              </table:table-cell>
              <table:table-cell office:value-type="float" office:value="0.46397042">
                <text:p>0.46397042</text:p>
              </table:table-cell>
              <table:table-cell office:value-type="float" office:value="0.4502292">
                <text:p>0.45022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0.31500846">
                <text:p>0.31500846</text:p>
              </table:table-cell>
              <table:table-cell office:value-type="float" office:value="0.24624507">
                <text:p>0.24624507</text:p>
              </table:table-cell>
              <table:table-cell office:value-type="float" office:value="0.46897042">
                <text:p>0.46897042</text:p>
              </table:table-cell>
              <table:table-cell office:value-type="float" office:value="0.45480472">
                <text:p>0.454804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0.29500845">
                <text:p>0.29500845</text:p>
              </table:table-cell>
              <table:table-cell office:value-type="float" office:value="0.29948726">
                <text:p>0.29948726</text:p>
              </table:table-cell>
              <table:table-cell office:value-type="float" office:value="0.4739704">
                <text:p>0.4739704</text:p>
              </table:table-cell>
              <table:table-cell office:value-type="float" office:value="0.46578592">
                <text:p>0.465785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0.27500844">
                <text:p>0.27500844</text:p>
              </table:table-cell>
              <table:table-cell office:value-type="float" office:value="0.21296875">
                <text:p>0.21296875</text:p>
              </table:table-cell>
              <table:table-cell office:value-type="float" office:value="0.4789704">
                <text:p>0.4789704</text:p>
              </table:table-cell>
              <table:table-cell office:value-type="float" office:value="0.45938024">
                <text:p>0.459380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0.25500843">
                <text:p>0.25500843</text:p>
              </table:table-cell>
              <table:table-cell office:value-type="float" office:value="0.23958984">
                <text:p>0.23958984</text:p>
              </table:table-cell>
              <table:table-cell office:value-type="float" office:value="0.4839704">
                <text:p>0.4839704</text:p>
              </table:table-cell>
              <table:table-cell office:value-type="float" office:value="0.46670103">
                <text:p>0.466701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0.23500843">
                <text:p>0.23500843</text:p>
              </table:table-cell>
              <table:table-cell office:value-type="float" office:value="0.33941898">
                <text:p>0.33941898</text:p>
              </table:table-cell>
              <table:table-cell office:value-type="float" office:value="0.4889704">
                <text:p>0.4889704</text:p>
              </table:table-cell>
              <table:table-cell office:value-type="float" office:value="0.4785973">
                <text:p>0.47859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0.21500844">
                <text:p>0.21500844</text:p>
              </table:table-cell>
              <table:table-cell office:value-type="float" office:value="0.24624507">
                <text:p>0.24624507</text:p>
              </table:table-cell>
              <table:table-cell office:value-type="float" office:value="0.4939704">
                <text:p>0.4939704</text:p>
              </table:table-cell>
              <table:table-cell office:value-type="float" office:value="0.49872953">
                <text:p>0.498729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0.19500844">
                <text:p>0.19500844</text:p>
              </table:table-cell>
              <table:table-cell office:value-type="float" office:value="0.21962398">
                <text:p>0.21962398</text:p>
              </table:table-cell>
              <table:table-cell office:value-type="float" office:value="0.4989704">
                <text:p>0.4989704</text:p>
              </table:table-cell>
              <table:table-cell office:value-type="float" office:value="0.49689934">
                <text:p>0.496899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0.17848492">
                <text:p>0.17848492</text:p>
              </table:table-cell>
              <table:table-cell office:value-type="float" office:value="0.19300288">
                <text:p>0.19300288</text:p>
              </table:table-cell>
              <table:table-cell office:value-type="float" office:value="0.5">
                <text:p>0.5</text:p>
              </table:table-cell>
              <table:table-cell office:value-type="float" office:value="0.4968993">
                <text:p>0.49689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0.17472911">
                <text:p>0.17472911</text:p>
              </table:table-cell>
              <table:table-cell office:value-type="float" office:value="0.15307133">
                <text:p>0.15307133</text:p>
              </table:table-cell>
              <table:table-cell office:value-type="float" office:value="0.5">
                <text:p>0.5</text:p>
              </table:table-cell>
              <table:table-cell office:value-type="float" office:value="0.5078805">
                <text:p>0.50788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0.17220354">
                <text:p>0.17220354</text:p>
              </table:table-cell>
              <table:table-cell office:value-type="float" office:value="0.099829145">
                <text:p>0.099829145</text:p>
              </table:table-cell>
              <table:table-cell office:value-type="float" office:value="0.5">
                <text:p>0.5</text:p>
              </table:table-cell>
              <table:table-cell office:value-type="float" office:value="0.51520133">
                <text:p>0.515201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0.17130964">
                <text:p>0.17130964</text:p>
              </table:table-cell>
              <table:table-cell office:value-type="float" office:value="0.11979501">
                <text:p>0.11979501</text:p>
              </table:table-cell>
              <table:table-cell office:value-type="float" office:value="0.5">
                <text:p>0.5</text:p>
              </table:table-cell>
              <table:table-cell office:value-type="float" office:value="0.50330496">
                <text:p>0.503304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0.16977847">
                <text:p>0.16977847</text:p>
              </table:table-cell>
              <table:table-cell office:value-type="float" office:value="0.16638197">
                <text:p>0.16638197</text:p>
              </table:table-cell>
              <table:table-cell office:value-type="float" office:value="0.5">
                <text:p>0.5</text:p>
              </table:table-cell>
              <table:table-cell office:value-type="float" office:value="0.5023899">
                <text:p>0.50238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0.16684395">
                <text:p>0.16684395</text:p>
              </table:table-cell>
              <table:table-cell office:value-type="float" office:value="0.17303719">
                <text:p>0.17303719</text:p>
              </table:table-cell>
              <table:table-cell office:value-type="float" office:value="0.5">
                <text:p>0.5</text:p>
              </table:table-cell>
              <table:table-cell office:value-type="float" office:value="0.50147486">
                <text:p>0.50147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0.1636938">
                <text:p>0.1636938</text:p>
              </table:table-cell>
              <table:table-cell office:value-type="float" office:value="0.15307133">
                <text:p>0.15307133</text:p>
              </table:table-cell>
              <table:table-cell office:value-type="float" office:value="0.5">
                <text:p>0.5</text:p>
              </table:table-cell>
              <table:table-cell office:value-type="float" office:value="0.5078805">
                <text:p>0.50788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0.16115873">
                <text:p>0.16115873</text:p>
              </table:table-cell>
              <table:table-cell office:value-type="float" office:value="0.13310546">
                <text:p>0.13310546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0.1591714">
                <text:p>0.1591714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5">
                <text:p>0.5</text:p>
              </table:table-cell>
              <table:table-cell office:value-type="float" office:value="0.4968993">
                <text:p>0.49689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0.15698737">
                <text:p>0.15698737</text:p>
              </table:table-cell>
              <table:table-cell office:value-type="float" office:value="0.099828966">
                <text:p>0.099828966</text:p>
              </table:table-cell>
              <table:table-cell office:value-type="float" office:value="0.5">
                <text:p>0.5</text:p>
              </table:table-cell>
              <table:table-cell office:value-type="float" office:value="0.5023899">
                <text:p>0.50238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0.1560293">
                <text:p>0.1560293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5">
                <text:p>0.5</text:p>
              </table:table-cell>
              <table:table-cell office:value-type="float" office:value="0.5078805">
                <text:p>0.50788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0.15631413">
                <text:p>0.15631413</text:p>
              </table:table-cell>
              <table:table-cell office:value-type="float" office:value="0.17303719">
                <text:p>0.17303719</text:p>
              </table:table-cell>
              <table:table-cell office:value-type="float" office:value="0.5">
                <text:p>0.5</text:p>
              </table:table-cell>
              <table:table-cell office:value-type="float" office:value="0.50147486">
                <text:p>0.501474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0.15318704">
                <text:p>0.15318704</text:p>
              </table:table-cell>
              <table:table-cell office:value-type="float" office:value="0.21296875">
                <text:p>0.21296875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0.148817">
                <text:p>0.148817</text:p>
              </table:table-cell>
              <table:table-cell office:value-type="float" office:value="0.15307133">
                <text:p>0.15307133</text:p>
              </table:table-cell>
              <table:table-cell office:value-type="float" office:value="0.5">
                <text:p>0.5</text:p>
              </table:table-cell>
              <table:table-cell office:value-type="float" office:value="0.4987295">
                <text:p>0.49872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0.14623529">
                <text:p>0.14623529</text:p>
              </table:table-cell>
              <table:table-cell office:value-type="float" office:value="0.11313978">
                <text:p>0.11313978</text:p>
              </table:table-cell>
              <table:table-cell office:value-type="float" office:value="0.5">
                <text:p>0.5</text:p>
              </table:table-cell>
              <table:table-cell office:value-type="float" office:value="0.49506912">
                <text:p>0.495069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0.1448368">
                <text:p>0.1448368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5">
                <text:p>0.5</text:p>
              </table:table-cell>
              <table:table-cell office:value-type="float" office:value="0.4822577">
                <text:p>0.48225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0.14259017">
                <text:p>0.14259017</text:p>
              </table:table-cell>
              <table:table-cell office:value-type="float" office:value="0.18634748">
                <text:p>0.18634748</text:p>
              </table:table-cell>
              <table:table-cell office:value-type="float" office:value="0.5">
                <text:p>0.5</text:p>
              </table:table-cell>
              <table:table-cell office:value-type="float" office:value="0.4831728">
                <text:p>0.48317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0.13893576">
                <text:p>0.13893576</text:p>
              </table:table-cell>
              <table:table-cell office:value-type="float" office:value="0.17303702">
                <text:p>0.17303702</text:p>
              </table:table-cell>
              <table:table-cell office:value-type="float" office:value="0.5">
                <text:p>0.5</text:p>
              </table:table-cell>
              <table:table-cell office:value-type="float" office:value="0.49049363">
                <text:p>0.490493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0.13568865">
                <text:p>0.13568865</text:p>
              </table:table-cell>
              <table:table-cell office:value-type="float" office:value="0.16638179">
                <text:p>0.16638179</text:p>
              </table:table-cell>
              <table:table-cell office:value-type="float" office:value="0.5">
                <text:p>0.5</text:p>
              </table:table-cell>
              <table:table-cell office:value-type="float" office:value="0.49140874">
                <text:p>0.49140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0.13262755">
                <text:p>0.13262755</text:p>
              </table:table-cell>
              <table:table-cell office:value-type="float" office:value="0.2529003">
                <text:p>0.2529003</text:p>
              </table:table-cell>
              <table:table-cell office:value-type="float" office:value="0.5">
                <text:p>0.5</text:p>
              </table:table-cell>
              <table:table-cell office:value-type="float" office:value="0.49232385">
                <text:p>0.492323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0.12693876">
                <text:p>0.12693876</text:p>
              </table:table-cell>
              <table:table-cell office:value-type="float" office:value="0.21962398">
                <text:p>0.21962398</text:p>
              </table:table-cell>
              <table:table-cell office:value-type="float" office:value="0.5">
                <text:p>0.5</text:p>
              </table:table-cell>
              <table:table-cell office:value-type="float" office:value="0.4895785">
                <text:p>0.48957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0.12218838">
                <text:p>0.12218838</text:p>
              </table:table-cell>
              <table:table-cell office:value-type="float" office:value="0.16638179">
                <text:p>0.16638179</text:p>
              </table:table-cell>
              <table:table-cell office:value-type="float" office:value="0.495">
                <text:p>0.495</text:p>
              </table:table-cell>
              <table:table-cell office:value-type="float" office:value="0.4895785">
                <text:p>0.48957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0.11900389">
                <text:p>0.11900389</text:p>
              </table:table-cell>
              <table:table-cell office:value-type="float" office:value="0.106484376">
                <text:p>0.106484376</text:p>
              </table:table-cell>
              <table:table-cell office:value-type="float" office:value="0.49">
                <text:p>0.49</text:p>
              </table:table-cell>
              <table:table-cell office:value-type="float" office:value="0.49598423">
                <text:p>0.495984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0.11763257">
                <text:p>0.11763257</text:p>
              </table:table-cell>
              <table:table-cell office:value-type="float" office:value="0.18634765">
                <text:p>0.18634765</text:p>
              </table:table-cell>
              <table:table-cell office:value-type="float" office:value="0.485">
                <text:p>0.485</text:p>
              </table:table-cell>
              <table:table-cell office:value-type="float" office:value="0.4813426">
                <text:p>0.48134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0.11379933">
                <text:p>0.11379933</text:p>
              </table:table-cell>
              <table:table-cell office:value-type="float" office:value="0.15972656">
                <text:p>0.15972656</text:p>
              </table:table-cell>
              <table:table-cell office:value-type="float" office:value="0.48000002">
                <text:p>0.48000002</text:p>
              </table:table-cell>
              <table:table-cell office:value-type="float" office:value="0.46853122">
                <text:p>0.468531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0.110691905">
                <text:p>0.110691905</text:p>
              </table:table-cell>
              <table:table-cell office:value-type="float" office:value="0.15307115">
                <text:p>0.15307115</text:p>
              </table:table-cell>
              <table:table-cell office:value-type="float" office:value="0.47500002">
                <text:p>0.47500002</text:p>
              </table:table-cell>
              <table:table-cell office:value-type="float" office:value="0.46578592">
                <text:p>0.465785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0.10775399">
                <text:p>0.10775399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47000003">
                <text:p>0.47000003</text:p>
              </table:table-cell>
              <table:table-cell office:value-type="float" office:value="0.47127652">
                <text:p>0.471276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0.10521823">
                <text:p>0.10521823</text:p>
              </table:table-cell>
              <table:table-cell office:value-type="float" office:value="0.20631352">
                <text:p>0.20631352</text:p>
              </table:table-cell>
              <table:table-cell office:value-type="float" office:value="0.46500003">
                <text:p>0.46500003</text:p>
              </table:table-cell>
              <table:table-cell office:value-type="float" office:value="0.46212554">
                <text:p>0.462125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0.10062379">
                <text:p>0.10062379</text:p>
              </table:table-cell>
              <table:table-cell office:value-type="float" office:value="0.20631352">
                <text:p>0.20631352</text:p>
              </table:table-cell>
              <table:table-cell office:value-type="float" office:value="0.46000004">
                <text:p>0.46000004</text:p>
              </table:table-cell>
              <table:table-cell office:value-type="float" office:value="0.4602953">
                <text:p>0.46029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0.095975704">
                <text:p>0.095975704</text:p>
              </table:table-cell>
              <table:table-cell office:value-type="float" office:value="0.23293461">
                <text:p>0.23293461</text:p>
              </table:table-cell>
              <table:table-cell office:value-type="float" office:value="0.45500004">
                <text:p>0.45500004</text:p>
              </table:table-cell>
              <table:table-cell office:value-type="float" office:value="0.4511443">
                <text:p>0.45114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0.09044266">
                <text:p>0.09044266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45000005">
                <text:p>0.45000005</text:p>
              </table:table-cell>
              <table:table-cell office:value-type="float" office:value="0.4584651">
                <text:p>0.45846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0.08768517">
                <text:p>0.08768517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44500005">
                <text:p>0.44500005</text:p>
              </table:table-cell>
              <table:table-cell office:value-type="float" office:value="0.44931412">
                <text:p>0.449314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0.08487726">
                <text:p>0.08487726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44000006">
                <text:p>0.44000006</text:p>
              </table:table-cell>
              <table:table-cell office:value-type="float" office:value="0.4511443">
                <text:p>0.45114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0.08446723">
                <text:p>0.08446723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43500006">
                <text:p>0.43500006</text:p>
              </table:table-cell>
              <table:table-cell office:value-type="float" office:value="0.44290844">
                <text:p>0.442908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0.08424872">
                <text:p>0.08424872</text:p>
              </table:table-cell>
              <table:table-cell office:value-type="float" office:value="0.07320805">
                <text:p>0.07320805</text:p>
              </table:table-cell>
              <table:table-cell office:value-type="float" office:value="0.43000007">
                <text:p>0.43000007</text:p>
              </table:table-cell>
              <table:table-cell office:value-type="float" office:value="0.44382352">
                <text:p>0.443823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0.08344889">
                <text:p>0.08344889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42500007">
                <text:p>0.42500007</text:p>
              </table:table-cell>
              <table:table-cell office:value-type="float" office:value="0.44656882">
                <text:p>0.446568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0.08327222">
                <text:p>0.08327222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42000008">
                <text:p>0.42000008</text:p>
              </table:table-cell>
              <table:table-cell office:value-type="float" office:value="0.44290844">
                <text:p>0.442908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0.0822993">
                <text:p>0.0822993</text:p>
              </table:table-cell>
              <table:table-cell office:value-type="float" office:value="-0.013310462">
                <text:p>-0.013310462</text:p>
              </table:table-cell>
              <table:table-cell office:value-type="float" office:value="0.41500008">
                <text:p>0.41500008</text:p>
              </table:table-cell>
              <table:table-cell office:value-type="float" office:value="0.430097">
                <text:p>0.4300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0.08411193">
                <text:p>0.08411193</text:p>
              </table:table-cell>
              <table:table-cell office:value-type="float" office:value="-0.019965863">
                <text:p>-0.019965863</text:p>
              </table:table-cell>
              <table:table-cell office:value-type="float" office:value="0.4100001">
                <text:p>0.4100001</text:p>
              </table:table-cell>
              <table:table-cell office:value-type="float" office:value="0.4273517">
                <text:p>0.42735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0.08617222">
                <text:p>0.08617222</text:p>
              </table:table-cell>
              <table:table-cell office:value-type="float" office:value="0.039931726">
                <text:p>0.039931726</text:p>
              </table:table-cell>
              <table:table-cell office:value-type="float" office:value="0.4050001">
                <text:p>0.4050001</text:p>
              </table:table-cell>
              <table:table-cell office:value-type="float" office:value="0.41545543">
                <text:p>0.415455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0.0864392">
                <text:p>0.0864392</text:p>
              </table:table-cell>
              <table:table-cell office:value-type="float" office:value="0.106484376">
                <text:p>0.106484376</text:p>
              </table:table-cell>
              <table:table-cell office:value-type="float" office:value="0.4000001">
                <text:p>0.4000001</text:p>
              </table:table-cell>
              <table:table-cell office:value-type="float" office:value="0.4099648">
                <text:p>0.40996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0.08470273">
                <text:p>0.08470273</text:p>
              </table:table-cell>
              <table:table-cell office:value-type="float" office:value="0.07320805">
                <text:p>0.07320805</text:p>
              </table:table-cell>
              <table:table-cell office:value-type="float" office:value="0.3950001">
                <text:p>0.3950001</text:p>
              </table:table-cell>
              <table:table-cell office:value-type="float" office:value="0.4108799">
                <text:p>0.41087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0.08397156">
                <text:p>0.08397156</text:p>
              </table:table-cell>
              <table:table-cell office:value-type="float" office:value="0.059897587">
                <text:p>0.059897587</text:p>
              </table:table-cell>
              <table:table-cell office:value-type="float" office:value="0.3900001">
                <text:p>0.3900001</text:p>
              </table:table-cell>
              <table:table-cell office:value-type="float" office:value="0.4127101">
                <text:p>0.41271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0.083663106">
                <text:p>0.083663106</text:p>
              </table:table-cell>
              <table:table-cell office:value-type="float" office:value="-0.08651851">
                <text:p>-0.08651851</text:p>
              </table:table-cell>
              <table:table-cell office:value-type="float" office:value="0.3850001">
                <text:p>0.3850001</text:p>
              </table:table-cell>
              <table:table-cell office:value-type="float" office:value="0.4108799">
                <text:p>0.41087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0.087801576">
                <text:p>0.087801576</text:p>
              </table:table-cell>
              <table:table-cell office:value-type="float" office:value="-0.10648446">
                <text:p>-0.10648446</text:p>
              </table:table-cell>
              <table:table-cell office:value-type="float" office:value="0.3800001">
                <text:p>0.3800001</text:p>
              </table:table-cell>
              <table:table-cell office:value-type="float" office:value="0.39166284">
                <text:p>0.391662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0.0925709">
                <text:p>0.0925709</text:p>
              </table:table-cell>
              <table:table-cell office:value-type="float" office:value="0.09982906">
                <text:p>0.09982906</text:p>
              </table:table-cell>
              <table:table-cell office:value-type="float" office:value="0.37500012">
                <text:p>0.37500012</text:p>
              </table:table-cell>
              <table:table-cell office:value-type="float" office:value="0.38891754">
                <text:p>0.388917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0.09119725">
                <text:p>0.09119725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37000012">
                <text:p>0.37000012</text:p>
              </table:table-cell>
              <table:table-cell office:value-type="float" office:value="0.3779363">
                <text:p>0.37793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0.088573344">
                <text:p>0.088573344</text:p>
              </table:table-cell>
              <table:table-cell office:value-type="float" office:value="0.11979501">
                <text:p>0.11979501</text:p>
              </table:table-cell>
              <table:table-cell office:value-type="float" office:value="0.36500013">
                <text:p>0.36500013</text:p>
              </table:table-cell>
              <table:table-cell office:value-type="float" office:value="0.375191">
                <text:p>0.3751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0.086523235">
                <text:p>0.086523235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36000013">
                <text:p>0.36000013</text:p>
              </table:table-cell>
              <table:table-cell office:value-type="float" office:value="0.3834269">
                <text:p>0.38342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0.083893776">
                <text:p>0.083893776</text:p>
              </table:table-cell>
              <table:table-cell office:value-type="float" office:value="0.11313969">
                <text:p>0.11313969</text:p>
              </table:table-cell>
              <table:table-cell office:value-type="float" office:value="0.35500014">
                <text:p>0.35500014</text:p>
              </table:table-cell>
              <table:table-cell office:value-type="float" office:value="0.3761061">
                <text:p>0.37610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0.082020156">
                <text:p>0.082020156</text:p>
              </table:table-cell>
              <table:table-cell office:value-type="float" office:value="0.12645015">
                <text:p>0.12645015</text:p>
              </table:table-cell>
              <table:table-cell office:value-type="float" office:value="0.35000014">
                <text:p>0.35000014</text:p>
              </table:table-cell>
              <table:table-cell office:value-type="float" office:value="0.3632947">
                <text:p>0.36329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0.079684496">
                <text:p>0.079684496</text:p>
              </table:table-cell>
              <table:table-cell office:value-type="float" office:value="0.09317374">
                <text:p>0.09317374</text:p>
              </table:table-cell>
              <table:table-cell office:value-type="float" office:value="0.34500015">
                <text:p>0.34500015</text:p>
              </table:table-cell>
              <table:table-cell office:value-type="float" office:value="0.3532286">
                <text:p>0.35322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0.07829922">
                <text:p>0.07829922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34000015">
                <text:p>0.34000015</text:p>
              </table:table-cell>
              <table:table-cell office:value-type="float" office:value="0.35231352">
                <text:p>0.352313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0.077917986">
                <text:p>0.077917986</text:p>
              </table:table-cell>
              <table:table-cell office:value-type="float" office:value="0.11979492">
                <text:p>0.11979492</text:p>
              </table:table-cell>
              <table:table-cell office:value-type="float" office:value="0.33500016">
                <text:p>0.33500016</text:p>
              </table:table-cell>
              <table:table-cell office:value-type="float" office:value="0.3513984">
                <text:p>0.35139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0.07573879">
                <text:p>0.07573879</text:p>
              </table:table-cell>
              <table:table-cell office:value-type="float" office:value="0.06655273">
                <text:p>0.06655273</text:p>
              </table:table-cell>
              <table:table-cell office:value-type="float" office:value="0.33000016">
                <text:p>0.33000016</text:p>
              </table:table-cell>
              <table:table-cell office:value-type="float" office:value="0.34773803">
                <text:p>0.347738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0.075142264">
                <text:p>0.075142264</text:p>
              </table:table-cell>
              <table:table-cell office:value-type="float" office:value="0.08651851">
                <text:p>0.08651851</text:p>
              </table:table-cell>
              <table:table-cell office:value-type="float" office:value="0.32500017">
                <text:p>0.32500017</text:p>
              </table:table-cell>
              <table:table-cell office:value-type="float" office:value="0.3431625">
                <text:p>0.3431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0.0739376">
                <text:p>0.0739376</text:p>
              </table:table-cell>
              <table:table-cell office:value-type="float" office:value="0.09982906">
                <text:p>0.09982906</text:p>
              </table:table-cell>
              <table:table-cell office:value-type="float" office:value="0.32000017">
                <text:p>0.32000017</text:p>
              </table:table-cell>
              <table:table-cell office:value-type="float" office:value="0.3321813">
                <text:p>0.33218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0.07228803">
                <text:p>0.07228803</text:p>
              </table:table-cell>
              <table:table-cell office:value-type="float" office:value="0.09982906">
                <text:p>0.09982906</text:p>
              </table:table-cell>
              <table:table-cell office:value-type="float" office:value="0.31500018">
                <text:p>0.31500018</text:p>
              </table:table-cell>
              <table:table-cell office:value-type="float" office:value="0.3248605">
                <text:p>0.32486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0.07060253">
                <text:p>0.07060253</text:p>
              </table:table-cell>
              <table:table-cell office:value-type="float" office:value="0.093173824">
                <text:p>0.093173824</text:p>
              </table:table-cell>
              <table:table-cell office:value-type="float" office:value="0.31000018">
                <text:p>0.31000018</text:p>
              </table:table-cell>
              <table:table-cell office:value-type="float" office:value="0.32211518">
                <text:p>0.322115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0.06910049">
                <text:p>0.06910049</text:p>
              </table:table-cell>
              <table:table-cell office:value-type="float" office:value="0.046586957">
                <text:p>0.046586957</text:p>
              </table:table-cell>
              <table:table-cell office:value-type="float" office:value="0.3050002">
                <text:p>0.3050002</text:p>
              </table:table-cell>
              <table:table-cell office:value-type="float" office:value="0.3157095">
                <text:p>0.31570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0.068978734">
                <text:p>0.068978734</text:p>
              </table:table-cell>
              <table:table-cell office:value-type="float" office:value="0">
                <text:p>0</text:p>
              </table:table-cell>
              <table:table-cell office:value-type="float" office:value="0.3000002">
                <text:p>0.3000002</text:p>
              </table:table-cell>
              <table:table-cell office:value-type="float" office:value="0.311134">
                <text:p>0.3111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0.07027048">
                <text:p>0.07027048</text:p>
              </table:table-cell>
              <table:table-cell office:value-type="float" office:value="0.006655316">
                <text:p>0.006655316</text:p>
              </table:table-cell>
              <table:table-cell office:value-type="float" office:value="0.2950002">
                <text:p>0.2950002</text:p>
              </table:table-cell>
              <table:table-cell office:value-type="float" office:value="0.3028981">
                <text:p>0.30289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0.07137412">
                <text:p>0.07137412</text:p>
              </table:table-cell>
              <table:table-cell office:value-type="float" office:value="0.06655273">
                <text:p>0.06655273</text:p>
              </table:table-cell>
              <table:table-cell office:value-type="float" office:value="0.2900002">
                <text:p>0.2900002</text:p>
              </table:table-cell>
              <table:table-cell office:value-type="float" office:value="0.2910018">
                <text:p>0.29100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0.070655644">
                <text:p>0.070655644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2850002">
                <text:p>0.2850002</text:p>
              </table:table-cell>
              <table:table-cell office:value-type="float" office:value="0.2891716">
                <text:p>0.28917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0.06953627">
                <text:p>0.06953627</text:p>
              </table:table-cell>
              <table:table-cell office:value-type="float" office:value="0.093173824">
                <text:p>0.093173824</text:p>
              </table:table-cell>
              <table:table-cell office:value-type="float" office:value="0.2800002">
                <text:p>0.2800002</text:p>
              </table:table-cell>
              <table:table-cell office:value-type="float" office:value="0.28734142">
                <text:p>0.287341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0.06800848">
                <text:p>0.06800848</text:p>
              </table:table-cell>
              <table:table-cell office:value-type="float" office:value="0.093173824">
                <text:p>0.093173824</text:p>
              </table:table-cell>
              <table:table-cell office:value-type="float" office:value="0.2750002">
                <text:p>0.2750002</text:p>
              </table:table-cell>
              <table:table-cell office:value-type="float" office:value="0.283681">
                <text:p>0.2836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0.06645959">
                <text:p>0.06645959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27000022">
                <text:p>0.27000022</text:p>
              </table:table-cell>
              <table:table-cell office:value-type="float" office:value="0.2864263">
                <text:p>0.28642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0.06592512">
                <text:p>0.06592512</text:p>
              </table:table-cell>
              <table:table-cell office:value-type="float" office:value="0.07320796">
                <text:p>0.07320796</text:p>
              </table:table-cell>
              <table:table-cell office:value-type="float" office:value="0.26500022">
                <text:p>0.26500022</text:p>
              </table:table-cell>
              <table:table-cell office:value-type="float" office:value="0.27361488">
                <text:p>0.273614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0.06494415">
                <text:p>0.06494415</text:p>
              </table:table-cell>
              <table:table-cell office:value-type="float" office:value="0.07320805">
                <text:p>0.07320805</text:p>
              </table:table-cell>
              <table:table-cell office:value-type="float" office:value="0.26000023">
                <text:p>0.26000023</text:p>
              </table:table-cell>
              <table:table-cell office:value-type="float" office:value="0.2717847">
                <text:p>0.27178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0.06395888">
                <text:p>0.06395888</text:p>
              </table:table-cell>
              <table:table-cell office:value-type="float" office:value="0.04658687">
                <text:p>0.04658687</text:p>
              </table:table-cell>
              <table:table-cell office:value-type="float" office:value="0.25500023">
                <text:p>0.25500023</text:p>
              </table:table-cell>
              <table:table-cell office:value-type="float" office:value="0.2626337">
                <text:p>0.26263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0.06374198">
                <text:p>0.06374198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25000024">
                <text:p>0.25000024</text:p>
              </table:table-cell>
              <table:table-cell office:value-type="float" office:value="0.2571431">
                <text:p>0.25714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0.06311559">
                <text:p>0.06311559</text:p>
              </table:table-cell>
              <table:table-cell office:value-type="float" office:value="0.11313961">
                <text:p>0.11313961</text:p>
              </table:table-cell>
              <table:table-cell office:value-type="float" office:value="0.24500024">
                <text:p>0.24500024</text:p>
              </table:table-cell>
              <table:table-cell office:value-type="float" office:value="0.2498223">
                <text:p>0.24982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0.060852885">
                <text:p>0.060852885</text:p>
              </table:table-cell>
              <table:table-cell office:value-type="float" office:value="0.09317374">
                <text:p>0.09317374</text:p>
              </table:table-cell>
              <table:table-cell office:value-type="float" office:value="0.24000025">
                <text:p>0.24000025</text:p>
              </table:table-cell>
              <table:table-cell office:value-type="float" office:value="0.24524681">
                <text:p>0.245246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0.05915308">
                <text:p>0.05915308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23500025">
                <text:p>0.23500025</text:p>
              </table:table-cell>
              <table:table-cell office:value-type="float" office:value="0.25073743">
                <text:p>0.250737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0.059079226">
                <text:p>0.059079226</text:p>
              </table:table-cell>
              <table:table-cell office:value-type="float" office:value="0">
                <text:p>0</text:p>
              </table:table-cell>
              <table:table-cell office:value-type="float" office:value="0.23000026">
                <text:p>0.23000026</text:p>
              </table:table-cell>
              <table:table-cell office:value-type="float" office:value="0.2415864">
                <text:p>0.24158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0.060192343">
                <text:p>0.060192343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22500026">
                <text:p>0.22500026</text:p>
              </table:table-cell>
              <table:table-cell office:value-type="float" office:value="0.23243539">
                <text:p>0.232435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0.060900982">
                <text:p>0.060900982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22000027">
                <text:p>0.22000027</text:p>
              </table:table-cell>
              <table:table-cell office:value-type="float" office:value="0.22328441">
                <text:p>0.223284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0.06038868">
                <text:p>0.06038868</text:p>
              </table:table-cell>
              <table:table-cell office:value-type="float" office:value="0.059897505">
                <text:p>0.059897505</text:p>
              </table:table-cell>
              <table:table-cell office:value-type="float" office:value="0.21500027">
                <text:p>0.21500027</text:p>
              </table:table-cell>
              <table:table-cell office:value-type="float" office:value="0.2205391">
                <text:p>0.22053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0.059672534">
                <text:p>0.059672534</text:p>
              </table:table-cell>
              <table:table-cell office:value-type="float" office:value="0.059897505">
                <text:p>0.059897505</text:p>
              </table:table-cell>
              <table:table-cell office:value-type="float" office:value="0.21000028">
                <text:p>0.21000028</text:p>
              </table:table-cell>
              <table:table-cell office:value-type="float" office:value="0.21687873">
                <text:p>0.216878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0.05894422">
                <text:p>0.05894422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20500028">
                <text:p>0.20500028</text:p>
              </table:table-cell>
              <table:table-cell office:value-type="float" office:value="0.2159636">
                <text:p>0.21596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0.058419228">
                <text:p>0.058419228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20000029">
                <text:p>0.20000029</text:p>
              </table:table-cell>
              <table:table-cell office:value-type="float" office:value="0.20681262">
                <text:p>0.206812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0.05785811">
                <text:p>0.05785811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19500029">
                <text:p>0.19500029</text:p>
              </table:table-cell>
              <table:table-cell office:value-type="float" office:value="0.20315221">
                <text:p>0.203152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0.058092356">
                <text:p>0.058092356</text:p>
              </table:table-cell>
              <table:table-cell office:value-type="float" office:value="0.046586957">
                <text:p>0.046586957</text:p>
              </table:table-cell>
              <table:table-cell office:value-type="float" office:value="0.1900003">
                <text:p>0.1900003</text:p>
              </table:table-cell>
              <table:table-cell office:value-type="float" office:value="0.20040691">
                <text:p>0.200406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0.05773079">
                <text:p>0.05773079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850003">
                <text:p>0.1850003</text:p>
              </table:table-cell>
              <table:table-cell office:value-type="float" office:value="0.1894257">
                <text:p>0.18942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0.05853117">
                <text:p>0.05853117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1800003">
                <text:p>0.1800003</text:p>
              </table:table-cell>
              <table:table-cell office:value-type="float" office:value="0.1802747">
                <text:p>0.18027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0.05850756">
                <text:p>0.05850756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17500031">
                <text:p>0.17500031</text:p>
              </table:table-cell>
              <table:table-cell office:value-type="float" office:value="0.1766143">
                <text:p>0.17661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0.05767465">
                <text:p>0.05767465</text:p>
              </table:table-cell>
              <table:table-cell office:value-type="float" office:value="0.07986324">
                <text:p>0.07986324</text:p>
              </table:table-cell>
              <table:table-cell office:value-type="float" office:value="0.17000031">
                <text:p>0.17000031</text:p>
              </table:table-cell>
              <table:table-cell office:value-type="float" office:value="0.17020862">
                <text:p>0.170208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0.05620408">
                <text:p>0.05620408</text:p>
              </table:table-cell>
              <table:table-cell office:value-type="float" office:value="0.07320796">
                <text:p>0.07320796</text:p>
              </table:table-cell>
              <table:table-cell office:value-type="float" office:value="0.16500032">
                <text:p>0.16500032</text:p>
              </table:table-cell>
              <table:table-cell office:value-type="float" office:value="0.1674633">
                <text:p>0.16746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0.054910894">
                <text:p>0.054910894</text:p>
              </table:table-cell>
              <table:table-cell office:value-type="float" office:value="0.07320801">
                <text:p>0.07320801</text:p>
              </table:table-cell>
              <table:table-cell office:value-type="float" office:value="0.16000032">
                <text:p>0.16000032</text:p>
              </table:table-cell>
              <table:table-cell office:value-type="float" office:value="0.1638029">
                <text:p>0.16380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0.05359125">
                <text:p>0.05359125</text:p>
              </table:table-cell>
              <table:table-cell office:value-type="float" office:value="0.09982906">
                <text:p>0.09982906</text:p>
              </table:table-cell>
              <table:table-cell office:value-type="float" office:value="0.15500033">
                <text:p>0.15500033</text:p>
              </table:table-cell>
              <table:table-cell office:value-type="float" office:value="0.1619727">
                <text:p>0.16197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0.05144924">
                <text:p>0.05144924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5000033">
                <text:p>0.15000033</text:p>
              </table:table-cell>
              <table:table-cell office:value-type="float" office:value="0.15373681">
                <text:p>0.153736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0.04984635">
                <text:p>0.04984635</text:p>
              </table:table-cell>
              <table:table-cell office:value-type="float" office:value="0.106484376">
                <text:p>0.106484376</text:p>
              </table:table-cell>
              <table:table-cell office:value-type="float" office:value="0.14607234">
                <text:p>0.14607234</text:p>
              </table:table-cell>
              <table:table-cell office:value-type="float" office:value="0.15190661">
                <text:p>0.151906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0.047416627">
                <text:p>0.047416627</text:p>
              </table:table-cell>
              <table:table-cell office:value-type="float" office:value="0.06655273">
                <text:p>0.06655273</text:p>
              </table:table-cell>
              <table:table-cell office:value-type="float" office:value="0.14379403">
                <text:p>0.14379403</text:p>
              </table:table-cell>
              <table:table-cell office:value-type="float" office:value="0.14641601">
                <text:p>0.146416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0.04613954">
                <text:p>0.04613954</text:p>
              </table:table-cell>
              <table:table-cell office:value-type="float" office:value="0.05989746">
                <text:p>0.05989746</text:p>
              </table:table-cell>
              <table:table-cell office:value-type="float" office:value="0.14159805">
                <text:p>0.14159805</text:p>
              </table:table-cell>
              <table:table-cell office:value-type="float" office:value="0.14001031">
                <text:p>0.140010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0.045023922">
                <text:p>0.045023922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13949814">
                <text:p>0.13949814</text:p>
              </table:table-cell>
              <table:table-cell office:value-type="float" office:value="0.1390952">
                <text:p>0.13909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0.044098556">
                <text:p>0.044098556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13741194">
                <text:p>0.13741194</text:p>
              </table:table-cell>
              <table:table-cell office:value-type="float" office:value="0.14001031">
                <text:p>0.140010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0.04417974">
                <text:p>0.04417974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35312">
                <text:p>0.135312</text:p>
              </table:table-cell>
              <table:table-cell office:value-type="float" office:value="0.1336046">
                <text:p>0.13360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0.0424304">
                <text:p>0.0424304</text:p>
              </table:table-cell>
              <table:table-cell office:value-type="float" office:value="0.093173824">
                <text:p>0.093173824</text:p>
              </table:table-cell>
              <table:table-cell office:value-type="float" office:value="0.13330816">
                <text:p>0.13330816</text:p>
              </table:table-cell>
              <table:table-cell office:value-type="float" office:value="0.12628381">
                <text:p>0.126283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0.04022706">
                <text:p>0.04022706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3141406">
                <text:p>0.13141406</text:p>
              </table:table-cell>
              <table:table-cell office:value-type="float" office:value="0.1299442">
                <text:p>0.12994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0.03841889">
                <text:p>0.03841889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2946504">
                <text:p>0.12946504</text:p>
              </table:table-cell>
              <table:table-cell office:value-type="float" office:value="0.1299442">
                <text:p>0.12994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0.036591943">
                <text:p>0.036591943</text:p>
              </table:table-cell>
              <table:table-cell office:value-type="float" office:value="0.086518556">
                <text:p>0.086518556</text:p>
              </table:table-cell>
              <table:table-cell office:value-type="float" office:value="0.12751603">
                <text:p>0.12751603</text:p>
              </table:table-cell>
              <table:table-cell office:value-type="float" office:value="0.12170831">
                <text:p>0.121708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0.034509122">
                <text:p>0.034509122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12569053">
                <text:p>0.12569053</text:p>
              </table:table-cell>
              <table:table-cell office:value-type="float" office:value="0.12262341">
                <text:p>0.122623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0.033411562">
                <text:p>0.033411562</text:p>
              </table:table-cell>
              <table:table-cell office:value-type="float" office:value="0.046586912">
                <text:p>0.046586912</text:p>
              </table:table-cell>
              <table:table-cell office:value-type="float" office:value="0.123851314">
                <text:p>0.123851314</text:p>
              </table:table-cell>
              <table:table-cell office:value-type="float" office:value="0.12536871">
                <text:p>0.125368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0.032518566">
                <text:p>0.032518566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12197092">
                <text:p>0.12197092</text:p>
              </table:table-cell>
              <table:table-cell office:value-type="float" office:value="0.1235385">
                <text:p>0.12353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0.03201431">
                <text:p>0.03201431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12011793">
                <text:p>0.12011793</text:p>
              </table:table-cell>
              <table:table-cell office:value-type="float" office:value="0.117132805">
                <text:p>0.1171328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0.030880988">
                <text:p>0.030880988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1836104">
                <text:p>0.11836104</text:p>
              </table:table-cell>
              <table:table-cell office:value-type="float" office:value="0.117132805">
                <text:p>0.1171328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0.028932273">
                <text:p>0.028932273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11660415">
                <text:p>0.11660415</text:p>
              </table:table-cell>
              <table:table-cell office:value-type="float" office:value="0.1207932">
                <text:p>0.12079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0.028181434">
                <text:p>0.028181434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11479233">
                <text:p>0.11479233</text:p>
              </table:table-cell>
              <table:table-cell office:value-type="float" office:value="0.1153026">
                <text:p>0.11530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0.027405022">
                <text:p>0.027405022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11306287">
                <text:p>0.11306287</text:p>
              </table:table-cell>
              <table:table-cell office:value-type="float" office:value="0.111642204">
                <text:p>0.1116422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0.026207685">
                <text:p>0.026207685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1138832">
                <text:p>0.11138832</text:p>
              </table:table-cell>
              <table:table-cell office:value-type="float" office:value="0.10981201">
                <text:p>0.109812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0.024187803">
                <text:p>0.024187803</text:p>
              </table:table-cell>
              <table:table-cell office:value-type="float" office:value="0.05989746">
                <text:p>0.05989746</text:p>
              </table:table-cell>
              <table:table-cell office:value-type="float" office:value="0.10974121">
                <text:p>0.10974121</text:p>
              </table:table-cell>
              <table:table-cell office:value-type="float" office:value="0.107066706">
                <text:p>0.1070667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0.022736909">
                <text:p>0.022736909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10813528">
                <text:p>0.10813528</text:p>
              </table:table-cell>
              <table:table-cell office:value-type="float" office:value="0.10981201">
                <text:p>0.109812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0.021881282">
                <text:p>0.021881282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10648817">
                <text:p>0.10648817</text:p>
              </table:table-cell>
              <table:table-cell office:value-type="float" office:value="0.10523649">
                <text:p>0.105236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0.021205366">
                <text:p>0.021205366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04909666">
                <text:p>0.104909666</text:p>
              </table:table-cell>
              <table:table-cell office:value-type="float" office:value="0.100661">
                <text:p>0.1006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0.019101262">
                <text:p>0.019101262</text:p>
              </table:table-cell>
              <table:table-cell office:value-type="float" office:value="0.086518556">
                <text:p>0.086518556</text:p>
              </table:table-cell>
              <table:table-cell office:value-type="float" office:value="0.10339977">
                <text:p>0.10339977</text:p>
              </table:table-cell>
              <table:table-cell office:value-type="float" office:value="0.09974591">
                <text:p>0.099745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0.016767383">
                <text:p>0.016767383</text:p>
              </table:table-cell>
              <table:table-cell office:value-type="float" office:value="0.06655273">
                <text:p>0.06655273</text:p>
              </table:table-cell>
              <table:table-cell office:value-type="float" office:value="0.1019036">
                <text:p>0.1019036</text:p>
              </table:table-cell>
              <table:table-cell office:value-type="float" office:value="0.0970006">
                <text:p>0.09700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0.014999987">
                <text:p>0.014999987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00448616">
                <text:p>0.100448616</text:p>
              </table:table-cell>
              <table:table-cell office:value-type="float" office:value="0.100661">
                <text:p>0.1006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0.014825642">
                <text:p>0.014825642</text:p>
              </table:table-cell>
              <table:table-cell office:value-type="float" office:value="0.046586912">
                <text:p>0.046586912</text:p>
              </table:table-cell>
              <table:table-cell office:value-type="float" office:value="0.09893871">
                <text:p>0.09893871</text:p>
              </table:table-cell>
              <table:table-cell office:value-type="float" office:value="0.09974591">
                <text:p>0.099745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0.013644396">
                <text:p>0.013644396</text:p>
              </table:table-cell>
              <table:table-cell office:value-type="float" office:value="0.07320799">
                <text:p>0.07320799</text:p>
              </table:table-cell>
              <table:table-cell office:value-type="float" office:value="0.09744253">
                <text:p>0.09744253</text:p>
              </table:table-cell>
              <table:table-cell office:value-type="float" office:value="0.094255306">
                <text:p>0.0942553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0.011633456">
                <text:p>0.011633456</text:p>
              </table:table-cell>
              <table:table-cell office:value-type="float" office:value="0.07320799">
                <text:p>0.07320799</text:p>
              </table:table-cell>
              <table:table-cell office:value-type="float" office:value="0.096028715">
                <text:p>0.096028715</text:p>
              </table:table-cell>
              <table:table-cell office:value-type="float" office:value="0.0905949">
                <text:p>0.09059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0.009588897">
                <text:p>0.009588897</text:p>
              </table:table-cell>
              <table:table-cell office:value-type="float" office:value="0.026621073">
                <text:p>0.026621073</text:p>
              </table:table-cell>
              <table:table-cell office:value-type="float" office:value="0.0946698">
                <text:p>0.0946698</text:p>
              </table:table-cell>
              <table:table-cell office:value-type="float" office:value="0.0896798">
                <text:p>0.08967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0.0089226365">
                <text:p>0.0089226365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9332459">
                <text:p>0.09332459</text:p>
              </table:table-cell>
              <table:table-cell office:value-type="float" office:value="0.0951704">
                <text:p>0.09517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0.008659244">
                <text:p>0.008659244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91897026">
                <text:p>0.091897026</text:p>
              </table:table-cell>
              <table:table-cell office:value-type="float" office:value="0.0933402">
                <text:p>0.09334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0.00839138">
                <text:p>0.00839138</text:p>
              </table:table-cell>
              <table:table-cell office:value-type="float" office:value="0.053242166">
                <text:p>0.053242166</text:p>
              </table:table-cell>
              <table:table-cell office:value-type="float" office:value="0.09049691">
                <text:p>0.09049691</text:p>
              </table:table-cell>
              <table:table-cell office:value-type="float" office:value="0.0896798">
                <text:p>0.08967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0.006908119">
                <text:p>0.006908119</text:p>
              </table:table-cell>
              <table:table-cell office:value-type="float" office:value="0.05989744">
                <text:p>0.05989744</text:p>
              </table:table-cell>
              <table:table-cell office:value-type="float" office:value="0.08915172">
                <text:p>0.08915172</text:p>
              </table:table-cell>
              <table:table-cell office:value-type="float" office:value="0.081443906">
                <text:p>0.0814439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0.0051952605">
                <text:p>0.0051952605</text:p>
              </table:table-cell>
              <table:table-cell office:value-type="float" office:value="0.046586893">
                <text:p>0.046586893</text:p>
              </table:table-cell>
              <table:table-cell office:value-type="float" office:value="0.08793007">
                <text:p>0.08793007</text:p>
              </table:table-cell>
              <table:table-cell office:value-type="float" office:value="0.0832741">
                <text:p>0.08327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0.0038630962">
                <text:p>0.0038630962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8668095">
                <text:p>0.08668095</text:p>
              </table:table-cell>
              <table:table-cell office:value-type="float" office:value="0.0832741">
                <text:p>0.08327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0.0033168194">
                <text:p>0.0033168194</text:p>
              </table:table-cell>
              <table:table-cell office:value-type="float" office:value="0">
                <text:p>0</text:p>
              </table:table-cell>
              <table:table-cell office:value-type="float" office:value="0.08543186">
                <text:p>0.08543186</text:p>
              </table:table-cell>
              <table:table-cell office:value-type="float" office:value="0.0878496">
                <text:p>0.08784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0.0033677816">
                <text:p>0.0033677816</text:p>
              </table:table-cell>
              <table:table-cell office:value-type="float" office:value="0">
                <text:p>0</text:p>
              </table:table-cell>
              <table:table-cell office:value-type="float" office:value="0.084114105">
                <text:p>0.084114105</text:p>
              </table:table-cell>
              <table:table-cell office:value-type="float" office:value="0.08418921">
                <text:p>0.084189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0.003418386">
                <text:p>0.003418386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8285126">
                <text:p>0.08285126</text:p>
              </table:table-cell>
              <table:table-cell office:value-type="float" office:value="0.07961371">
                <text:p>0.079613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0.0024626255">
                <text:p>0.0024626255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8165703">
                <text:p>0.08165703</text:p>
              </table:table-cell>
              <table:table-cell office:value-type="float" office:value="0.078698605">
                <text:p>0.0786986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0.0016940832">
                <text:p>0.0016940832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08047658">
                <text:p>0.08047658</text:p>
              </table:table-cell>
              <table:table-cell office:value-type="float" office:value="0.078698605">
                <text:p>0.0786986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0.00051265955">
                <text:p>0.00051265955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7929611">
                <text:p>0.07929611</text:p>
              </table:table-cell>
              <table:table-cell office:value-type="float" office:value="0.075953305">
                <text:p>0.0759533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-0.0004854798">
                <text:p>-0.0004854798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78156784">
                <text:p>0.078156784</text:p>
              </table:table-cell>
              <table:table-cell office:value-type="float" office:value="0.078698605">
                <text:p>0.0786986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-0.00089514256">
                <text:p>-0.00089514256</text:p>
              </table:table-cell>
              <table:table-cell office:value-type="float" office:value="0.046586912">
                <text:p>0.046586912</text:p>
              </table:table-cell>
              <table:table-cell office:value-type="float" office:value="0.076976314">
                <text:p>0.076976314</text:p>
              </table:table-cell>
              <table:table-cell office:value-type="float" office:value="0.075953305">
                <text:p>0.0759533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-0.0023172498">
                <text:p>-0.0023172498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7583703">
                <text:p>0.07583703</text:p>
              </table:table-cell>
              <table:table-cell office:value-type="float" office:value="0.07412311">
                <text:p>0.074123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-0.003357768">
                <text:p>-0.003357768</text:p>
              </table:table-cell>
              <table:table-cell office:value-type="float" office:value="0.046586912">
                <text:p>0.046586912</text:p>
              </table:table-cell>
              <table:table-cell office:value-type="float" office:value="0.0747252">
                <text:p>0.0747252</text:p>
              </table:table-cell>
              <table:table-cell office:value-type="float" office:value="0.0722929">
                <text:p>0.07229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-0.0048152804">
                <text:p>-0.0048152804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7364079">
                <text:p>0.07364079</text:p>
              </table:table-cell>
              <table:table-cell office:value-type="float" office:value="0.068632506">
                <text:p>0.0686325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-0.005888164">
                <text:p>-0.005888164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7261131">
                <text:p>0.07261131</text:p>
              </table:table-cell>
              <table:table-cell office:value-type="float" office:value="0.0677174">
                <text:p>0.06771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-0.0067759757">
                <text:p>-0.0067759757</text:p>
              </table:table-cell>
              <table:table-cell office:value-type="float" office:value="0.046586912">
                <text:p>0.046586912</text:p>
              </table:table-cell>
              <table:table-cell office:value-type="float" office:value="0.07159555">
                <text:p>0.07159555</text:p>
              </table:table-cell>
              <table:table-cell office:value-type="float" office:value="0.0704627">
                <text:p>0.07046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-0.008285164">
                <text:p>-0.008285164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70538595">
                <text:p>0.070538595</text:p>
              </table:table-cell>
              <table:table-cell office:value-type="float" office:value="0.068632506">
                <text:p>0.0686325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-0.009010613">
                <text:p>-0.009010613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69509104">
                <text:p>0.069509104</text:p>
              </table:table-cell>
              <table:table-cell office:value-type="float" office:value="0.0704627">
                <text:p>0.07046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-0.0097539425">
                <text:p>-0.0097539425</text:p>
              </table:table-cell>
              <table:table-cell office:value-type="float" office:value="0">
                <text:p>0</text:p>
              </table:table-cell>
              <table:table-cell office:value-type="float" office:value="0.06845217">
                <text:p>0.06845217</text:p>
              </table:table-cell>
              <table:table-cell office:value-type="float" office:value="0.0677174">
                <text:p>0.06771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-0.009901464">
                <text:p>-0.00990146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67436405">
                <text:p>0.067436405</text:p>
              </table:table-cell>
              <table:table-cell office:value-type="float" office:value="0.0649721">
                <text:p>0.06497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-0.0098442435">
                <text:p>-0.0098442435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6646183">
                <text:p>0.06646183</text:p>
              </table:table-cell>
              <table:table-cell office:value-type="float" office:value="0.064057">
                <text:p>0.0640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-0.010391773">
                <text:p>-0.010391773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6550098">
                <text:p>0.06550098</text:p>
              </table:table-cell>
              <table:table-cell office:value-type="float" office:value="0.063141905">
                <text:p>0.0631419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-0.010745286">
                <text:p>-0.010745286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64553834">
                <text:p>0.064553834</text:p>
              </table:table-cell>
              <table:table-cell office:value-type="float" office:value="0.064057">
                <text:p>0.0640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-0.011713208">
                <text:p>-0.011713208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63593">
                <text:p>0.063593</text:p>
              </table:table-cell>
              <table:table-cell office:value-type="float" office:value="0.063141905">
                <text:p>0.0631419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-0.012091935">
                <text:p>-0.012091935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6264585">
                <text:p>0.06264585</text:p>
              </table:table-cell>
              <table:table-cell office:value-type="float" office:value="0.064057">
                <text:p>0.0640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-0.011877538">
                <text:p>-0.011877538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61685026">
                <text:p>0.061685026</text:p>
              </table:table-cell>
              <table:table-cell office:value-type="float" office:value="0.0594815">
                <text:p>0.05948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-0.011850357">
                <text:p>-0.011850357</text:p>
              </table:table-cell>
              <table:table-cell office:value-type="float" office:value="0">
                <text:p>0</text:p>
              </table:table-cell>
              <table:table-cell office:value-type="float" office:value="0.060792796">
                <text:p>0.060792796</text:p>
              </table:table-cell>
              <table:table-cell office:value-type="float" office:value="0.058566403">
                <text:p>0.0585664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-0.012022912">
                <text:p>-0.012022912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59914306">
                <text:p>0.059914306</text:p>
              </table:table-cell>
              <table:table-cell office:value-type="float" office:value="0.0576513">
                <text:p>0.05765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-0.012400389">
                <text:p>-0.012400389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5904957">
                <text:p>0.05904957</text:p>
              </table:table-cell>
              <table:table-cell office:value-type="float" office:value="0.055821102">
                <text:p>0.0558211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-0.013182163">
                <text:p>-0.013182163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58212265">
                <text:p>0.058212265</text:p>
              </table:table-cell>
              <table:table-cell office:value-type="float" office:value="0.055821102">
                <text:p>0.0558211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-0.013576091">
                <text:p>-0.013576091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5737494">
                <text:p>0.05737494</text:p>
              </table:table-cell>
              <table:table-cell office:value-type="float" office:value="0.0576513">
                <text:p>0.05765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-0.013985395">
                <text:p>-0.013985395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56510177">
                <text:p>0.056510177</text:p>
              </table:table-cell>
              <table:table-cell office:value-type="float" office:value="0.055821102">
                <text:p>0.0558211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-0.014396846">
                <text:p>-0.014396846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5567286">
                <text:p>0.05567286</text:p>
              </table:table-cell>
              <table:table-cell office:value-type="float" office:value="0.0567362">
                <text:p>0.05673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-0.013815164">
                <text:p>-0.013815164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54821838">
                <text:p>0.054821838</text:p>
              </table:table-cell>
              <table:table-cell office:value-type="float" office:value="0.054906003">
                <text:p>0.0549060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-0.013624191">
                <text:p>-0.013624191</text:p>
              </table:table-cell>
              <table:table-cell office:value-type="float" office:value="0">
                <text:p>0</text:p>
              </table:table-cell>
              <table:table-cell office:value-type="float" office:value="0.05399824">
                <text:p>0.05399824</text:p>
              </table:table-cell>
              <table:table-cell office:value-type="float" office:value="0.0512456">
                <text:p>0.05124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-0.013822139">
                <text:p>-0.013822139</text:p>
              </table:table-cell>
              <table:table-cell office:value-type="float" office:value="0">
                <text:p>0</text:p>
              </table:table-cell>
              <table:table-cell office:value-type="float" office:value="0.053229563">
                <text:p>0.053229563</text:p>
              </table:table-cell>
              <table:table-cell office:value-type="float" office:value="0.0512456">
                <text:p>0.05124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-0.014025808">
                <text:p>-0.014025808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52460887">
                <text:p>0.052460887</text:p>
              </table:table-cell>
              <table:table-cell office:value-type="float" office:value="0.0503305">
                <text:p>0.05033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-0.014029921">
                <text:p>-0.014029921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5170595">
                <text:p>0.05170595</text:p>
              </table:table-cell>
              <table:table-cell office:value-type="float" office:value="0.052160703">
                <text:p>0.0521607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-0.0136422515">
                <text:p>-0.0136422515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5092357">
                <text:p>0.05092357</text:p>
              </table:table-cell>
              <table:table-cell office:value-type="float" office:value="0.052160703">
                <text:p>0.0521607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-0.013251723">
                <text:p>-0.013251723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501412">
                <text:p>0.0501412</text:p>
              </table:table-cell>
              <table:table-cell office:value-type="float" office:value="0.0503305">
                <text:p>0.05033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-0.012850105">
                <text:p>-0.012850105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4938624">
                <text:p>0.04938624</text:p>
              </table:table-cell>
              <table:table-cell office:value-type="float" office:value="0.049415402">
                <text:p>0.0494154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-0.012241782">
                <text:p>-0.012241782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4864502">
                <text:p>0.04864502</text:p>
              </table:table-cell>
              <table:table-cell office:value-type="float" office:value="0.0503305">
                <text:p>0.05033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-0.012233735">
                <text:p>-0.012233735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4789009">
                <text:p>0.04789009</text:p>
              </table:table-cell>
              <table:table-cell office:value-type="float" office:value="0.0466701">
                <text:p>0.04667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-0.012212813">
                <text:p>-0.012212813</text:p>
              </table:table-cell>
              <table:table-cell office:value-type="float" office:value="0">
                <text:p>0</text:p>
              </table:table-cell>
              <table:table-cell office:value-type="float" office:value="0.047190048">
                <text:p>0.047190048</text:p>
              </table:table-cell>
              <table:table-cell office:value-type="float" office:value="0.0439248">
                <text:p>0.04392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-0.012386977">
                <text:p>-0.012386977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46531178">
                <text:p>0.046531178</text:p>
              </table:table-cell>
              <table:table-cell office:value-type="float" office:value="0.0448399">
                <text:p>0.04483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-0.012367488">
                <text:p>-0.012367488</text:p>
              </table:table-cell>
              <table:table-cell office:value-type="float" office:value="0">
                <text:p>0</text:p>
              </table:table-cell>
              <table:table-cell office:value-type="float" office:value="0.045858566">
                <text:p>0.045858566</text:p>
              </table:table-cell>
              <table:table-cell office:value-type="float" office:value="0.0439248">
                <text:p>0.04392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-0.012547909">
                <text:p>-0.012547909</text:p>
              </table:table-cell>
              <table:table-cell office:value-type="float" office:value="-0.006655263">
                <text:p>-0.006655263</text:p>
              </table:table-cell>
              <table:table-cell office:value-type="float" office:value="0.04519971">
                <text:p>0.04519971</text:p>
              </table:table-cell>
              <table:table-cell office:value-type="float" office:value="0.0430097">
                <text:p>0.04300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-0.012527883">
                <text:p>-0.012527883</text:p>
              </table:table-cell>
              <table:table-cell office:value-type="float" office:value="-0.026621083">
                <text:p>-0.026621083</text:p>
              </table:table-cell>
              <table:table-cell office:value-type="float" office:value="0.04455456">
                <text:p>0.04455456</text:p>
              </table:table-cell>
              <table:table-cell office:value-type="float" office:value="0.0439248">
                <text:p>0.04392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-0.0119115105">
                <text:p>-0.0119115105</text:p>
              </table:table-cell>
              <table:table-cell office:value-type="float" office:value="-0.033276357">
                <text:p>-0.033276357</text:p>
              </table:table-cell>
              <table:table-cell office:value-type="float" office:value="0.04389567">
                <text:p>0.04389567</text:p>
              </table:table-cell>
              <table:table-cell office:value-type="float" office:value="0.0448399">
                <text:p>0.04483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-0.011091471">
                <text:p>-0.011091471</text:p>
              </table:table-cell>
              <table:table-cell office:value-type="float" office:value="-0.026621083">
                <text:p>-0.026621083</text:p>
              </table:table-cell>
              <table:table-cell office:value-type="float" office:value="0.04322309">
                <text:p>0.04322309</text:p>
              </table:table-cell>
              <table:table-cell office:value-type="float" office:value="0.045755">
                <text:p>0.0457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-0.010466874">
                <text:p>-0.010466874</text:p>
              </table:table-cell>
              <table:table-cell office:value-type="float" office:value="-0.026621083">
                <text:p>-0.026621083</text:p>
              </table:table-cell>
              <table:table-cell office:value-type="float" office:value="0.042536758">
                <text:p>0.042536758</text:p>
              </table:table-cell>
              <table:table-cell office:value-type="float" office:value="0.045755">
                <text:p>0.0457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-0.009832083">
                <text:p>-0.009832083</text:p>
              </table:table-cell>
              <table:table-cell office:value-type="float" office:value="-0.026621083">
                <text:p>-0.026621083</text:p>
              </table:table-cell>
              <table:table-cell office:value-type="float" office:value="0.041850436">
                <text:p>0.041850436</text:p>
              </table:table-cell>
              <table:table-cell office:value-type="float" office:value="0.0439248">
                <text:p>0.04392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-0.009182453">
                <text:p>-0.009182453</text:p>
              </table:table-cell>
              <table:table-cell office:value-type="float" office:value="-0.01996581">
                <text:p>-0.01996581</text:p>
              </table:table-cell>
              <table:table-cell office:value-type="float" office:value="0.041191567">
                <text:p>0.041191567</text:p>
              </table:table-cell>
              <table:table-cell office:value-type="float" office:value="0.0411795">
                <text:p>0.04117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-0.008720039">
                <text:p>-0.008720039</text:p>
              </table:table-cell>
              <table:table-cell office:value-type="float" office:value="0">
                <text:p>0</text:p>
              </table:table-cell>
              <table:table-cell office:value-type="float" office:value="0.04057388">
                <text:p>0.04057388</text:p>
              </table:table-cell>
              <table:table-cell office:value-type="float" office:value="0.0402644">
                <text:p>0.04026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-0.008851826">
                <text:p>-0.008851826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39969936">
                <text:p>0.039969936</text:p>
              </table:table-cell>
              <table:table-cell office:value-type="float" office:value="0.039349303">
                <text:p>0.0393493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-0.008783162">
                <text:p>-0.008783162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39379716">
                <text:p>0.039379716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-0.008709669">
                <text:p>-0.008709669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8816944">
                <text:p>0.038816944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-0.008232772">
                <text:p>-0.008232772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825416">
                <text:p>0.03825416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-0.0077514052">
                <text:p>-0.0077514052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7691362">
                <text:p>0.037691362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-0.0072637796">
                <text:p>-0.0072637796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3712859">
                <text:p>0.03712859</text:p>
              </table:table-cell>
              <table:table-cell office:value-type="float" office:value="0.038434204">
                <text:p>0.0384342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-0.006976068">
                <text:p>-0.006976068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655208">
                <text:p>0.03655208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-0.0064820056">
                <text:p>-0.0064820056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5989307">
                <text:p>0.035989307</text:p>
              </table:table-cell>
              <table:table-cell office:value-type="float" office:value="0.039349303">
                <text:p>0.0393493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-0.005985081">
                <text:p>-0.005985081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5399053">
                <text:p>0.035399053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-0.0054783225">
                <text:p>-0.0054783225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34836292">
                <text:p>0.034836292</text:p>
              </table:table-cell>
              <table:table-cell office:value-type="float" office:value="0.036604002">
                <text:p>0.0366040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-0.005166114">
                <text:p>-0.00516611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3428723">
                <text:p>0.03428723</text:p>
              </table:table-cell>
              <table:table-cell office:value-type="float" office:value="0.035688903">
                <text:p>0.0356889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-0.00504452">
                <text:p>-0.00504452</text:p>
              </table:table-cell>
              <table:table-cell office:value-type="float" office:value="0">
                <text:p>0</text:p>
              </table:table-cell>
              <table:table-cell office:value-type="float" office:value="0.0337519">
                <text:p>0.0337519</text:p>
              </table:table-cell>
              <table:table-cell office:value-type="float" office:value="0.032943603">
                <text:p>0.0329436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-0.005119264">
                <text:p>-0.005119264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33257727">
                <text:p>0.033257727</text:p>
              </table:table-cell>
              <table:table-cell office:value-type="float" office:value="0.0338587">
                <text:p>0.03385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-0.0053996444">
                <text:p>-0.0053996444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32749865">
                <text:p>0.032749865</text:p>
              </table:table-cell>
              <table:table-cell office:value-type="float" office:value="0.032943603">
                <text:p>0.0329436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-0.005079925">
                <text:p>-0.005079925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3225569">
                <text:p>0.03225569</text:p>
              </table:table-cell>
              <table:table-cell office:value-type="float" office:value="0.032943603">
                <text:p>0.0329436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-0.0047568087">
                <text:p>-0.0047568087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31761527">
                <text:p>0.031761527</text:p>
              </table:table-cell>
              <table:table-cell office:value-type="float" office:value="0.031113401">
                <text:p>0.0311134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-0.004024208">
                <text:p>-0.004024208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31294815">
                <text:p>0.031294815</text:p>
              </table:table-cell>
              <table:table-cell office:value-type="float" office:value="0.0338587">
                <text:p>0.03385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-0.0038897395">
                <text:p>-0.0038897395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0786937">
                <text:p>0.030786937</text:p>
              </table:table-cell>
              <table:table-cell office:value-type="float" office:value="0.0320285">
                <text:p>0.03202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-0.003345251">
                <text:p>-0.003345251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0306509">
                <text:p>0.030306509</text:p>
              </table:table-cell>
              <table:table-cell office:value-type="float" office:value="0.0338587">
                <text:p>0.03385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-0.0027996898">
                <text:p>-0.0027996898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2979863">
                <text:p>0.02979863</text:p>
              </table:table-cell>
              <table:table-cell office:value-type="float" office:value="0.0338587">
                <text:p>0.033858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-0.0022457242">
                <text:p>-0.0022457242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2929074">
                <text:p>0.02929074</text:p>
              </table:table-cell>
              <table:table-cell office:value-type="float" office:value="0.0338587">
                <text:p>0.03385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-0.0016804932">
                <text:p>-0.0016804932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2878287">
                <text:p>0.02878287</text:p>
              </table:table-cell>
              <table:table-cell office:value-type="float" office:value="0.0320285">
                <text:p>0.03202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-0.001102209">
                <text:p>-0.001102209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8302453">
                <text:p>0.028302453</text:p>
              </table:table-cell>
              <table:table-cell office:value-type="float" office:value="0.032943603">
                <text:p>0.0329436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-0.0007211566">
                <text:p>-0.0007211566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78083">
                <text:p>0.0278083</text:p>
              </table:table-cell>
              <table:table-cell office:value-type="float" office:value="0.029283201">
                <text:p>0.0292832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-0.00032901764">
                <text:p>-0.0003290176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27369045">
                <text:p>0.027369045</text:p>
              </table:table-cell>
              <table:table-cell office:value-type="float" office:value="0.0301983">
                <text:p>0.03019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-0.00013285875">
                <text:p>-0.00013285875</text:p>
              </table:table-cell>
              <table:table-cell office:value-type="float" office:value="0">
                <text:p>0</text:p>
              </table:table-cell>
              <table:table-cell office:value-type="float" office:value="0.026916051">
                <text:p>0.026916051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-0.00013643503">
                <text:p>-0.00013643503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6504263">
                <text:p>0.026504263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0.00026339293">
                <text:p>0.00026339293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26092445">
                <text:p>0.026092445</text:p>
              </table:table-cell>
              <table:table-cell office:value-type="float" office:value="0.0283681">
                <text:p>0.02836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0.00047045946">
                <text:p>0.00047045946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25666926">
                <text:p>0.025666926</text:p>
              </table:table-cell>
              <table:table-cell office:value-type="float" office:value="0.0283681">
                <text:p>0.02836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0.0010843277">
                <text:p>0.001084327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5241423">
                <text:p>0.025241423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0.0015070437">
                <text:p>0.001507043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4829641">
                <text:p>0.024829641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0.0019351244">
                <text:p>0.0019351244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4417836">
                <text:p>0.024417836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0.002371967">
                <text:p>0.00237196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4006043">
                <text:p>0.024006043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0.0028179288">
                <text:p>0.0028179288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359426">
                <text:p>0.02359426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0.0032705066">
                <text:p>0.0032705066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3182455">
                <text:p>0.023182455</text:p>
              </table:table-cell>
              <table:table-cell office:value-type="float" office:value="0.0256228">
                <text:p>0.02562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0.003728986">
                <text:p>0.003728986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2798112">
                <text:p>0.022798112</text:p>
              </table:table-cell>
              <table:table-cell office:value-type="float" office:value="0.0256228">
                <text:p>0.02562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0.0041980147">
                <text:p>0.0041980147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2241378">
                <text:p>0.02241378</text:p>
              </table:table-cell>
              <table:table-cell office:value-type="float" office:value="0.0265379">
                <text:p>0.02653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0.00447464">
                <text:p>0.00447464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201571">
                <text:p>0.02201571</text:p>
              </table:table-cell>
              <table:table-cell office:value-type="float" office:value="0.0256228">
                <text:p>0.02562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0.0049572587">
                <text:p>0.0049572587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21631392">
                <text:p>0.021631392</text:p>
              </table:table-cell>
              <table:table-cell office:value-type="float" office:value="0.024707701">
                <text:p>0.0247077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0.0052437186">
                <text:p>0.0052437186</text:p>
              </table:table-cell>
              <table:table-cell office:value-type="float" office:value="0">
                <text:p>0</text:p>
              </table:table-cell>
              <table:table-cell office:value-type="float" office:value="0.021260785">
                <text:p>0.021260785</text:p>
              </table:table-cell>
              <table:table-cell office:value-type="float" office:value="0.0237926">
                <text:p>0.02379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0.005333662">
                <text:p>0.005333662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0903891">
                <text:p>0.020903891</text:p>
              </table:table-cell>
              <table:table-cell office:value-type="float" office:value="0.0237926">
                <text:p>0.02379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0.005826116">
                <text:p>0.005826116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20546999">
                <text:p>0.020546999</text:p>
              </table:table-cell>
              <table:table-cell office:value-type="float" office:value="0.0228775">
                <text:p>0.02287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0.0061261654">
                <text:p>0.0061261654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20203855">
                <text:p>0.020203855</text:p>
              </table:table-cell>
              <table:table-cell office:value-type="float" office:value="0.024707701">
                <text:p>0.0247077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0.0068492885">
                <text:p>0.0068492885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19833248">
                <text:p>0.019833248</text:p>
              </table:table-cell>
              <table:table-cell office:value-type="float" office:value="0.0228775">
                <text:p>0.02287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0.007172227">
                <text:p>0.007172227</text:p>
              </table:table-cell>
              <table:table-cell office:value-type="float" office:value="-0.013310541">
                <text:p>-0.013310541</text:p>
              </table:table-cell>
              <table:table-cell office:value-type="float" office:value="0.019490091">
                <text:p>0.019490091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0.007698834">
                <text:p>0.00769883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19160649">
                <text:p>0.019160649</text:p>
              </table:table-cell>
              <table:table-cell office:value-type="float" office:value="0.0228775">
                <text:p>0.02287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0.008040726">
                <text:p>0.008040726</text:p>
              </table:table-cell>
              <table:table-cell office:value-type="float" office:value="-0.013310541">
                <text:p>-0.013310541</text:p>
              </table:table-cell>
              <table:table-cell office:value-type="float" office:value="0.018817503">
                <text:p>0.018817503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0.008586824">
                <text:p>0.008586824</text:p>
              </table:table-cell>
              <table:table-cell office:value-type="float" office:value="-0.013310541">
                <text:p>-0.013310541</text:p>
              </table:table-cell>
              <table:table-cell office:value-type="float" office:value="0.018488074">
                <text:p>0.018488074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0.009144545">
                <text:p>0.009144545</text:p>
              </table:table-cell>
              <table:table-cell office:value-type="float" office:value="0">
                <text:p>0</text:p>
              </table:table-cell>
              <table:table-cell office:value-type="float" office:value="0.018158618">
                <text:p>0.018158618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0.009312986">
                <text:p>0.009312986</text:p>
              </table:table-cell>
              <table:table-cell office:value-type="float" office:value="-0.013310541">
                <text:p>-0.013310541</text:p>
              </table:table-cell>
              <table:table-cell office:value-type="float" office:value="0.017829198">
                <text:p>0.017829198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0.009893417">
                <text:p>0.009893417</text:p>
              </table:table-cell>
              <table:table-cell office:value-type="float" office:value="-0.019965814">
                <text:p>-0.019965814</text:p>
              </table:table-cell>
              <table:table-cell office:value-type="float" office:value="0.017499754">
                <text:p>0.017499754</text:p>
              </table:table-cell>
              <table:table-cell office:value-type="float" office:value="0.0210473">
                <text:p>0.02104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0.010679483">
                <text:p>0.010679483</text:p>
              </table:table-cell>
              <table:table-cell office:value-type="float" office:value="-0.0066552684">
                <text:p>-0.0066552684</text:p>
              </table:table-cell>
              <table:table-cell office:value-type="float" office:value="0.017184025">
                <text:p>0.017184025</text:p>
              </table:table-cell>
              <table:table-cell office:value-type="float" office:value="0.0210473">
                <text:p>0.02104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0.011084318">
                <text:p>0.011084318</text:p>
              </table:table-cell>
              <table:table-cell office:value-type="float" office:value="-0.013310541">
                <text:p>-0.013310541</text:p>
              </table:table-cell>
              <table:table-cell office:value-type="float" office:value="0.016868306">
                <text:p>0.016868306</text:p>
              </table:table-cell>
              <table:table-cell office:value-type="float" office:value="0.020132199">
                <text:p>0.0201321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0.0116885295">
                <text:p>0.0116885295</text:p>
              </table:table-cell>
              <table:table-cell office:value-type="float" office:value="-0.0066552684">
                <text:p>-0.0066552684</text:p>
              </table:table-cell>
              <table:table-cell office:value-type="float" office:value="0.016566325">
                <text:p>0.016566325</text:p>
              </table:table-cell>
              <table:table-cell office:value-type="float" office:value="0.0210473">
                <text:p>0.02104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0.012120723">
                <text:p>0.012120723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16250618">
                <text:p>0.016250618</text:p>
              </table:table-cell>
              <table:table-cell office:value-type="float" office:value="0.019217102">
                <text:p>0.0192171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0.012539685">
                <text:p>0.012539685</text:p>
              </table:table-cell>
              <table:table-cell office:value-type="float" office:value="-0.013310541">
                <text:p>-0.013310541</text:p>
              </table:table-cell>
              <table:table-cell office:value-type="float" office:value="0.015962353">
                <text:p>0.015962353</text:p>
              </table:table-cell>
              <table:table-cell office:value-type="float" office:value="0.020132199">
                <text:p>0.0201321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0.01318735">
                <text:p>0.01318735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1566036">
                <text:p>0.01566036</text:p>
              </table:table-cell>
              <table:table-cell office:value-type="float" office:value="0.019217102">
                <text:p>0.01921710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0.013635814">
                <text:p>0.01363581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15372103">
                <text:p>0.015372103</text:p>
              </table:table-cell>
              <table:table-cell office:value-type="float" office:value="0.019217102">
                <text:p>0.0192171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18302001">
                <text:p>0.0183020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18302001">
                <text:p>0.0183020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-0.013310544">
                <text:p>-0.013310544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109812">
                <text:p>0.01098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-0.013310544">
                <text:p>-0.013310544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09151">
                <text:p>0.0091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-0.019965818">
                <text:p>-0.019965818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045755003">
                <text:p>0.00457550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-0.013310545">
                <text:p>-0.013310545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018302001">
                <text:p>0.00183020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-0.0066552726">
                <text:p>-0.0066552726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0091510004">
                <text:p>0.000915100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138cm" svg:height="18.966cm" xlink:href=".." xlink:type="simple" chart:class="chart:scatter" chart:column-mapping="3 4 1 2" chart:style-name="ch1">
        <chart:legend chart:legend-position="end" svg:x="41.577cm" svg:y="8.437cm" style:legend-expansion="high" chart:style-name="ch2"/>
        <chart:plot-area chart:style-name="ch3" table:cell-range-address="Sheet1_2.A2:Sheet1_2.C401 Sheet1_2.D1:Sheet1_2.E401 Sheet1_2.B1:Sheet1_2.C1" chart:data-source-has-labels="row" svg:x="1.332cm" svg:y="1.651cm" svg:width="38.481cm" svg:height="16.516cm">
          <chartooo:coordinate-region svg:x="2.059cm" svg:y="1.851cm" svg:width="36.92cm" svg:height="15.6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_2.D2:Sheet1_2.D401" chart:label-cell-address="Sheet1_2.D1:Sheet1_2.D1" chart:class="chart:scatter">
            <chart:domain table:cell-range-address="Sheet1_2.A2:Sheet1_2.A401"/>
            <chart:data-point chart:repeated="400"/>
          </chart:series>
          <chart:series chart:attached-axis="secondary-y" chart:style-name="ch8" chart:values-cell-range-address="Sheet1_2.E2:Sheet1_2.E401" chart:label-cell-address="Sheet1_2.E1:Sheet1_2.E1" chart:class="chart:scatter">
            <chart:data-point chart:repeated="400"/>
          </chart:series>
          <chart:series chart:attached-axis="primary-y" chart:style-name="ch9" chart:values-cell-range-address="Sheet1_2.B2:Sheet1_2.B401" chart:label-cell-address="Sheet1_2.B1:Sheet1_2.B1" chart:class="chart:scatter">
            <chart:data-point chart:repeated="400"/>
          </chart:series>
          <chart:series chart:attached-axis="primary-y" chart:style-name="ch10" chart:values-cell-range-address="Sheet1_2.C2:Sheet1_2.C401" chart:label-cell-address="Sheet1_2.C1:Sheet1_2.C1" chart:class="chart:scatter">
            <chart:data-point chart:repeated="4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_vt</text:p>
                <draw:g>
                  <svg:desc>Sheet1_2.D1:Sheet1_2.D1</svg:desc>
                </draw:g>
              </table:table-cell>
              <table:table-cell office:value-type="string">
                <text:p>vt</text:p>
                <draw:g>
                  <svg:desc>Sheet1_2.E1:Sheet1_2.E1</svg:desc>
                </draw:g>
              </table:table-cell>
              <table:table-cell office:value-type="string">
                <text:p>cons_v</text:p>
                <draw:g>
                  <svg:desc>Sheet1_2.B1:Sheet1_2.B1</svg:desc>
                </draw:g>
              </table:table-cell>
              <table:table-cell office:value-type="string">
                <text:p>v</text:p>
                <draw:g>
                  <svg:desc>Sheet1_2.C1:Sheet1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_2.A2:Sheet1_2.A401</svg:desc>
                </draw:g>
              </table:table-cell>
              <table:table-cell office:value-type="float" office:value="0">
                <text:p>0</text:p>
                <draw:g>
                  <svg:desc>Sheet1_2.D2:Sheet1_2.D401</svg:desc>
                </draw:g>
              </table:table-cell>
              <table:table-cell office:value-type="float" office:value="-0.0066552726">
                <text:p>-0.0066552726</text:p>
                <draw:g>
                  <svg:desc>Sheet1_2.E2:Sheet1_2.E401</svg:desc>
                </draw:g>
              </table:table-cell>
              <table:table-cell office:value-type="float" office:value="0">
                <text:p>0</text:p>
                <draw:g>
                  <svg:desc>Sheet1_2.B2:Sheet1_2.B401</svg:desc>
                </draw:g>
              </table:table-cell>
              <table:table-cell office:value-type="float" office:value="0.0027453">
                <text:p>0.0027453</text:p>
                <draw:g>
                  <svg:desc>Sheet1_2.C2:Sheet1_2.C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8">
                <text:p>0.08</text:p>
              </table:table-cell>
              <table:table-cell office:value-type="float" office:value="0.02662109">
                <text:p>0.02662109</text:p>
              </table:table-cell>
              <table:table-cell office:value-type="float" office:value="0.02">
                <text:p>0.02</text:p>
              </table:table-cell>
              <table:table-cell office:value-type="float" office:value="0.0036604002">
                <text:p>0.0036604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99999994">
                <text:p>0.099999994</text:p>
              </table:table-cell>
              <table:table-cell office:value-type="float" office:value="0.039931636">
                <text:p>0.039931636</text:p>
              </table:table-cell>
              <table:table-cell office:value-type="float" office:value="0.024999999">
                <text:p>0.024999999</text:p>
              </table:table-cell>
              <table:table-cell office:value-type="float" office:value="0.0054906">
                <text:p>0.0054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11999999">
                <text:p>0.11999999</text:p>
              </table:table-cell>
              <table:table-cell office:value-type="float" office:value="0.07986327">
                <text:p>0.07986327</text:p>
              </table:table-cell>
              <table:table-cell office:value-type="float" office:value="0.029999997">
                <text:p>0.029999997</text:p>
              </table:table-cell>
              <table:table-cell office:value-type="float" office:value="0.0109812">
                <text:p>0.0109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13999999">
                <text:p>0.13999999</text:p>
              </table:table-cell>
              <table:table-cell office:value-type="float" office:value="0.12645018">
                <text:p>0.12645018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0.0173869">
                <text:p>0.0173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15999998">
                <text:p>0.15999998</text:p>
              </table:table-cell>
              <table:table-cell office:value-type="float" office:value="0.15307127">
                <text:p>0.15307127</text:p>
              </table:table-cell>
              <table:table-cell office:value-type="float" office:value="0.039999995">
                <text:p>0.039999995</text:p>
              </table:table-cell>
              <table:table-cell office:value-type="float" office:value="0.024707701">
                <text:p>0.024707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17999998">
                <text:p>0.17999998</text:p>
              </table:table-cell>
              <table:table-cell office:value-type="float" office:value="0.21296872">
                <text:p>0.21296872</text:p>
              </table:table-cell>
              <table:table-cell office:value-type="float" office:value="0.044999994">
                <text:p>0.044999994</text:p>
              </table:table-cell>
              <table:table-cell office:value-type="float" office:value="0.036604002">
                <text:p>0.036604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19999997">
                <text:p>0.19999997</text:p>
              </table:table-cell>
              <table:table-cell office:value-type="float" office:value="0.22627929">
                <text:p>0.22627929</text:p>
              </table:table-cell>
              <table:table-cell office:value-type="float" office:value="0.049999993">
                <text:p>0.049999993</text:p>
              </table:table-cell>
              <table:table-cell office:value-type="float" office:value="0.0402644">
                <text:p>0.04026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21999997">
                <text:p>0.21999997</text:p>
              </table:table-cell>
              <table:table-cell office:value-type="float" office:value="0.21962401">
                <text:p>0.21962401</text:p>
              </table:table-cell>
              <table:table-cell office:value-type="float" office:value="0.054999992">
                <text:p>0.054999992</text:p>
              </table:table-cell>
              <table:table-cell office:value-type="float" office:value="0.043009702">
                <text:p>0.043009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23999996">
                <text:p>0.23999996</text:p>
              </table:table-cell>
              <table:table-cell office:value-type="float" office:value="0.22627929">
                <text:p>0.22627929</text:p>
              </table:table-cell>
              <table:table-cell office:value-type="float" office:value="0.05999999">
                <text:p>0.05999999</text:p>
              </table:table-cell>
              <table:table-cell office:value-type="float" office:value="0.045755003">
                <text:p>0.045755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25999996">
                <text:p>0.25999996</text:p>
              </table:table-cell>
              <table:table-cell office:value-type="float" office:value="0.21962401">
                <text:p>0.21962401</text:p>
              </table:table-cell>
              <table:table-cell office:value-type="float" office:value="0.06499999">
                <text:p>0.06499999</text:p>
              </table:table-cell>
              <table:table-cell office:value-type="float" office:value="0.044839904">
                <text:p>0.0448399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27999997">
                <text:p>0.27999997</text:p>
              </table:table-cell>
              <table:table-cell office:value-type="float" office:value="0.23293456">
                <text:p>0.23293456</text:p>
              </table:table-cell>
              <table:table-cell office:value-type="float" office:value="0.06999999">
                <text:p>0.06999999</text:p>
              </table:table-cell>
              <table:table-cell office:value-type="float" office:value="0.0503305">
                <text:p>0.0503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29999998">
                <text:p>0.29999998</text:p>
              </table:table-cell>
              <table:table-cell office:value-type="float" office:value="0.292832">
                <text:p>0.292832</text:p>
              </table:table-cell>
              <table:table-cell office:value-type="float" office:value="0.074999996">
                <text:p>0.074999996</text:p>
              </table:table-cell>
              <table:table-cell office:value-type="float" office:value="0.058566403">
                <text:p>0.0585664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32">
                <text:p>0.32</text:p>
              </table:table-cell>
              <table:table-cell office:value-type="float" office:value="0.3127978">
                <text:p>0.3127978</text:p>
              </table:table-cell>
              <table:table-cell office:value-type="float" office:value="0.08">
                <text:p>0.08</text:p>
              </table:table-cell>
              <table:table-cell office:value-type="float" office:value="0.0668023">
                <text:p>0.0668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34">
                <text:p>0.34</text:p>
              </table:table-cell>
              <table:table-cell office:value-type="float" office:value="0.35938472">
                <text:p>0.35938472</text:p>
              </table:table-cell>
              <table:table-cell office:value-type="float" office:value="0.085">
                <text:p>0.085</text:p>
              </table:table-cell>
              <table:table-cell office:value-type="float" office:value="0.07137781">
                <text:p>0.071377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36">
                <text:p>0.36</text:p>
              </table:table-cell>
              <table:table-cell office:value-type="float" office:value="0.33276364">
                <text:p>0.33276364</text:p>
              </table:table-cell>
              <table:table-cell office:value-type="float" office:value="0.09">
                <text:p>0.09</text:p>
              </table:table-cell>
              <table:table-cell office:value-type="float" office:value="0.07137781">
                <text:p>0.071377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38000003">
                <text:p>0.38000003</text:p>
              </table:table-cell>
              <table:table-cell office:value-type="float" office:value="0.34607416">
                <text:p>0.34607416</text:p>
              </table:table-cell>
              <table:table-cell office:value-type="float" office:value="0.095000006">
                <text:p>0.095000006</text:p>
              </table:table-cell>
              <table:table-cell office:value-type="float" office:value="0.07686841">
                <text:p>0.076868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40000004">
                <text:p>0.40000004</text:p>
              </table:table-cell>
              <table:table-cell office:value-type="float" office:value="0.37269527">
                <text:p>0.37269527</text:p>
              </table:table-cell>
              <table:table-cell office:value-type="float" office:value="0.10000001">
                <text:p>0.10000001</text:p>
              </table:table-cell>
              <table:table-cell office:value-type="float" office:value="0.08235901">
                <text:p>0.082359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42000005">
                <text:p>0.42000005</text:p>
              </table:table-cell>
              <table:table-cell office:value-type="float" office:value="0.37935054">
                <text:p>0.37935054</text:p>
              </table:table-cell>
              <table:table-cell office:value-type="float" office:value="0.10500001">
                <text:p>0.10500001</text:p>
              </table:table-cell>
              <table:table-cell office:value-type="float" office:value="0.08510431">
                <text:p>0.085104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44000006">
                <text:p>0.44000006</text:p>
              </table:table-cell>
              <table:table-cell office:value-type="float" office:value="0.42593744">
                <text:p>0.42593744</text:p>
              </table:table-cell>
              <table:table-cell office:value-type="float" office:value="0.110000014">
                <text:p>0.110000014</text:p>
              </table:table-cell>
              <table:table-cell office:value-type="float" office:value="0.09517041">
                <text:p>0.095170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46000007">
                <text:p>0.46000007</text:p>
              </table:table-cell>
              <table:table-cell office:value-type="float" office:value="0.45255858">
                <text:p>0.45255858</text:p>
              </table:table-cell>
              <table:table-cell office:value-type="float" office:value="0.11500002">
                <text:p>0.11500002</text:p>
              </table:table-cell>
              <table:table-cell office:value-type="float" office:value="0.1024912">
                <text:p>0.10249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48000008">
                <text:p>0.48000008</text:p>
              </table:table-cell>
              <table:table-cell office:value-type="float" office:value="0.46586913">
                <text:p>0.46586913</text:p>
              </table:table-cell>
              <table:table-cell office:value-type="float" office:value="0.12000002">
                <text:p>0.12000002</text:p>
              </table:table-cell>
              <table:table-cell office:value-type="float" office:value="0.104321405">
                <text:p>0.1043214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50000006">
                <text:p>0.50000006</text:p>
              </table:table-cell>
              <table:table-cell office:value-type="float" office:value="0.5191113">
                <text:p>0.5191113</text:p>
              </table:table-cell>
              <table:table-cell office:value-type="float" office:value="0.12500001">
                <text:p>0.12500001</text:p>
              </table:table-cell>
              <table:table-cell office:value-type="float" office:value="0.1153026">
                <text:p>0.11530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52000004">
                <text:p>0.52000004</text:p>
              </table:table-cell>
              <table:table-cell office:value-type="float" office:value="0.57235354">
                <text:p>0.57235354</text:p>
              </table:table-cell>
              <table:table-cell office:value-type="float" office:value="0.13000001">
                <text:p>0.13000001</text:p>
              </table:table-cell>
              <table:table-cell office:value-type="float" office:value="0.124453604">
                <text:p>0.124453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54">
                <text:p>0.54</text:p>
              </table:table-cell>
              <table:table-cell office:value-type="float" office:value="0.5390771">
                <text:p>0.5390771</text:p>
              </table:table-cell>
              <table:table-cell office:value-type="float" office:value="0.135">
                <text:p>0.135</text:p>
              </table:table-cell>
              <table:table-cell office:value-type="float" office:value="0.1235385">
                <text:p>0.1235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56">
                <text:p>0.56</text:p>
              </table:table-cell>
              <table:table-cell office:value-type="float" office:value="0.5390771">
                <text:p>0.5390771</text:p>
              </table:table-cell>
              <table:table-cell office:value-type="float" office:value="0.14">
                <text:p>0.14</text:p>
              </table:table-cell>
              <table:table-cell office:value-type="float" office:value="0.1235385">
                <text:p>0.12353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58">
                <text:p>0.58</text:p>
              </table:table-cell>
              <table:table-cell office:value-type="float" office:value="0.5656982">
                <text:p>0.5656982</text:p>
              </table:table-cell>
              <table:table-cell office:value-type="float" office:value="0.145">
                <text:p>0.145</text:p>
              </table:table-cell>
              <table:table-cell office:value-type="float" office:value="0.1308593">
                <text:p>0.13085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59999996">
                <text:p>0.59999996</text:p>
              </table:table-cell>
              <table:table-cell office:value-type="float" office:value="0.57900876">
                <text:p>0.57900876</text:p>
              </table:table-cell>
              <table:table-cell office:value-type="float" office:value="0.14999999">
                <text:p>0.14999999</text:p>
              </table:table-cell>
              <table:table-cell office:value-type="float" office:value="0.13451971">
                <text:p>0.134519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61999995">
                <text:p>0.61999995</text:p>
              </table:table-cell>
              <table:table-cell office:value-type="float" office:value="0.5590429">
                <text:p>0.5590429</text:p>
              </table:table-cell>
              <table:table-cell office:value-type="float" office:value="0.15499999">
                <text:p>0.15499999</text:p>
              </table:table-cell>
              <table:table-cell office:value-type="float" office:value="0.1354348">
                <text:p>0.13543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6399999">
                <text:p>0.6399999</text:p>
              </table:table-cell>
              <table:table-cell office:value-type="float" office:value="0.585664">
                <text:p>0.585664</text:p>
              </table:table-cell>
              <table:table-cell office:value-type="float" office:value="0.15999998">
                <text:p>0.15999998</text:p>
              </table:table-cell>
              <table:table-cell office:value-type="float" office:value="0.1390952">
                <text:p>0.1390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6599999">
                <text:p>0.6599999</text:p>
              </table:table-cell>
              <table:table-cell office:value-type="float" office:value="0.60562986">
                <text:p>0.60562986</text:p>
              </table:table-cell>
              <table:table-cell office:value-type="float" office:value="0.16499998">
                <text:p>0.16499998</text:p>
              </table:table-cell>
              <table:table-cell office:value-type="float" office:value="0.14916131">
                <text:p>0.149161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6799999">
                <text:p>0.6799999</text:p>
              </table:table-cell>
              <table:table-cell office:value-type="float" office:value="0.6655273">
                <text:p>0.6655273</text:p>
              </table:table-cell>
              <table:table-cell office:value-type="float" office:value="0.16999997">
                <text:p>0.16999997</text:p>
              </table:table-cell>
              <table:table-cell office:value-type="float" office:value="0.1610576">
                <text:p>0.1610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69999987">
                <text:p>0.69999987</text:p>
              </table:table-cell>
              <table:table-cell office:value-type="float" office:value="0.6921483">
                <text:p>0.6921483</text:p>
              </table:table-cell>
              <table:table-cell office:value-type="float" office:value="0.17499997">
                <text:p>0.17499997</text:p>
              </table:table-cell>
              <table:table-cell office:value-type="float" office:value="0.1628878">
                <text:p>0.16288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71999985">
                <text:p>0.71999985</text:p>
              </table:table-cell>
              <table:table-cell office:value-type="float" office:value="0.7121141">
                <text:p>0.7121141</text:p>
              </table:table-cell>
              <table:table-cell office:value-type="float" office:value="0.17999996">
                <text:p>0.17999996</text:p>
              </table:table-cell>
              <table:table-cell office:value-type="float" office:value="0.1711237">
                <text:p>0.1711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73999983">
                <text:p>0.73999983</text:p>
              </table:table-cell>
              <table:table-cell office:value-type="float" office:value="0.7387353">
                <text:p>0.7387353</text:p>
              </table:table-cell>
              <table:table-cell office:value-type="float" office:value="0.18499996">
                <text:p>0.18499996</text:p>
              </table:table-cell>
              <table:table-cell office:value-type="float" office:value="0.16929351">
                <text:p>0.169293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7599998">
                <text:p>0.7599998</text:p>
              </table:table-cell>
              <table:table-cell office:value-type="float" office:value="0.77201164">
                <text:p>0.77201164</text:p>
              </table:table-cell>
              <table:table-cell office:value-type="float" office:value="0.18999995">
                <text:p>0.18999995</text:p>
              </table:table-cell>
              <table:table-cell office:value-type="float" office:value="0.1775294">
                <text:p>0.1775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7799998">
                <text:p>0.7799998</text:p>
              </table:table-cell>
              <table:table-cell office:value-type="float" office:value="0.77201164">
                <text:p>0.77201164</text:p>
              </table:table-cell>
              <table:table-cell office:value-type="float" office:value="0.19499995">
                <text:p>0.19499995</text:p>
              </table:table-cell>
              <table:table-cell office:value-type="float" office:value="0.1811898">
                <text:p>0.18118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.7999998">
                <text:p>0.7999998</text:p>
              </table:table-cell>
              <table:table-cell office:value-type="float" office:value="0.79197747">
                <text:p>0.79197747</text:p>
              </table:table-cell>
              <table:table-cell office:value-type="float" office:value="0.19999994">
                <text:p>0.19999994</text:p>
              </table:table-cell>
              <table:table-cell office:value-type="float" office:value="0.1875955">
                <text:p>0.18759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.81999975">
                <text:p>0.81999975</text:p>
              </table:table-cell>
              <table:table-cell office:value-type="float" office:value="0.78532225">
                <text:p>0.78532225</text:p>
              </table:table-cell>
              <table:table-cell office:value-type="float" office:value="0.20499994">
                <text:p>0.20499994</text:p>
              </table:table-cell>
              <table:table-cell office:value-type="float" office:value="0.1903408">
                <text:p>0.19034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83999974">
                <text:p>0.83999974</text:p>
              </table:table-cell>
              <table:table-cell office:value-type="float" office:value="0.778667">
                <text:p>0.778667</text:p>
              </table:table-cell>
              <table:table-cell office:value-type="float" office:value="0.20999993">
                <text:p>0.20999993</text:p>
              </table:table-cell>
              <table:table-cell office:value-type="float" office:value="0.1930861">
                <text:p>0.1930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.8599997">
                <text:p>0.8599997</text:p>
              </table:table-cell>
              <table:table-cell office:value-type="float" office:value="0.7986328">
                <text:p>0.7986328</text:p>
              </table:table-cell>
              <table:table-cell office:value-type="float" office:value="0.21499993">
                <text:p>0.21499993</text:p>
              </table:table-cell>
              <table:table-cell office:value-type="float" office:value="0.19766161">
                <text:p>0.197661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.8799997">
                <text:p>0.8799997</text:p>
              </table:table-cell>
              <table:table-cell office:value-type="float" office:value="0.83856434">
                <text:p>0.83856434</text:p>
              </table:table-cell>
              <table:table-cell office:value-type="float" office:value="0.21999992">
                <text:p>0.21999992</text:p>
              </table:table-cell>
              <table:table-cell office:value-type="float" office:value="0.20681262">
                <text:p>0.206812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.8999997">
                <text:p>0.8999997</text:p>
              </table:table-cell>
              <table:table-cell office:value-type="float" office:value="0.86518544">
                <text:p>0.86518544</text:p>
              </table:table-cell>
              <table:table-cell office:value-type="float" office:value="0.22499992">
                <text:p>0.22499992</text:p>
              </table:table-cell>
              <table:table-cell office:value-type="float" office:value="0.2123032">
                <text:p>0.2123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.91999966">
                <text:p>0.91999966</text:p>
              </table:table-cell>
              <table:table-cell office:value-type="float" office:value="0.8984618">
                <text:p>0.8984618</text:p>
              </table:table-cell>
              <table:table-cell office:value-type="float" office:value="0.22999991">
                <text:p>0.22999991</text:p>
              </table:table-cell>
              <table:table-cell office:value-type="float" office:value="0.21870892">
                <text:p>0.218708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.93999964">
                <text:p>0.93999964</text:p>
              </table:table-cell>
              <table:table-cell office:value-type="float" office:value="0.95170397">
                <text:p>0.95170397</text:p>
              </table:table-cell>
              <table:table-cell office:value-type="float" office:value="0.23499991">
                <text:p>0.23499991</text:p>
              </table:table-cell>
              <table:table-cell office:value-type="float" office:value="0.22602971">
                <text:p>0.226029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.9599996">
                <text:p>0.9599996</text:p>
              </table:table-cell>
              <table:table-cell office:value-type="float" office:value="0.97832507">
                <text:p>0.97832507</text:p>
              </table:table-cell>
              <table:table-cell office:value-type="float" office:value="0.2399999">
                <text:p>0.2399999</text:p>
              </table:table-cell>
              <table:table-cell office:value-type="float" office:value="0.2278599">
                <text:p>0.22785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9799996">
                <text:p>0.9799996</text:p>
              </table:table-cell>
              <table:table-cell office:value-type="float" office:value="0.9916357">
                <text:p>0.9916357</text:p>
              </table:table-cell>
              <table:table-cell office:value-type="float" office:value="0.2449999">
                <text:p>0.2449999</text:p>
              </table:table-cell>
              <table:table-cell office:value-type="float" office:value="0.2315203">
                <text:p>0.23152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0.9999996">
                <text:p>0.9999996</text:p>
              </table:table-cell>
              <table:table-cell office:value-type="float" office:value="0.9383935">
                <text:p>0.9383935</text:p>
              </table:table-cell>
              <table:table-cell office:value-type="float" office:value="0.2499999">
                <text:p>0.2499999</text:p>
              </table:table-cell>
              <table:table-cell office:value-type="float" office:value="0.22969009">
                <text:p>0.22969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.0199996">
                <text:p>1.0199996</text:p>
              </table:table-cell>
              <table:table-cell office:value-type="float" office:value="0.90511703">
                <text:p>0.90511703</text:p>
              </table:table-cell>
              <table:table-cell office:value-type="float" office:value="0.2549999">
                <text:p>0.2549999</text:p>
              </table:table-cell>
              <table:table-cell office:value-type="float" office:value="0.2306052">
                <text:p>0.23060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.0399996">
                <text:p>1.0399996</text:p>
              </table:table-cell>
              <table:table-cell office:value-type="float" office:value="0.9916357">
                <text:p>0.9916357</text:p>
              </table:table-cell>
              <table:table-cell office:value-type="float" office:value="0.2599999">
                <text:p>0.2599999</text:p>
              </table:table-cell>
              <table:table-cell office:value-type="float" office:value="0.2388411">
                <text:p>0.23884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.0599996">
                <text:p>1.0599996</text:p>
              </table:table-cell>
              <table:table-cell office:value-type="float" office:value="1.024912">
                <text:p>1.024912</text:p>
              </table:table-cell>
              <table:table-cell office:value-type="float" office:value="0.2649999">
                <text:p>0.2649999</text:p>
              </table:table-cell>
              <table:table-cell office:value-type="float" office:value="0.24890721">
                <text:p>0.248907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.0799996">
                <text:p>1.0799996</text:p>
              </table:table-cell>
              <table:table-cell office:value-type="float" office:value="1.0781542">
                <text:p>1.0781542</text:p>
              </table:table-cell>
              <table:table-cell office:value-type="float" office:value="0.2699999">
                <text:p>0.2699999</text:p>
              </table:table-cell>
              <table:table-cell office:value-type="float" office:value="0.2598884">
                <text:p>0.25988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.0999995">
                <text:p>1.0999995</text:p>
              </table:table-cell>
              <table:table-cell office:value-type="float" office:value="1.0981201">
                <text:p>1.0981201</text:p>
              </table:table-cell>
              <table:table-cell office:value-type="float" office:value="0.2727274">
                <text:p>0.2727274</text:p>
              </table:table-cell>
              <table:table-cell office:value-type="float" office:value="0.26995453">
                <text:p>0.269954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.1199995">
                <text:p>1.1199995</text:p>
              </table:table-cell>
              <table:table-cell office:value-type="float" office:value="1.1180859">
                <text:p>1.1180859</text:p>
              </table:table-cell>
              <table:table-cell office:value-type="float" office:value="0.26785725">
                <text:p>0.26785725</text:p>
              </table:table-cell>
              <table:table-cell office:value-type="float" office:value="0.2690394">
                <text:p>0.26903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1.1399995">
                <text:p>1.1399995</text:p>
              </table:table-cell>
              <table:table-cell office:value-type="float" office:value="1.1313964">
                <text:p>1.1313964</text:p>
              </table:table-cell>
              <table:table-cell office:value-type="float" office:value="0.26315802">
                <text:p>0.26315802</text:p>
              </table:table-cell>
              <table:table-cell office:value-type="float" office:value="0.2690394">
                <text:p>0.26903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.1599995">
                <text:p>1.1599995</text:p>
              </table:table-cell>
              <table:table-cell office:value-type="float" office:value="1.1646729">
                <text:p>1.1646729</text:p>
              </table:table-cell>
              <table:table-cell office:value-type="float" office:value="0.25862083">
                <text:p>0.25862083</text:p>
              </table:table-cell>
              <table:table-cell office:value-type="float" office:value="0.26812434">
                <text:p>0.268124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1.1799995">
                <text:p>1.1799995</text:p>
              </table:table-cell>
              <table:table-cell office:value-type="float" office:value="1.1580174">
                <text:p>1.1580174</text:p>
              </table:table-cell>
              <table:table-cell office:value-type="float" office:value="0.2542374">
                <text:p>0.2542374</text:p>
              </table:table-cell>
              <table:table-cell office:value-type="float" office:value="0.2598884">
                <text:p>0.25988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1.1999995">
                <text:p>1.1999995</text:p>
              </table:table-cell>
              <table:table-cell office:value-type="float" office:value="1.0914646">
                <text:p>1.0914646</text:p>
              </table:table-cell>
              <table:table-cell office:value-type="float" office:value="0.25000012">
                <text:p>0.25000012</text:p>
              </table:table-cell>
              <table:table-cell office:value-type="float" office:value="0.24524681">
                <text:p>0.245246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.2199994">
                <text:p>1.2199994</text:p>
              </table:table-cell>
              <table:table-cell office:value-type="float" office:value="1.1513623">
                <text:p>1.1513623</text:p>
              </table:table-cell>
              <table:table-cell office:value-type="float" office:value="0.24590176">
                <text:p>0.24590176</text:p>
              </table:table-cell>
              <table:table-cell office:value-type="float" office:value="0.2406713">
                <text:p>0.24067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.2399994">
                <text:p>1.2399994</text:p>
              </table:table-cell>
              <table:table-cell office:value-type="float" office:value="1.2645018">
                <text:p>1.2645018</text:p>
              </table:table-cell>
              <table:table-cell office:value-type="float" office:value="0.24193561">
                <text:p>0.24193561</text:p>
              </table:table-cell>
              <table:table-cell office:value-type="float" office:value="0.23975623">
                <text:p>0.239756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1.2599994">
                <text:p>1.2599994</text:p>
              </table:table-cell>
              <table:table-cell office:value-type="float" office:value="1.2645018">
                <text:p>1.2645018</text:p>
              </table:table-cell>
              <table:table-cell office:value-type="float" office:value="0.23809536">
                <text:p>0.23809536</text:p>
              </table:table-cell>
              <table:table-cell office:value-type="float" office:value="0.24341659">
                <text:p>0.243416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.2799994">
                <text:p>1.2799994</text:p>
              </table:table-cell>
              <table:table-cell office:value-type="float" office:value="1.364331">
                <text:p>1.364331</text:p>
              </table:table-cell>
              <table:table-cell office:value-type="float" office:value="0.23437512">
                <text:p>0.23437512</text:p>
              </table:table-cell>
              <table:table-cell office:value-type="float" office:value="0.2425015">
                <text:p>0.24250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1.2999994">
                <text:p>1.2999994</text:p>
              </table:table-cell>
              <table:table-cell office:value-type="float" office:value="1.3443651">
                <text:p>1.3443651</text:p>
              </table:table-cell>
              <table:table-cell office:value-type="float" office:value="0.23076935">
                <text:p>0.23076935</text:p>
              </table:table-cell>
              <table:table-cell office:value-type="float" office:value="0.23426561">
                <text:p>0.234265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.3199993">
                <text:p>1.3199993</text:p>
              </table:table-cell>
              <table:table-cell office:value-type="float" office:value="1.3110888">
                <text:p>1.3110888</text:p>
              </table:table-cell>
              <table:table-cell office:value-type="float" office:value="0.22727285">
                <text:p>0.22727285</text:p>
              </table:table-cell>
              <table:table-cell office:value-type="float" office:value="0.22602971">
                <text:p>0.226029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.3150078">
                <text:p>1.3150078</text:p>
              </table:table-cell>
              <table:table-cell office:value-type="float" office:value="1.3576757">
                <text:p>1.3576757</text:p>
              </table:table-cell>
              <table:table-cell office:value-type="float" office:value="0.22813554">
                <text:p>0.22813554</text:p>
              </table:table-cell>
              <table:table-cell office:value-type="float" office:value="0.22328441">
                <text:p>0.223284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.2950078">
                <text:p>1.2950078</text:p>
              </table:table-cell>
              <table:table-cell office:value-type="float" office:value="1.3243994">
                <text:p>1.3243994</text:p>
              </table:table-cell>
              <table:table-cell office:value-type="float" office:value="0.23165885">
                <text:p>0.23165885</text:p>
              </table:table-cell>
              <table:table-cell office:value-type="float" office:value="0.21870892">
                <text:p>0.218708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.2750078">
                <text:p>1.2750078</text:p>
              </table:table-cell>
              <table:table-cell office:value-type="float" office:value="1.3576757">
                <text:p>1.3576757</text:p>
              </table:table-cell>
              <table:table-cell office:value-type="float" office:value="0.23529267">
                <text:p>0.23529267</text:p>
              </table:table-cell>
              <table:table-cell office:value-type="float" office:value="0.2251146">
                <text:p>0.2251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1.2550079">
                <text:p>1.2550079</text:p>
              </table:table-cell>
              <table:table-cell office:value-type="float" office:value="1.3310546">
                <text:p>1.3310546</text:p>
              </table:table-cell>
              <table:table-cell office:value-type="float" office:value="0.23904234">
                <text:p>0.23904234</text:p>
              </table:table-cell>
              <table:table-cell office:value-type="float" office:value="0.2269448">
                <text:p>0.22694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1.2350079">
                <text:p>1.2350079</text:p>
              </table:table-cell>
              <table:table-cell office:value-type="float" office:value="1.2911229">
                <text:p>1.2911229</text:p>
              </table:table-cell>
              <table:table-cell office:value-type="float" office:value="0.24291344">
                <text:p>0.24291344</text:p>
              </table:table-cell>
              <table:table-cell office:value-type="float" office:value="0.23426561">
                <text:p>0.23426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1.2150079">
                <text:p>1.2150079</text:p>
              </table:table-cell>
              <table:table-cell office:value-type="float" office:value="1.2445359">
                <text:p>1.2445359</text:p>
              </table:table-cell>
              <table:table-cell office:value-type="float" office:value="0.24691199">
                <text:p>0.24691199</text:p>
              </table:table-cell>
              <table:table-cell office:value-type="float" office:value="0.23701091">
                <text:p>0.237010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1.1950079">
                <text:p>1.1950079</text:p>
              </table:table-cell>
              <table:table-cell office:value-type="float" office:value="1.2046044">
                <text:p>1.2046044</text:p>
              </table:table-cell>
              <table:table-cell office:value-type="float" office:value="0.25104436">
                <text:p>0.25104436</text:p>
              </table:table-cell>
              <table:table-cell office:value-type="float" office:value="0.2425015">
                <text:p>0.2425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1.1750079">
                <text:p>1.1750079</text:p>
              </table:table-cell>
              <table:table-cell office:value-type="float" office:value="1.171328">
                <text:p>1.171328</text:p>
              </table:table-cell>
              <table:table-cell office:value-type="float" office:value="0.25531742">
                <text:p>0.25531742</text:p>
              </table:table-cell>
              <table:table-cell office:value-type="float" office:value="0.24890721">
                <text:p>0.248907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1.155008">
                <text:p>1.155008</text:p>
              </table:table-cell>
              <table:table-cell office:value-type="float" office:value="1.1846386">
                <text:p>1.1846386</text:p>
              </table:table-cell>
              <table:table-cell office:value-type="float" office:value="0.25973848">
                <text:p>0.25973848</text:p>
              </table:table-cell>
              <table:table-cell office:value-type="float" office:value="0.2543978">
                <text:p>0.25439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1.135008">
                <text:p>1.135008</text:p>
              </table:table-cell>
              <table:table-cell office:value-type="float" office:value="1.1846386">
                <text:p>1.1846386</text:p>
              </table:table-cell>
              <table:table-cell office:value-type="float" office:value="0.26431534">
                <text:p>0.26431534</text:p>
              </table:table-cell>
              <table:table-cell office:value-type="float" office:value="0.25256762">
                <text:p>0.252567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1.115008">
                <text:p>1.115008</text:p>
              </table:table-cell>
              <table:table-cell office:value-type="float" office:value="1.1646727">
                <text:p>1.1646727</text:p>
              </table:table-cell>
              <table:table-cell office:value-type="float" office:value="0.26905638">
                <text:p>0.26905638</text:p>
              </table:table-cell>
              <table:table-cell office:value-type="float" office:value="0.25531292">
                <text:p>0.255312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1.095008">
                <text:p>1.095008</text:p>
              </table:table-cell>
              <table:table-cell office:value-type="float" office:value="1.1380517">
                <text:p>1.1380517</text:p>
              </table:table-cell>
              <table:table-cell office:value-type="float" office:value="0.2739706">
                <text:p>0.2739706</text:p>
              </table:table-cell>
              <table:table-cell office:value-type="float" office:value="0.2644639">
                <text:p>0.26446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1.075008">
                <text:p>1.075008</text:p>
              </table:table-cell>
              <table:table-cell office:value-type="float" office:value="1.0848094">
                <text:p>1.0848094</text:p>
              </table:table-cell>
              <table:table-cell office:value-type="float" office:value="0.2789706">
                <text:p>0.2789706</text:p>
              </table:table-cell>
              <table:table-cell office:value-type="float" office:value="0.2681243">
                <text:p>0.26812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1.055008">
                <text:p>1.055008</text:p>
              </table:table-cell>
              <table:table-cell office:value-type="float" office:value="1.071499">
                <text:p>1.071499</text:p>
              </table:table-cell>
              <table:table-cell office:value-type="float" office:value="0.2839706">
                <text:p>0.2839706</text:p>
              </table:table-cell>
              <table:table-cell office:value-type="float" office:value="0.2754451">
                <text:p>0.27544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1.0350081">
                <text:p>1.0350081</text:p>
              </table:table-cell>
              <table:table-cell office:value-type="float" office:value="1.1114305">
                <text:p>1.1114305</text:p>
              </table:table-cell>
              <table:table-cell office:value-type="float" office:value="0.2889706">
                <text:p>0.2889706</text:p>
              </table:table-cell>
              <table:table-cell office:value-type="float" office:value="0.2809357">
                <text:p>0.28093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1.0150081">
                <text:p>1.0150081</text:p>
              </table:table-cell>
              <table:table-cell office:value-type="float" office:value="1.0848094">
                <text:p>1.0848094</text:p>
              </table:table-cell>
              <table:table-cell office:value-type="float" office:value="0.29397058">
                <text:p>0.29397058</text:p>
              </table:table-cell>
              <table:table-cell office:value-type="float" office:value="0.2845961">
                <text:p>0.28459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0.9950081">
                <text:p>0.9950081</text:p>
              </table:table-cell>
              <table:table-cell office:value-type="float" office:value="1.0049461">
                <text:p>1.0049461</text:p>
              </table:table-cell>
              <table:table-cell office:value-type="float" office:value="0.29897058">
                <text:p>0.29897058</text:p>
              </table:table-cell>
              <table:table-cell office:value-type="float" office:value="0.2864263">
                <text:p>0.28642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0.97500813">
                <text:p>0.97500813</text:p>
              </table:table-cell>
              <table:table-cell office:value-type="float" office:value="0.99829096">
                <text:p>0.99829096</text:p>
              </table:table-cell>
              <table:table-cell office:value-type="float" office:value="0.30397058">
                <text:p>0.30397058</text:p>
              </table:table-cell>
              <table:table-cell office:value-type="float" office:value="0.2946622">
                <text:p>0.29466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0.95500815">
                <text:p>0.95500815</text:p>
              </table:table-cell>
              <table:table-cell office:value-type="float" office:value="1.0049462">
                <text:p>1.0049462</text:p>
              </table:table-cell>
              <table:table-cell office:value-type="float" office:value="0.30897057">
                <text:p>0.30897057</text:p>
              </table:table-cell>
              <table:table-cell office:value-type="float" office:value="0.29740754">
                <text:p>0.297407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0.93500817">
                <text:p>0.93500817</text:p>
              </table:table-cell>
              <table:table-cell office:value-type="float" office:value="0.9450488">
                <text:p>0.9450488</text:p>
              </table:table-cell>
              <table:table-cell office:value-type="float" office:value="0.31397057">
                <text:p>0.31397057</text:p>
              </table:table-cell>
              <table:table-cell office:value-type="float" office:value="0.3056434">
                <text:p>0.30564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0.9150082">
                <text:p>0.9150082</text:p>
              </table:table-cell>
              <table:table-cell office:value-type="float" office:value="0.86518544">
                <text:p>0.86518544</text:p>
              </table:table-cell>
              <table:table-cell office:value-type="float" office:value="0.31897056">
                <text:p>0.31897056</text:p>
              </table:table-cell>
              <table:table-cell office:value-type="float" office:value="0.30015278">
                <text:p>0.300152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0.8950082">
                <text:p>0.8950082</text:p>
              </table:table-cell>
              <table:table-cell office:value-type="float" office:value="0.85853016">
                <text:p>0.85853016</text:p>
              </table:table-cell>
              <table:table-cell office:value-type="float" office:value="0.32397056">
                <text:p>0.32397056</text:p>
              </table:table-cell>
              <table:table-cell office:value-type="float" office:value="0.30106792">
                <text:p>0.30106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0.8750082">
                <text:p>0.8750082</text:p>
              </table:table-cell>
              <table:table-cell office:value-type="float" office:value="0.83856434">
                <text:p>0.83856434</text:p>
              </table:table-cell>
              <table:table-cell office:value-type="float" office:value="0.32897055">
                <text:p>0.32897055</text:p>
              </table:table-cell>
              <table:table-cell office:value-type="float" office:value="0.30747363">
                <text:p>0.307473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0.85500824">
                <text:p>0.85500824</text:p>
              </table:table-cell>
              <table:table-cell office:value-type="float" office:value="0.9117724">
                <text:p>0.9117724</text:p>
              </table:table-cell>
              <table:table-cell office:value-type="float" office:value="0.33397055">
                <text:p>0.33397055</text:p>
              </table:table-cell>
              <table:table-cell office:value-type="float" office:value="0.3157095">
                <text:p>0.31570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0.83500826">
                <text:p>0.83500826</text:p>
              </table:table-cell>
              <table:table-cell office:value-type="float" office:value="0.8851513">
                <text:p>0.8851513</text:p>
              </table:table-cell>
              <table:table-cell office:value-type="float" office:value="0.33897054">
                <text:p>0.33897054</text:p>
              </table:table-cell>
              <table:table-cell office:value-type="float" office:value="0.33584172">
                <text:p>0.335841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0.8150083">
                <text:p>0.8150083</text:p>
              </table:table-cell>
              <table:table-cell office:value-type="float" office:value="0.89180666">
                <text:p>0.89180666</text:p>
              </table:table-cell>
              <table:table-cell office:value-type="float" office:value="0.34397054">
                <text:p>0.34397054</text:p>
              </table:table-cell>
              <table:table-cell office:value-type="float" office:value="0.3276058">
                <text:p>0.32760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0.7950083">
                <text:p>0.7950083</text:p>
              </table:table-cell>
              <table:table-cell office:value-type="float" office:value="0.79197747">
                <text:p>0.79197747</text:p>
              </table:table-cell>
              <table:table-cell office:value-type="float" office:value="0.34897053">
                <text:p>0.34897053</text:p>
              </table:table-cell>
              <table:table-cell office:value-type="float" office:value="0.34316254">
                <text:p>0.343162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0.7750083">
                <text:p>0.7750083</text:p>
              </table:table-cell>
              <table:table-cell office:value-type="float" office:value="0.74539053">
                <text:p>0.74539053</text:p>
              </table:table-cell>
              <table:table-cell office:value-type="float" office:value="0.35397053">
                <text:p>0.35397053</text:p>
              </table:table-cell>
              <table:table-cell office:value-type="float" office:value="0.3440776">
                <text:p>0.34407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0.75500834">
                <text:p>0.75500834</text:p>
              </table:table-cell>
              <table:table-cell office:value-type="float" office:value="0.6721825">
                <text:p>0.6721825</text:p>
              </table:table-cell>
              <table:table-cell office:value-type="float" office:value="0.35897052">
                <text:p>0.35897052</text:p>
              </table:table-cell>
              <table:table-cell office:value-type="float" office:value="0.3559739">
                <text:p>0.35597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0.73500836">
                <text:p>0.73500836</text:p>
              </table:table-cell>
              <table:table-cell office:value-type="float" office:value="0.705459">
                <text:p>0.705459</text:p>
              </table:table-cell>
              <table:table-cell office:value-type="float" office:value="0.36397052">
                <text:p>0.36397052</text:p>
              </table:table-cell>
              <table:table-cell office:value-type="float" office:value="0.34773803">
                <text:p>0.347738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0.7150084">
                <text:p>0.7150084</text:p>
              </table:table-cell>
              <table:table-cell office:value-type="float" office:value="0.6921483">
                <text:p>0.6921483</text:p>
              </table:table-cell>
              <table:table-cell office:value-type="float" office:value="0.3689705">
                <text:p>0.3689705</text:p>
              </table:table-cell>
              <table:table-cell office:value-type="float" office:value="0.3587192">
                <text:p>0.35871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0.6950084">
                <text:p>0.6950084</text:p>
              </table:table-cell>
              <table:table-cell office:value-type="float" office:value="0.7720117">
                <text:p>0.7720117</text:p>
              </table:table-cell>
              <table:table-cell office:value-type="float" office:value="0.3739705">
                <text:p>0.3739705</text:p>
              </table:table-cell>
              <table:table-cell office:value-type="float" office:value="0.35871923">
                <text:p>0.358719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0.6750084">
                <text:p>0.6750084</text:p>
              </table:table-cell>
              <table:table-cell office:value-type="float" office:value="0.73208">
                <text:p>0.73208</text:p>
              </table:table-cell>
              <table:table-cell office:value-type="float" office:value="0.3789705">
                <text:p>0.3789705</text:p>
              </table:table-cell>
              <table:table-cell office:value-type="float" office:value="0.3678702">
                <text:p>0.36787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0.65500844">
                <text:p>0.65500844</text:p>
              </table:table-cell>
              <table:table-cell office:value-type="float" office:value="0.7121142">
                <text:p>0.7121142</text:p>
              </table:table-cell>
              <table:table-cell office:value-type="float" office:value="0.3839705">
                <text:p>0.3839705</text:p>
              </table:table-cell>
              <table:table-cell office:value-type="float" office:value="0.37061548">
                <text:p>0.370615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0.63500845">
                <text:p>0.63500845</text:p>
              </table:table-cell>
              <table:table-cell office:value-type="float" office:value="0.60562986">
                <text:p>0.60562986</text:p>
              </table:table-cell>
              <table:table-cell office:value-type="float" office:value="0.3889705">
                <text:p>0.3889705</text:p>
              </table:table-cell>
              <table:table-cell office:value-type="float" office:value="0.36878532">
                <text:p>0.368785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0.6150085">
                <text:p>0.6150085</text:p>
              </table:table-cell>
              <table:table-cell office:value-type="float" office:value="0.5656982">
                <text:p>0.5656982</text:p>
              </table:table-cell>
              <table:table-cell office:value-type="float" office:value="0.3939705">
                <text:p>0.3939705</text:p>
              </table:table-cell>
              <table:table-cell office:value-type="float" office:value="0.3815967">
                <text:p>0.38159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0.5950085">
                <text:p>0.5950085</text:p>
              </table:table-cell>
              <table:table-cell office:value-type="float" office:value="0.5790088">
                <text:p>0.5790088</text:p>
              </table:table-cell>
              <table:table-cell office:value-type="float" office:value="0.39897048">
                <text:p>0.39897048</text:p>
              </table:table-cell>
              <table:table-cell office:value-type="float" office:value="0.38525712">
                <text:p>0.38525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0.5750085">
                <text:p>0.5750085</text:p>
              </table:table-cell>
              <table:table-cell office:value-type="float" office:value="0.5656981">
                <text:p>0.5656981</text:p>
              </table:table-cell>
              <table:table-cell office:value-type="float" office:value="0.40397048">
                <text:p>0.40397048</text:p>
              </table:table-cell>
              <table:table-cell office:value-type="float" office:value="0.39440808">
                <text:p>0.394408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0.55500853">
                <text:p>0.55500853</text:p>
              </table:table-cell>
              <table:table-cell office:value-type="float" office:value="0.55238765">
                <text:p>0.55238765</text:p>
              </table:table-cell>
              <table:table-cell office:value-type="float" office:value="0.40897048">
                <text:p>0.40897048</text:p>
              </table:table-cell>
              <table:table-cell office:value-type="float" office:value="0.4053893">
                <text:p>0.40538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0.53500855">
                <text:p>0.53500855</text:p>
              </table:table-cell>
              <table:table-cell office:value-type="float" office:value="0.5590429">
                <text:p>0.5590429</text:p>
              </table:table-cell>
              <table:table-cell office:value-type="float" office:value="0.41397047">
                <text:p>0.41397047</text:p>
              </table:table-cell>
              <table:table-cell office:value-type="float" office:value="0.4081346">
                <text:p>0.40813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0.51500857">
                <text:p>0.51500857</text:p>
              </table:table-cell>
              <table:table-cell office:value-type="float" office:value="0.52576655">
                <text:p>0.52576655</text:p>
              </table:table-cell>
              <table:table-cell office:value-type="float" office:value="0.41897047">
                <text:p>0.41897047</text:p>
              </table:table-cell>
              <table:table-cell office:value-type="float" office:value="0.4108799">
                <text:p>0.41087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0.49500856">
                <text:p>0.49500856</text:p>
              </table:table-cell>
              <table:table-cell office:value-type="float" office:value="0.47252432">
                <text:p>0.47252432</text:p>
              </table:table-cell>
              <table:table-cell office:value-type="float" office:value="0.42397046">
                <text:p>0.42397046</text:p>
              </table:table-cell>
              <table:table-cell office:value-type="float" office:value="0.4218611">
                <text:p>0.42186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0.47500855">
                <text:p>0.47500855</text:p>
              </table:table-cell>
              <table:table-cell office:value-type="float" office:value="0.43259272">
                <text:p>0.43259272</text:p>
              </table:table-cell>
              <table:table-cell office:value-type="float" office:value="0.42897046">
                <text:p>0.42897046</text:p>
              </table:table-cell>
              <table:table-cell office:value-type="float" office:value="0.4255215">
                <text:p>0.42552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0.45500854">
                <text:p>0.45500854</text:p>
              </table:table-cell>
              <table:table-cell office:value-type="float" office:value="0.4525586">
                <text:p>0.4525586</text:p>
              </table:table-cell>
              <table:table-cell office:value-type="float" office:value="0.43397045">
                <text:p>0.43397045</text:p>
              </table:table-cell>
              <table:table-cell office:value-type="float" office:value="0.42826682">
                <text:p>0.428266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0.43500853">
                <text:p>0.43500853</text:p>
              </table:table-cell>
              <table:table-cell office:value-type="float" office:value="0.45921385">
                <text:p>0.45921385</text:p>
              </table:table-cell>
              <table:table-cell office:value-type="float" office:value="0.43897045">
                <text:p>0.43897045</text:p>
              </table:table-cell>
              <table:table-cell office:value-type="float" office:value="0.4346725">
                <text:p>0.43467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0.41500852">
                <text:p>0.41500852</text:p>
              </table:table-cell>
              <table:table-cell office:value-type="float" office:value="0.43924806">
                <text:p>0.43924806</text:p>
              </table:table-cell>
              <table:table-cell office:value-type="float" office:value="0.44397044">
                <text:p>0.44397044</text:p>
              </table:table-cell>
              <table:table-cell office:value-type="float" office:value="0.43558764">
                <text:p>0.435587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0.3950085">
                <text:p>0.3950085</text:p>
              </table:table-cell>
              <table:table-cell office:value-type="float" office:value="0.38600576">
                <text:p>0.38600576</text:p>
              </table:table-cell>
              <table:table-cell office:value-type="float" office:value="0.44897044">
                <text:p>0.44897044</text:p>
              </table:table-cell>
              <table:table-cell office:value-type="float" office:value="0.4410782">
                <text:p>0.44107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0.3750085">
                <text:p>0.3750085</text:p>
              </table:table-cell>
              <table:table-cell office:value-type="float" office:value="0.4459033">
                <text:p>0.4459033</text:p>
              </table:table-cell>
              <table:table-cell office:value-type="float" office:value="0.45397043">
                <text:p>0.45397043</text:p>
              </table:table-cell>
              <table:table-cell office:value-type="float" office:value="0.4456537">
                <text:p>0.44565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0.35500848">
                <text:p>0.35500848</text:p>
              </table:table-cell>
              <table:table-cell office:value-type="float" office:value="0.41262704">
                <text:p>0.41262704</text:p>
              </table:table-cell>
              <table:table-cell office:value-type="float" office:value="0.45897043">
                <text:p>0.45897043</text:p>
              </table:table-cell>
              <table:table-cell office:value-type="float" office:value="0.4538896">
                <text:p>0.45388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0.33500847">
                <text:p>0.33500847</text:p>
              </table:table-cell>
              <table:table-cell office:value-type="float" office:value="0.34607422">
                <text:p>0.34607422</text:p>
              </table:table-cell>
              <table:table-cell office:value-type="float" office:value="0.46397042">
                <text:p>0.46397042</text:p>
              </table:table-cell>
              <table:table-cell office:value-type="float" office:value="0.4502292">
                <text:p>0.45022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0.31500846">
                <text:p>0.31500846</text:p>
              </table:table-cell>
              <table:table-cell office:value-type="float" office:value="0.24624507">
                <text:p>0.24624507</text:p>
              </table:table-cell>
              <table:table-cell office:value-type="float" office:value="0.46897042">
                <text:p>0.46897042</text:p>
              </table:table-cell>
              <table:table-cell office:value-type="float" office:value="0.45480472">
                <text:p>0.454804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0.29500845">
                <text:p>0.29500845</text:p>
              </table:table-cell>
              <table:table-cell office:value-type="float" office:value="0.29948726">
                <text:p>0.29948726</text:p>
              </table:table-cell>
              <table:table-cell office:value-type="float" office:value="0.4739704">
                <text:p>0.4739704</text:p>
              </table:table-cell>
              <table:table-cell office:value-type="float" office:value="0.46578592">
                <text:p>0.465785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0.27500844">
                <text:p>0.27500844</text:p>
              </table:table-cell>
              <table:table-cell office:value-type="float" office:value="0.21296875">
                <text:p>0.21296875</text:p>
              </table:table-cell>
              <table:table-cell office:value-type="float" office:value="0.4789704">
                <text:p>0.4789704</text:p>
              </table:table-cell>
              <table:table-cell office:value-type="float" office:value="0.45938024">
                <text:p>0.459380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0.25500843">
                <text:p>0.25500843</text:p>
              </table:table-cell>
              <table:table-cell office:value-type="float" office:value="0.23958984">
                <text:p>0.23958984</text:p>
              </table:table-cell>
              <table:table-cell office:value-type="float" office:value="0.4839704">
                <text:p>0.4839704</text:p>
              </table:table-cell>
              <table:table-cell office:value-type="float" office:value="0.46670103">
                <text:p>0.466701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0.23500843">
                <text:p>0.23500843</text:p>
              </table:table-cell>
              <table:table-cell office:value-type="float" office:value="0.33941898">
                <text:p>0.33941898</text:p>
              </table:table-cell>
              <table:table-cell office:value-type="float" office:value="0.4889704">
                <text:p>0.4889704</text:p>
              </table:table-cell>
              <table:table-cell office:value-type="float" office:value="0.4785973">
                <text:p>0.47859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0.21500844">
                <text:p>0.21500844</text:p>
              </table:table-cell>
              <table:table-cell office:value-type="float" office:value="0.24624507">
                <text:p>0.24624507</text:p>
              </table:table-cell>
              <table:table-cell office:value-type="float" office:value="0.4939704">
                <text:p>0.4939704</text:p>
              </table:table-cell>
              <table:table-cell office:value-type="float" office:value="0.49872953">
                <text:p>0.498729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0.19500844">
                <text:p>0.19500844</text:p>
              </table:table-cell>
              <table:table-cell office:value-type="float" office:value="0.21962398">
                <text:p>0.21962398</text:p>
              </table:table-cell>
              <table:table-cell office:value-type="float" office:value="0.4989704">
                <text:p>0.4989704</text:p>
              </table:table-cell>
              <table:table-cell office:value-type="float" office:value="0.49689934">
                <text:p>0.496899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0.17848492">
                <text:p>0.17848492</text:p>
              </table:table-cell>
              <table:table-cell office:value-type="float" office:value="0.19300288">
                <text:p>0.19300288</text:p>
              </table:table-cell>
              <table:table-cell office:value-type="float" office:value="0.5">
                <text:p>0.5</text:p>
              </table:table-cell>
              <table:table-cell office:value-type="float" office:value="0.4968993">
                <text:p>0.49689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0.17472911">
                <text:p>0.17472911</text:p>
              </table:table-cell>
              <table:table-cell office:value-type="float" office:value="0.15307133">
                <text:p>0.15307133</text:p>
              </table:table-cell>
              <table:table-cell office:value-type="float" office:value="0.5">
                <text:p>0.5</text:p>
              </table:table-cell>
              <table:table-cell office:value-type="float" office:value="0.5078805">
                <text:p>0.50788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0.17220354">
                <text:p>0.17220354</text:p>
              </table:table-cell>
              <table:table-cell office:value-type="float" office:value="0.099829145">
                <text:p>0.099829145</text:p>
              </table:table-cell>
              <table:table-cell office:value-type="float" office:value="0.5">
                <text:p>0.5</text:p>
              </table:table-cell>
              <table:table-cell office:value-type="float" office:value="0.51520133">
                <text:p>0.515201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0.17130964">
                <text:p>0.17130964</text:p>
              </table:table-cell>
              <table:table-cell office:value-type="float" office:value="0.11979501">
                <text:p>0.11979501</text:p>
              </table:table-cell>
              <table:table-cell office:value-type="float" office:value="0.5">
                <text:p>0.5</text:p>
              </table:table-cell>
              <table:table-cell office:value-type="float" office:value="0.50330496">
                <text:p>0.503304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0.16977847">
                <text:p>0.16977847</text:p>
              </table:table-cell>
              <table:table-cell office:value-type="float" office:value="0.16638197">
                <text:p>0.16638197</text:p>
              </table:table-cell>
              <table:table-cell office:value-type="float" office:value="0.5">
                <text:p>0.5</text:p>
              </table:table-cell>
              <table:table-cell office:value-type="float" office:value="0.5023899">
                <text:p>0.50238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0.16684395">
                <text:p>0.16684395</text:p>
              </table:table-cell>
              <table:table-cell office:value-type="float" office:value="0.17303719">
                <text:p>0.17303719</text:p>
              </table:table-cell>
              <table:table-cell office:value-type="float" office:value="0.5">
                <text:p>0.5</text:p>
              </table:table-cell>
              <table:table-cell office:value-type="float" office:value="0.50147486">
                <text:p>0.50147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0.1636938">
                <text:p>0.1636938</text:p>
              </table:table-cell>
              <table:table-cell office:value-type="float" office:value="0.15307133">
                <text:p>0.15307133</text:p>
              </table:table-cell>
              <table:table-cell office:value-type="float" office:value="0.5">
                <text:p>0.5</text:p>
              </table:table-cell>
              <table:table-cell office:value-type="float" office:value="0.5078805">
                <text:p>0.50788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0.16115873">
                <text:p>0.16115873</text:p>
              </table:table-cell>
              <table:table-cell office:value-type="float" office:value="0.13310546">
                <text:p>0.13310546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0.1591714">
                <text:p>0.1591714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5">
                <text:p>0.5</text:p>
              </table:table-cell>
              <table:table-cell office:value-type="float" office:value="0.4968993">
                <text:p>0.49689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0.15698737">
                <text:p>0.15698737</text:p>
              </table:table-cell>
              <table:table-cell office:value-type="float" office:value="0.099828966">
                <text:p>0.099828966</text:p>
              </table:table-cell>
              <table:table-cell office:value-type="float" office:value="0.5">
                <text:p>0.5</text:p>
              </table:table-cell>
              <table:table-cell office:value-type="float" office:value="0.5023899">
                <text:p>0.50238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0.1560293">
                <text:p>0.1560293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5">
                <text:p>0.5</text:p>
              </table:table-cell>
              <table:table-cell office:value-type="float" office:value="0.5078805">
                <text:p>0.50788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0.15631413">
                <text:p>0.15631413</text:p>
              </table:table-cell>
              <table:table-cell office:value-type="float" office:value="0.17303719">
                <text:p>0.17303719</text:p>
              </table:table-cell>
              <table:table-cell office:value-type="float" office:value="0.5">
                <text:p>0.5</text:p>
              </table:table-cell>
              <table:table-cell office:value-type="float" office:value="0.50147486">
                <text:p>0.501474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0.15318704">
                <text:p>0.15318704</text:p>
              </table:table-cell>
              <table:table-cell office:value-type="float" office:value="0.21296875">
                <text:p>0.21296875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0.148817">
                <text:p>0.148817</text:p>
              </table:table-cell>
              <table:table-cell office:value-type="float" office:value="0.15307133">
                <text:p>0.15307133</text:p>
              </table:table-cell>
              <table:table-cell office:value-type="float" office:value="0.5">
                <text:p>0.5</text:p>
              </table:table-cell>
              <table:table-cell office:value-type="float" office:value="0.4987295">
                <text:p>0.49872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0.14623529">
                <text:p>0.14623529</text:p>
              </table:table-cell>
              <table:table-cell office:value-type="float" office:value="0.11313978">
                <text:p>0.11313978</text:p>
              </table:table-cell>
              <table:table-cell office:value-type="float" office:value="0.5">
                <text:p>0.5</text:p>
              </table:table-cell>
              <table:table-cell office:value-type="float" office:value="0.49506912">
                <text:p>0.495069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0.1448368">
                <text:p>0.1448368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5">
                <text:p>0.5</text:p>
              </table:table-cell>
              <table:table-cell office:value-type="float" office:value="0.4822577">
                <text:p>0.48225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0.14259017">
                <text:p>0.14259017</text:p>
              </table:table-cell>
              <table:table-cell office:value-type="float" office:value="0.18634748">
                <text:p>0.18634748</text:p>
              </table:table-cell>
              <table:table-cell office:value-type="float" office:value="0.5">
                <text:p>0.5</text:p>
              </table:table-cell>
              <table:table-cell office:value-type="float" office:value="0.4831728">
                <text:p>0.48317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0.13893576">
                <text:p>0.13893576</text:p>
              </table:table-cell>
              <table:table-cell office:value-type="float" office:value="0.17303702">
                <text:p>0.17303702</text:p>
              </table:table-cell>
              <table:table-cell office:value-type="float" office:value="0.5">
                <text:p>0.5</text:p>
              </table:table-cell>
              <table:table-cell office:value-type="float" office:value="0.49049363">
                <text:p>0.490493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0.13568865">
                <text:p>0.13568865</text:p>
              </table:table-cell>
              <table:table-cell office:value-type="float" office:value="0.16638179">
                <text:p>0.16638179</text:p>
              </table:table-cell>
              <table:table-cell office:value-type="float" office:value="0.5">
                <text:p>0.5</text:p>
              </table:table-cell>
              <table:table-cell office:value-type="float" office:value="0.49140874">
                <text:p>0.49140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0.13262755">
                <text:p>0.13262755</text:p>
              </table:table-cell>
              <table:table-cell office:value-type="float" office:value="0.2529003">
                <text:p>0.2529003</text:p>
              </table:table-cell>
              <table:table-cell office:value-type="float" office:value="0.5">
                <text:p>0.5</text:p>
              </table:table-cell>
              <table:table-cell office:value-type="float" office:value="0.49232385">
                <text:p>0.492323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0.12693876">
                <text:p>0.12693876</text:p>
              </table:table-cell>
              <table:table-cell office:value-type="float" office:value="0.21962398">
                <text:p>0.21962398</text:p>
              </table:table-cell>
              <table:table-cell office:value-type="float" office:value="0.5">
                <text:p>0.5</text:p>
              </table:table-cell>
              <table:table-cell office:value-type="float" office:value="0.4895785">
                <text:p>0.48957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0.12218838">
                <text:p>0.12218838</text:p>
              </table:table-cell>
              <table:table-cell office:value-type="float" office:value="0.16638179">
                <text:p>0.16638179</text:p>
              </table:table-cell>
              <table:table-cell office:value-type="float" office:value="0.495">
                <text:p>0.495</text:p>
              </table:table-cell>
              <table:table-cell office:value-type="float" office:value="0.4895785">
                <text:p>0.48957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0.11900389">
                <text:p>0.11900389</text:p>
              </table:table-cell>
              <table:table-cell office:value-type="float" office:value="0.106484376">
                <text:p>0.106484376</text:p>
              </table:table-cell>
              <table:table-cell office:value-type="float" office:value="0.49">
                <text:p>0.49</text:p>
              </table:table-cell>
              <table:table-cell office:value-type="float" office:value="0.49598423">
                <text:p>0.495984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0.11763257">
                <text:p>0.11763257</text:p>
              </table:table-cell>
              <table:table-cell office:value-type="float" office:value="0.18634765">
                <text:p>0.18634765</text:p>
              </table:table-cell>
              <table:table-cell office:value-type="float" office:value="0.485">
                <text:p>0.485</text:p>
              </table:table-cell>
              <table:table-cell office:value-type="float" office:value="0.4813426">
                <text:p>0.48134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0.11379933">
                <text:p>0.11379933</text:p>
              </table:table-cell>
              <table:table-cell office:value-type="float" office:value="0.15972656">
                <text:p>0.15972656</text:p>
              </table:table-cell>
              <table:table-cell office:value-type="float" office:value="0.48000002">
                <text:p>0.48000002</text:p>
              </table:table-cell>
              <table:table-cell office:value-type="float" office:value="0.46853122">
                <text:p>0.468531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0.110691905">
                <text:p>0.110691905</text:p>
              </table:table-cell>
              <table:table-cell office:value-type="float" office:value="0.15307115">
                <text:p>0.15307115</text:p>
              </table:table-cell>
              <table:table-cell office:value-type="float" office:value="0.47500002">
                <text:p>0.47500002</text:p>
              </table:table-cell>
              <table:table-cell office:value-type="float" office:value="0.46578592">
                <text:p>0.465785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0.10775399">
                <text:p>0.10775399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47000003">
                <text:p>0.47000003</text:p>
              </table:table-cell>
              <table:table-cell office:value-type="float" office:value="0.47127652">
                <text:p>0.471276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0.10521823">
                <text:p>0.10521823</text:p>
              </table:table-cell>
              <table:table-cell office:value-type="float" office:value="0.20631352">
                <text:p>0.20631352</text:p>
              </table:table-cell>
              <table:table-cell office:value-type="float" office:value="0.46500003">
                <text:p>0.46500003</text:p>
              </table:table-cell>
              <table:table-cell office:value-type="float" office:value="0.46212554">
                <text:p>0.462125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0.10062379">
                <text:p>0.10062379</text:p>
              </table:table-cell>
              <table:table-cell office:value-type="float" office:value="0.20631352">
                <text:p>0.20631352</text:p>
              </table:table-cell>
              <table:table-cell office:value-type="float" office:value="0.46000004">
                <text:p>0.46000004</text:p>
              </table:table-cell>
              <table:table-cell office:value-type="float" office:value="0.4602953">
                <text:p>0.46029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0.095975704">
                <text:p>0.095975704</text:p>
              </table:table-cell>
              <table:table-cell office:value-type="float" office:value="0.23293461">
                <text:p>0.23293461</text:p>
              </table:table-cell>
              <table:table-cell office:value-type="float" office:value="0.45500004">
                <text:p>0.45500004</text:p>
              </table:table-cell>
              <table:table-cell office:value-type="float" office:value="0.4511443">
                <text:p>0.45114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0.09044266">
                <text:p>0.09044266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45000005">
                <text:p>0.45000005</text:p>
              </table:table-cell>
              <table:table-cell office:value-type="float" office:value="0.4584651">
                <text:p>0.45846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0.08768517">
                <text:p>0.08768517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44500005">
                <text:p>0.44500005</text:p>
              </table:table-cell>
              <table:table-cell office:value-type="float" office:value="0.44931412">
                <text:p>0.449314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0.08487726">
                <text:p>0.08487726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44000006">
                <text:p>0.44000006</text:p>
              </table:table-cell>
              <table:table-cell office:value-type="float" office:value="0.4511443">
                <text:p>0.45114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0.08446723">
                <text:p>0.08446723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43500006">
                <text:p>0.43500006</text:p>
              </table:table-cell>
              <table:table-cell office:value-type="float" office:value="0.44290844">
                <text:p>0.442908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0.08424872">
                <text:p>0.08424872</text:p>
              </table:table-cell>
              <table:table-cell office:value-type="float" office:value="0.07320805">
                <text:p>0.07320805</text:p>
              </table:table-cell>
              <table:table-cell office:value-type="float" office:value="0.43000007">
                <text:p>0.43000007</text:p>
              </table:table-cell>
              <table:table-cell office:value-type="float" office:value="0.44382352">
                <text:p>0.443823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0.08344889">
                <text:p>0.08344889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42500007">
                <text:p>0.42500007</text:p>
              </table:table-cell>
              <table:table-cell office:value-type="float" office:value="0.44656882">
                <text:p>0.446568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0.08327222">
                <text:p>0.08327222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42000008">
                <text:p>0.42000008</text:p>
              </table:table-cell>
              <table:table-cell office:value-type="float" office:value="0.44290844">
                <text:p>0.442908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0.0822993">
                <text:p>0.0822993</text:p>
              </table:table-cell>
              <table:table-cell office:value-type="float" office:value="-0.013310462">
                <text:p>-0.013310462</text:p>
              </table:table-cell>
              <table:table-cell office:value-type="float" office:value="0.41500008">
                <text:p>0.41500008</text:p>
              </table:table-cell>
              <table:table-cell office:value-type="float" office:value="0.430097">
                <text:p>0.4300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0.08411193">
                <text:p>0.08411193</text:p>
              </table:table-cell>
              <table:table-cell office:value-type="float" office:value="-0.019965863">
                <text:p>-0.019965863</text:p>
              </table:table-cell>
              <table:table-cell office:value-type="float" office:value="0.4100001">
                <text:p>0.4100001</text:p>
              </table:table-cell>
              <table:table-cell office:value-type="float" office:value="0.4273517">
                <text:p>0.42735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0.08617222">
                <text:p>0.08617222</text:p>
              </table:table-cell>
              <table:table-cell office:value-type="float" office:value="0.039931726">
                <text:p>0.039931726</text:p>
              </table:table-cell>
              <table:table-cell office:value-type="float" office:value="0.4050001">
                <text:p>0.4050001</text:p>
              </table:table-cell>
              <table:table-cell office:value-type="float" office:value="0.41545543">
                <text:p>0.415455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0.0864392">
                <text:p>0.0864392</text:p>
              </table:table-cell>
              <table:table-cell office:value-type="float" office:value="0.106484376">
                <text:p>0.106484376</text:p>
              </table:table-cell>
              <table:table-cell office:value-type="float" office:value="0.4000001">
                <text:p>0.4000001</text:p>
              </table:table-cell>
              <table:table-cell office:value-type="float" office:value="0.4099648">
                <text:p>0.40996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0.08470273">
                <text:p>0.08470273</text:p>
              </table:table-cell>
              <table:table-cell office:value-type="float" office:value="0.07320805">
                <text:p>0.07320805</text:p>
              </table:table-cell>
              <table:table-cell office:value-type="float" office:value="0.3950001">
                <text:p>0.3950001</text:p>
              </table:table-cell>
              <table:table-cell office:value-type="float" office:value="0.4108799">
                <text:p>0.41087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0.08397156">
                <text:p>0.08397156</text:p>
              </table:table-cell>
              <table:table-cell office:value-type="float" office:value="0.059897587">
                <text:p>0.059897587</text:p>
              </table:table-cell>
              <table:table-cell office:value-type="float" office:value="0.3900001">
                <text:p>0.3900001</text:p>
              </table:table-cell>
              <table:table-cell office:value-type="float" office:value="0.4127101">
                <text:p>0.41271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0.083663106">
                <text:p>0.083663106</text:p>
              </table:table-cell>
              <table:table-cell office:value-type="float" office:value="-0.08651851">
                <text:p>-0.08651851</text:p>
              </table:table-cell>
              <table:table-cell office:value-type="float" office:value="0.3850001">
                <text:p>0.3850001</text:p>
              </table:table-cell>
              <table:table-cell office:value-type="float" office:value="0.4108799">
                <text:p>0.41087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0.087801576">
                <text:p>0.087801576</text:p>
              </table:table-cell>
              <table:table-cell office:value-type="float" office:value="-0.10648446">
                <text:p>-0.10648446</text:p>
              </table:table-cell>
              <table:table-cell office:value-type="float" office:value="0.3800001">
                <text:p>0.3800001</text:p>
              </table:table-cell>
              <table:table-cell office:value-type="float" office:value="0.39166284">
                <text:p>0.391662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0.0925709">
                <text:p>0.0925709</text:p>
              </table:table-cell>
              <table:table-cell office:value-type="float" office:value="0.09982906">
                <text:p>0.09982906</text:p>
              </table:table-cell>
              <table:table-cell office:value-type="float" office:value="0.37500012">
                <text:p>0.37500012</text:p>
              </table:table-cell>
              <table:table-cell office:value-type="float" office:value="0.38891754">
                <text:p>0.388917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0.09119725">
                <text:p>0.09119725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37000012">
                <text:p>0.37000012</text:p>
              </table:table-cell>
              <table:table-cell office:value-type="float" office:value="0.3779363">
                <text:p>0.37793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0.088573344">
                <text:p>0.088573344</text:p>
              </table:table-cell>
              <table:table-cell office:value-type="float" office:value="0.11979501">
                <text:p>0.11979501</text:p>
              </table:table-cell>
              <table:table-cell office:value-type="float" office:value="0.36500013">
                <text:p>0.36500013</text:p>
              </table:table-cell>
              <table:table-cell office:value-type="float" office:value="0.375191">
                <text:p>0.3751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0.086523235">
                <text:p>0.086523235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36000013">
                <text:p>0.36000013</text:p>
              </table:table-cell>
              <table:table-cell office:value-type="float" office:value="0.3834269">
                <text:p>0.38342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0.083893776">
                <text:p>0.083893776</text:p>
              </table:table-cell>
              <table:table-cell office:value-type="float" office:value="0.11313969">
                <text:p>0.11313969</text:p>
              </table:table-cell>
              <table:table-cell office:value-type="float" office:value="0.35500014">
                <text:p>0.35500014</text:p>
              </table:table-cell>
              <table:table-cell office:value-type="float" office:value="0.3761061">
                <text:p>0.37610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0.082020156">
                <text:p>0.082020156</text:p>
              </table:table-cell>
              <table:table-cell office:value-type="float" office:value="0.12645015">
                <text:p>0.12645015</text:p>
              </table:table-cell>
              <table:table-cell office:value-type="float" office:value="0.35000014">
                <text:p>0.35000014</text:p>
              </table:table-cell>
              <table:table-cell office:value-type="float" office:value="0.3632947">
                <text:p>0.36329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0.079684496">
                <text:p>0.079684496</text:p>
              </table:table-cell>
              <table:table-cell office:value-type="float" office:value="0.09317374">
                <text:p>0.09317374</text:p>
              </table:table-cell>
              <table:table-cell office:value-type="float" office:value="0.34500015">
                <text:p>0.34500015</text:p>
              </table:table-cell>
              <table:table-cell office:value-type="float" office:value="0.3532286">
                <text:p>0.35322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0.07829922">
                <text:p>0.07829922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34000015">
                <text:p>0.34000015</text:p>
              </table:table-cell>
              <table:table-cell office:value-type="float" office:value="0.35231352">
                <text:p>0.352313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0.077917986">
                <text:p>0.077917986</text:p>
              </table:table-cell>
              <table:table-cell office:value-type="float" office:value="0.11979492">
                <text:p>0.11979492</text:p>
              </table:table-cell>
              <table:table-cell office:value-type="float" office:value="0.33500016">
                <text:p>0.33500016</text:p>
              </table:table-cell>
              <table:table-cell office:value-type="float" office:value="0.3513984">
                <text:p>0.35139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0.07573879">
                <text:p>0.07573879</text:p>
              </table:table-cell>
              <table:table-cell office:value-type="float" office:value="0.06655273">
                <text:p>0.06655273</text:p>
              </table:table-cell>
              <table:table-cell office:value-type="float" office:value="0.33000016">
                <text:p>0.33000016</text:p>
              </table:table-cell>
              <table:table-cell office:value-type="float" office:value="0.34773803">
                <text:p>0.347738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0.075142264">
                <text:p>0.075142264</text:p>
              </table:table-cell>
              <table:table-cell office:value-type="float" office:value="0.08651851">
                <text:p>0.08651851</text:p>
              </table:table-cell>
              <table:table-cell office:value-type="float" office:value="0.32500017">
                <text:p>0.32500017</text:p>
              </table:table-cell>
              <table:table-cell office:value-type="float" office:value="0.3431625">
                <text:p>0.3431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0.0739376">
                <text:p>0.0739376</text:p>
              </table:table-cell>
              <table:table-cell office:value-type="float" office:value="0.09982906">
                <text:p>0.09982906</text:p>
              </table:table-cell>
              <table:table-cell office:value-type="float" office:value="0.32000017">
                <text:p>0.32000017</text:p>
              </table:table-cell>
              <table:table-cell office:value-type="float" office:value="0.3321813">
                <text:p>0.33218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0.07228803">
                <text:p>0.07228803</text:p>
              </table:table-cell>
              <table:table-cell office:value-type="float" office:value="0.09982906">
                <text:p>0.09982906</text:p>
              </table:table-cell>
              <table:table-cell office:value-type="float" office:value="0.31500018">
                <text:p>0.31500018</text:p>
              </table:table-cell>
              <table:table-cell office:value-type="float" office:value="0.3248605">
                <text:p>0.32486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0.07060253">
                <text:p>0.07060253</text:p>
              </table:table-cell>
              <table:table-cell office:value-type="float" office:value="0.093173824">
                <text:p>0.093173824</text:p>
              </table:table-cell>
              <table:table-cell office:value-type="float" office:value="0.31000018">
                <text:p>0.31000018</text:p>
              </table:table-cell>
              <table:table-cell office:value-type="float" office:value="0.32211518">
                <text:p>0.322115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0.06910049">
                <text:p>0.06910049</text:p>
              </table:table-cell>
              <table:table-cell office:value-type="float" office:value="0.046586957">
                <text:p>0.046586957</text:p>
              </table:table-cell>
              <table:table-cell office:value-type="float" office:value="0.3050002">
                <text:p>0.3050002</text:p>
              </table:table-cell>
              <table:table-cell office:value-type="float" office:value="0.3157095">
                <text:p>0.31570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0.068978734">
                <text:p>0.068978734</text:p>
              </table:table-cell>
              <table:table-cell office:value-type="float" office:value="0">
                <text:p>0</text:p>
              </table:table-cell>
              <table:table-cell office:value-type="float" office:value="0.3000002">
                <text:p>0.3000002</text:p>
              </table:table-cell>
              <table:table-cell office:value-type="float" office:value="0.311134">
                <text:p>0.3111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0.07027048">
                <text:p>0.07027048</text:p>
              </table:table-cell>
              <table:table-cell office:value-type="float" office:value="0.006655316">
                <text:p>0.006655316</text:p>
              </table:table-cell>
              <table:table-cell office:value-type="float" office:value="0.2950002">
                <text:p>0.2950002</text:p>
              </table:table-cell>
              <table:table-cell office:value-type="float" office:value="0.3028981">
                <text:p>0.30289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0.07137412">
                <text:p>0.07137412</text:p>
              </table:table-cell>
              <table:table-cell office:value-type="float" office:value="0.06655273">
                <text:p>0.06655273</text:p>
              </table:table-cell>
              <table:table-cell office:value-type="float" office:value="0.2900002">
                <text:p>0.2900002</text:p>
              </table:table-cell>
              <table:table-cell office:value-type="float" office:value="0.2910018">
                <text:p>0.29100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0.070655644">
                <text:p>0.070655644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2850002">
                <text:p>0.2850002</text:p>
              </table:table-cell>
              <table:table-cell office:value-type="float" office:value="0.2891716">
                <text:p>0.28917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0.06953627">
                <text:p>0.06953627</text:p>
              </table:table-cell>
              <table:table-cell office:value-type="float" office:value="0.093173824">
                <text:p>0.093173824</text:p>
              </table:table-cell>
              <table:table-cell office:value-type="float" office:value="0.2800002">
                <text:p>0.2800002</text:p>
              </table:table-cell>
              <table:table-cell office:value-type="float" office:value="0.28734142">
                <text:p>0.287341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0.06800848">
                <text:p>0.06800848</text:p>
              </table:table-cell>
              <table:table-cell office:value-type="float" office:value="0.093173824">
                <text:p>0.093173824</text:p>
              </table:table-cell>
              <table:table-cell office:value-type="float" office:value="0.2750002">
                <text:p>0.2750002</text:p>
              </table:table-cell>
              <table:table-cell office:value-type="float" office:value="0.283681">
                <text:p>0.2836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0.06645959">
                <text:p>0.06645959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27000022">
                <text:p>0.27000022</text:p>
              </table:table-cell>
              <table:table-cell office:value-type="float" office:value="0.2864263">
                <text:p>0.28642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0.06592512">
                <text:p>0.06592512</text:p>
              </table:table-cell>
              <table:table-cell office:value-type="float" office:value="0.07320796">
                <text:p>0.07320796</text:p>
              </table:table-cell>
              <table:table-cell office:value-type="float" office:value="0.26500022">
                <text:p>0.26500022</text:p>
              </table:table-cell>
              <table:table-cell office:value-type="float" office:value="0.27361488">
                <text:p>0.273614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0.06494415">
                <text:p>0.06494415</text:p>
              </table:table-cell>
              <table:table-cell office:value-type="float" office:value="0.07320805">
                <text:p>0.07320805</text:p>
              </table:table-cell>
              <table:table-cell office:value-type="float" office:value="0.26000023">
                <text:p>0.26000023</text:p>
              </table:table-cell>
              <table:table-cell office:value-type="float" office:value="0.2717847">
                <text:p>0.27178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0.06395888">
                <text:p>0.06395888</text:p>
              </table:table-cell>
              <table:table-cell office:value-type="float" office:value="0.04658687">
                <text:p>0.04658687</text:p>
              </table:table-cell>
              <table:table-cell office:value-type="float" office:value="0.25500023">
                <text:p>0.25500023</text:p>
              </table:table-cell>
              <table:table-cell office:value-type="float" office:value="0.2626337">
                <text:p>0.26263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0.06374198">
                <text:p>0.06374198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25000024">
                <text:p>0.25000024</text:p>
              </table:table-cell>
              <table:table-cell office:value-type="float" office:value="0.2571431">
                <text:p>0.25714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0.06311559">
                <text:p>0.06311559</text:p>
              </table:table-cell>
              <table:table-cell office:value-type="float" office:value="0.11313961">
                <text:p>0.11313961</text:p>
              </table:table-cell>
              <table:table-cell office:value-type="float" office:value="0.24500024">
                <text:p>0.24500024</text:p>
              </table:table-cell>
              <table:table-cell office:value-type="float" office:value="0.2498223">
                <text:p>0.24982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0.060852885">
                <text:p>0.060852885</text:p>
              </table:table-cell>
              <table:table-cell office:value-type="float" office:value="0.09317374">
                <text:p>0.09317374</text:p>
              </table:table-cell>
              <table:table-cell office:value-type="float" office:value="0.24000025">
                <text:p>0.24000025</text:p>
              </table:table-cell>
              <table:table-cell office:value-type="float" office:value="0.24524681">
                <text:p>0.245246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0.05915308">
                <text:p>0.05915308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23500025">
                <text:p>0.23500025</text:p>
              </table:table-cell>
              <table:table-cell office:value-type="float" office:value="0.25073743">
                <text:p>0.250737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0.059079226">
                <text:p>0.059079226</text:p>
              </table:table-cell>
              <table:table-cell office:value-type="float" office:value="0">
                <text:p>0</text:p>
              </table:table-cell>
              <table:table-cell office:value-type="float" office:value="0.23000026">
                <text:p>0.23000026</text:p>
              </table:table-cell>
              <table:table-cell office:value-type="float" office:value="0.2415864">
                <text:p>0.24158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0.060192343">
                <text:p>0.060192343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22500026">
                <text:p>0.22500026</text:p>
              </table:table-cell>
              <table:table-cell office:value-type="float" office:value="0.23243539">
                <text:p>0.232435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0.060900982">
                <text:p>0.060900982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22000027">
                <text:p>0.22000027</text:p>
              </table:table-cell>
              <table:table-cell office:value-type="float" office:value="0.22328441">
                <text:p>0.223284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0.06038868">
                <text:p>0.06038868</text:p>
              </table:table-cell>
              <table:table-cell office:value-type="float" office:value="0.059897505">
                <text:p>0.059897505</text:p>
              </table:table-cell>
              <table:table-cell office:value-type="float" office:value="0.21500027">
                <text:p>0.21500027</text:p>
              </table:table-cell>
              <table:table-cell office:value-type="float" office:value="0.2205391">
                <text:p>0.22053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0.059672534">
                <text:p>0.059672534</text:p>
              </table:table-cell>
              <table:table-cell office:value-type="float" office:value="0.059897505">
                <text:p>0.059897505</text:p>
              </table:table-cell>
              <table:table-cell office:value-type="float" office:value="0.21000028">
                <text:p>0.21000028</text:p>
              </table:table-cell>
              <table:table-cell office:value-type="float" office:value="0.21687873">
                <text:p>0.216878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0.05894422">
                <text:p>0.05894422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20500028">
                <text:p>0.20500028</text:p>
              </table:table-cell>
              <table:table-cell office:value-type="float" office:value="0.2159636">
                <text:p>0.21596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0.058419228">
                <text:p>0.058419228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20000029">
                <text:p>0.20000029</text:p>
              </table:table-cell>
              <table:table-cell office:value-type="float" office:value="0.20681262">
                <text:p>0.206812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0.05785811">
                <text:p>0.05785811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19500029">
                <text:p>0.19500029</text:p>
              </table:table-cell>
              <table:table-cell office:value-type="float" office:value="0.20315221">
                <text:p>0.203152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0.058092356">
                <text:p>0.058092356</text:p>
              </table:table-cell>
              <table:table-cell office:value-type="float" office:value="0.046586957">
                <text:p>0.046586957</text:p>
              </table:table-cell>
              <table:table-cell office:value-type="float" office:value="0.1900003">
                <text:p>0.1900003</text:p>
              </table:table-cell>
              <table:table-cell office:value-type="float" office:value="0.20040691">
                <text:p>0.200406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0.05773079">
                <text:p>0.05773079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850003">
                <text:p>0.1850003</text:p>
              </table:table-cell>
              <table:table-cell office:value-type="float" office:value="0.1894257">
                <text:p>0.18942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0.05853117">
                <text:p>0.05853117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1800003">
                <text:p>0.1800003</text:p>
              </table:table-cell>
              <table:table-cell office:value-type="float" office:value="0.1802747">
                <text:p>0.18027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0.05850756">
                <text:p>0.05850756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17500031">
                <text:p>0.17500031</text:p>
              </table:table-cell>
              <table:table-cell office:value-type="float" office:value="0.1766143">
                <text:p>0.17661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0.05767465">
                <text:p>0.05767465</text:p>
              </table:table-cell>
              <table:table-cell office:value-type="float" office:value="0.07986324">
                <text:p>0.07986324</text:p>
              </table:table-cell>
              <table:table-cell office:value-type="float" office:value="0.17000031">
                <text:p>0.17000031</text:p>
              </table:table-cell>
              <table:table-cell office:value-type="float" office:value="0.17020862">
                <text:p>0.170208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0.05620408">
                <text:p>0.05620408</text:p>
              </table:table-cell>
              <table:table-cell office:value-type="float" office:value="0.07320796">
                <text:p>0.07320796</text:p>
              </table:table-cell>
              <table:table-cell office:value-type="float" office:value="0.16500032">
                <text:p>0.16500032</text:p>
              </table:table-cell>
              <table:table-cell office:value-type="float" office:value="0.1674633">
                <text:p>0.16746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0.054910894">
                <text:p>0.054910894</text:p>
              </table:table-cell>
              <table:table-cell office:value-type="float" office:value="0.07320801">
                <text:p>0.07320801</text:p>
              </table:table-cell>
              <table:table-cell office:value-type="float" office:value="0.16000032">
                <text:p>0.16000032</text:p>
              </table:table-cell>
              <table:table-cell office:value-type="float" office:value="0.1638029">
                <text:p>0.16380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0.05359125">
                <text:p>0.05359125</text:p>
              </table:table-cell>
              <table:table-cell office:value-type="float" office:value="0.09982906">
                <text:p>0.09982906</text:p>
              </table:table-cell>
              <table:table-cell office:value-type="float" office:value="0.15500033">
                <text:p>0.15500033</text:p>
              </table:table-cell>
              <table:table-cell office:value-type="float" office:value="0.1619727">
                <text:p>0.16197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0.05144924">
                <text:p>0.05144924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5000033">
                <text:p>0.15000033</text:p>
              </table:table-cell>
              <table:table-cell office:value-type="float" office:value="0.15373681">
                <text:p>0.153736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0.04984635">
                <text:p>0.04984635</text:p>
              </table:table-cell>
              <table:table-cell office:value-type="float" office:value="0.106484376">
                <text:p>0.106484376</text:p>
              </table:table-cell>
              <table:table-cell office:value-type="float" office:value="0.14607234">
                <text:p>0.14607234</text:p>
              </table:table-cell>
              <table:table-cell office:value-type="float" office:value="0.15190661">
                <text:p>0.151906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0.047416627">
                <text:p>0.047416627</text:p>
              </table:table-cell>
              <table:table-cell office:value-type="float" office:value="0.06655273">
                <text:p>0.06655273</text:p>
              </table:table-cell>
              <table:table-cell office:value-type="float" office:value="0.14379403">
                <text:p>0.14379403</text:p>
              </table:table-cell>
              <table:table-cell office:value-type="float" office:value="0.14641601">
                <text:p>0.146416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0.04613954">
                <text:p>0.04613954</text:p>
              </table:table-cell>
              <table:table-cell office:value-type="float" office:value="0.05989746">
                <text:p>0.05989746</text:p>
              </table:table-cell>
              <table:table-cell office:value-type="float" office:value="0.14159805">
                <text:p>0.14159805</text:p>
              </table:table-cell>
              <table:table-cell office:value-type="float" office:value="0.14001031">
                <text:p>0.140010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0.045023922">
                <text:p>0.045023922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13949814">
                <text:p>0.13949814</text:p>
              </table:table-cell>
              <table:table-cell office:value-type="float" office:value="0.1390952">
                <text:p>0.13909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0.044098556">
                <text:p>0.044098556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13741194">
                <text:p>0.13741194</text:p>
              </table:table-cell>
              <table:table-cell office:value-type="float" office:value="0.14001031">
                <text:p>0.140010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0.04417974">
                <text:p>0.04417974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35312">
                <text:p>0.135312</text:p>
              </table:table-cell>
              <table:table-cell office:value-type="float" office:value="0.1336046">
                <text:p>0.13360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0.0424304">
                <text:p>0.0424304</text:p>
              </table:table-cell>
              <table:table-cell office:value-type="float" office:value="0.093173824">
                <text:p>0.093173824</text:p>
              </table:table-cell>
              <table:table-cell office:value-type="float" office:value="0.13330816">
                <text:p>0.13330816</text:p>
              </table:table-cell>
              <table:table-cell office:value-type="float" office:value="0.12628381">
                <text:p>0.126283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0.04022706">
                <text:p>0.04022706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3141406">
                <text:p>0.13141406</text:p>
              </table:table-cell>
              <table:table-cell office:value-type="float" office:value="0.1299442">
                <text:p>0.12994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0.03841889">
                <text:p>0.03841889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2946504">
                <text:p>0.12946504</text:p>
              </table:table-cell>
              <table:table-cell office:value-type="float" office:value="0.1299442">
                <text:p>0.12994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0.036591943">
                <text:p>0.036591943</text:p>
              </table:table-cell>
              <table:table-cell office:value-type="float" office:value="0.086518556">
                <text:p>0.086518556</text:p>
              </table:table-cell>
              <table:table-cell office:value-type="float" office:value="0.12751603">
                <text:p>0.12751603</text:p>
              </table:table-cell>
              <table:table-cell office:value-type="float" office:value="0.12170831">
                <text:p>0.121708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0.034509122">
                <text:p>0.034509122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12569053">
                <text:p>0.12569053</text:p>
              </table:table-cell>
              <table:table-cell office:value-type="float" office:value="0.12262341">
                <text:p>0.122623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0.033411562">
                <text:p>0.033411562</text:p>
              </table:table-cell>
              <table:table-cell office:value-type="float" office:value="0.046586912">
                <text:p>0.046586912</text:p>
              </table:table-cell>
              <table:table-cell office:value-type="float" office:value="0.123851314">
                <text:p>0.123851314</text:p>
              </table:table-cell>
              <table:table-cell office:value-type="float" office:value="0.12536871">
                <text:p>0.125368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0.032518566">
                <text:p>0.032518566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12197092">
                <text:p>0.12197092</text:p>
              </table:table-cell>
              <table:table-cell office:value-type="float" office:value="0.1235385">
                <text:p>0.12353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0.03201431">
                <text:p>0.03201431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12011793">
                <text:p>0.12011793</text:p>
              </table:table-cell>
              <table:table-cell office:value-type="float" office:value="0.117132805">
                <text:p>0.1171328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0.030880988">
                <text:p>0.030880988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1836104">
                <text:p>0.11836104</text:p>
              </table:table-cell>
              <table:table-cell office:value-type="float" office:value="0.117132805">
                <text:p>0.1171328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0.028932273">
                <text:p>0.028932273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11660415">
                <text:p>0.11660415</text:p>
              </table:table-cell>
              <table:table-cell office:value-type="float" office:value="0.1207932">
                <text:p>0.12079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0.028181434">
                <text:p>0.028181434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11479233">
                <text:p>0.11479233</text:p>
              </table:table-cell>
              <table:table-cell office:value-type="float" office:value="0.1153026">
                <text:p>0.11530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0.027405022">
                <text:p>0.027405022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11306287">
                <text:p>0.11306287</text:p>
              </table:table-cell>
              <table:table-cell office:value-type="float" office:value="0.111642204">
                <text:p>0.1116422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0.026207685">
                <text:p>0.026207685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1138832">
                <text:p>0.11138832</text:p>
              </table:table-cell>
              <table:table-cell office:value-type="float" office:value="0.10981201">
                <text:p>0.109812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0.024187803">
                <text:p>0.024187803</text:p>
              </table:table-cell>
              <table:table-cell office:value-type="float" office:value="0.05989746">
                <text:p>0.05989746</text:p>
              </table:table-cell>
              <table:table-cell office:value-type="float" office:value="0.10974121">
                <text:p>0.10974121</text:p>
              </table:table-cell>
              <table:table-cell office:value-type="float" office:value="0.107066706">
                <text:p>0.1070667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0.022736909">
                <text:p>0.022736909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10813528">
                <text:p>0.10813528</text:p>
              </table:table-cell>
              <table:table-cell office:value-type="float" office:value="0.10981201">
                <text:p>0.109812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0.021881282">
                <text:p>0.021881282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10648817">
                <text:p>0.10648817</text:p>
              </table:table-cell>
              <table:table-cell office:value-type="float" office:value="0.10523649">
                <text:p>0.105236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0.021205366">
                <text:p>0.021205366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04909666">
                <text:p>0.104909666</text:p>
              </table:table-cell>
              <table:table-cell office:value-type="float" office:value="0.100661">
                <text:p>0.1006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0.019101262">
                <text:p>0.019101262</text:p>
              </table:table-cell>
              <table:table-cell office:value-type="float" office:value="0.086518556">
                <text:p>0.086518556</text:p>
              </table:table-cell>
              <table:table-cell office:value-type="float" office:value="0.10339977">
                <text:p>0.10339977</text:p>
              </table:table-cell>
              <table:table-cell office:value-type="float" office:value="0.09974591">
                <text:p>0.099745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0.016767383">
                <text:p>0.016767383</text:p>
              </table:table-cell>
              <table:table-cell office:value-type="float" office:value="0.06655273">
                <text:p>0.06655273</text:p>
              </table:table-cell>
              <table:table-cell office:value-type="float" office:value="0.1019036">
                <text:p>0.1019036</text:p>
              </table:table-cell>
              <table:table-cell office:value-type="float" office:value="0.0970006">
                <text:p>0.09700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0.014999987">
                <text:p>0.014999987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00448616">
                <text:p>0.100448616</text:p>
              </table:table-cell>
              <table:table-cell office:value-type="float" office:value="0.100661">
                <text:p>0.1006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0.014825642">
                <text:p>0.014825642</text:p>
              </table:table-cell>
              <table:table-cell office:value-type="float" office:value="0.046586912">
                <text:p>0.046586912</text:p>
              </table:table-cell>
              <table:table-cell office:value-type="float" office:value="0.09893871">
                <text:p>0.09893871</text:p>
              </table:table-cell>
              <table:table-cell office:value-type="float" office:value="0.09974591">
                <text:p>0.099745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0.013644396">
                <text:p>0.013644396</text:p>
              </table:table-cell>
              <table:table-cell office:value-type="float" office:value="0.07320799">
                <text:p>0.07320799</text:p>
              </table:table-cell>
              <table:table-cell office:value-type="float" office:value="0.09744253">
                <text:p>0.09744253</text:p>
              </table:table-cell>
              <table:table-cell office:value-type="float" office:value="0.094255306">
                <text:p>0.0942553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0.011633456">
                <text:p>0.011633456</text:p>
              </table:table-cell>
              <table:table-cell office:value-type="float" office:value="0.07320799">
                <text:p>0.07320799</text:p>
              </table:table-cell>
              <table:table-cell office:value-type="float" office:value="0.096028715">
                <text:p>0.096028715</text:p>
              </table:table-cell>
              <table:table-cell office:value-type="float" office:value="0.0905949">
                <text:p>0.09059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0.009588897">
                <text:p>0.009588897</text:p>
              </table:table-cell>
              <table:table-cell office:value-type="float" office:value="0.026621073">
                <text:p>0.026621073</text:p>
              </table:table-cell>
              <table:table-cell office:value-type="float" office:value="0.0946698">
                <text:p>0.0946698</text:p>
              </table:table-cell>
              <table:table-cell office:value-type="float" office:value="0.0896798">
                <text:p>0.08967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0.0089226365">
                <text:p>0.0089226365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9332459">
                <text:p>0.09332459</text:p>
              </table:table-cell>
              <table:table-cell office:value-type="float" office:value="0.0951704">
                <text:p>0.09517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0.008659244">
                <text:p>0.008659244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91897026">
                <text:p>0.091897026</text:p>
              </table:table-cell>
              <table:table-cell office:value-type="float" office:value="0.0933402">
                <text:p>0.09334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0.00839138">
                <text:p>0.00839138</text:p>
              </table:table-cell>
              <table:table-cell office:value-type="float" office:value="0.053242166">
                <text:p>0.053242166</text:p>
              </table:table-cell>
              <table:table-cell office:value-type="float" office:value="0.09049691">
                <text:p>0.09049691</text:p>
              </table:table-cell>
              <table:table-cell office:value-type="float" office:value="0.0896798">
                <text:p>0.08967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0.006908119">
                <text:p>0.006908119</text:p>
              </table:table-cell>
              <table:table-cell office:value-type="float" office:value="0.05989744">
                <text:p>0.05989744</text:p>
              </table:table-cell>
              <table:table-cell office:value-type="float" office:value="0.08915172">
                <text:p>0.08915172</text:p>
              </table:table-cell>
              <table:table-cell office:value-type="float" office:value="0.081443906">
                <text:p>0.0814439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0.0051952605">
                <text:p>0.0051952605</text:p>
              </table:table-cell>
              <table:table-cell office:value-type="float" office:value="0.046586893">
                <text:p>0.046586893</text:p>
              </table:table-cell>
              <table:table-cell office:value-type="float" office:value="0.08793007">
                <text:p>0.08793007</text:p>
              </table:table-cell>
              <table:table-cell office:value-type="float" office:value="0.0832741">
                <text:p>0.08327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0.0038630962">
                <text:p>0.0038630962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8668095">
                <text:p>0.08668095</text:p>
              </table:table-cell>
              <table:table-cell office:value-type="float" office:value="0.0832741">
                <text:p>0.08327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0.0033168194">
                <text:p>0.0033168194</text:p>
              </table:table-cell>
              <table:table-cell office:value-type="float" office:value="0">
                <text:p>0</text:p>
              </table:table-cell>
              <table:table-cell office:value-type="float" office:value="0.08543186">
                <text:p>0.08543186</text:p>
              </table:table-cell>
              <table:table-cell office:value-type="float" office:value="0.0878496">
                <text:p>0.08784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0.0033677816">
                <text:p>0.0033677816</text:p>
              </table:table-cell>
              <table:table-cell office:value-type="float" office:value="0">
                <text:p>0</text:p>
              </table:table-cell>
              <table:table-cell office:value-type="float" office:value="0.084114105">
                <text:p>0.084114105</text:p>
              </table:table-cell>
              <table:table-cell office:value-type="float" office:value="0.08418921">
                <text:p>0.084189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0.003418386">
                <text:p>0.003418386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8285126">
                <text:p>0.08285126</text:p>
              </table:table-cell>
              <table:table-cell office:value-type="float" office:value="0.07961371">
                <text:p>0.079613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0.0024626255">
                <text:p>0.0024626255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8165703">
                <text:p>0.08165703</text:p>
              </table:table-cell>
              <table:table-cell office:value-type="float" office:value="0.078698605">
                <text:p>0.0786986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0.0016940832">
                <text:p>0.0016940832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08047658">
                <text:p>0.08047658</text:p>
              </table:table-cell>
              <table:table-cell office:value-type="float" office:value="0.078698605">
                <text:p>0.0786986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0.00051265955">
                <text:p>0.00051265955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7929611">
                <text:p>0.07929611</text:p>
              </table:table-cell>
              <table:table-cell office:value-type="float" office:value="0.075953305">
                <text:p>0.0759533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-0.0004854798">
                <text:p>-0.0004854798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78156784">
                <text:p>0.078156784</text:p>
              </table:table-cell>
              <table:table-cell office:value-type="float" office:value="0.078698605">
                <text:p>0.0786986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-0.00089514256">
                <text:p>-0.00089514256</text:p>
              </table:table-cell>
              <table:table-cell office:value-type="float" office:value="0.046586912">
                <text:p>0.046586912</text:p>
              </table:table-cell>
              <table:table-cell office:value-type="float" office:value="0.076976314">
                <text:p>0.076976314</text:p>
              </table:table-cell>
              <table:table-cell office:value-type="float" office:value="0.075953305">
                <text:p>0.0759533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-0.0023172498">
                <text:p>-0.0023172498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7583703">
                <text:p>0.07583703</text:p>
              </table:table-cell>
              <table:table-cell office:value-type="float" office:value="0.07412311">
                <text:p>0.074123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-0.003357768">
                <text:p>-0.003357768</text:p>
              </table:table-cell>
              <table:table-cell office:value-type="float" office:value="0.046586912">
                <text:p>0.046586912</text:p>
              </table:table-cell>
              <table:table-cell office:value-type="float" office:value="0.0747252">
                <text:p>0.0747252</text:p>
              </table:table-cell>
              <table:table-cell office:value-type="float" office:value="0.0722929">
                <text:p>0.07229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-0.0048152804">
                <text:p>-0.0048152804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7364079">
                <text:p>0.07364079</text:p>
              </table:table-cell>
              <table:table-cell office:value-type="float" office:value="0.068632506">
                <text:p>0.0686325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-0.005888164">
                <text:p>-0.005888164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7261131">
                <text:p>0.07261131</text:p>
              </table:table-cell>
              <table:table-cell office:value-type="float" office:value="0.0677174">
                <text:p>0.06771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-0.0067759757">
                <text:p>-0.0067759757</text:p>
              </table:table-cell>
              <table:table-cell office:value-type="float" office:value="0.046586912">
                <text:p>0.046586912</text:p>
              </table:table-cell>
              <table:table-cell office:value-type="float" office:value="0.07159555">
                <text:p>0.07159555</text:p>
              </table:table-cell>
              <table:table-cell office:value-type="float" office:value="0.0704627">
                <text:p>0.07046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-0.008285164">
                <text:p>-0.008285164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70538595">
                <text:p>0.070538595</text:p>
              </table:table-cell>
              <table:table-cell office:value-type="float" office:value="0.068632506">
                <text:p>0.0686325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-0.009010613">
                <text:p>-0.009010613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69509104">
                <text:p>0.069509104</text:p>
              </table:table-cell>
              <table:table-cell office:value-type="float" office:value="0.0704627">
                <text:p>0.07046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-0.0097539425">
                <text:p>-0.0097539425</text:p>
              </table:table-cell>
              <table:table-cell office:value-type="float" office:value="0">
                <text:p>0</text:p>
              </table:table-cell>
              <table:table-cell office:value-type="float" office:value="0.06845217">
                <text:p>0.06845217</text:p>
              </table:table-cell>
              <table:table-cell office:value-type="float" office:value="0.0677174">
                <text:p>0.06771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-0.009901464">
                <text:p>-0.00990146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67436405">
                <text:p>0.067436405</text:p>
              </table:table-cell>
              <table:table-cell office:value-type="float" office:value="0.0649721">
                <text:p>0.06497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-0.0098442435">
                <text:p>-0.0098442435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6646183">
                <text:p>0.06646183</text:p>
              </table:table-cell>
              <table:table-cell office:value-type="float" office:value="0.064057">
                <text:p>0.0640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-0.010391773">
                <text:p>-0.010391773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6550098">
                <text:p>0.06550098</text:p>
              </table:table-cell>
              <table:table-cell office:value-type="float" office:value="0.063141905">
                <text:p>0.0631419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-0.010745286">
                <text:p>-0.010745286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64553834">
                <text:p>0.064553834</text:p>
              </table:table-cell>
              <table:table-cell office:value-type="float" office:value="0.064057">
                <text:p>0.0640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-0.011713208">
                <text:p>-0.011713208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63593">
                <text:p>0.063593</text:p>
              </table:table-cell>
              <table:table-cell office:value-type="float" office:value="0.063141905">
                <text:p>0.0631419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-0.012091935">
                <text:p>-0.012091935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6264585">
                <text:p>0.06264585</text:p>
              </table:table-cell>
              <table:table-cell office:value-type="float" office:value="0.064057">
                <text:p>0.0640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-0.011877538">
                <text:p>-0.011877538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61685026">
                <text:p>0.061685026</text:p>
              </table:table-cell>
              <table:table-cell office:value-type="float" office:value="0.0594815">
                <text:p>0.05948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-0.011850357">
                <text:p>-0.011850357</text:p>
              </table:table-cell>
              <table:table-cell office:value-type="float" office:value="0">
                <text:p>0</text:p>
              </table:table-cell>
              <table:table-cell office:value-type="float" office:value="0.060792796">
                <text:p>0.060792796</text:p>
              </table:table-cell>
              <table:table-cell office:value-type="float" office:value="0.058566403">
                <text:p>0.0585664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-0.012022912">
                <text:p>-0.012022912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59914306">
                <text:p>0.059914306</text:p>
              </table:table-cell>
              <table:table-cell office:value-type="float" office:value="0.0576513">
                <text:p>0.05765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-0.012400389">
                <text:p>-0.012400389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5904957">
                <text:p>0.05904957</text:p>
              </table:table-cell>
              <table:table-cell office:value-type="float" office:value="0.055821102">
                <text:p>0.0558211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-0.013182163">
                <text:p>-0.013182163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58212265">
                <text:p>0.058212265</text:p>
              </table:table-cell>
              <table:table-cell office:value-type="float" office:value="0.055821102">
                <text:p>0.0558211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-0.013576091">
                <text:p>-0.013576091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5737494">
                <text:p>0.05737494</text:p>
              </table:table-cell>
              <table:table-cell office:value-type="float" office:value="0.0576513">
                <text:p>0.05765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-0.013985395">
                <text:p>-0.013985395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56510177">
                <text:p>0.056510177</text:p>
              </table:table-cell>
              <table:table-cell office:value-type="float" office:value="0.055821102">
                <text:p>0.0558211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-0.014396846">
                <text:p>-0.014396846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5567286">
                <text:p>0.05567286</text:p>
              </table:table-cell>
              <table:table-cell office:value-type="float" office:value="0.0567362">
                <text:p>0.05673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-0.013815164">
                <text:p>-0.013815164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54821838">
                <text:p>0.054821838</text:p>
              </table:table-cell>
              <table:table-cell office:value-type="float" office:value="0.054906003">
                <text:p>0.0549060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-0.013624191">
                <text:p>-0.013624191</text:p>
              </table:table-cell>
              <table:table-cell office:value-type="float" office:value="0">
                <text:p>0</text:p>
              </table:table-cell>
              <table:table-cell office:value-type="float" office:value="0.05399824">
                <text:p>0.05399824</text:p>
              </table:table-cell>
              <table:table-cell office:value-type="float" office:value="0.0512456">
                <text:p>0.05124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-0.013822139">
                <text:p>-0.013822139</text:p>
              </table:table-cell>
              <table:table-cell office:value-type="float" office:value="0">
                <text:p>0</text:p>
              </table:table-cell>
              <table:table-cell office:value-type="float" office:value="0.053229563">
                <text:p>0.053229563</text:p>
              </table:table-cell>
              <table:table-cell office:value-type="float" office:value="0.0512456">
                <text:p>0.05124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-0.014025808">
                <text:p>-0.014025808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52460887">
                <text:p>0.052460887</text:p>
              </table:table-cell>
              <table:table-cell office:value-type="float" office:value="0.0503305">
                <text:p>0.05033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-0.014029921">
                <text:p>-0.014029921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5170595">
                <text:p>0.05170595</text:p>
              </table:table-cell>
              <table:table-cell office:value-type="float" office:value="0.052160703">
                <text:p>0.0521607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-0.0136422515">
                <text:p>-0.0136422515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5092357">
                <text:p>0.05092357</text:p>
              </table:table-cell>
              <table:table-cell office:value-type="float" office:value="0.052160703">
                <text:p>0.0521607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-0.013251723">
                <text:p>-0.013251723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501412">
                <text:p>0.0501412</text:p>
              </table:table-cell>
              <table:table-cell office:value-type="float" office:value="0.0503305">
                <text:p>0.05033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-0.012850105">
                <text:p>-0.012850105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4938624">
                <text:p>0.04938624</text:p>
              </table:table-cell>
              <table:table-cell office:value-type="float" office:value="0.049415402">
                <text:p>0.0494154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-0.012241782">
                <text:p>-0.012241782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4864502">
                <text:p>0.04864502</text:p>
              </table:table-cell>
              <table:table-cell office:value-type="float" office:value="0.0503305">
                <text:p>0.05033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-0.012233735">
                <text:p>-0.012233735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4789009">
                <text:p>0.04789009</text:p>
              </table:table-cell>
              <table:table-cell office:value-type="float" office:value="0.0466701">
                <text:p>0.04667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-0.012212813">
                <text:p>-0.012212813</text:p>
              </table:table-cell>
              <table:table-cell office:value-type="float" office:value="0">
                <text:p>0</text:p>
              </table:table-cell>
              <table:table-cell office:value-type="float" office:value="0.047190048">
                <text:p>0.047190048</text:p>
              </table:table-cell>
              <table:table-cell office:value-type="float" office:value="0.0439248">
                <text:p>0.04392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-0.012386977">
                <text:p>-0.012386977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46531178">
                <text:p>0.046531178</text:p>
              </table:table-cell>
              <table:table-cell office:value-type="float" office:value="0.0448399">
                <text:p>0.04483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-0.012367488">
                <text:p>-0.012367488</text:p>
              </table:table-cell>
              <table:table-cell office:value-type="float" office:value="0">
                <text:p>0</text:p>
              </table:table-cell>
              <table:table-cell office:value-type="float" office:value="0.045858566">
                <text:p>0.045858566</text:p>
              </table:table-cell>
              <table:table-cell office:value-type="float" office:value="0.0439248">
                <text:p>0.04392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-0.012547909">
                <text:p>-0.012547909</text:p>
              </table:table-cell>
              <table:table-cell office:value-type="float" office:value="-0.006655263">
                <text:p>-0.006655263</text:p>
              </table:table-cell>
              <table:table-cell office:value-type="float" office:value="0.04519971">
                <text:p>0.04519971</text:p>
              </table:table-cell>
              <table:table-cell office:value-type="float" office:value="0.0430097">
                <text:p>0.04300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-0.012527883">
                <text:p>-0.012527883</text:p>
              </table:table-cell>
              <table:table-cell office:value-type="float" office:value="-0.026621083">
                <text:p>-0.026621083</text:p>
              </table:table-cell>
              <table:table-cell office:value-type="float" office:value="0.04455456">
                <text:p>0.04455456</text:p>
              </table:table-cell>
              <table:table-cell office:value-type="float" office:value="0.0439248">
                <text:p>0.04392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-0.0119115105">
                <text:p>-0.0119115105</text:p>
              </table:table-cell>
              <table:table-cell office:value-type="float" office:value="-0.033276357">
                <text:p>-0.033276357</text:p>
              </table:table-cell>
              <table:table-cell office:value-type="float" office:value="0.04389567">
                <text:p>0.04389567</text:p>
              </table:table-cell>
              <table:table-cell office:value-type="float" office:value="0.0448399">
                <text:p>0.04483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-0.011091471">
                <text:p>-0.011091471</text:p>
              </table:table-cell>
              <table:table-cell office:value-type="float" office:value="-0.026621083">
                <text:p>-0.026621083</text:p>
              </table:table-cell>
              <table:table-cell office:value-type="float" office:value="0.04322309">
                <text:p>0.04322309</text:p>
              </table:table-cell>
              <table:table-cell office:value-type="float" office:value="0.045755">
                <text:p>0.0457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-0.010466874">
                <text:p>-0.010466874</text:p>
              </table:table-cell>
              <table:table-cell office:value-type="float" office:value="-0.026621083">
                <text:p>-0.026621083</text:p>
              </table:table-cell>
              <table:table-cell office:value-type="float" office:value="0.042536758">
                <text:p>0.042536758</text:p>
              </table:table-cell>
              <table:table-cell office:value-type="float" office:value="0.045755">
                <text:p>0.0457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-0.009832083">
                <text:p>-0.009832083</text:p>
              </table:table-cell>
              <table:table-cell office:value-type="float" office:value="-0.026621083">
                <text:p>-0.026621083</text:p>
              </table:table-cell>
              <table:table-cell office:value-type="float" office:value="0.041850436">
                <text:p>0.041850436</text:p>
              </table:table-cell>
              <table:table-cell office:value-type="float" office:value="0.0439248">
                <text:p>0.04392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-0.009182453">
                <text:p>-0.009182453</text:p>
              </table:table-cell>
              <table:table-cell office:value-type="float" office:value="-0.01996581">
                <text:p>-0.01996581</text:p>
              </table:table-cell>
              <table:table-cell office:value-type="float" office:value="0.041191567">
                <text:p>0.041191567</text:p>
              </table:table-cell>
              <table:table-cell office:value-type="float" office:value="0.0411795">
                <text:p>0.04117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-0.008720039">
                <text:p>-0.008720039</text:p>
              </table:table-cell>
              <table:table-cell office:value-type="float" office:value="0">
                <text:p>0</text:p>
              </table:table-cell>
              <table:table-cell office:value-type="float" office:value="0.04057388">
                <text:p>0.04057388</text:p>
              </table:table-cell>
              <table:table-cell office:value-type="float" office:value="0.0402644">
                <text:p>0.04026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-0.008851826">
                <text:p>-0.008851826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39969936">
                <text:p>0.039969936</text:p>
              </table:table-cell>
              <table:table-cell office:value-type="float" office:value="0.039349303">
                <text:p>0.0393493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-0.008783162">
                <text:p>-0.008783162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39379716">
                <text:p>0.039379716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-0.008709669">
                <text:p>-0.008709669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8816944">
                <text:p>0.038816944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-0.008232772">
                <text:p>-0.008232772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825416">
                <text:p>0.03825416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-0.0077514052">
                <text:p>-0.0077514052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7691362">
                <text:p>0.037691362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-0.0072637796">
                <text:p>-0.0072637796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3712859">
                <text:p>0.03712859</text:p>
              </table:table-cell>
              <table:table-cell office:value-type="float" office:value="0.038434204">
                <text:p>0.0384342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-0.006976068">
                <text:p>-0.006976068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655208">
                <text:p>0.03655208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-0.0064820056">
                <text:p>-0.0064820056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5989307">
                <text:p>0.035989307</text:p>
              </table:table-cell>
              <table:table-cell office:value-type="float" office:value="0.039349303">
                <text:p>0.0393493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-0.005985081">
                <text:p>-0.005985081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5399053">
                <text:p>0.035399053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-0.0054783225">
                <text:p>-0.0054783225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34836292">
                <text:p>0.034836292</text:p>
              </table:table-cell>
              <table:table-cell office:value-type="float" office:value="0.036604002">
                <text:p>0.0366040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-0.005166114">
                <text:p>-0.00516611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3428723">
                <text:p>0.03428723</text:p>
              </table:table-cell>
              <table:table-cell office:value-type="float" office:value="0.035688903">
                <text:p>0.0356889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-0.00504452">
                <text:p>-0.00504452</text:p>
              </table:table-cell>
              <table:table-cell office:value-type="float" office:value="0">
                <text:p>0</text:p>
              </table:table-cell>
              <table:table-cell office:value-type="float" office:value="0.0337519">
                <text:p>0.0337519</text:p>
              </table:table-cell>
              <table:table-cell office:value-type="float" office:value="0.032943603">
                <text:p>0.0329436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-0.005119264">
                <text:p>-0.005119264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33257727">
                <text:p>0.033257727</text:p>
              </table:table-cell>
              <table:table-cell office:value-type="float" office:value="0.0338587">
                <text:p>0.03385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-0.0053996444">
                <text:p>-0.0053996444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32749865">
                <text:p>0.032749865</text:p>
              </table:table-cell>
              <table:table-cell office:value-type="float" office:value="0.032943603">
                <text:p>0.0329436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-0.005079925">
                <text:p>-0.005079925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3225569">
                <text:p>0.03225569</text:p>
              </table:table-cell>
              <table:table-cell office:value-type="float" office:value="0.032943603">
                <text:p>0.0329436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-0.0047568087">
                <text:p>-0.0047568087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31761527">
                <text:p>0.031761527</text:p>
              </table:table-cell>
              <table:table-cell office:value-type="float" office:value="0.031113401">
                <text:p>0.0311134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-0.004024208">
                <text:p>-0.004024208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31294815">
                <text:p>0.031294815</text:p>
              </table:table-cell>
              <table:table-cell office:value-type="float" office:value="0.0338587">
                <text:p>0.03385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-0.0038897395">
                <text:p>-0.0038897395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0786937">
                <text:p>0.030786937</text:p>
              </table:table-cell>
              <table:table-cell office:value-type="float" office:value="0.0320285">
                <text:p>0.03202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-0.003345251">
                <text:p>-0.003345251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0306509">
                <text:p>0.030306509</text:p>
              </table:table-cell>
              <table:table-cell office:value-type="float" office:value="0.0338587">
                <text:p>0.03385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-0.0027996898">
                <text:p>-0.0027996898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2979863">
                <text:p>0.02979863</text:p>
              </table:table-cell>
              <table:table-cell office:value-type="float" office:value="0.0338587">
                <text:p>0.033858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-0.0022457242">
                <text:p>-0.0022457242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2929074">
                <text:p>0.02929074</text:p>
              </table:table-cell>
              <table:table-cell office:value-type="float" office:value="0.0338587">
                <text:p>0.03385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-0.0016804932">
                <text:p>-0.0016804932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2878287">
                <text:p>0.02878287</text:p>
              </table:table-cell>
              <table:table-cell office:value-type="float" office:value="0.0320285">
                <text:p>0.03202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-0.001102209">
                <text:p>-0.001102209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8302453">
                <text:p>0.028302453</text:p>
              </table:table-cell>
              <table:table-cell office:value-type="float" office:value="0.032943603">
                <text:p>0.0329436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-0.0007211566">
                <text:p>-0.0007211566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78083">
                <text:p>0.0278083</text:p>
              </table:table-cell>
              <table:table-cell office:value-type="float" office:value="0.029283201">
                <text:p>0.0292832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-0.00032901764">
                <text:p>-0.0003290176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27369045">
                <text:p>0.027369045</text:p>
              </table:table-cell>
              <table:table-cell office:value-type="float" office:value="0.0301983">
                <text:p>0.03019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-0.00013285875">
                <text:p>-0.00013285875</text:p>
              </table:table-cell>
              <table:table-cell office:value-type="float" office:value="0">
                <text:p>0</text:p>
              </table:table-cell>
              <table:table-cell office:value-type="float" office:value="0.026916051">
                <text:p>0.026916051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-0.00013643503">
                <text:p>-0.00013643503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6504263">
                <text:p>0.026504263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0.00026339293">
                <text:p>0.00026339293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26092445">
                <text:p>0.026092445</text:p>
              </table:table-cell>
              <table:table-cell office:value-type="float" office:value="0.0283681">
                <text:p>0.02836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0.00047045946">
                <text:p>0.00047045946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25666926">
                <text:p>0.025666926</text:p>
              </table:table-cell>
              <table:table-cell office:value-type="float" office:value="0.0283681">
                <text:p>0.02836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0.0010843277">
                <text:p>0.001084327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5241423">
                <text:p>0.025241423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0.0015070437">
                <text:p>0.001507043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4829641">
                <text:p>0.024829641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0.0019351244">
                <text:p>0.0019351244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4417836">
                <text:p>0.024417836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0.002371967">
                <text:p>0.00237196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4006043">
                <text:p>0.024006043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0.0028179288">
                <text:p>0.0028179288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359426">
                <text:p>0.02359426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0.0032705066">
                <text:p>0.0032705066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3182455">
                <text:p>0.023182455</text:p>
              </table:table-cell>
              <table:table-cell office:value-type="float" office:value="0.0256228">
                <text:p>0.02562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0.003728986">
                <text:p>0.003728986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2798112">
                <text:p>0.022798112</text:p>
              </table:table-cell>
              <table:table-cell office:value-type="float" office:value="0.0256228">
                <text:p>0.02562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0.0041980147">
                <text:p>0.0041980147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2241378">
                <text:p>0.02241378</text:p>
              </table:table-cell>
              <table:table-cell office:value-type="float" office:value="0.0265379">
                <text:p>0.02653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0.00447464">
                <text:p>0.00447464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201571">
                <text:p>0.02201571</text:p>
              </table:table-cell>
              <table:table-cell office:value-type="float" office:value="0.0256228">
                <text:p>0.02562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0.0049572587">
                <text:p>0.0049572587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21631392">
                <text:p>0.021631392</text:p>
              </table:table-cell>
              <table:table-cell office:value-type="float" office:value="0.024707701">
                <text:p>0.0247077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0.0052437186">
                <text:p>0.0052437186</text:p>
              </table:table-cell>
              <table:table-cell office:value-type="float" office:value="0">
                <text:p>0</text:p>
              </table:table-cell>
              <table:table-cell office:value-type="float" office:value="0.021260785">
                <text:p>0.021260785</text:p>
              </table:table-cell>
              <table:table-cell office:value-type="float" office:value="0.0237926">
                <text:p>0.02379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0.005333662">
                <text:p>0.005333662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0903891">
                <text:p>0.020903891</text:p>
              </table:table-cell>
              <table:table-cell office:value-type="float" office:value="0.0237926">
                <text:p>0.02379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0.005826116">
                <text:p>0.005826116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20546999">
                <text:p>0.020546999</text:p>
              </table:table-cell>
              <table:table-cell office:value-type="float" office:value="0.0228775">
                <text:p>0.02287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0.0061261654">
                <text:p>0.0061261654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20203855">
                <text:p>0.020203855</text:p>
              </table:table-cell>
              <table:table-cell office:value-type="float" office:value="0.024707701">
                <text:p>0.0247077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0.0068492885">
                <text:p>0.0068492885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19833248">
                <text:p>0.019833248</text:p>
              </table:table-cell>
              <table:table-cell office:value-type="float" office:value="0.0228775">
                <text:p>0.02287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0.007172227">
                <text:p>0.007172227</text:p>
              </table:table-cell>
              <table:table-cell office:value-type="float" office:value="-0.013310541">
                <text:p>-0.013310541</text:p>
              </table:table-cell>
              <table:table-cell office:value-type="float" office:value="0.019490091">
                <text:p>0.019490091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0.007698834">
                <text:p>0.00769883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19160649">
                <text:p>0.019160649</text:p>
              </table:table-cell>
              <table:table-cell office:value-type="float" office:value="0.0228775">
                <text:p>0.02287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0.008040726">
                <text:p>0.008040726</text:p>
              </table:table-cell>
              <table:table-cell office:value-type="float" office:value="-0.013310541">
                <text:p>-0.013310541</text:p>
              </table:table-cell>
              <table:table-cell office:value-type="float" office:value="0.018817503">
                <text:p>0.018817503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0.008586824">
                <text:p>0.008586824</text:p>
              </table:table-cell>
              <table:table-cell office:value-type="float" office:value="-0.013310541">
                <text:p>-0.013310541</text:p>
              </table:table-cell>
              <table:table-cell office:value-type="float" office:value="0.018488074">
                <text:p>0.018488074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0.009144545">
                <text:p>0.009144545</text:p>
              </table:table-cell>
              <table:table-cell office:value-type="float" office:value="0">
                <text:p>0</text:p>
              </table:table-cell>
              <table:table-cell office:value-type="float" office:value="0.018158618">
                <text:p>0.018158618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0.009312986">
                <text:p>0.009312986</text:p>
              </table:table-cell>
              <table:table-cell office:value-type="float" office:value="-0.013310541">
                <text:p>-0.013310541</text:p>
              </table:table-cell>
              <table:table-cell office:value-type="float" office:value="0.017829198">
                <text:p>0.017829198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0.009893417">
                <text:p>0.009893417</text:p>
              </table:table-cell>
              <table:table-cell office:value-type="float" office:value="-0.019965814">
                <text:p>-0.019965814</text:p>
              </table:table-cell>
              <table:table-cell office:value-type="float" office:value="0.017499754">
                <text:p>0.017499754</text:p>
              </table:table-cell>
              <table:table-cell office:value-type="float" office:value="0.0210473">
                <text:p>0.02104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0.010679483">
                <text:p>0.010679483</text:p>
              </table:table-cell>
              <table:table-cell office:value-type="float" office:value="-0.0066552684">
                <text:p>-0.0066552684</text:p>
              </table:table-cell>
              <table:table-cell office:value-type="float" office:value="0.017184025">
                <text:p>0.017184025</text:p>
              </table:table-cell>
              <table:table-cell office:value-type="float" office:value="0.0210473">
                <text:p>0.02104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0.011084318">
                <text:p>0.011084318</text:p>
              </table:table-cell>
              <table:table-cell office:value-type="float" office:value="-0.013310541">
                <text:p>-0.013310541</text:p>
              </table:table-cell>
              <table:table-cell office:value-type="float" office:value="0.016868306">
                <text:p>0.016868306</text:p>
              </table:table-cell>
              <table:table-cell office:value-type="float" office:value="0.020132199">
                <text:p>0.0201321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0.0116885295">
                <text:p>0.0116885295</text:p>
              </table:table-cell>
              <table:table-cell office:value-type="float" office:value="-0.0066552684">
                <text:p>-0.0066552684</text:p>
              </table:table-cell>
              <table:table-cell office:value-type="float" office:value="0.016566325">
                <text:p>0.016566325</text:p>
              </table:table-cell>
              <table:table-cell office:value-type="float" office:value="0.0210473">
                <text:p>0.02104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0.012120723">
                <text:p>0.012120723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16250618">
                <text:p>0.016250618</text:p>
              </table:table-cell>
              <table:table-cell office:value-type="float" office:value="0.019217102">
                <text:p>0.0192171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0.012539685">
                <text:p>0.012539685</text:p>
              </table:table-cell>
              <table:table-cell office:value-type="float" office:value="-0.013310541">
                <text:p>-0.013310541</text:p>
              </table:table-cell>
              <table:table-cell office:value-type="float" office:value="0.015962353">
                <text:p>0.015962353</text:p>
              </table:table-cell>
              <table:table-cell office:value-type="float" office:value="0.020132199">
                <text:p>0.0201321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0.01318735">
                <text:p>0.01318735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1566036">
                <text:p>0.01566036</text:p>
              </table:table-cell>
              <table:table-cell office:value-type="float" office:value="0.019217102">
                <text:p>0.01921710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0.013635814">
                <text:p>0.01363581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15372103">
                <text:p>0.015372103</text:p>
              </table:table-cell>
              <table:table-cell office:value-type="float" office:value="0.019217102">
                <text:p>0.0192171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18302001">
                <text:p>0.0183020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18302001">
                <text:p>0.0183020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-0.013310544">
                <text:p>-0.013310544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109812">
                <text:p>0.01098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-0.013310544">
                <text:p>-0.013310544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09151">
                <text:p>0.0091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-0.019965818">
                <text:p>-0.019965818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045755003">
                <text:p>0.00457550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-0.013310545">
                <text:p>-0.013310545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018302001">
                <text:p>0.00183020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-0.0066552726">
                <text:p>-0.0066552726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0091510004">
                <text:p>0.000915100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